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401" style:family="table">
      <style:table-properties style:width="16.122cm" fo:margin-left="0.302cm" fo:margin-right="1.166cm" table:align="margins"/>
    </style:style>
    <style:style style:name="Table401.A" style:family="table-column">
      <style:table-column-properties style:column-width="7.798cm" style:rel-column-width="31699*"/>
    </style:style>
    <style:style style:name="Table401.B" style:family="table-column">
      <style:table-column-properties style:column-width="4.313cm" style:rel-column-width="17528*"/>
    </style:style>
    <style:style style:name="Table401.C" style:family="table-column">
      <style:table-column-properties style:column-width="4.011cm" style:rel-column-width="16308*"/>
    </style:style>
    <style:style style:name="Table4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1.C1" style:family="table-cell">
      <style:table-cell-properties style:vertical-align="middle" style:border-line-width="0.002cm 0.088cm 0.002cm" fo:padding="0.049cm" fo:border="0.092cm double #808080"/>
    </style:style>
    <style:style style:name="Table4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2.A" style:family="table-column">
      <style:table-column-properties style:column-width="9.428cm" style:rel-column-width="65535*"/>
    </style:style>
    <style:style style:name="Table402.A1" style:family="table-cell">
      <style:table-cell-properties style:vertical-align="middle" style:border-line-width="0.002cm 0.088cm 0.002cm" fo:padding="0.049cm" fo:border="0.092cm double #808080"/>
    </style:style>
    <style:style style:name="Table402.2" style:family="table-row">
      <style:table-row-properties style:min-row-height="0.843cm"/>
    </style:style>
    <style:style style:name="Table4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9" style:family="table">
      <style:table-properties style:width="16.122cm" fo:margin-left="0.302cm" fo:margin-right="1.166cm" table:align="margins"/>
    </style:style>
    <style:style style:name="Table399.A" style:family="table-column">
      <style:table-column-properties style:column-width="7.8cm" style:rel-column-width="31706*"/>
    </style:style>
    <style:style style:name="Table399.B" style:family="table-column">
      <style:table-column-properties style:column-width="4.313cm" style:rel-column-width="17528*"/>
    </style:style>
    <style:style style:name="Table399.C" style:family="table-column">
      <style:table-column-properties style:column-width="4.009cm" style:rel-column-width="16301*"/>
    </style:style>
    <style:style style:name="Table3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9.C1" style:family="table-cell">
      <style:table-cell-properties style:vertical-align="middle" style:border-line-width="0.002cm 0.088cm 0.002cm" fo:padding="0.049cm" fo:border="0.092cm double #808080"/>
    </style:style>
    <style:style style:name="Table3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0.A" style:family="table-column">
      <style:table-column-properties style:column-width="9.428cm" style:rel-column-width="65535*"/>
    </style:style>
    <style:style style:name="Table400.A1" style:family="table-cell">
      <style:table-cell-properties style:vertical-align="middle" style:border-line-width="0.002cm 0.088cm 0.002cm" fo:padding="0.049cm" fo:border="0.092cm double #808080"/>
    </style:style>
    <style:style style:name="Table400.2" style:family="table-row">
      <style:table-row-properties style:min-row-height="0.843cm"/>
    </style:style>
    <style:style style:name="Table40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3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5.A" style:family="table-column">
      <style:table-column-properties style:column-width="7.892cm" style:rel-column-width="30165*"/>
    </style:style>
    <style:style style:name="Table395.B" style:family="table-column">
      <style:table-column-properties style:column-width="9.252cm" style:rel-column-width="35370*"/>
    </style:style>
    <style:style style:name="Table3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5.B1" style:family="table-cell">
      <style:table-cell-properties style:vertical-align="middle" style:border-line-width="0.002cm 0.088cm 0.002cm" fo:padding="0.049cm" fo:border="0.092cm double #808080"/>
    </style:style>
    <style:style style:name="Table396"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6.A" style:family="table-column">
      <style:table-column-properties style:column-width="2.739cm" style:rel-column-width="10468*"/>
    </style:style>
    <style:style style:name="Table396.B" style:family="table-column">
      <style:table-column-properties style:column-width="6.604cm" style:rel-column-width="25229*"/>
    </style:style>
    <style:style style:name="Table396.C" style:family="table-column">
      <style:table-column-properties style:column-width="3.124cm" style:rel-column-width="11934*"/>
    </style:style>
    <style:style style:name="Table396.D" style:family="table-column">
      <style:table-column-properties style:column-width="4.687cm" style:rel-column-width="17904*"/>
    </style:style>
    <style:style style:name="Table3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6.D1" style:family="table-cell">
      <style:table-cell-properties style:vertical-align="middle" style:border-line-width="0.002cm 0.088cm 0.002cm" fo:padding="0.049cm" fo:border="0.092cm double #808080"/>
    </style:style>
    <style:style style:name="Table3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7" style:family="table">
      <style:table-properties style:width="16.122cm" fo:margin-left="0.302cm" fo:margin-right="1.166cm" table:align="margins"/>
    </style:style>
    <style:style style:name="Table397.A" style:family="table-column">
      <style:table-column-properties style:column-width="4.256cm" style:rel-column-width="17301*"/>
    </style:style>
    <style:style style:name="Table397.B" style:family="table-column">
      <style:table-column-properties style:column-width="6.406cm" style:rel-column-width="26041*"/>
    </style:style>
    <style:style style:name="Table397.C" style:family="table-column">
      <style:table-column-properties style:column-width="5.459cm" style:rel-column-width="22193*"/>
    </style:style>
    <style:style style:name="Table3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7.C1" style:family="table-cell">
      <style:table-cell-properties style:vertical-align="middle" style:border-line-width="0.002cm 0.088cm 0.002cm" fo:padding="0.049cm" fo:border="0.092cm double #808080"/>
    </style:style>
    <style:style style:name="Table3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8.A" style:family="table-column">
      <style:table-column-properties style:column-width="9.428cm" style:rel-column-width="65535*"/>
    </style:style>
    <style:style style:name="Table398.A1" style:family="table-cell">
      <style:table-cell-properties style:vertical-align="middle" style:border-line-width="0.002cm 0.088cm 0.002cm" fo:padding="0.049cm" fo:border="0.092cm double #808080"/>
    </style:style>
    <style:style style:name="Table3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1.A" style:family="table-column">
      <style:table-column-properties style:column-width="7.892cm" style:rel-column-width="30165*"/>
    </style:style>
    <style:style style:name="Table391.B" style:family="table-column">
      <style:table-column-properties style:column-width="9.252cm" style:rel-column-width="35370*"/>
    </style:style>
    <style:style style:name="Table3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1.B1" style:family="table-cell">
      <style:table-cell-properties style:vertical-align="middle" style:border-line-width="0.002cm 0.088cm 0.002cm" fo:padding="0.049cm" fo:border="0.092cm double #808080"/>
    </style:style>
    <style:style style:name="Table392"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2.A" style:family="table-column">
      <style:table-column-properties style:column-width="2.739cm" style:rel-column-width="10468*"/>
    </style:style>
    <style:style style:name="Table392.B" style:family="table-column">
      <style:table-column-properties style:column-width="6.604cm" style:rel-column-width="25229*"/>
    </style:style>
    <style:style style:name="Table392.C" style:family="table-column">
      <style:table-column-properties style:column-width="3.124cm" style:rel-column-width="11934*"/>
    </style:style>
    <style:style style:name="Table392.D" style:family="table-column">
      <style:table-column-properties style:column-width="4.687cm" style:rel-column-width="17904*"/>
    </style:style>
    <style:style style:name="Table3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2.D1" style:family="table-cell">
      <style:table-cell-properties style:vertical-align="middle" style:border-line-width="0.002cm 0.088cm 0.002cm" fo:padding="0.049cm" fo:border="0.092cm double #808080"/>
    </style:style>
    <style:style style:name="Table3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3" style:family="table">
      <style:table-properties style:width="16.122cm" fo:margin-left="0.302cm" fo:margin-right="1.166cm" table:align="margins"/>
    </style:style>
    <style:style style:name="Table393.A" style:family="table-column">
      <style:table-column-properties style:column-width="4.256cm" style:rel-column-width="17301*"/>
    </style:style>
    <style:style style:name="Table393.B" style:family="table-column">
      <style:table-column-properties style:column-width="6.406cm" style:rel-column-width="26041*"/>
    </style:style>
    <style:style style:name="Table393.C" style:family="table-column">
      <style:table-column-properties style:column-width="5.459cm" style:rel-column-width="22193*"/>
    </style:style>
    <style:style style:name="Table3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3.C1" style:family="table-cell">
      <style:table-cell-properties style:vertical-align="middle" style:border-line-width="0.002cm 0.088cm 0.002cm" fo:padding="0.049cm" fo:border="0.092cm double #808080"/>
    </style:style>
    <style:style style:name="Table39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4.A" style:family="table-column">
      <style:table-column-properties style:column-width="9.428cm" style:rel-column-width="65535*"/>
    </style:style>
    <style:style style:name="Table394.A1" style:family="table-cell">
      <style:table-cell-properties style:vertical-align="middle" style:border-line-width="0.002cm 0.088cm 0.002cm" fo:padding="0.049cm" fo:border="0.092cm double #808080"/>
    </style:style>
    <style:style style:name="Table39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11.A" style:family="table-column">
      <style:table-column-properties style:column-width="7.892cm" style:rel-column-width="30165*"/>
    </style:style>
    <style:style style:name="Table411.B" style:family="table-column">
      <style:table-column-properties style:column-width="9.252cm" style:rel-column-width="35370*"/>
    </style:style>
    <style:style style:name="Table4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1.B1" style:family="table-cell">
      <style:table-cell-properties style:vertical-align="middle" style:border-line-width="0.002cm 0.088cm 0.002cm" fo:padding="0.049cm" fo:border="0.092cm double #808080"/>
    </style:style>
    <style:style style:name="Table412"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412.A" style:family="table-column">
      <style:table-column-properties style:column-width="2.739cm" style:rel-column-width="10468*"/>
    </style:style>
    <style:style style:name="Table412.B" style:family="table-column">
      <style:table-column-properties style:column-width="6.604cm" style:rel-column-width="25229*"/>
    </style:style>
    <style:style style:name="Table412.C" style:family="table-column">
      <style:table-column-properties style:column-width="3.124cm" style:rel-column-width="11934*"/>
    </style:style>
    <style:style style:name="Table412.D" style:family="table-column">
      <style:table-column-properties style:column-width="4.687cm" style:rel-column-width="17904*"/>
    </style:style>
    <style:style style:name="Table4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2.D1" style:family="table-cell">
      <style:table-cell-properties style:vertical-align="middle" style:border-line-width="0.002cm 0.088cm 0.002cm" fo:padding="0.049cm" fo:border="0.092cm double #808080"/>
    </style:style>
    <style:style style:name="Table4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
      <style:table-properties style:width="16.122cm" fo:margin-left="0.302cm" fo:margin-right="1.166cm" table:align="margins"/>
    </style:style>
    <style:style style:name="Table413.A" style:family="table-column">
      <style:table-column-properties style:column-width="4.256cm" style:rel-column-width="17301*"/>
    </style:style>
    <style:style style:name="Table413.B" style:family="table-column">
      <style:table-column-properties style:column-width="6.406cm" style:rel-column-width="26041*"/>
    </style:style>
    <style:style style:name="Table413.C" style:family="table-column">
      <style:table-column-properties style:column-width="5.459cm" style:rel-column-width="22193*"/>
    </style:style>
    <style:style style:name="Table4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3.C1" style:family="table-cell">
      <style:table-cell-properties style:vertical-align="middle" style:border-line-width="0.002cm 0.088cm 0.002cm" fo:padding="0.049cm" fo:border="0.092cm double #808080"/>
    </style:style>
    <style:style style:name="Table41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4.A" style:family="table-column">
      <style:table-column-properties style:column-width="9.428cm" style:rel-column-width="65535*"/>
    </style:style>
    <style:style style:name="Table414.A1" style:family="table-cell">
      <style:table-cell-properties style:vertical-align="middle" style:border-line-width="0.002cm 0.088cm 0.002cm" fo:padding="0.049cm" fo:border="0.092cm double #808080"/>
    </style:style>
    <style:style style:name="Table41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4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8.A" style:family="table-column">
      <style:table-column-properties style:column-width="2.274cm" style:rel-column-width="8676*"/>
    </style:style>
    <style:style style:name="Table408.B" style:family="table-column">
      <style:table-column-properties style:column-width="7.1cm" style:rel-column-width="27080*"/>
    </style:style>
    <style:style style:name="Table408.C" style:family="table-column">
      <style:table-column-properties style:column-width="3.12cm" style:rel-column-width="11902*"/>
    </style:style>
    <style:style style:name="Table408.D" style:family="table-column">
      <style:table-column-properties style:column-width="4.687cm" style:rel-column-width="17877*"/>
    </style:style>
    <style:style style:name="Table4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8.D1" style:family="table-cell">
      <style:table-cell-properties style:vertical-align="middle" style:border-line-width="0.002cm 0.088cm 0.002cm" fo:padding="0.049cm" fo:border="0.092cm double #808080"/>
    </style:style>
    <style:style style:name="Table4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8.5" style:family="table-row">
      <style:table-row-properties fo:background-color="transparent" style:keep-together="true" fo:keep-together="auto">
        <style:background-image/>
      </style:table-row-properties>
    </style:style>
    <style:style style:name="Table408.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9" style:family="table">
      <style:table-properties style:width="16.122cm" fo:margin-left="0.302cm" fo:margin-right="1.166cm" table:align="margins"/>
    </style:style>
    <style:style style:name="Table409.A" style:family="table-column">
      <style:table-column-properties style:column-width="5.63cm" style:rel-column-width="22884*"/>
    </style:style>
    <style:style style:name="Table409.B" style:family="table-column">
      <style:table-column-properties style:column-width="5.032cm" style:rel-column-width="20457*"/>
    </style:style>
    <style:style style:name="Table409.C" style:family="table-column">
      <style:table-column-properties style:column-width="5.459cm" style:rel-column-width="22194*"/>
    </style:style>
    <style:style style:name="Table4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9.C1" style:family="table-cell">
      <style:table-cell-properties style:vertical-align="middle" style:border-line-width="0.002cm 0.088cm 0.002cm" fo:padding="0.049cm" fo:border="0.092cm double #808080"/>
    </style:style>
    <style:style style:name="Table4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9.3" style:family="table-row">
      <style:table-row-properties style:min-row-height="0.709cm"/>
    </style:style>
    <style:style style:name="Table4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0.A" style:family="table-column">
      <style:table-column-properties style:column-width="9.428cm" style:rel-column-width="65535*"/>
    </style:style>
    <style:style style:name="Table410.A1" style:family="table-cell">
      <style:table-cell-properties style:vertical-align="middle" style:border-line-width="0.002cm 0.088cm 0.002cm" fo:padding="0.049cm" fo:border="0.092cm double #808080"/>
    </style:style>
    <style:style style:name="Table4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0.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40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5.A" style:family="table-column">
      <style:table-column-properties style:column-width="2.274cm" style:rel-column-width="8676*"/>
    </style:style>
    <style:style style:name="Table405.B" style:family="table-column">
      <style:table-column-properties style:column-width="7.1cm" style:rel-column-width="27080*"/>
    </style:style>
    <style:style style:name="Table405.C" style:family="table-column">
      <style:table-column-properties style:column-width="3.12cm" style:rel-column-width="11902*"/>
    </style:style>
    <style:style style:name="Table405.D" style:family="table-column">
      <style:table-column-properties style:column-width="4.687cm" style:rel-column-width="17877*"/>
    </style:style>
    <style:style style:name="Table4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5.D1" style:family="table-cell">
      <style:table-cell-properties style:vertical-align="middle" style:border-line-width="0.002cm 0.088cm 0.002cm" fo:padding="0.049cm" fo:border="0.092cm double #808080"/>
    </style:style>
    <style:style style:name="Table4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5.5" style:family="table-row">
      <style:table-row-properties fo:background-color="transparent" style:keep-together="true" fo:keep-together="auto">
        <style:background-image/>
      </style:table-row-properties>
    </style:style>
    <style:style style:name="Table40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6" style:family="table">
      <style:table-properties style:width="16.122cm" fo:margin-left="0.302cm" fo:margin-right="1.166cm" table:align="margins"/>
    </style:style>
    <style:style style:name="Table406.A" style:family="table-column">
      <style:table-column-properties style:column-width="5.63cm" style:rel-column-width="22884*"/>
    </style:style>
    <style:style style:name="Table406.B" style:family="table-column">
      <style:table-column-properties style:column-width="5.032cm" style:rel-column-width="20457*"/>
    </style:style>
    <style:style style:name="Table406.C" style:family="table-column">
      <style:table-column-properties style:column-width="5.459cm" style:rel-column-width="22194*"/>
    </style:style>
    <style:style style:name="Table4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6.C1" style:family="table-cell">
      <style:table-cell-properties style:vertical-align="middle" style:border-line-width="0.002cm 0.088cm 0.002cm" fo:padding="0.049cm" fo:border="0.092cm double #808080"/>
    </style:style>
    <style:style style:name="Table4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6.3" style:family="table-row">
      <style:table-row-properties style:min-row-height="0.709cm"/>
    </style:style>
    <style:style style:name="Table40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7.A" style:family="table-column">
      <style:table-column-properties style:column-width="9.428cm" style:rel-column-width="65535*"/>
    </style:style>
    <style:style style:name="Table407.A1" style:family="table-cell">
      <style:table-cell-properties style:vertical-align="middle" style:border-line-width="0.002cm 0.088cm 0.002cm" fo:padding="0.049cm" fo:border="0.092cm double #808080"/>
    </style:style>
    <style:style style:name="Table40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7.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36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67.A" style:family="table-column">
      <style:table-column-properties style:column-width="7.892cm" style:rel-column-width="30165*"/>
    </style:style>
    <style:style style:name="Table367.B" style:family="table-column">
      <style:table-column-properties style:column-width="9.252cm" style:rel-column-width="35370*"/>
    </style:style>
    <style:style style:name="Table3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7.B1" style:family="table-cell">
      <style:table-cell-properties style:vertical-align="middle" style:border-line-width="0.002cm 0.088cm 0.002cm" fo:padding="0.049cm" fo:border="0.092cm double #808080"/>
    </style:style>
    <style:style style:name="Table3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3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7.A" style:family="table-column">
      <style:table-column-properties style:column-width="7.892cm" style:rel-column-width="30165*"/>
    </style:style>
    <style:style style:name="Table387.B" style:family="table-column">
      <style:table-column-properties style:column-width="9.252cm" style:rel-column-width="35370*"/>
    </style:style>
    <style:style style:name="Table3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7.B1" style:family="table-cell">
      <style:table-cell-properties style:vertical-align="middle" style:border-line-width="0.002cm 0.088cm 0.002cm" fo:padding="0.049cm" fo:border="0.092cm double #808080"/>
    </style:style>
    <style:style style:name="Table388"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8.A" style:family="table-column">
      <style:table-column-properties style:column-width="2.739cm" style:rel-column-width="10468*"/>
    </style:style>
    <style:style style:name="Table388.B" style:family="table-column">
      <style:table-column-properties style:column-width="6.604cm" style:rel-column-width="25229*"/>
    </style:style>
    <style:style style:name="Table388.C" style:family="table-column">
      <style:table-column-properties style:column-width="3.124cm" style:rel-column-width="11934*"/>
    </style:style>
    <style:style style:name="Table388.D" style:family="table-column">
      <style:table-column-properties style:column-width="4.687cm" style:rel-column-width="17904*"/>
    </style:style>
    <style:style style:name="Table3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8.D1" style:family="table-cell">
      <style:table-cell-properties style:vertical-align="middle" style:border-line-width="0.002cm 0.088cm 0.002cm" fo:padding="0.049cm" fo:border="0.092cm double #808080"/>
    </style:style>
    <style:style style:name="Table3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9" style:family="table">
      <style:table-properties style:width="16.122cm" fo:margin-left="0.302cm" fo:margin-right="1.166cm" table:align="margins"/>
    </style:style>
    <style:style style:name="Table389.A" style:family="table-column">
      <style:table-column-properties style:column-width="4.255cm" style:rel-column-width="17297*"/>
    </style:style>
    <style:style style:name="Table389.B" style:family="table-column">
      <style:table-column-properties style:column-width="6.406cm" style:rel-column-width="26042*"/>
    </style:style>
    <style:style style:name="Table389.C" style:family="table-column">
      <style:table-column-properties style:column-width="5.461cm" style:rel-column-width="22196*"/>
    </style:style>
    <style:style style:name="Table389.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9.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9.A2" style:family="table-cell">
      <style:table-cell-properties style:vertical-align="middle" style:border-line-width-left="0.002cm 0.088cm 0.002cm" fo:padding="0.049cm" fo:border-left="0.092cm double #808080" fo:border-right="none" fo:border-top="none" fo:border-bottom="none"/>
    </style:style>
    <style:style style:name="Table389.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9.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9.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0.A" style:family="table-column">
      <style:table-column-properties style:column-width="9.428cm" style:rel-column-width="65535*"/>
    </style:style>
    <style:style style:name="Table390.A1" style:family="table-cell">
      <style:table-cell-properties style:vertical-align="middle" style:border-line-width="0.002cm 0.088cm 0.002cm" fo:padding="0.049cm" fo:border="0.092cm double #808080"/>
    </style:style>
    <style:style style:name="Table3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3.A" style:family="table-column">
      <style:table-column-properties style:column-width="7.892cm" style:rel-column-width="30165*"/>
    </style:style>
    <style:style style:name="Table383.B" style:family="table-column">
      <style:table-column-properties style:column-width="9.252cm" style:rel-column-width="35370*"/>
    </style:style>
    <style:style style:name="Table3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3.B1" style:family="table-cell">
      <style:table-cell-properties style:vertical-align="middle" style:border-line-width="0.002cm 0.088cm 0.002cm" fo:padding="0.049cm" fo:border="0.092cm double #808080"/>
    </style:style>
    <style:style style:name="Table384"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4.A" style:family="table-column">
      <style:table-column-properties style:column-width="2.739cm" style:rel-column-width="10468*"/>
    </style:style>
    <style:style style:name="Table384.B" style:family="table-column">
      <style:table-column-properties style:column-width="6.604cm" style:rel-column-width="25229*"/>
    </style:style>
    <style:style style:name="Table384.C" style:family="table-column">
      <style:table-column-properties style:column-width="3.124cm" style:rel-column-width="11934*"/>
    </style:style>
    <style:style style:name="Table384.D" style:family="table-column">
      <style:table-column-properties style:column-width="4.687cm" style:rel-column-width="17904*"/>
    </style:style>
    <style:style style:name="Table3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4.D1" style:family="table-cell">
      <style:table-cell-properties style:vertical-align="middle" style:border-line-width="0.002cm 0.088cm 0.002cm" fo:padding="0.049cm" fo:border="0.092cm double #808080"/>
    </style:style>
    <style:style style:name="Table3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5" style:family="table">
      <style:table-properties style:width="16.122cm" fo:margin-left="0.302cm" fo:margin-right="1.166cm" table:align="margins"/>
    </style:style>
    <style:style style:name="Table385.A" style:family="table-column">
      <style:table-column-properties style:column-width="4.255cm" style:rel-column-width="17297*"/>
    </style:style>
    <style:style style:name="Table385.B" style:family="table-column">
      <style:table-column-properties style:column-width="6.406cm" style:rel-column-width="26042*"/>
    </style:style>
    <style:style style:name="Table385.C" style:family="table-column">
      <style:table-column-properties style:column-width="5.461cm" style:rel-column-width="22196*"/>
    </style:style>
    <style:style style:name="Table385.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5.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5.A2" style:family="table-cell">
      <style:table-cell-properties style:vertical-align="middle" style:border-line-width-left="0.002cm 0.088cm 0.002cm" fo:padding="0.049cm" fo:border-left="0.092cm double #808080" fo:border-right="none" fo:border-top="none" fo:border-bottom="none"/>
    </style:style>
    <style:style style:name="Table385.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5.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5.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6.A" style:family="table-column">
      <style:table-column-properties style:column-width="9.428cm" style:rel-column-width="65535*"/>
    </style:style>
    <style:style style:name="Table386.A1" style:family="table-cell">
      <style:table-cell-properties style:vertical-align="middle" style:border-line-width="0.002cm 0.088cm 0.002cm" fo:padding="0.049cm" fo:border="0.092cm double #808080"/>
    </style:style>
    <style:style style:name="Table3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37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79.A" style:family="table-column">
      <style:table-column-properties style:column-width="4.249cm" style:rel-column-width="16245*"/>
    </style:style>
    <style:style style:name="Table379.B" style:family="table-column">
      <style:table-column-properties style:column-width="12.894cm" style:rel-column-width="49290*"/>
    </style:style>
    <style:style style:name="Table3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9.B1" style:family="table-cell">
      <style:table-cell-properties style:vertical-align="middle" style:border-line-width="0.002cm 0.088cm 0.002cm" fo:padding="0.049cm" fo:border="0.092cm double #808080"/>
    </style:style>
    <style:style style:name="Table3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0" style:family="table">
      <style:table-properties style:width="16.122cm" fo:margin-left="0.302cm" fo:margin-right="1.166cm" table:align="margins"/>
    </style:style>
    <style:style style:name="Table380.A" style:family="table-column">
      <style:table-column-properties style:column-width="5.135cm" style:rel-column-width="20874*"/>
    </style:style>
    <style:style style:name="Table380.B" style:family="table-column">
      <style:table-column-properties style:column-width="6.29cm" style:rel-column-width="25572*"/>
    </style:style>
    <style:style style:name="Table380.C" style:family="table-column">
      <style:table-column-properties style:column-width="4.695cm" style:rel-column-width="19089*"/>
    </style:style>
    <style:style style:name="Table3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0.C1" style:family="table-cell">
      <style:table-cell-properties style:vertical-align="middle" style:border-line-width="0.002cm 0.088cm 0.002cm" fo:padding="0.049cm" fo:border="0.092cm double #808080"/>
    </style:style>
    <style:style style:name="Table3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1" style:family="table">
      <style:table-properties style:width="16.122cm" fo:margin-left="0.302cm" fo:margin-right="1.166cm" table:align="margins"/>
    </style:style>
    <style:style style:name="Table381.A" style:family="table-column">
      <style:table-column-properties style:column-width="5.436cm" style:rel-column-width="22098*"/>
    </style:style>
    <style:style style:name="Table381.B" style:family="table-column">
      <style:table-column-properties style:column-width="7.417cm" style:rel-column-width="30151*"/>
    </style:style>
    <style:style style:name="Table381.C" style:family="table-column">
      <style:table-column-properties style:column-width="3.268cm" style:rel-column-width="13286*"/>
    </style:style>
    <style:style style:name="Table3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1.C1" style:family="table-cell">
      <style:table-cell-properties style:vertical-align="middle" style:border-line-width="0.002cm 0.088cm 0.002cm" fo:padding="0.049cm" fo:border="0.092cm double #808080"/>
    </style:style>
    <style:style style:name="Table3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2.A" style:family="table-column">
      <style:table-column-properties style:column-width="9.428cm" style:rel-column-width="65535*"/>
    </style:style>
    <style:style style:name="Table382.A1" style:family="table-cell">
      <style:table-cell-properties style:vertical-align="middle" style:border-line-width="0.002cm 0.088cm 0.002cm" fo:padding="0.049cm" fo:border="0.092cm double #808080"/>
    </style:style>
    <style:style style:name="Table3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3" style:family="table-row">
      <style:table-row-properties style:min-row-height="0.843cm"/>
    </style:style>
    <style:style style:name="Table403" style:family="table">
      <style:table-properties style:width="16.122cm" fo:margin-left="0.302cm" fo:margin-right="1.166cm" table:align="margins"/>
    </style:style>
    <style:style style:name="Table403.A" style:family="table-column">
      <style:table-column-properties style:column-width="7.223cm" style:rel-column-width="29362*"/>
    </style:style>
    <style:style style:name="Table403.B" style:family="table-column">
      <style:table-column-properties style:column-width="4.202cm" style:rel-column-width="17081*"/>
    </style:style>
    <style:style style:name="Table403.C" style:family="table-column">
      <style:table-column-properties style:column-width="4.697cm" style:rel-column-width="19092*"/>
    </style:style>
    <style:style style:name="Table4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3.C1" style:family="table-cell">
      <style:table-cell-properties style:vertical-align="middle" style:border-line-width="0.002cm 0.088cm 0.002cm" fo:padding="0.049cm" fo:border="0.092cm double #808080"/>
    </style:style>
    <style:style style:name="Table4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4.A" style:family="table-column">
      <style:table-column-properties style:column-width="9.428cm" style:rel-column-width="65535*"/>
    </style:style>
    <style:style style:name="Table404.A1" style:family="table-cell">
      <style:table-cell-properties style:vertical-align="middle" style:border-line-width="0.002cm 0.088cm 0.002cm" fo:padding="0.049cm" fo:border="0.092cm double #808080"/>
    </style:style>
    <style:style style:name="Table40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表格3.A" style:family="table-column">
      <style:table-column-properties style:column-width="4.249cm" style:rel-column-width="16245*"/>
    </style:style>
    <style:style style:name="表格3.B" style:family="table-column">
      <style:table-column-properties style:column-width="12.894cm" style:rel-column-width="49290*"/>
    </style:style>
    <style:style style:name="表格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3.B1" style:family="table-cell">
      <style:table-cell-properties style:vertical-align="middle" style:border-line-width="0.002cm 0.088cm 0.002cm" fo:padding="0.049cm" fo:border="0.092cm double #808080"/>
    </style:style>
    <style:style style:name="表格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6" style:family="table">
      <style:table-properties style:width="16.122cm" fo:margin-left="0.302cm" fo:margin-right="1.166cm" table:align="margins"/>
    </style:style>
    <style:style style:name="Table376.A" style:family="table-column">
      <style:table-column-properties style:column-width="7.415cm" style:rel-column-width="30143*"/>
    </style:style>
    <style:style style:name="Table376.B" style:family="table-column">
      <style:table-column-properties style:column-width="4.694cm" style:rel-column-width="19083*"/>
    </style:style>
    <style:style style:name="Table376.C" style:family="table-column">
      <style:table-column-properties style:column-width="4.013cm" style:rel-column-width="16309*"/>
    </style:style>
    <style:style style:name="Table3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6.C1" style:family="table-cell">
      <style:table-cell-properties style:vertical-align="middle" style:border-line-width="0.002cm 0.088cm 0.002cm" fo:padding="0.049cm" fo:border="0.092cm double #808080"/>
    </style:style>
    <style:style style:name="Table3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表格2.A" style:family="table-column">
      <style:table-column-properties style:column-width="9.428cm" style:rel-column-width="65535*"/>
    </style:style>
    <style:style style:name="表格2.A1" style:family="table-cell">
      <style:table-cell-properties style:vertical-align="middle" style:border-line-width="0.002cm 0.088cm 0.002cm" fo:padding="0.049cm" fo:border="0.092cm double #808080"/>
    </style:style>
    <style:style style:name="表格2.2" style:family="table-row">
      <style:table-row-properties style:min-row-height="0.843cm"/>
    </style:style>
    <style:style style:name="表格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4" style:family="table">
      <style:table-properties style:width="16.122cm" fo:margin-left="0.302cm" fo:margin-right="1.166cm" table:align="margins"/>
    </style:style>
    <style:style style:name="Table374.A" style:family="table-column">
      <style:table-column-properties style:column-width="7.798cm" style:rel-column-width="31699*"/>
    </style:style>
    <style:style style:name="Table374.B" style:family="table-column">
      <style:table-column-properties style:column-width="4.313cm" style:rel-column-width="17528*"/>
    </style:style>
    <style:style style:name="Table374.C" style:family="table-column">
      <style:table-column-properties style:column-width="4.011cm" style:rel-column-width="16308*"/>
    </style:style>
    <style:style style:name="Table3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4.C1" style:family="table-cell">
      <style:table-cell-properties style:vertical-align="middle" style:border-line-width="0.002cm 0.088cm 0.002cm" fo:padding="0.049cm" fo:border="0.092cm double #808080"/>
    </style:style>
    <style:style style:name="Table3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5.A" style:family="table-column">
      <style:table-column-properties style:column-width="9.428cm" style:rel-column-width="65535*"/>
    </style:style>
    <style:style style:name="Table375.A1" style:family="table-cell">
      <style:table-cell-properties style:vertical-align="middle" style:border-line-width="0.002cm 0.088cm 0.002cm" fo:padding="0.049cm" fo:border="0.092cm double #808080"/>
    </style:style>
    <style:style style:name="Table375.2" style:family="table-row">
      <style:table-row-properties style:min-row-height="0.843cm"/>
    </style:style>
    <style:style style:name="Table3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3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2.A" style:family="table-column">
      <style:table-column-properties style:column-width="3.561cm" style:rel-column-width="13587*"/>
    </style:style>
    <style:style style:name="Table372.B" style:family="table-column">
      <style:table-column-properties style:column-width="5.81cm" style:rel-column-width="22165*"/>
    </style:style>
    <style:style style:name="Table372.C" style:family="table-column">
      <style:table-column-properties style:column-width="7.807cm" style:rel-column-width="29783*"/>
    </style:style>
    <style:style style:name="Table3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2.C1" style:family="table-cell">
      <style:table-cell-properties style:vertical-align="middle" style:border-line-width="0.002cm 0.088cm 0.002cm" fo:padding="0.049cm" fo:border="0.092cm double #808080"/>
    </style:style>
    <style:style style:name="Table372.2" style:family="table-row">
      <style:table-row-properties fo:background-color="transparent">
        <style:background-image/>
      </style:table-row-properties>
    </style:style>
    <style:style style:name="Table3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1" style:family="table">
      <style:table-properties style:width="16.122cm" fo:margin-left="0.302cm" fo:margin-right="1.166cm" table:align="margins"/>
    </style:style>
    <style:style style:name="表格1.A" style:family="table-column">
      <style:table-column-properties style:column-width="5.135cm" style:rel-column-width="20874*"/>
    </style:style>
    <style:style style:name="表格1.B" style:family="table-column">
      <style:table-column-properties style:column-width="6.29cm" style:rel-column-width="25572*"/>
    </style:style>
    <style:style style:name="表格1.C" style:family="table-column">
      <style:table-column-properties style:column-width="4.695cm" style:rel-column-width="19089*"/>
    </style:style>
    <style:style style:name="表格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1.C1" style:family="table-cell">
      <style:table-cell-properties style:vertical-align="middle" style:border-line-width="0.002cm 0.088cm 0.002cm" fo:padding="0.049cm" fo:border="0.092cm double #808080"/>
    </style:style>
    <style:style style:name="表格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73.A" style:family="table-column">
      <style:table-column-properties style:column-width="10.698cm" style:rel-column-width="65535*"/>
    </style:style>
    <style:style style:name="Table373.A1" style:family="table-cell">
      <style:table-cell-properties style:vertical-align="middle" style:border-line-width="0.002cm 0.088cm 0.002cm" fo:padding="0.049cm" fo:border="0.092cm double #808080"/>
    </style:style>
    <style:style style:name="Table37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6"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370" style:family="table">
      <style:table-properties style:width="16.122cm" fo:margin-left="0.302cm" fo:margin-right="1.166cm" table:align="margins"/>
    </style:style>
    <style:style style:name="Table370.A" style:family="table-column">
      <style:table-column-properties style:column-width="5.216cm" style:rel-column-width="21204*"/>
    </style:style>
    <style:style style:name="Table370.B" style:family="table-column">
      <style:table-column-properties style:column-width="5.445cm" style:rel-column-width="22135*"/>
    </style:style>
    <style:style style:name="Table370.C" style:family="table-column">
      <style:table-column-properties style:column-width="5.461cm" style:rel-column-width="22196*"/>
    </style:style>
    <style:style style:name="Table3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0.C1" style:family="table-cell">
      <style:table-cell-properties style:vertical-align="middle" style:border-line-width="0.002cm 0.088cm 0.002cm" fo:padding="0.049cm" fo:border="0.092cm double #808080"/>
    </style:style>
    <style:style style:name="Table371" style:family="table" style:master-page-name="">
      <style:table-properties style:width="9.454cm"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71.A" style:family="table-column">
      <style:table-column-properties style:column-width="9.454cm" style:rel-column-width="65535*"/>
    </style:style>
    <style:style style:name="Table371.A1" style:family="table-cell">
      <style:table-cell-properties style:vertical-align="middle" style:border-line-width="0.002cm 0.088cm 0.002cm" fo:padding="0.049cm" fo:border="0.092cm double #808080"/>
    </style:style>
    <style:style style:name="Table371.2" style:family="table-row">
      <style:table-row-properties style:min-row-height="0.843cm"/>
    </style:style>
    <style:style style:name="Table3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8" style:family="table">
      <style:table-properties style:width="16.122cm" fo:margin-left="0.302cm" fo:margin-right="1.166cm" table:align="margins"/>
    </style:style>
    <style:style style:name="Table368.A" style:family="table-column">
      <style:table-column-properties style:column-width="5.216cm" style:rel-column-width="21204*"/>
    </style:style>
    <style:style style:name="Table368.B" style:family="table-column">
      <style:table-column-properties style:column-width="5.445cm" style:rel-column-width="22135*"/>
    </style:style>
    <style:style style:name="Table368.C" style:family="table-column">
      <style:table-column-properties style:column-width="5.461cm" style:rel-column-width="22196*"/>
    </style:style>
    <style:style style:name="Table3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8.C1" style:family="table-cell">
      <style:table-cell-properties style:vertical-align="middle" style:border-line-width="0.002cm 0.088cm 0.002cm" fo:padding="0.049cm" fo:border="0.092cm double #808080"/>
    </style:style>
    <style:style style:name="Table3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9" style:family="table" style:master-page-name="">
      <style:table-properties style:width="9.454cm"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69.A" style:family="table-column">
      <style:table-column-properties style:column-width="9.454cm" style:rel-column-width="65535*"/>
    </style:style>
    <style:style style:name="Table369.A1" style:family="table-cell">
      <style:table-cell-properties style:vertical-align="middle" style:border-line-width="0.002cm 0.088cm 0.002cm" fo:padding="0.049cm" fo:border="0.092cm double #808080"/>
    </style:style>
    <style:style style:name="Table369.2" style:family="table-row">
      <style:table-row-properties style:min-row-height="0.843cm"/>
    </style:style>
    <style:style style:name="Table36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7" style:family="table">
      <style:table-properties style:width="16.625cm" fo:margin-left="0.302cm" fo:margin-right="0.663cm" table:align="margins"/>
    </style:style>
    <style:style style:name="Table377.A" style:family="table-column">
      <style:table-column-properties style:column-width="3.373cm" style:rel-column-width="13294*"/>
    </style:style>
    <style:style style:name="Table377.B" style:family="table-column">
      <style:table-column-properties style:column-width="7.271cm" style:rel-column-width="28665*"/>
    </style:style>
    <style:style style:name="Table377.C" style:family="table-column">
      <style:table-column-properties style:column-width="5.981cm" style:rel-column-width="23576*"/>
    </style:style>
    <style:style style:name="Table3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7.C1" style:family="table-cell">
      <style:table-cell-properties style:vertical-align="middle" style:border-line-width="0.002cm 0.088cm 0.002cm" fo:padding="0.049cm" fo:border="0.092cm double #808080"/>
    </style:style>
    <style:style style:name="Table3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8.A" style:family="table-column">
      <style:table-column-properties style:column-width="9.428cm" style:rel-column-width="65535*"/>
    </style:style>
    <style:style style:name="Table378.A1" style:family="table-cell">
      <style:table-cell-properties style:vertical-align="middle" style:border-line-width="0.002cm 0.088cm 0.002cm" fo:padding="0.049cm" fo:border="0.092cm double #808080"/>
    </style:style>
    <style:style style:name="Table37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style:font-name="Tahoma"/>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P102" style:family="paragraph" style:parent-style-name="Text_20_body_20_indent_20_2">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1" style:font-size-asian="11pt" style:font-style-asian="normal" style:font-name-complex="Tahoma5"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Text_20_body_20_indent">
      <style:text-properties style:font-name="Times New Roman" fo:language="en" fo:country="none"/>
    </style:style>
    <style:style style:name="P135" style:family="paragraph" style:parent-style-name="Text_20_body">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36" style:family="paragraph" style:parent-style-name="Table" style:master-page-name="">
      <style:paragraph-properties fo:margin-top="0.423cm" fo:margin-bottom="0.212cm" fo:break-before="auto" fo:break-after="auto"/>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37" style:family="paragraph" style:parent-style-name="Text_20_body">
      <style:paragraph-properties fo:margin-top="0cm" fo:margin-bottom="0.212cm" fo:text-align="center" style:justify-single-word="false"/>
    </style:style>
    <style:style style:name="P138" style:family="paragraph" style:parent-style-name="Heading_20_3">
      <style:paragraph-properties fo:break-before="page"/>
    </style:style>
    <style:style style:name="P139"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40" style:family="paragraph" style:parent-style-name="Standard">
      <style:paragraph-properties style:text-autospace="none"/>
    </style:style>
    <style:style style:name="P141" style:family="paragraph" style:parent-style-name="Standard">
      <style:paragraph-properties fo:text-align="start" style:justify-single-word="false" style:text-autospace="none"/>
    </style:style>
    <style:style style:name="P142"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43"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44"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5"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6" style:family="paragraph" style:parent-style-name="Text_20_body_20_indent_20_2">
      <style:text-properties fo:font-size="12pt" fo:language="en" fo:country="none" style:font-size-asian="12pt" style:font-size-complex="12pt"/>
    </style:style>
    <style:style style:name="P147" style:family="paragraph" style:parent-style-name="Text_20_body_20_indent_20_2">
      <style:text-properties fo:font-size="10pt" style:font-size-asian="10pt" style:font-size-complex="10pt"/>
    </style:style>
    <style:style style:name="P148" style:family="paragraph" style:parent-style-name="Table_20_Heading">
      <style:paragraph-properties fo:text-align="start" style:justify-single-word="false"/>
    </style:style>
    <style:style style:name="P149"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50" style:family="paragraph" style:parent-style-name="Text_20_body_20_indent_20_2">
      <style:paragraph-properties fo:margin-left="0cm" fo:margin-right="0cm" fo:text-indent="0cm" style:auto-text-indent="false"/>
      <style:text-properties fo:language="en" fo:country="none"/>
    </style:style>
    <style:style style:name="P151" style:family="paragraph" style:parent-style-name="Table_20_Contents">
      <style:paragraph-properties fo:margin-top="0cm" fo:margin-bottom="0.212cm" fo:text-align="center" style:justify-single-word="false"/>
    </style:style>
    <style:style style:name="P152" style:family="paragraph" style:parent-style-name="Table_20_Contents">
      <style:paragraph-properties fo:text-align="start" style:justify-single-word="false"/>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P153" style:family="paragraph" style:parent-style-name="Table">
      <style:paragraph-properties fo:margin-top="0.423cm" fo:margin-bottom="0.212cm"/>
      <style:text-properties style:font-name="Arial" fo:font-size="12pt" fo:font-style="italic" fo:font-weight="bold" style:font-name-asian="MingLiU1" style:font-size-asian="12pt" style:font-style-asian="italic" style:font-weight-asian="bold" style:font-name-complex="Tahoma5" style:font-size-complex="11.8999996185303pt" style:font-style-complex="italic" style:font-weight-complex="bold"/>
    </style:style>
    <style:style style:name="P154" style:family="paragraph" style:parent-style-name="Text_20_body_20_indent_20_2">
      <style:text-properties fo:font-size="10pt" fo:language="en" fo:country="none" style:font-size-asian="10pt" style:font-size-complex="10pt"/>
    </style:style>
    <style:style style:name="P155" style:family="paragraph" style:parent-style-name="Heading_20_4">
      <style:paragraph-properties fo:margin-top="0.423cm" fo:margin-bottom="0.212cm"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156" style:family="paragraph" style:parent-style-name="Text_20_body_20_indent_20_2">
      <style:paragraph-properties fo:margin-top="0.423cm" fo:margin-bottom="0.212cm"/>
      <style:text-properties style:font-name="Times New Roman" fo:font-size="10pt" fo:font-style="normal" fo:font-weight="normal" style:font-name-asian="MingLiU1" style:font-size-asian="10pt" style:font-style-asian="normal" style:font-weight-asian="normal" style:font-name-complex="Tahoma5" style:font-size-complex="10pt" style:font-style-complex="normal" style:font-weight-complex="normal"/>
    </style:style>
    <style:style style:name="P157" style:family="paragraph" style:parent-style-name="Text_20_body_20_indent_20_2">
      <style:paragraph-properties fo:margin-top="0cm" fo:margin-bottom="0cm"/>
      <style:text-properties fo:font-size="12pt" style:font-size-asian="12pt" style:font-size-complex="12pt"/>
    </style:style>
    <style:style style:name="P158"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59"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60"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61" style:family="paragraph" style:parent-style-name="Text_20_body_20_indent_20_2">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62" style:family="paragraph" style:parent-style-name="Text_20_body_20_indent_20_2">
      <style:text-properties style:font-name="Tahoma" fo:font-size="11pt" fo:font-style="normal" style:font-name-asian="MingLiU1" style:font-size-asian="11pt" style:font-style-asian="normal" style:font-name-complex="Tahoma5" style:font-size-complex="11pt" style:font-style-complex="normal"/>
    </style:style>
    <style:style style:name="P163" style:family="paragraph" style:parent-style-name="Standard" style:master-page-name="">
      <style:paragraph-properties fo:break-before="auto" fo:break-after="auto"/>
    </style:style>
    <style:style style:name="P164" style:family="paragraph" style:parent-style-name="Text_20_body_20_inden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65" style:family="paragraph" style:parent-style-name="Text_20_body_20_indent_20_2" style:master-page-name="">
      <style:paragraph-properties fo:margin-left="1.499cm" fo:margin-right="0cm" fo:margin-top="0cm" fo:margin-bottom="0.212cm" fo:text-indent="0cm" style:auto-text-indent="false"/>
      <style:text-properties fo:font-size="12pt" style:font-size-asian="12pt"/>
    </style:style>
    <style:style style:name="P166" style:family="paragraph" style:parent-style-name="Standard">
      <style:text-properties style:language-asian="zh" style:country-asian="TW"/>
    </style:style>
    <style:style style:name="P167"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68"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69" style:family="paragraph" style:parent-style-name="Text_20_body_20_indent">
      <style:text-properties style:font-name="Verdana1" fo:font-size="10pt" style:font-name-asian="Verdana1" style:font-size-asian="10pt" style:font-name-complex="Verdana1" style:font-size-complex="10pt"/>
    </style:style>
    <style:style style:name="P170"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71"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72"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73" style:family="paragraph" style:parent-style-name="Text_20_body_20_indent_20_2">
      <style:text-properties fo:language="en" fo:country="none" fo:font-weight="normal" style:font-weight-asian="normal" style:font-weight-complex="normal"/>
    </style:style>
    <style:style style:name="P174" style:family="paragraph" style:parent-style-name="Text_20_body_20_indent_20_2">
      <style:text-properties style:use-window-font-color="true"/>
    </style:style>
    <style:style style:name="P175"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76"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77"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8" style:family="paragraph" style:parent-style-name="Text_20_body_20_indent">
      <style:paragraph-properties fo:margin-left="0.056cm" fo:margin-right="0.004cm" fo:text-align="center" style:justify-single-word="false" fo:text-indent="0cm" style:auto-text-indent="false"/>
    </style:style>
    <style:style style:name="P179"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80" style:family="paragraph" style:parent-style-name="Text_20_body_20_indent_20_2">
      <style:text-properties fo:font-weight="normal" style:font-weight-asian="normal" style:font-weight-complex="normal"/>
    </style:style>
    <style:style style:name="P181" style:family="paragraph" style:parent-style-name="Standard">
      <style:paragraph-properties fo:text-align="center" style:justify-single-word="false"/>
    </style:style>
    <style:style style:name="P182" style:family="paragraph" style:parent-style-name="Text_20_body_20_indent_20_2">
      <style:paragraph-properties fo:margin-left="0cm" fo:margin-right="0cm" fo:margin-top="0.423cm" fo:margin-bottom="0.212cm" fo:text-indent="0cm" style:auto-text-indent="false"/>
    </style:style>
    <style:style style:name="P183" style:family="paragraph" style:parent-style-name="Standard">
      <style:paragraph-properties fo:margin-top="0.423cm" fo:margin-bottom="0.212cm"/>
    </style:style>
    <style:style style:name="P184"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185" style:family="paragraph" style:parent-style-name="Heading_20_4" style:master-page-name="">
      <style:paragraph-properties fo:break-before="auto" fo:break-after="auto"/>
    </style:style>
    <style:style style:name="P186" style:family="paragraph" style:parent-style-name="Text_20_body_20_indent_20_2">
      <style:text-properties style:font-name="Times New Roman" fo:font-size="12pt" style:font-size-asian="12pt" style:font-size-complex="12pt"/>
    </style:style>
    <style:style style:name="P187" style:family="paragraph" style:parent-style-name="Text_20_body_20_indent_20_2">
      <style:text-properties fo:font-size="12pt" style:font-size-asian="12pt" style:font-size-complex="12pt"/>
    </style:style>
    <style:style style:name="P188" style:family="paragraph" style:parent-style-name="Table_20_Contents">
      <style:paragraph-properties fo:text-align="center" style:justify-single-word="false"/>
      <style:text-properties fo:color="#000000"/>
    </style:style>
    <style:style style:name="P189"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90"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91" style:family="paragraph" style:parent-style-name="Text_20_body" style:master-page-name="">
      <style:paragraph-properties fo:margin-top="0.423cm" fo:margin-bottom="0.212cm" fo:break-before="auto" fo:break-after="auto"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92"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93" style:family="paragraph" style:parent-style-name="Text_20_body" style:master-page-name="">
      <style:paragraph-properties fo:margin-top="0.423cm" fo:margin-bottom="0.212cm" fo:break-before="auto" fo:break-after="auto"/>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94" style:family="paragraph" style:parent-style-name="Table_20_Contents">
      <style:text-properties fo:color="#000000" style:font-name="Times New Roman" fo:font-size="12pt" fo:language="en" fo:country="none" style:font-size-asian="12pt"/>
    </style:style>
    <style:style style:name="P195" style:family="paragraph" style:parent-style-name="Table_20_Contents">
      <style:paragraph-properties fo:text-align="start" style:justify-single-word="false"/>
      <style:text-properties fo:color="#000000" style:font-name="Times New Roman"/>
    </style:style>
    <style:style style:name="P196" style:family="paragraph" style:parent-style-name="Table_20_Contents">
      <style:paragraph-properties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197" style:family="paragraph" style:parent-style-name="Table_20_Contents">
      <style:paragraph-properties fo:text-align="center" style:justify-single-word="false"/>
      <style:text-properties style:font-name="Courier New1"/>
    </style:style>
    <style:style style:name="P198" style:family="paragraph" style:parent-style-name="Table_20_Contents">
      <style:text-properties style:font-name="Times New Roman"/>
    </style:style>
    <style:style style:name="P199" style:family="paragraph" style:parent-style-name="Table_20_Contents">
      <style:paragraph-properties fo:margin-left="0cm" fo:margin-right="0cm" fo:orphans="2" fo:widows="2" fo:text-indent="0cm" style:auto-text-indent="false"/>
      <style:text-properties style:font-name="Times New Roman"/>
    </style:style>
    <style:style style:name="P200" style:family="paragraph" style:parent-style-name="Preformatted_20_Text">
      <style:paragraph-properties fo:margin-top="0cm" fo:margin-bottom="0.212cm"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201" style:family="paragraph" style:parent-style-name="Text_20_body">
      <style:paragraph-properties fo:margin-top="0cm" fo:margin-bottom="0.212cm" fo:text-align="center" style:justify-single-word="false"/>
      <style:text-properties style:font-name="Courier New1" fo:font-size="12pt" fo:font-weight="normal" style:font-size-asian="12pt" style:font-weight-asian="normal" style:font-size-complex="12pt" style:font-weight-complex="normal"/>
    </style:style>
    <style:style style:name="P202" style:family="paragraph" style:parent-style-name="Text_20_body">
      <style:text-properties style:font-name="Times New Roman"/>
    </style:style>
    <style:style style:name="P203" style:family="paragraph" style:parent-style-name="Standard">
      <style:text-properties style:font-name="Times New Roman"/>
    </style:style>
    <style:style style:name="P204" style:family="paragraph" style:parent-style-name="Text_20_body">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05" style:family="paragraph" style:parent-style-name="Text_20_body" style:master-page-name="">
      <style:paragraph-properties fo:margin-top="0.423cm" fo:margin-bottom="0.212cm"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06" style:family="paragraph" style:parent-style-name="Table_20_Contents">
      <style:paragraph-properties fo:margin-left="0cm" fo:margin-right="0cm" fo:orphans="2" fo:widows="2" fo:text-indent="0cm" style:auto-text-indent="false"/>
    </style:style>
    <style:style style:name="P207" style:family="paragraph" style:parent-style-name="Text_20_body">
      <style:paragraph-properties fo:margin-left="0cm" fo:margin-right="0cm" fo:orphans="2" fo:widows="2" fo:text-indent="0cm" style:auto-text-indent="false"/>
    </style:style>
    <style:style style:name="P208"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09" style:family="paragraph" style:parent-style-name="Text_20_body">
      <style:paragraph-properties fo:margin-top="0cm" fo:margin-bottom="0.212cm" fo:text-align="center" style:justify-single-word="false"/>
      <style:text-properties style:font-name="Courier New1" fo:font-size="12pt" style:font-size-asian="12pt" style:font-size-complex="12pt"/>
    </style:style>
    <style:style style:name="P210" style:family="paragraph" style:parent-style-name="Text_20_body">
      <style:paragraph-properties fo:margin-left="0cm" fo:margin-right="0cm" fo:orphans="2" fo:widows="2" fo:text-indent="0cm" style:auto-text-indent="false"/>
      <style:text-properties style:font-name="Times New Roman"/>
    </style:style>
    <style:style style:name="P211" style:family="paragraph" style:parent-style-name="Text_20_body_20_indent_20_2">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2" style:family="paragraph" style:parent-style-name="Table_20_Contents">
      <style:text-properties fo:font-weight="normal" style:font-weight-asian="normal" style:font-weight-complex="normal"/>
    </style:style>
    <style:style style:name="P213" style:family="paragraph" style:parent-style-name="Heading_20_4">
      <style:paragraph-properties fo:margin-top="0.423cm" fo:margin-bottom="0.212cm" fo:keep-with-next="always"/>
    </style:style>
    <style:style style:name="P21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1" style:font-size-asian="11pt" style:font-style-asian="normal" style:font-name-complex="Tahoma5" style:font-size-complex="11pt" style:font-style-complex="normal"/>
    </style:style>
    <style:style style:name="P21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6" style:family="paragraph" style:parent-style-name="Text_20_body_20_indent_20_2">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7"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8"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19"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20"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22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22"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223"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22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225"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226"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227" style:family="paragraph" style:parent-style-name="Heading_20_4" style:master-page-name="">
      <style:paragraph-properties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28" style:family="paragraph" style:parent-style-name="Text_20_body_20_indent_20_2">
      <style:paragraph-properties fo:margin-left="0cm" fo:margin-right="0cm" fo:text-indent="0cm" style:auto-text-indent="false"/>
    </style:style>
    <style:style style:name="P229" style:family="paragraph" style:parent-style-name="Text_20_body_20_indent_20_2">
      <style:paragraph-properties fo:margin-top="0.423cm" fo:margin-bottom="0.212cm"/>
      <style:text-properties style:use-window-font-color="true" style:font-name="Tahoma" fo:font-size="12pt" fo:font-style="normal" fo:font-weight="bold" style:font-name-asian="MingLiU1" style:font-size-asian="12pt" style:font-style-asian="normal" style:font-weight-asian="bold" style:font-name-complex="Tahoma5" style:font-size-complex="12pt" style:font-style-complex="normal" style:font-weight-complex="bold"/>
    </style:style>
    <style:style style:name="P230" style:family="paragraph" style:parent-style-name="Table_20_Contents">
      <style:paragraph-properties fo:text-align="center" style:justify-single-word="false"/>
      <style:text-properties style:font-name="Courier New1" fo:font-weight="normal" style:font-weight-asian="normal" style:font-weight-complex="normal"/>
    </style:style>
    <style:style style:name="P231" style:family="paragraph" style:parent-style-name="Table_20_Contents">
      <style:paragraph-properties fo:text-align="start" style:justify-single-word="false"/>
      <style:text-properties style:font-name="Times New Roman"/>
    </style:style>
    <style:style style:name="P232" style:family="paragraph" style:parent-style-name="Text_20_body">
      <style:paragraph-properties fo:margin-top="0cm" fo:margin-bottom="0.212cm" fo:text-align="center" style:justify-single-word="false"/>
      <style:text-properties style:font-name="Courier New1"/>
    </style:style>
    <style:style style:name="P233" style:family="paragraph" style:parent-style-name="List_20_Heading">
      <style:paragraph-properties fo:text-align="center" style:justify-single-word="false"/>
    </style:style>
    <style:style style:name="P234"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35" style:family="paragraph" style:parent-style-name="Text_20_body">
      <style:paragraph-properties fo:margin-top="0.423cm" fo:margin-bottom="0.212cm"/>
      <style:text-properties style:use-window-font-color="true"/>
    </style:style>
    <style:style style:name="P236" style:family="paragraph" style:parent-style-name="Standard">
      <style:paragraph-properties fo:margin-top="0cm" fo:margin-bottom="0.212cm" fo:text-align="start" style:justify-single-word="false" text:number-lines="false" text:line-number="0"/>
    </style:style>
    <style:style style:name="P237" style:family="paragraph" style:parent-style-name="Table" style:master-page-name="">
      <style:paragraph-properties fo:break-before="auto" fo:break-after="auto"/>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38" style:family="paragraph" style:parent-style-name="Table_20_Contents">
      <style:paragraph-properties fo:text-align="center" style:justify-single-word="false"/>
      <style:text-properties style:language-asian="zh" style:country-asian="TW"/>
    </style:style>
    <style:style style:name="P239"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40"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41" style:family="paragraph" style:parent-style-name="Text_20_body_20_indent_20_2">
      <style:text-properties fo:language="en" fo:country="none" style:language-asian="zh" style:country-asian="TW"/>
    </style:style>
    <style:style style:name="P242"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43"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44" style:family="paragraph" style:parent-style-name="Text_20_body_20_indent_20_2">
      <style:paragraph-properties fo:margin-top="0.423cm" fo:margin-bottom="0.212cm"/>
      <style:text-properties style:use-window-font-color="true"/>
    </style:style>
    <style:style style:name="P245" style:family="paragraph" style:parent-style-name="Table_20_Contents">
      <style:paragraph-properties fo:text-align="start" style:justify-single-word="false"/>
      <style:text-properties style:language-asian="zh" style:country-asian="TW"/>
    </style:style>
    <style:style style:name="P246" style:family="paragraph" style:parent-style-name="Table_20_Contents">
      <style:text-properties style:use-window-font-color="true" fo:font-weight="normal" style:font-weight-asian="normal" style:font-weight-complex="normal"/>
    </style:style>
    <style:style style:name="P247"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48" style:family="paragraph" style:parent-style-name="Text_20_body_20_indent_20_2">
      <style:text-properties fo:font-weight="bold" style:font-weight-asian="bold" style:font-weight-complex="bold"/>
    </style:style>
    <style:style style:name="P249" style:family="paragraph" style:parent-style-name="Text_20_body_20_indent_20_2" style:list-style-name="L9">
      <style:text-properties fo:language="en" fo:country="none"/>
    </style:style>
    <style:style style:name="P25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51" style:family="paragraph" style:parent-style-name="Preformatted_20_Text" style:master-page-name="">
      <style:paragraph-properties fo:margin-left="1.499cm" fo:margin-right="0cm" fo:margin-top="0cm" fo:margin-bottom="0.212cm" fo:text-indent="0cm" style:auto-text-indent="false"/>
    </style:style>
    <style:style style:name="P252" style:family="paragraph" style:parent-style-name="Text_20_body">
      <style:text-properties fo:language="en" fo:country="none"/>
    </style:style>
    <style:style style:name="P253" style:family="paragraph" style:parent-style-name="Text_20_body">
      <style:text-properties style:font-name="Tahoma" fo:font-style="normal" style:font-style-asian="normal" style:font-style-complex="normal"/>
    </style:style>
    <style:style style:name="P254" style:family="paragraph" style:parent-style-name="Heading_20_4">
      <style:paragraph-properties fo:margin-top="0.423cm" fo:margin-bottom="0.212cm" fo:line-height="125%" fo:text-align="justify" style:justify-single-word="false" fo:background-color="transparent" fo:keep-with-next="always">
        <style:tab-stops/>
        <style:background-image/>
      </style:paragraph-properties>
      <style:text-properties style:font-name="Tahoma" fo:font-size="11pt" style:font-name-asian="MingLiU1" style:font-size-asian="11pt" style:font-name-complex="Tahoma5" style:font-size-complex="11pt" style:font-style-complex="normal"/>
    </style:style>
    <style:style style:name="P25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56" style:family="paragraph" style:parent-style-name="Heading_20_4">
      <style:paragraph-properties fo:margin-top="0.423cm" fo:margin-bottom="0.212cm" fo:break-before="pag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57" style:family="paragraph" style:parent-style-name="Standard">
      <style:paragraph-properties fo:margin-top="0.423cm" fo:margin-bottom="0.212cm" fo:keep-with-next="always"/>
    </style:style>
    <style:style style:name="P258" style:family="paragraph" style:parent-style-name="Text_20_body">
      <style:paragraph-properties fo:text-align="start" style:justify-single-word="false"/>
      <style:text-properties fo:language="en" fo:country="none"/>
    </style:style>
    <style:style style:name="P25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60" style:family="paragraph" style:parent-style-name="Text_20_body">
      <style:paragraph-properties fo:text-align="center" style:justify-single-word="false"/>
      <style:text-properties fo:language="en" fo:country="none"/>
    </style:style>
    <style:style style:name="P26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6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63" style:family="paragraph" style:parent-style-name="Text_20_body">
      <style:paragraph-properties fo:margin-top="0.423cm" fo:margin-bottom="0.212cm" fo:text-align="start" style:justify-single-word="false"/>
    </style:style>
    <style:style style:name="P26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65" style:family="paragraph" style:parent-style-name="Code_20_Indent_20_2">
      <style:text-properties fo:language="en" fo:country="none"/>
    </style:style>
    <style:style style:name="P26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67" style:family="paragraph" style:parent-style-name="Text_20_body_20_indent_20_2">
      <style:paragraph-properties fo:margin-left="1.499cm" fo:margin-right="0cm" fo:margin-top="0cm" fo:margin-bottom="0.212cm" fo:text-indent="0cm" style:auto-text-indent="false"/>
    </style:style>
    <style:style style:name="P268" style:family="paragraph" style:parent-style-name="Preformatted_20_Text" style:master-page-name="">
      <style:paragraph-properties fo:margin-left="0cm" fo:margin-right="0cm" fo:margin-top="0cm" fo:margin-bottom="0.212cm" fo:text-indent="0cm" style:auto-text-indent="false"/>
    </style:style>
    <style:style style:name="P269" style:family="paragraph" style:parent-style-name="Preformatted_20_Text">
      <style:paragraph-properties fo:margin-left="1.499cm" fo:margin-right="0cm" fo:margin-top="0cm" fo:margin-bottom="0.212cm" fo:text-indent="0cm" style:auto-text-indent="false"/>
    </style:style>
    <style:style style:name="P270" style:family="paragraph" style:parent-style-name="Text_20_body" style:master-page-name="">
      <style:paragraph-properties fo:break-before="auto" fo:break-after="auto"/>
    </style:style>
    <style:style style:name="P271" style:family="paragraph" style:parent-style-name="Text_20_body_20_indent">
      <style:paragraph-properties fo:margin-left="0cm" fo:margin-right="0cm" fo:text-indent="0cm" style:auto-text-indent="false"/>
      <style:text-properties style:language-asian="zh" style:country-asian="TW"/>
    </style:style>
    <style:style style:name="P272" style:family="paragraph" style:parent-style-name="Text_20_body_20_indent">
      <style:paragraph-properties fo:margin-left="0cm" fo:margin-right="0cm" fo:margin-top="0cm" fo:margin-bottom="0.212cm" fo:text-indent="0cm" style:auto-text-indent="false"/>
    </style:style>
    <style:style style:name="P27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74" style:family="paragraph" style:parent-style-name="Text_20_body">
      <style:paragraph-properties fo:margin-top="0.423cm" fo:margin-bottom="0.212cm" fo:keep-with-next="always"/>
    </style:style>
    <style:style style:name="P275" style:family="paragraph" style:parent-style-name="Heading_20_2">
      <style:text-properties style:language-asian="zh" style:country-asian="TW"/>
    </style:style>
    <style:style style:name="P276" style:family="paragraph" style:parent-style-name="Text_20_body" style:list-style-name="L10">
      <style:text-properties style:language-asian="zh" style:country-asian="TW"/>
    </style:style>
    <style:style style:name="P277" style:family="paragraph" style:parent-style-name="Text_20_body" style:list-style-name="L10">
      <style:text-properties style:font-name="Verdana2" style:language-asian="zh" style:country-asian="TW"/>
    </style:style>
    <style:style style:name="P278" style:family="paragraph" style:parent-style-name="Text_20_body_20_indent" style:list-style-name="L11">
      <style:text-properties style:language-asian="zh" style:country-asian="TW"/>
    </style:style>
    <style:style style:name="P279" style:family="paragraph" style:parent-style-name="Text_20_body_20_indent" style:list-style-name="L11"/>
    <style:style style:name="P280" style:family="paragraph" style:parent-style-name="Table_20_Contents">
      <style:text-properties style:font-name="Lucida Console"/>
    </style:style>
    <style:style style:name="P281" style:family="paragraph" style:parent-style-name="Table_20_Contents">
      <style:paragraph-properties fo:keep-with-next="always"/>
    </style:style>
    <style:style style:name="P282" style:family="paragraph" style:parent-style-name="Heading_20_2" style:master-page-name="">
      <style:paragraph-properties fo:break-before="auto" fo:break-after="auto"/>
    </style:style>
    <style:style style:name="P283" style:family="paragraph" style:parent-style-name="Text_20_body_20_indent_20_2" style:list-style-name="L12">
      <style:text-properties style:language-asian="zh" style:country-asian="TW"/>
    </style:style>
    <style:style style:name="P284" style:family="paragraph" style:parent-style-name="Tip">
      <style:text-properties style:language-asian="zh" style:country-asian="TW"/>
    </style:style>
    <style:style style:name="P285" style:family="paragraph" style:parent-style-name="Text_20_body_20_indent_20_2" style:list-style-name="L13"/>
    <style:style style:name="P286" style:family="paragraph" style:parent-style-name="Standard" style:list-style-name="L14"/>
    <style:style style:name="P287"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style:language-asian="zh" style:country-asian="TW" style:font-style-asian="normal" style:font-style-complex="normal"/>
    </style:style>
    <style:style style:name="T19" style:family="text">
      <style:text-properties fo:font-style="italic" style:language-asian="zh" style:country-asian="TW" style:font-style-asian="italic" style:font-style-complex="italic"/>
    </style:style>
    <style:style style:name="T20" style:family="text">
      <style:text-properties style:font-name="Verdana2" fo:font-size="9pt" style:font-size-asian="9pt" style:language-asian="zh" style:country-asian="TW" style:font-size-complex="9pt"/>
    </style:style>
    <style:style style:name="T21" style:family="text">
      <style:text-properties fo:color="#0000ff"/>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1" style:font-style-asian="normal" style:font-name-complex="Tahoma5"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text-properties fo:font-variant="normal" fo:text-transform="none" fo:color="#000000" fo:font-size="12pt" fo:letter-spacing="normal" fo:font-style="normal" fo:font-weight="normal"/>
    </style:style>
    <style:style style:name="T96" style:family="text">
      <style:text-properties fo:font-variant="normal" fo:text-transform="none" fo:color="#000000" style:font-name="Courier New1" fo:font-size="12pt" fo:letter-spacing="normal" fo:font-style="normal" fo:font-weight="normal"/>
    </style:style>
    <style:style style:name="T97" style:family="text" style:parent-style-name="Component">
      <style:text-properties style:font-name="Courier New1"/>
    </style:style>
    <style:style style:name="T98" style:family="text" style:parent-style-name="Component">
      <style:text-properties style:language-asian="zh" style:country-asian="TW"/>
    </style:style>
    <style:style style:name="T99" style:family="text">
      <style:text-properties fo:font-variant="normal" fo:text-transform="none" fo:color="#000000" style:font-name="Times New Roman" fo:font-size="12pt" fo:letter-spacing="normal" fo:language="en" fo:country="none" fo:font-style="normal" fo:font-weight="normal"/>
    </style:style>
    <style:style style:name="T100" style:family="text">
      <style:text-properties fo:font-variant="normal" fo:text-transform="none" fo:color="#000000" style:font-name="CourierNewPSMT" fo:font-size="12pt" fo:letter-spacing="normal" fo:language="en" fo:country="none" fo:font-style="normal" fo:font-weight="normal"/>
    </style:style>
    <style:style style:name="T101" style:family="text">
      <style:text-properties style:font-name="Times New Roman" fo:language="en" fo:country="none"/>
    </style:style>
    <style:style style:name="T102"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103" style:family="text">
      <style:text-properties fo:font-size="10pt" style:font-size-asian="10pt" style:font-size-complex="10pt"/>
    </style:style>
    <style:style style:name="T104" style:family="text" style:parent-style-name="Source_20_Text">
      <style:text-properties style:font-name="Verdana1" fo:font-size="10pt" style:font-name-asian="Verdana1" style:font-size-asian="10pt" style:font-name-complex="Verdana1" style:font-size-complex="10pt"/>
    </style:style>
    <style:style style:name="T105" style:family="text">
      <style:text-properties style:font-name="Verdana-Italic" fo:font-style="italic" style:font-name-asian="Verdana-Italic" style:font-style-asian="italic" style:font-name-complex="Verdana-Italic" style:font-style-complex="italic"/>
    </style:style>
    <style:style style:name="T106" style:family="text" style:parent-style-name="Source_20_Text">
      <style:text-properties fo:color="#000000" style:font-name="Verdana" fo:font-size="10pt" style:font-size-asian="10pt"/>
    </style:style>
    <style:style style:name="T107" style:family="text" style:parent-style-name="Source_20_Text">
      <style:text-properties fo:color="#000000" style:font-name="Courier New1" fo:font-size="10pt" style:font-name-asian="Courier New1" style:font-size-asian="10pt" style:font-name-complex="Courier New1"/>
    </style:style>
    <style:style style:name="T108"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9" style:family="text">
      <style:text-properties fo:font-weight="normal" style:language-asian="zh" style:country-asian="TW" style:font-weight-asian="normal" style:font-weight-complex="normal"/>
    </style:style>
    <style:style style:name="T110"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11" style:family="text" style:parent-style-name="Source_20_Text">
      <style:text-properties fo:font-size="10pt"/>
    </style:style>
    <style:style style:name="T112" style:family="text" style:parent-style-name="Source_20_Text">
      <style:text-properties fo:font-size="10pt" fo:language="en" fo:country="none" style:font-size-asian="10pt" style:font-size-complex="10pt"/>
    </style:style>
    <style:style style:name="T113" style:family="text" style:parent-style-name="Source_20_Text">
      <style:text-properties fo:color="#000000" style:font-name="Courier New1" fo:font-size="12pt" style:font-name-asian="Courier New1" style:font-size-asian="12pt" style:language-asian="zh" style:country-asian="TW" style:font-name-complex="Courier New1" style:font-size-complex="12pt"/>
    </style:style>
    <style:style style:name="T114" style:family="text" style:parent-style-name="Source_20_Text">
      <style:text-properties style:font-name="Times New Roman" fo:font-size="10pt" fo:font-weight="normal" style:font-size-asian="10pt" style:font-weight-asian="normal" style:font-size-complex="10pt" style:font-weight-complex="normal"/>
    </style:style>
    <style:style style:name="T115" style:family="text" style:parent-style-name="Source_20_Text">
      <style:text-properties fo:color="#000000" style:font-name="Courier New1" fo:font-size="10pt" fo:font-weight="bold" style:font-name-asian="Courier New1" style:font-size-asian="10pt" style:language-asian="zh" style:country-asian="TW" style:font-weight-asian="bold" style:font-name-complex="Courier New1" style:font-size-complex="10pt" style:font-weight-complex="bold"/>
    </style:style>
    <style:style style:name="T116" style:family="text" style:parent-style-name="Source_20_Text">
      <style:text-properties fo:color="#000000" fo:font-size="10pt" fo:font-weight="normal" style:font-size-asian="10pt" style:language-asian="zh" style:country-asian="TW" style:font-weight-asian="normal" style:font-size-complex="10pt" style:font-weight-complex="normal"/>
    </style:style>
    <style:style style:name="T117" style:family="text" style:parent-style-name="Source_20_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118" style:family="text" style:parent-style-name="Source_20_Text">
      <style:text-properties fo:color="#000000" style:font-name="Courier New1" style:font-name-asian="Courier New1" style:font-name-complex="Courier New1"/>
    </style:style>
    <style:style style:name="T119" style:family="text" style:parent-style-name="Source_20_Text">
      <style:text-properties style:font-name="Courier New1" fo:font-size="10pt" style:font-name-asian="Courier New1" style:font-size-asian="10pt" style:font-name-complex="Courier New1"/>
    </style:style>
    <style:style style:name="T120" style:family="text" style:parent-style-name="Source_20_Text">
      <style:text-properties fo:font-size="11pt" fo:font-style="normal" style:font-size-asian="11pt" style:font-style-asian="normal" style:font-size-complex="11pt" style:font-style-complex="normal"/>
    </style:style>
    <style:style style:name="T121" style:family="text">
      <style:text-properties style:font-name="Tahoma" fo:font-size="11pt" fo:font-style="normal" style:font-name-asian="MingLiU1" style:font-size-asian="11pt" style:font-style-asian="normal" style:font-name-complex="Tahoma5" style:font-size-complex="11pt" style:font-style-complex="normal"/>
    </style:style>
    <style:style style:name="T122"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23" style:family="text" style:parent-style-name="Source_20_Text">
      <style:text-properties fo:color="#000000" style:font-name="Courier New1" style:font-name-asian="Courier New1" style:language-asian="zh" style:country-asian="TW" style:font-name-complex="Courier New1"/>
    </style:style>
    <style:style style:name="T124" style:family="text">
      <style:text-properties fo:font-style="normal" style:font-name-asian="MingLiU1" style:font-style-asian="normal" style:font-name-complex="Tahoma5" style:font-size-complex="11pt" style:font-style-complex="normal"/>
    </style:style>
    <style:style style:name="T125" style:family="text" style:parent-style-name="Source_20_Text">
      <style:text-properties fo:color="#000000" fo:font-weight="bold" style:font-weight-asian="bold" style:font-weight-complex="bold"/>
    </style:style>
    <style:style style:name="T126" style:family="text" style:parent-style-name="Source_20_Text">
      <style:text-properties fo:color="#000000" fo:font-weight="bold" style:language-asian="zh" style:country-asian="TW" style:font-weight-asian="bold" style:font-weight-complex="bold"/>
    </style:style>
    <style:style style:name="T127" style:family="text" style:parent-style-name="Source_20_Text">
      <style:text-properties style:font-name="Courier New1" fo:font-size="10pt" style:font-name-asian="Courier New1" style:font-size-asian="10pt" style:font-name-complex="Courier New1" style:font-size-complex="10pt"/>
    </style:style>
    <style:style style:name="T128" style:family="text">
      <style:text-properties style:font-name="CourierNewPSMT" fo:font-size="6pt" style:font-name-asian="CourierNewPSMT" style:font-size-asian="6pt" style:font-name-complex="CourierNewPSMT" style:font-size-complex="6pt"/>
    </style:style>
    <style:style style:name="T129"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30" style:family="text" style:parent-style-name="Source_20_Text">
      <style:text-properties style:font-name="CourierNewPSMT" fo:font-size="10pt" style:font-name-asian="CourierNewPSMT" style:font-size-asian="10pt" style:font-name-complex="CourierNewPSMT" style:font-size-complex="10pt"/>
    </style:style>
    <style:style style:name="T131"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32" style:family="text" style:parent-style-name="Source_20_Text">
      <style:text-properties fo:color="#000000" style:font-name="Courier New1" fo:font-size="10pt" style:font-name-asian="Courier New1" style:font-size-asian="10pt" style:font-name-complex="Courier New1" style:font-size-complex="10pt"/>
    </style:style>
    <style:style style:name="T133" style:family="text">
      <style:text-properties style:font-name="Times New Roman" fo:font-style="normal" style:font-name-asian="Verdana-Italic" style:font-style-asian="normal" style:font-name-complex="Verdana-Italic" style:font-style-complex="normal"/>
    </style:style>
    <style:style style:name="T134" style:family="text">
      <style:text-properties fo:font-size="6pt" style:font-size-asian="6pt" style:font-size-complex="6pt"/>
    </style:style>
    <style:style style:name="T135" style:family="text" style:parent-style-name="Source_20_Text">
      <style:text-properties style:font-name="CourierNewPSMT" style:font-name-asian="CourierNewPSMT" style:font-name-complex="CourierNewPSMT"/>
    </style:style>
    <style:style style:name="T136" style:family="text" style:parent-style-name="Source_20_Text">
      <style:text-properties style:font-name="Verdana2" fo:font-weight="bold" style:font-weight-asian="bold" style:font-weight-complex="bold"/>
    </style:style>
    <style:style style:name="T137" style:family="text" style:parent-style-name="Source_20_Text">
      <style:text-properties style:font-name="Verdana2" fo:font-weight="normal" style:font-weight-asian="normal" style:font-weight-complex="normal"/>
    </style:style>
    <style:style style:name="T138" style:family="text" style:parent-style-name="Source_20_Text">
      <style:text-properties style:font-name="Courier New1" fo:font-weight="normal" style:font-weight-asian="normal" style:font-weight-complex="normal"/>
    </style:style>
    <style:style style:name="T139" style:family="text" style:parent-style-name="Source_20_Text">
      <style:text-properties style:font-name="Verdana2" fo:font-weight="normal" style:language-asian="zh" style:country-asian="TW" style:font-weight-asian="normal" style:font-weight-complex="normal"/>
    </style:style>
    <style:style style:name="T140" style:family="text" style:parent-style-name="Source_20_Text">
      <style:text-properties fo:font-weight="bold" style:font-weight-asian="bold" style:font-weight-complex="bold"/>
    </style:style>
    <style:style style:name="T141" style:family="text" style:parent-style-name="Source_20_Text">
      <style:text-properties style:font-name="Times New Roman" fo:font-size="10pt" fo:language="en" fo:country="none" style:font-size-asian="10pt" style:font-size-complex="10pt"/>
    </style:style>
    <style:style style:name="T142" style:family="text" style:parent-style-name="Source_20_Text">
      <style:text-properties fo:font-size="10pt" fo:language="en" fo:country="none" style:font-size-asian="10pt" style:font-size-complex="10pt"/>
    </style:style>
    <style:style style:name="T143" style:family="text" style:parent-style-name="Source_20_Text">
      <style:text-properties fo:font-size="12pt" fo:language="en" fo:country="none" style:font-size-asian="12pt" style:font-size-complex="12pt"/>
    </style:style>
    <style:style style:name="T144" style:family="text" style:parent-style-name="Source_20_Text">
      <style:text-properties style:font-name="Verdana" fo:font-size="10pt" fo:font-weight="normal" style:font-size-asian="10pt" style:font-weight-asian="normal" style:font-weight-complex="normal"/>
    </style:style>
    <style:style style:name="T145" style:family="text">
      <style:text-properties fo:color="#000000" style:font-name="Verdana" fo:font-size="10pt" fo:font-weight="bold" style:font-size-asian="10pt" style:font-weight-asian="bold" style:font-size-complex="10pt" style:font-weight-complex="bold"/>
    </style:style>
    <style:style style:name="T146" style:family="text">
      <style:text-properties fo:color="#000000" style:font-name="Verdana" fo:font-size="10pt" style:font-size-asian="10pt" style:font-size-complex="10pt"/>
    </style:style>
    <style:style style:name="T147" style:family="text">
      <style:text-properties style:font-name="Verdana" fo:font-size="10pt" style:font-name-asian="Verdana1" style:font-size-asian="10pt" style:font-name-complex="Verdana1" style:font-size-complex="10pt"/>
    </style:style>
    <style:style style:name="T148" style:family="text" style:parent-style-name="Source_20_Text">
      <style:text-properties style:font-name="Verdana" fo:font-size="10pt" style:font-size-asian="10pt" style:font-size-complex="10pt"/>
    </style:style>
    <style:style style:name="T149" style:family="text">
      <style:text-properties style:font-name="Verdana" fo:font-size="10pt" style:font-name-asian="CourierNewPSMT" style:font-size-asian="10pt" style:font-name-complex="CourierNewPSMT" style:font-size-complex="10pt"/>
    </style:style>
    <style:style style:name="T150" style:family="text" style:parent-style-name="Source_20_Text">
      <style:text-properties style:font-name="CourierNewPSMT" fo:font-size="9pt" style:font-name-asian="CourierNewPSMT" style:font-size-asian="9pt" style:font-name-complex="CourierNewPSMT" style:font-size-complex="9pt"/>
    </style:style>
    <style:style style:name="T151" style:family="text" style:parent-style-name="Component">
      <style:text-properties fo:font-weight="normal" style:font-weight-asian="normal" style:font-weight-complex="normal"/>
    </style:style>
    <style:style style:name="T152" style:family="text" style:parent-style-name="Source_20_Text">
      <style:text-properties fo:font-variant="normal" fo:text-transform="none" fo:color="#000000" fo:letter-spacing="normal" fo:font-weight="normal"/>
    </style:style>
    <style:style style:name="T153" style:family="text">
      <style:text-properties fo:color="#000000" style:font-name="Times New Roman" fo:font-size="12pt" fo:language="en" fo:country="none" fo:font-weight="bold" style:font-size-asian="12pt" style:font-weight-asian="bold" style:font-weight-complex="bold"/>
    </style:style>
    <style:style style:name="T154" style:family="text" style:parent-style-name="Source_20_Text">
      <style:text-properties fo:color="#000000" style:font-name="Times New Roman" fo:font-size="12pt" fo:language="en" fo:country="none" style:font-size-asian="12pt"/>
    </style:style>
    <style:style style:name="T155" style:family="text">
      <style:text-properties fo:color="#000000" style:font-name="Times New Roman" fo:font-size="12pt" fo:language="en" fo:country="none" style:font-size-asian="12pt"/>
    </style:style>
    <style:style style:name="T156" style:family="text">
      <style:text-properties fo:font-variant="normal" fo:text-transform="none" fo:font-size="12pt" fo:letter-spacing="normal" fo:font-style="normal" fo:font-weight="normal"/>
    </style:style>
    <style:style style:name="T157" style:family="text" style:parent-style-name="Source_20_Text">
      <style:text-properties fo:color="#000000" style:font-name="Courier New1"/>
    </style:style>
    <style:style style:name="T158" style:family="text" style:parent-style-name="Source_20_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59" style:family="text" style:parent-style-name="Component">
      <style:text-properties style:font-name="Times New Roman"/>
    </style:style>
    <style:style style:name="T160" style:family="text" style:parent-style-name="Component">
      <style:text-properties style:font-name="Courier New1" fo:font-size="12pt" fo:font-weight="normal" style:font-size-asian="12pt" style:language-asian="zh" style:country-asian="TW" style:font-weight-asian="normal" style:font-size-complex="12pt" style:font-weight-complex="normal"/>
    </style:style>
    <style:style style:name="T161" style:family="text" style:parent-style-name="Component">
      <style:text-properties fo:font-variant="normal" fo:text-transform="none" style:font-name="Times New Roman" fo:font-size="12pt" fo:letter-spacing="normal" fo:font-style="normal" fo:font-weight="normal"/>
    </style:style>
    <style:style style:name="T162" style:family="text" style:parent-style-name="Source_20_Text">
      <style:text-properties fo:font-size="12pt" fo:font-weight="normal" style:font-size-asian="12pt" style:language-asian="zh" style:country-asian="TW" style:font-weight-asian="normal" style:font-size-complex="12pt" style:font-weight-complex="normal"/>
    </style:style>
    <style:style style:name="T163" style:family="text" style:parent-style-name="Source_20_Text">
      <style:text-properties fo:font-variant="normal" fo:text-transform="none" fo:color="#000000" fo:font-size="12pt" fo:letter-spacing="normal" fo:font-style="normal" fo:font-weight="normal" style:font-weight-asian="normal" style:font-weight-complex="normal"/>
    </style:style>
    <style:style style:name="T164" style:family="text">
      <style:text-properties fo:font-variant="normal" fo:text-transform="none" fo:color="#000000" fo:letter-spacing="normal"/>
    </style:style>
    <style:style style:name="T165" style:family="text">
      <style:text-properties fo:font-variant="normal" fo:text-transform="none" fo:color="#000000" style:font-name="Arial1" fo:font-size="12pt" fo:letter-spacing="normal" fo:font-style="normal" fo:font-weight="normal"/>
    </style:style>
    <style:style style:name="T166" style:family="text" style:parent-style-name="Source_20_Text">
      <style:text-properties style:font-name="Verdana" fo:font-size="10pt" fo:language="en" fo:country="none" style:font-size-asian="10pt" style:font-size-complex="10pt"/>
    </style:style>
    <style:style style:name="T167" style:family="text" style:parent-style-name="Source_20_Text">
      <style:text-properties style:font-name="Verdana" fo:font-size="10pt" fo:language="en" fo:country="none" style:font-size-asian="10pt" style:font-size-complex="12pt"/>
    </style:style>
    <style:style style:name="T168" style:family="text" style:parent-style-name="Component">
      <style:text-properties fo:language="en" fo:country="none"/>
    </style:style>
    <style:style style:name="T169" style:family="text" style:parent-style-name="Source_20_Text">
      <style:text-properties fo:font-variant="normal" fo:text-transform="none" fo:color="#000000" style:font-name="Arial1" fo:font-size="12pt" fo:letter-spacing="normal" fo:font-style="normal" fo:font-weight="normal"/>
    </style:style>
    <style:style style:name="T170" style:family="text">
      <style:text-properties style:font-name="Courier New1" fo:font-weight="normal" style:font-weight-asian="normal" style:font-weight-complex="normal"/>
    </style:style>
    <style:style style:name="T171" style:family="text" style:parent-style-name="Component">
      <style:text-properties style:font-name="Courier New1" fo:font-weight="normal" style:font-weight-asian="normal" style:font-weight-complex="normal"/>
    </style:style>
    <style:style style:name="T172" style:family="text" style:parent-style-name="Source_20_Text">
      <style:text-properties fo:font-variant="normal" fo:text-transform="none" fo:color="#000000" style:font-name="Courier New1" fo:font-size="12pt" fo:letter-spacing="normal" fo:font-style="normal" fo:font-weight="normal" style:font-weight-asian="normal" style:font-weight-complex="normal"/>
    </style:style>
    <style:style style:name="T173" style:family="text">
      <style:text-properties style:font-name="Courier New1" fo:font-weight="normal" style:font-weight-asian="normal" style:font-weight-complex="normal"/>
    </style:style>
    <style:style style:name="T174" style:family="text" style:parent-style-name="Component">
      <style:text-properties fo:font-variant="normal" fo:text-transform="none" fo:color="#000000" style:font-name="Courier New1" fo:font-size="12pt" fo:letter-spacing="normal" fo:font-style="normal" fo:font-weight="normal" style:font-size-asian="12pt" style:language-asian="zh" style:country-asian="TW" style:font-size-complex="12pt"/>
    </style:style>
    <style:style style:name="T175" style:family="text" style:parent-style-name="Component">
      <style:text-properties style:font-name="Courier New1" fo:font-size="12pt" style:font-size-asian="12pt" style:language-asian="zh" style:country-asian="TW" style:font-size-complex="12pt"/>
    </style:style>
    <style:style style:name="T176" style:family="text" style:parent-style-name="Component">
      <style:text-properties fo:font-variant="normal" fo:text-transform="none" fo:color="#000000" fo:letter-spacing="normal" fo:font-weight="normal"/>
    </style:style>
    <style:style style:name="T177"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78"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79"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80" style:family="text">
      <style:text-properties style:font-name="Verdana" fo:font-size="10pt" fo:language="en" fo:country="none" style:font-name-asian="Courier New1" style:font-size-asian="10pt" style:font-name-complex="Courier New1" style:font-size-complex="12pt"/>
    </style:style>
    <style:style style:name="T181" style:family="text" style:parent-style-name="Source_20_Text">
      <style:text-properties fo:font-size="10pt" fo:language="en" fo:country="none" style:font-size-asian="10pt" style:font-size-complex="12pt"/>
    </style:style>
    <style:style style:name="T182" style:family="text">
      <style:text-properties fo:font-weight="bold" style:font-name-asian="Verdana1" style:font-weight-asian="bold" style:font-name-complex="Verdana1" style:font-weight-complex="bold"/>
    </style:style>
    <style:style style:name="T183" style:family="text">
      <style:text-properties style:font-name-asian="Verdana1" style:font-name-complex="Verdana1"/>
    </style:style>
    <style:style style:name="T184" style:family="text">
      <style:text-properties fo:font-size="10pt" style:font-name-asian="Verdana1" style:font-size-asian="10pt" style:font-name-complex="Verdana1" style:font-size-complex="10pt"/>
    </style:style>
    <style:style style:name="T185" style:family="text">
      <style:text-properties style:font-name="Times New Roman" fo:font-size="10pt" style:font-name-asian="Verdana1" style:font-size-asian="10pt" style:font-name-complex="Verdana1" style:font-size-complex="10pt"/>
    </style:style>
    <style:style style:name="T186" style:family="text">
      <style:text-properties fo:font-variant="normal" fo:text-transform="none" fo:color="#000000" style:font-name="Arial1" fo:font-size="12pt" fo:letter-spacing="normal" fo:language="en" fo:country="none" fo:font-style="normal" fo:font-weight="normal" style:language-asian="zh" style:country-asian="TW"/>
    </style:style>
    <style:style style:name="T187" style:family="text">
      <style:text-properties fo:font-variant="normal" fo:text-transform="none" fo:color="#000000" style:font-name="Times New Roman" fo:font-size="12pt" fo:letter-spacing="normal" fo:language="en" fo:country="none" fo:font-style="normal" fo:font-weight="normal" style:language-asian="zh" style:country-asian="TW"/>
    </style:style>
    <style:style style:name="T188" style:family="text">
      <style:text-properties style:font-name="Times New Roman" fo:language="en" fo:country="none" style:language-asian="zh" style:country-asian="TW"/>
    </style:style>
    <style:style style:name="T189" style:family="text" style:parent-style-name="Source_20_Text">
      <style:text-properties style:font-name="Courier New1" fo:font-weight="normal" style:language-asian="zh" style:country-asian="TW" style:font-weight-asian="normal" style:font-weight-complex="normal"/>
    </style:style>
    <style:style style:name="T190" style:family="text">
      <style:text-properties fo:font-variant="normal" fo:text-transform="none" fo:color="#000000" style:font-name="Times New Roman" fo:font-size="12pt" fo:letter-spacing="normal" fo:font-style="normal" fo:font-weight="normal"/>
    </style:style>
    <style:style style:name="T191" style:family="text" style:parent-style-name="Source_20_Text">
      <style:text-properties fo:font-variant="normal" fo:text-transform="none" fo:color="#000000" style:font-name="Times New Roman" fo:font-size="12pt" fo:letter-spacing="normal" fo:font-style="normal" fo:font-weight="normal"/>
    </style:style>
    <style:style style:name="T192" style:family="text">
      <style:text-properties style:font-name="Times New Roman"/>
    </style:style>
    <style:style style:name="T193" style:family="text" style:parent-style-name="Source_20_Text">
      <style:text-properties style:font-name="Courier New1" style:language-asian="zh" style:country-asian="TW"/>
    </style:style>
    <style:style style:name="T194" style:family="text" style:parent-style-name="Source_20_Text">
      <style:text-properties style:font-name="Times New Roman" fo:font-size="12pt" fo:font-weight="normal" style:font-size-asian="12pt" style:font-weight-asian="normal" style:font-size-complex="12pt" style:font-weight-complex="normal"/>
    </style:style>
    <style:style style:name="T195"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96" style:family="text">
      <style:text-properties style:font-name="Times New Roman" fo:font-weight="bold" style:font-weight-asian="bold" style:font-weight-complex="bold"/>
    </style:style>
    <style:style style:name="T197" style:family="text" style:parent-style-name="Source_20_Text">
      <style:text-properties style:font-name="Times New Roman"/>
    </style:style>
    <style:style style:name="T198" style:family="text" style:parent-style-name="Source_20_Text">
      <style:text-properties fo:language="en" fo:country="none" style:language-asian="zh" style:country-asian="TW"/>
    </style:style>
    <style:style style:name="T199"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200" style:family="text" style:parent-style-name="Source_20_Text">
      <style:text-properties style:language-asian="zh" style:country-asian="TW"/>
    </style:style>
    <style:style style:name="T201" style:family="text">
      <style:text-properties style:font-name="Verdana" fo:font-size="10pt" style:font-name-asian="Verdana1" style:font-size-asian="10pt" style:language-asian="zh" style:country-asian="TW" style:font-name-complex="Verdana1" style:font-size-complex="12pt"/>
    </style:style>
    <style:style style:name="T202" style:family="text">
      <style:text-properties style:font-name="Verdana" fo:font-size="10pt" style:font-size-asian="10pt" style:language-asian="zh" style:country-asian="TW"/>
    </style:style>
    <style:style style:name="T203" style:family="text" style:parent-style-name="Source_20_Text">
      <style:text-properties style:font-name="Verdana" fo:font-size="10pt" style:font-size-asian="10pt" style:language-asian="zh" style:country-asian="TW"/>
    </style:style>
    <style:style style:name="T204" style:family="text" style:parent-style-name="Source_20_Text">
      <style:text-properties fo:font-size="10pt" style:font-size-asian="10pt" style:language-asian="zh" style:country-asian="TW"/>
    </style:style>
    <style:style style:name="T205" style:family="text" style:parent-style-name="Source_20_Text">
      <style:text-properties style:use-window-font-color="true"/>
    </style:style>
    <style:style style:name="T206" style:family="text" style:parent-style-name="Source_20_Text">
      <style:text-properties style:font-name="Times New Roman" fo:font-size="12pt" fo:font-weight="bold" style:font-size-asian="12pt" style:font-weight-asian="bold" style:font-size-complex="12pt" style:font-weight-complex="bold"/>
    </style:style>
    <style:style style:name="T207" style:family="text" style:parent-style-name="Source_20_Text">
      <style:text-properties style:font-name="Times New Roman" fo:font-size="12pt" style:font-size-asian="12pt" style:font-size-complex="12pt"/>
    </style:style>
    <style:style style:name="T208" style:family="text">
      <style:text-properties fo:color="#000000" style:font-name="Verdana" fo:font-size="10pt" fo:language="en" fo:country="none" fo:font-weight="bold" style:font-size-asian="10pt" style:font-weight-asian="bold" style:font-weight-complex="bold"/>
    </style:style>
    <style:style style:name="T209" style:family="text" style:parent-style-name="Source_20_Text">
      <style:text-properties fo:color="#000000" style:font-name="Verdana" fo:font-size="10pt" fo:language="en" fo:country="none" style:font-size-asian="10pt"/>
    </style:style>
    <style:style style:name="T210" style:family="text">
      <style:text-properties fo:color="#000000" style:font-name="Verdana" fo:font-size="10pt" fo:language="en" fo:country="none" style:font-size-asian="10pt"/>
    </style:style>
    <style:style style:name="T211" style:family="text" style:parent-style-name="Source_20_Text">
      <style:text-properties fo:font-size="12pt" fo:language="en" fo:country="none" fo:font-weight="normal" style:font-size-asian="12pt" style:font-weight-asian="normal" style:font-weight-complex="normal"/>
    </style:style>
    <style:style style:name="T212" style:family="text" style:parent-style-name="Source_20_Text">
      <style:text-properties fo:font-variant="normal" fo:text-transform="none" fo:color="#000000" style:font-name="Courier New1" fo:font-size="12pt" fo:letter-spacing="normal" fo:font-style="normal" fo:font-weight="normal"/>
    </style:style>
    <style:style style:name="T213" style:family="text">
      <style:text-properties style:language-asian="zh" style:country-asian="TW"/>
    </style:style>
    <style:style style:name="T214" style:family="text" style:parent-style-name="Source_20_Text">
      <style:text-properties fo:font-size="12pt" fo:language="en" fo:country="none" fo:font-weight="normal" style:font-size-asian="12pt" style:font-weight-asian="normal" style:font-size-complex="10pt" style:font-weight-complex="normal"/>
    </style:style>
    <style:style style:name="T215"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216" style:family="text" style:parent-style-name="Source_20_Text">
      <style:text-properties style:font-name="Courier New1" fo:font-size="12pt" style:font-name-asian="Courier New1" style:font-size-asian="12pt" style:language-asian="zh" style:country-asian="TW" style:font-name-complex="Courier New1"/>
    </style:style>
    <style:style style:name="T217" style:family="text">
      <style:text-properties style:font-name="Verdana2" style:font-name-asian="Verdana2" style:language-asian="zh" style:country-asian="TW"/>
    </style:style>
    <style:style style:name="T218" style:family="text">
      <style:text-properties fo:color="#ff0000" fo:font-weight="bold" style:font-weight-asian="bold" style:font-weight-complex="bold"/>
    </style:style>
    <style:style style:name="T219" style:family="text">
      <style:text-properties fo:color="#ff0000" fo:font-weight="bold" style:language-asian="zh" style:country-asian="TW"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46" text:anchor-type="paragraph" svg:x="0.263cm" svg:y="0.212cm" svg:width="4.551cm" svg:height="1.93cm" draw:z-index="103"><draw:image xlink:href="../images/potix.jpg"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6.0</text:p>
      <text:p text:style-name="P4"><text:span text:style-name="T2">February</text:span> 2009</text:p>
      <text:p text:style-name="P5">Potix Corporation</text:p>
      <text:p text:style-name="P6">Revision 110</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execution – org.zkoss.zk.ui.Execution|outline" text:style-name="Internet_20_link" text:visited-style-name="Internet_20_link">execution – org.zkoss.zk.ui.Execution<text:tab/>14</text:a></text:p>
          <text:p text:style-name="P13"><text:a xlink:type="simple" xlink:href="#2.1.9.forEachStatus – org.zkoss.zk.ui.util.ForEachStatus|outline" text:style-name="Internet_20_link" text:visited-style-name="Internet_20_link">forEachStatus – org.zkoss.zk.ui.util.ForEachStatus<text:tab/>14</text:a></text:p>
          <text:p text:style-name="P13"><text:a xlink:type="simple" xlink:href="#2.1.10.page - org.zkoss.zk.ui.Page|outline" text:style-name="Internet_20_link" text:visited-style-name="Internet_20_link">page - org.zkoss.zk.ui.Page<text:tab/>15</text:a></text:p>
          <text:p text:style-name="P13"><text:a xlink:type="simple" xlink:href="#2.1.11.pageContext – org.zkoss.web.servlet.xel.PageContext|outline" text:style-name="Internet_20_link" text:visited-style-name="Internet_20_link">pageContext – org.zkoss.web.servlet.xel.PageContext<text:tab/>15</text:a></text:p>
          <text:p text:style-name="P13"><text:a xlink:type="simple" xlink:href="#2.1.12.pageScope - java.util.Map|outline" text:style-name="Internet_20_link" text:visited-style-name="Internet_20_link">pageScope - java.util.Map<text:tab/>15</text:a></text:p>
          <text:p text:style-name="P13"><text:a xlink:type="simple" xlink:href="#2.1.13.requestScope – java.util.Map|outline" text:style-name="Internet_20_link" text:visited-style-name="Internet_20_link">requestScope – java.util.Map<text:tab/>15</text:a></text:p>
          <text:p text:style-name="P13"><text:a xlink:type="simple" xlink:href="#2.1.14.self - org.zkoss.zk.ui.Component|outline" text:style-name="Internet_20_link" text:visited-style-name="Internet_20_link">self - org.zkoss.zk.ui.Component<text:tab/>15</text:a></text:p>
          <text:p text:style-name="P13"><text:a xlink:type="simple" xlink:href="#2.1.15.session - org.zkoss.zk.ui.Session|outline" text:style-name="Internet_20_link" text:visited-style-name="Internet_20_link">session - org.zkoss.zk.ui.Session<text:tab/>15</text:a></text:p>
          <text:p text:style-name="P13"><text:a xlink:type="simple" xlink:href="#2.1.16.sessionScope - java.util.Map|outline" text:style-name="Internet_20_link" text:visited-style-name="Internet_20_link">sessionScope - java.util.Map<text:tab/>15</text:a></text:p>
          <text:p text:style-name="P13"><text:a xlink:type="simple" xlink:href="#2.1.17.spaceOwner - org.zkoss.zk.ui.IdSpace|outline" text:style-name="Internet_20_link" text:visited-style-name="Internet_20_link">spaceOwner - org.zkoss.zk.ui.IdSpace<text:tab/>16</text:a></text:p>
          <text:p text:style-name="P13"><text:a xlink:type="simple" xlink:href="#2.1.18.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5</text:a></text:p>
          <text:p text:style-name="P13"><text:a xlink:type="simple" xlink:href="#2.2.8.The root-attributes Directive|outline" text:style-name="Internet_20_link" text:visited-style-name="Internet_20_link">The root-attributes Directive<text:tab/>28</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9</text:a></text:p>
          <text:p text:style-name="P13"><text:a xlink:type="simple" xlink:href="#2.2.11.The xel-method Directive|outline" text:style-name="Internet_20_link" text:visited-style-name="Internet_20_link">The xel-method Directive<text:tab/>30</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1</text:a></text:p>
          <text:p text:style-name="P13"><text:a xlink:type="simple" xlink:href="#2.3.3.The custom-attributes Element|outline" text:style-name="Internet_20_link" text:visited-style-name="Internet_20_link">The custom-attributes Element<text:tab/>32</text:a></text:p>
          <text:p text:style-name="P13"><text:a xlink:type="simple" xlink:href="#2.3.4.The variables Element|outline" text:style-name="Internet_20_link" text:visited-style-name="Internet_20_link">The variables Element<text:tab/>33</text:a></text:p>
          <text:p text:style-name="P13"><text:a xlink:type="simple" xlink:href="#2.3.5.The zk Element|outline" text:style-name="Internet_20_link" text:visited-style-name="Internet_20_link">The zk Element<text:tab/>34</text:a></text:p>
          <text:p text:style-name="P13"><text:a xlink:type="simple" xlink:href="#2.3.6.The zscript Element|outline" text:style-name="Internet_20_link" text:visited-style-name="Internet_20_link">The zscript Element<text:tab/>37</text:a></text:p>
          <text:p text:style-name="P12"><text:a xlink:type="simple" xlink:href="#2.4.ZK Attributes|outline" text:style-name="Internet_20_link" text:visited-style-name="Internet_20_link">ZK Attributes<text:tab/>39</text:a></text:p>
          <text:p text:style-name="P13"><text:a xlink:type="simple" xlink:href="#2.4.1.The apply Attribute|outline" text:style-name="Internet_20_link" text:visited-style-name="Internet_20_link">The apply Attribute<text:tab/>39</text:a></text:p>
          <text:p text:style-name="P13"><text:a xlink:type="simple" xlink:href="#2.4.2.The forEach Attribute|outline" text:style-name="Internet_20_link" text:visited-style-name="Internet_20_link">The forEach Attribute<text:tab/>40</text:a></text:p>
          <text:p text:style-name="P13"><text:a xlink:type="simple" xlink:href="#2.4.3.The forEachBegin Attribute|outline" text:style-name="Internet_20_link" text:visited-style-name="Internet_20_link">The forEachBegin Attribute<text:tab/>40</text:a></text:p>
          <text:p text:style-name="P13"><text:a xlink:type="simple" xlink:href="#2.4.4.The forEachEnd Attribute|outline" text:style-name="Internet_20_link" text:visited-style-name="Internet_20_link">The forEachEnd Attribute<text:tab/>41</text:a></text:p>
          <text:p text:style-name="P13"><text:a xlink:type="simple" xlink:href="#2.4.5.The forward Attribute|outline" text:style-name="Internet_20_link" text:visited-style-name="Internet_20_link">The forward Attribute<text:tab/>41</text:a></text:p>
          <text:p text:style-name="P13"><text:a xlink:type="simple" xlink:href="#2.4.6.The fulfill Attribute|outline" text:style-name="Internet_20_link" text:visited-style-name="Internet_20_link">The fulfill Attribute<text:tab/>41</text:a></text:p>
          <text:p text:style-name="P13"><text:a xlink:type="simple" xlink:href="#2.4.7.The if Attribute|outline" text:style-name="Internet_20_link" text:visited-style-name="Internet_20_link">The if Attribute<text:tab/>42</text:a></text:p>
          <text:p text:style-name="P13"><text:a xlink:type="simple" xlink:href="#2.4.8.The unless Attribute|outline" text:style-name="Internet_20_link" text:visited-style-name="Internet_20_link">The unless Attribute<text:tab/>42</text:a></text:p>
          <text:p text:style-name="P13"><text:a xlink:type="simple" xlink:href="#2.4.9.The use Attribute|outline" text:style-name="Internet_20_link" text:visited-style-name="Internet_20_link">The use Attribute<text:tab/>42</text:a></text:p>
          <text:p text:style-name="P11"><text:a xlink:type="simple" xlink:href="#3.3. EL Expressions|outline" text:style-name="Internet_20_link" text:visited-style-name="Internet_20_link">3. EL Expressions<text:tab/>44</text:a></text:p>
          <text:p text:style-name="P12"><text:a xlink:type="simple" xlink:href="#3.1.Overview|outline" text:style-name="Internet_20_link" text:visited-style-name="Internet_20_link">Overview<text:tab/>44</text:a></text:p>
          <text:p text:style-name="P13"><text:a xlink:type="simple" xlink:href="#3.1.1.Using EL Expressions|outline" text:style-name="Internet_20_link" text:visited-style-name="Internet_20_link">Using EL Expressions<text:tab/>44</text:a></text:p>
          <text:p text:style-name="P13"><text:a xlink:type="simple" xlink:href="#3.1.2.Variables|outline" text:style-name="Internet_20_link" text:visited-style-name="Internet_20_link">Variables<text:tab/>44</text:a></text:p>
          <text:p text:style-name="P13"><text:a xlink:type="simple" xlink:href="#3.1.3.Implicit Objects|outline" text:style-name="Internet_20_link" text:visited-style-name="Internet_20_link">Implicit Objects<text:tab/>44</text:a></text:p>
          <text:p text:style-name="P13"><text:a xlink:type="simple" xlink:href="#3.1.4.Literals|outline" text:style-name="Internet_20_link" text:visited-style-name="Internet_20_link">Literals<text:tab/>44</text:a></text:p>
          <text:p text:style-name="P13"><text:a xlink:type="simple" xlink:href="#3.1.5.Operators|outline" text:style-name="Internet_20_link" text:visited-style-name="Internet_20_link">Operators<text:tab/>44</text:a></text:p>
          <text:p text:style-name="P13"><text:a xlink:type="simple" xlink:href="#3.1.6.Functions|outline" text:style-name="Internet_20_link" text:visited-style-name="Internet_20_link">Functions<text:tab/>44</text:a></text:p>
          <text:p text:style-name="P12"><text:a xlink:type="simple" xlink:href="#3.2.Standard Implicit Objects that ZK supports|outline" text:style-name="Internet_20_link" text:visited-style-name="Internet_20_link">Standard Implicit Objects that ZK supports<text:tab/>45</text:a></text:p>
          <text:p text:style-name="P13"><text:a xlink:type="simple" xlink:href="#3.2.1.applicationScope - java.util.Map|outline" text:style-name="Internet_20_link" text:visited-style-name="Internet_20_link">applicationScope - java.util.Map<text:tab/>45</text:a></text:p>
          <text:p text:style-name="P13"><text:a xlink:type="simple" xlink:href="#3.2.2.cookie - java.util.Map|outline" text:style-name="Internet_20_link" text:visited-style-name="Internet_20_link">cookie - java.util.Map<text:tab/>45</text:a></text:p>
          <text:p text:style-name="P13"><text:a xlink:type="simple" xlink:href="#3.2.3.header - java.util.Map|outline" text:style-name="Internet_20_link" text:visited-style-name="Internet_20_link">header - java.util.Map<text:tab/>45</text:a></text:p>
          <text:p text:style-name="P13"><text:a xlink:type="simple" xlink:href="#3.2.4.headerValues - java.util.Map|outline" text:style-name="Internet_20_link" text:visited-style-name="Internet_20_link">headerValues - java.util.Map<text:tab/>45</text:a></text:p>
          <text:p text:style-name="P13"><text:a xlink:type="simple" xlink:href="#3.2.5.pageScope - java.util.Map|outline" text:style-name="Internet_20_link" text:visited-style-name="Internet_20_link">pageScope - java.util.Map<text:tab/>45</text:a></text:p>
          <text:p text:style-name="P13"><text:a xlink:type="simple" xlink:href="#3.2.6.param - java.util.Map|outline" text:style-name="Internet_20_link" text:visited-style-name="Internet_20_link">param - java.util.Map<text:tab/>45</text:a></text:p>
          <text:p text:style-name="P13"><text:a xlink:type="simple" xlink:href="#3.2.7.paramValues - java.util.Map|outline" text:style-name="Internet_20_link" text:visited-style-name="Internet_20_link">paramValues - java.util.Map<text:tab/>45</text:a></text:p>
          <text:p text:style-name="P13"><text:a xlink:type="simple" xlink:href="#3.2.8.requestScope - java.util.Map|outline" text:style-name="Internet_20_link" text:visited-style-name="Internet_20_link">requestScope - java.util.Map<text:tab/>46</text:a></text:p>
          <text:p text:style-name="P13"><text:a xlink:type="simple" xlink:href="#3.2.9.sessionScope - java.util.Map|outline" text:style-name="Internet_20_link" text:visited-style-name="Internet_20_link">sessionScope - java.util.Map<text:tab/>46</text:a></text:p>
          <text:p text:style-name="P12"><text:a xlink:type="simple" xlink:href="#3.3.ZK Implicit Objects|outline" text:style-name="Internet_20_link" text:visited-style-name="Internet_20_link">ZK Implicit Objects<text:tab/>46</text:a></text:p>
          <text:p text:style-name="P11"><text:a xlink:type="simple" xlink:href="#4.4. The XUL Components|outline" text:style-name="Internet_20_link" text:visited-style-name="Internet_20_link">4. The XUL Components<text:tab/>47</text:a></text:p>
          <text:p text:style-name="P12"><text:a xlink:type="simple" xlink:href="#4.1.Overview|outline" text:style-name="Internet_20_link" text:visited-style-name="Internet_20_link">Overview<text:tab/>47</text:a></text:p>
          <text:p text:style-name="P13"><text:a xlink:type="simple" xlink:href="#4.1.1.AbstractComponent|outline" text:style-name="Internet_20_link" text:visited-style-name="Internet_20_link">AbstractComponent<text:tab/>47</text:a></text:p>
          <text:p text:style-name="P13"><text:a xlink:type="simple" xlink:href="#4.1.2.FormatInputElement|outline" text:style-name="Internet_20_link" text:visited-style-name="Internet_20_link">FormatInputElement<text:tab/>53</text:a></text:p>
          <text:p text:style-name="P13"><text:a xlink:type="simple" xlink:href="#4.1.3.HeaderElement|outline" text:style-name="Internet_20_link" text:visited-style-name="Internet_20_link">HeaderElement<text:tab/>54</text:a></text:p>
          <text:p text:style-name="P13"><text:a xlink:type="simple" xlink:href="#4.1.4.HeadersElement|outline" text:style-name="Internet_20_link" text:visited-style-name="Internet_20_link">HeadersElement<text:tab/>55</text:a></text:p>
          <text:p text:style-name="P13"><text:a xlink:type="simple" xlink:href="#4.1.5.HtmlBasedComponent|outline" text:style-name="Internet_20_link" text:visited-style-name="Internet_20_link">HtmlBasedComponent<text:tab/>56</text:a></text:p>
          <text:p text:style-name="P13"><text:a xlink:type="simple" xlink:href="#4.1.6.InputElement|outline" text:style-name="Internet_20_link" text:visited-style-name="Internet_20_link">InputElement<text:tab/>60</text:a></text:p>
          <text:p text:style-name="P13"><text:a xlink:type="simple" xlink:href="#4.1.7.LabelElement|outline" text:style-name="Internet_20_link" text:visited-style-name="Internet_20_link">LabelElement<text:tab/>63</text:a></text:p>
          <text:p text:style-name="P13"><text:a xlink:type="simple" xlink:href="#4.1.8.LabelImageElement|outline" text:style-name="Internet_20_link" text:visited-style-name="Internet_20_link">LabelImageElement<text:tab/>64</text:a></text:p>
          <text:p text:style-name="P13"><text:a xlink:type="simple" xlink:href="#4.1.9.LayoutRegion|outline" text:style-name="Internet_20_link" text:visited-style-name="Internet_20_link">LayoutRegion<text:tab/>66</text:a></text:p>
          <text:p text:style-name="P13"><text:a xlink:type="simple" xlink:href="#4.1.10.NumberInputElement|outline" text:style-name="Internet_20_link" text:visited-style-name="Internet_20_link">NumberInputElement<text:tab/>69</text:a></text:p>
          <text:p text:style-name="P13"><text:a xlink:type="simple" xlink:href="#4.1.11.XulElement|outline" text:style-name="Internet_20_link" text:visited-style-name="Internet_20_link">XulElement<text:tab/>70</text:a></text:p>
          <text:p text:style-name="P12"><text:a xlink:type="simple" xlink:href="#4.2.Components|outline" text:style-name="Internet_20_link" text:visited-style-name="Internet_20_link">Components<text:tab/>71</text:a></text:p>
          <text:p text:style-name="P13"><text:a xlink:type="simple" xlink:href="#4.2.1.Audio|outline" text:style-name="Internet_20_link" text:visited-style-name="Internet_20_link">Audio<text:tab/>71</text:a></text:p>
          <text:p text:style-name="P13"><text:a xlink:type="simple" xlink:href="#4.2.2.Auxhead|outline" text:style-name="Internet_20_link" text:visited-style-name="Internet_20_link">Auxhead<text:tab/>73</text:a></text:p>
          <text:p text:style-name="P13"><text:a xlink:type="simple" xlink:href="#4.2.3.Auxheader|outline" text:style-name="Internet_20_link" text:visited-style-name="Internet_20_link">Auxheader<text:tab/>75</text:a></text:p>
          <text:p text:style-name="P13"><text:a xlink:type="simple" xlink:href="#4.2.4.Bandbox|outline" text:style-name="Internet_20_link" text:visited-style-name="Internet_20_link">Bandbox<text:tab/>77</text:a></text:p>
          <text:p text:style-name="P13"><text:a xlink:type="simple" xlink:href="#4.2.5.Bandpopup|outline" text:style-name="Internet_20_link" text:visited-style-name="Internet_20_link">Bandpopup<text:tab/>80</text:a></text:p>
          <text:p text:style-name="P13"><text:a xlink:type="simple" xlink:href="#4.2.6.Calendar|outline" text:style-name="Internet_20_link" text:visited-style-name="Internet_20_link">Calendar<text:tab/>82</text:a></text:p>
          <text:p text:style-name="P13"><text:a xlink:type="simple" xlink:href="#4.2.8.Borderlayout|outline" text:style-name="Internet_20_link" text:visited-style-name="Internet_20_link">Borderlayout<text:tab/>84</text:a></text:p>
          <text:p text:style-name="P13"><text:a xlink:type="simple" xlink:href="#4.2.9.Box|outline" text:style-name="Internet_20_link" text:visited-style-name="Internet_20_link">Box<text:tab/>87</text:a></text:p>
          <text:p text:style-name="P13"><text:a xlink:type="simple" xlink:href="#4.2.10.Button|outline" text:style-name="Internet_20_link" text:visited-style-name="Internet_20_link">Button<text:tab/>89</text:a></text:p>
          <text:p text:style-name="P13"><text:a xlink:type="simple" xlink:href="#4.2.11.Captcha|outline" text:style-name="Internet_20_link" text:visited-style-name="Internet_20_link">Captcha<text:tab/>91</text:a></text:p>
          <text:p text:style-name="P13"><text:a xlink:type="simple" xlink:href="#4.2.12.Caption|outline" text:style-name="Internet_20_link" text:visited-style-name="Internet_20_link">Caption<text:tab/>94</text:a></text:p>
          <text:p text:style-name="P13"><text:a xlink:type="simple" xlink:href="#4.2.13.Center|outline" text:style-name="Internet_20_link" text:visited-style-name="Internet_20_link">Center<text:tab/>97</text:a></text:p>
          <text:p text:style-name="P13"><text:a xlink:type="simple" xlink:href="#4.2.14.Chart|outline" text:style-name="Internet_20_link" text:visited-style-name="Internet_20_link">Chart<text:tab/>100</text:a></text:p>
          <text:p text:style-name="P13"><text:a xlink:type="simple" xlink:href="#4.2.15.Checkbox|outline" text:style-name="Internet_20_link" text:visited-style-name="Internet_20_link">Checkbox<text:tab/>105</text:a></text:p>
          <text:p text:style-name="P13"><text:a xlink:type="simple" xlink:href="#4.2.16.Column|outline" text:style-name="Internet_20_link" text:visited-style-name="Internet_20_link">Column<text:tab/>107</text:a></text:p>
          <text:p text:style-name="P13"><text:a xlink:type="simple" xlink:href="#4.2.17.Columnchildren|outline" text:style-name="Internet_20_link" text:visited-style-name="Internet_20_link">Columnchildren<text:tab/>111</text:a></text:p>
          <text:p text:style-name="P13"><text:a xlink:type="simple" xlink:href="#4.2.19.Columnlayout|outline" text:style-name="Internet_20_link" text:visited-style-name="Internet_20_link">Columnlayout<text:tab/>114</text:a></text:p>
          <text:p text:style-name="P13"><text:a xlink:type="simple" xlink:href="#4.2.20.Columns|outline" text:style-name="Internet_20_link" text:visited-style-name="Internet_20_link">Columns<text:tab/>117</text:a></text:p>
          <text:p text:style-name="P13"><text:a xlink:type="simple" xlink:href="#4.2.21.Combobox|outline" text:style-name="Internet_20_link" text:visited-style-name="Internet_20_link">Combobox<text:tab/>120</text:a></text:p>
          <text:p text:style-name="P13"><text:a xlink:type="simple" xlink:href="#4.2.22.Comboitem|outline" text:style-name="Internet_20_link" text:visited-style-name="Internet_20_link">Comboitem<text:tab/>124</text:a></text:p>
          <text:p text:style-name="P13"><text:a xlink:type="simple" xlink:href="#4.2.23.Datebox|outline" text:style-name="Internet_20_link" text:visited-style-name="Internet_20_link">Datebox<text:tab/>126</text:a></text:p>
          <text:p text:style-name="P13"><text:a xlink:type="simple" xlink:href="#4.2.24.Detail|outline" text:style-name="Internet_20_link" text:visited-style-name="Internet_20_link">Detail<text:tab/>130</text:a></text:p>
          <text:p text:style-name="P13"><text:a xlink:type="simple" xlink:href="#4.2.25.Doublebox|outline" text:style-name="Internet_20_link" text:visited-style-name="Internet_20_link">Doublebox<text:tab/>133</text:a></text:p>
          <text:p text:style-name="P13"><text:a xlink:type="simple" xlink:href="#4.2.26.Div|outline" text:style-name="Internet_20_link" text:visited-style-name="Internet_20_link">Div<text:tab/>135</text:a></text:p>
          <text:p text:style-name="P13"><text:a xlink:type="simple" xlink:href="#4.2.27.East|outline" text:style-name="Internet_20_link" text:visited-style-name="Internet_20_link">East<text:tab/>137</text:a></text:p>
          <text:p text:style-name="P13"><text:a xlink:type="simple" xlink:href="#4.2.28.Fisheyebar|outline" text:style-name="Internet_20_link" text:visited-style-name="Internet_20_link">Fisheyebar<text:tab/>140</text:a></text:p>
          <text:p text:style-name="P13"><text:a xlink:type="simple" xlink:href="#4.2.29.Fisheye|outline" text:style-name="Internet_20_link" text:visited-style-name="Internet_20_link">Fisheye<text:tab/>142</text:a></text:p>
          <text:p text:style-name="P13"><text:a xlink:type="simple" xlink:href="#4.2.30.Flash|outline" text:style-name="Internet_20_link" text:visited-style-name="Internet_20_link">Flash<text:tab/>144</text:a></text:p>
          <text:p text:style-name="P13"><text:a xlink:type="simple" xlink:href="#4.2.31.Footer|outline" text:style-name="Internet_20_link" text:visited-style-name="Internet_20_link">Footer<text:tab/>146</text:a></text:p>
          <text:p text:style-name="P13"><text:a xlink:type="simple" xlink:href="#4.2.32.Foot|outline" text:style-name="Internet_20_link" text:visited-style-name="Internet_20_link">Foot<text:tab/>148</text:a></text:p>
          <text:p text:style-name="P13"><text:a xlink:type="simple" xlink:href="#4.2.33.Grid|outline" text:style-name="Internet_20_link" text:visited-style-name="Internet_20_link">Grid<text:tab/>150</text:a></text:p>
          <text:p text:style-name="P13"><text:a xlink:type="simple" xlink:href="#4.2.34.Group|outline" text:style-name="Internet_20_link" text:visited-style-name="Internet_20_link">Group<text:tab/>154</text:a></text:p>
          <text:p text:style-name="P13"><text:a xlink:type="simple" xlink:href="#4.2.35.Groupbox|outline" text:style-name="Internet_20_link" text:visited-style-name="Internet_20_link">Groupbox<text:tab/>157</text:a></text:p>
          <text:p text:style-name="P13"><text:a xlink:type="simple" xlink:href="#4.2.36.Groupfoot|outline" text:style-name="Internet_20_link" text:visited-style-name="Internet_20_link">Groupfoot<text:tab/>160</text:a></text:p>
          <text:p text:style-name="P13"><text:a xlink:type="simple" xlink:href="#4.2.37.Hbox|outline" text:style-name="Internet_20_link" text:visited-style-name="Internet_20_link">Hbox<text:tab/>163</text:a></text:p>
          <text:p text:style-name="P13"><text:a xlink:type="simple" xlink:href="#4.2.38.Html|outline" text:style-name="Internet_20_link" text:visited-style-name="Internet_20_link">Html<text:tab/>165</text:a></text:p>
          <text:p text:style-name="P13"><text:a xlink:type="simple" xlink:href="#4.2.39.Iframe|outline" text:style-name="Internet_20_link" text:visited-style-name="Internet_20_link">Iframe<text:tab/>167</text:a></text:p>
          <text:p text:style-name="P13"><text:a xlink:type="simple" xlink:href="#4.2.40.Image|outline" text:style-name="Internet_20_link" text:visited-style-name="Internet_20_link">Image<text:tab/>170</text:a></text:p>
          <text:p text:style-name="P13"><text:a xlink:type="simple" xlink:href="#4.2.41.Imagemap|outline" text:style-name="Internet_20_link" text:visited-style-name="Internet_20_link">Imagemap<text:tab/>172</text:a></text:p>
          <text:p text:style-name="P13"><text:a xlink:type="simple" xlink:href="#4.2.42.Include|outline" text:style-name="Internet_20_link" text:visited-style-name="Internet_20_link">Include<text:tab/>174</text:a></text:p>
          <text:p text:style-name="P13"><text:a xlink:type="simple" xlink:href="#4.2.43.Intbox|outline" text:style-name="Internet_20_link" text:visited-style-name="Internet_20_link">Intbox<text:tab/>176</text:a></text:p>
          <text:p text:style-name="P13"><text:a xlink:type="simple" xlink:href="#4.2.44.Label|outline" text:style-name="Internet_20_link" text:visited-style-name="Internet_20_link">Label<text:tab/>179</text:a></text:p>
          <text:p text:style-name="P13"><text:a xlink:type="simple" xlink:href="#4.2.45.Listbox|outline" text:style-name="Internet_20_link" text:visited-style-name="Internet_20_link">Listbox<text:tab/>181</text:a></text:p>
          <text:p text:style-name="P13"><text:a xlink:type="simple" xlink:href="#4.2.46.Listcell|outline" text:style-name="Internet_20_link" text:visited-style-name="Internet_20_link">Listcell<text:tab/>186</text:a></text:p>
          <text:p text:style-name="P13"><text:a xlink:type="simple" xlink:href="#4.2.47.Listfoot|outline" text:style-name="Internet_20_link" text:visited-style-name="Internet_20_link">Listfoot<text:tab/>189</text:a></text:p>
          <text:p text:style-name="P13"><text:a xlink:type="simple" xlink:href="#4.2.48.Listfooter|outline" text:style-name="Internet_20_link" text:visited-style-name="Internet_20_link">Listfooter<text:tab/>191</text:a></text:p>
          <text:p text:style-name="P13"><text:a xlink:type="simple" xlink:href="#4.2.49.Listgroup|outline" text:style-name="Internet_20_link" text:visited-style-name="Internet_20_link">Listgroup<text:tab/>193</text:a></text:p>
          <text:p text:style-name="P13"><text:a xlink:type="simple" xlink:href="#4.2.50.Listgroupfoot|outline" text:style-name="Internet_20_link" text:visited-style-name="Internet_20_link">Listgroupfoot<text:tab/>196</text:a></text:p>
          <text:p text:style-name="P13"><text:a xlink:type="simple" xlink:href="#4.2.51.Listhead|outline" text:style-name="Internet_20_link" text:visited-style-name="Internet_20_link">Listhead<text:tab/>199</text:a></text:p>
          <text:p text:style-name="P13"><text:a xlink:type="simple" xlink:href="#4.2.52.Listheader|outline" text:style-name="Internet_20_link" text:visited-style-name="Internet_20_link">Listheader<text:tab/>201</text:a></text:p>
          <text:p text:style-name="P13"><text:a xlink:type="simple" xlink:href="#4.2.53.Listitem|outline" text:style-name="Internet_20_link" text:visited-style-name="Internet_20_link">Listitem<text:tab/>204</text:a></text:p>
          <text:p text:style-name="P13"><text:a xlink:type="simple" xlink:href="#4.2.54.Longbox|outline" text:style-name="Internet_20_link" text:visited-style-name="Internet_20_link">Longbox<text:tab/>207</text:a></text:p>
          <text:p text:style-name="P13"><text:a xlink:type="simple" xlink:href="#4.2.55.Menu|outline" text:style-name="Internet_20_link" text:visited-style-name="Internet_20_link">Menu<text:tab/>210</text:a></text:p>
          <text:p text:style-name="P13"><text:a xlink:type="simple" xlink:href="#4.2.56.Menubar|outline" text:style-name="Internet_20_link" text:visited-style-name="Internet_20_link">Menubar<text:tab/>212</text:a></text:p>
          <text:p text:style-name="P13"><text:a xlink:type="simple" xlink:href="#4.2.57.Menuitem|outline" text:style-name="Internet_20_link" text:visited-style-name="Internet_20_link">Menuitem<text:tab/>214</text:a></text:p>
          <text:p text:style-name="P13"><text:a xlink:type="simple" xlink:href="#4.2.58.Menupopup|outline" text:style-name="Internet_20_link" text:visited-style-name="Internet_20_link">Menupopup<text:tab/>216</text:a></text:p>
          <text:p text:style-name="P13"><text:a xlink:type="simple" xlink:href="#4.2.59.Menuseparator|outline" text:style-name="Internet_20_link" text:visited-style-name="Internet_20_link">Menuseparator<text:tab/>218</text:a></text:p>
          <text:p text:style-name="P13"><text:a xlink:type="simple" xlink:href="#4.2.60.North|outline" text:style-name="Internet_20_link" text:visited-style-name="Internet_20_link">North<text:tab/>220</text:a></text:p>
          <text:p text:style-name="P13"><text:a xlink:type="simple" xlink:href="#4.2.61.Paging|outline" text:style-name="Internet_20_link" text:visited-style-name="Internet_20_link">Paging<text:tab/>223</text:a></text:p>
          <text:p text:style-name="P13"><text:a xlink:type="simple" xlink:href="#4.2.62.Panel|outline" text:style-name="Internet_20_link" text:visited-style-name="Internet_20_link">Panel<text:tab/>225</text:a></text:p>
          <text:p text:style-name="P13"><text:a xlink:type="simple" xlink:href="#4.2.63.Panelchildren|outline" text:style-name="Internet_20_link" text:visited-style-name="Internet_20_link">Panelchildren<text:tab/>230</text:a></text:p>
          <text:p text:style-name="P13"><text:a xlink:type="simple" xlink:href="#4.2.64.Popup|outline" text:style-name="Internet_20_link" text:visited-style-name="Internet_20_link">Popup<text:tab/>232</text:a></text:p>
          <text:p text:style-name="P13"><text:a xlink:type="simple" xlink:href="#4.2.65.Portallayout|outline" text:style-name="Internet_20_link" text:visited-style-name="Internet_20_link">Portallayout<text:tab/>234</text:a></text:p>
          <text:p text:style-name="P13"><text:a xlink:type="simple" xlink:href="#4.2.66.Portalchildren|outline" text:style-name="Internet_20_link" text:visited-style-name="Internet_20_link">Portalchildren<text:tab/>237</text:a></text:p>
          <text:p text:style-name="P13"><text:a xlink:type="simple" xlink:href="#4.2.67.Progressmeter|outline" text:style-name="Internet_20_link" text:visited-style-name="Internet_20_link">Progressmeter<text:tab/>239</text:a></text:p>
          <text:p text:style-name="P13"><text:a xlink:type="simple" xlink:href="#4.2.68.Radio|outline" text:style-name="Internet_20_link" text:visited-style-name="Internet_20_link">Radio<text:tab/>240</text:a></text:p>
          <text:p text:style-name="P13"><text:a xlink:type="simple" xlink:href="#4.2.69.Radiogroup|outline" text:style-name="Internet_20_link" text:visited-style-name="Internet_20_link">Radiogroup<text:tab/>242</text:a></text:p>
          <text:p text:style-name="P13"><text:a xlink:type="simple" xlink:href="#4.2.70.Row|outline" text:style-name="Internet_20_link" text:visited-style-name="Internet_20_link">Row<text:tab/>244</text:a></text:p>
          <text:p text:style-name="P13"><text:a xlink:type="simple" xlink:href="#4.2.71.Rows|outline" text:style-name="Internet_20_link" text:visited-style-name="Internet_20_link">Rows<text:tab/>247</text:a></text:p>
          <text:p text:style-name="P13"><text:a xlink:type="simple" xlink:href="#4.2.72.Script|outline" text:style-name="Internet_20_link" text:visited-style-name="Internet_20_link">Script<text:tab/>250</text:a></text:p>
          <text:p text:style-name="P13"><text:a xlink:type="simple" xlink:href="#4.2.73.Slider|outline" text:style-name="Internet_20_link" text:visited-style-name="Internet_20_link">Slider<text:tab/>252</text:a></text:p>
          <text:p text:style-name="P13"><text:a xlink:type="simple" xlink:href="#4.2.74.Space|outline" text:style-name="Internet_20_link" text:visited-style-name="Internet_20_link">Space<text:tab/>254</text:a></text:p>
          <text:p text:style-name="P13"><text:a xlink:type="simple" xlink:href="#5.1.1.Spinner|outline" text:style-name="Internet_20_link" text:visited-style-name="Internet_20_link">Spinner<text:tab/>256</text:a></text:p>
          <text:p text:style-name="P13"><text:a xlink:type="simple" xlink:href="#5.1.3.South|outline" text:style-name="Internet_20_link" text:visited-style-name="Internet_20_link">South<text:tab/>258</text:a></text:p>
          <text:p text:style-name="P13"><text:a xlink:type="simple" xlink:href="#5.1.4.Separator|outline" text:style-name="Internet_20_link" text:visited-style-name="Internet_20_link">Separator<text:tab/>261</text:a></text:p>
          <text:p text:style-name="P13"><text:a xlink:type="simple" xlink:href="#5.1.5.Splitter|outline" text:style-name="Internet_20_link" text:visited-style-name="Internet_20_link">Splitter<text:tab/>263</text:a></text:p>
          <text:p text:style-name="P13"><text:a xlink:type="simple" xlink:href="#5.1.6.Style|outline" text:style-name="Internet_20_link" text:visited-style-name="Internet_20_link">Style<text:tab/>265</text:a></text:p>
          <text:p text:style-name="P13"><text:a xlink:type="simple" xlink:href="#5.1.7.Tab|outline" text:style-name="Internet_20_link" text:visited-style-name="Internet_20_link">Tab<text:tab/>267</text:a></text:p>
          <text:p text:style-name="P13"><text:a xlink:type="simple" xlink:href="#5.1.10.TableChildren|outline" text:style-name="Internet_20_link" text:visited-style-name="Internet_20_link">TableChildren<text:tab/>270</text:a></text:p>
          <text:p text:style-name="P13"><text:a xlink:type="simple" xlink:href="#5.1.12.TableLayout|outline" text:style-name="Internet_20_link" text:visited-style-name="Internet_20_link">TableLayout<text:tab/>272</text:a></text:p>
          <text:p text:style-name="P13"><text:a xlink:type="simple" xlink:href="#5.1.13.Tabbox|outline" text:style-name="Internet_20_link" text:visited-style-name="Internet_20_link">Tabbox<text:tab/>274</text:a></text:p>
          <text:p text:style-name="P13"><text:a xlink:type="simple" xlink:href="#5.1.14.Tabpanel|outline" text:style-name="Internet_20_link" text:visited-style-name="Internet_20_link">Tabpanel<text:tab/>277</text:a></text:p>
          <text:p text:style-name="P13"><text:a xlink:type="simple" xlink:href="#5.1.15.Tabpanels|outline" text:style-name="Internet_20_link" text:visited-style-name="Internet_20_link">Tabpanels<text:tab/>279</text:a></text:p>
          <text:p text:style-name="P13"><text:a xlink:type="simple" xlink:href="#5.1.16.Tabs|outline" text:style-name="Internet_20_link" text:visited-style-name="Internet_20_link">Tabs<text:tab/>281</text:a></text:p>
          <text:p text:style-name="P13"><text:a xlink:type="simple" xlink:href="#5.1.17.Textbox|outline" text:style-name="Internet_20_link" text:visited-style-name="Internet_20_link">Textbox<text:tab/>283</text:a></text:p>
          <text:p text:style-name="P13"><text:a xlink:type="simple" xlink:href="#5.1.18.Timebox|outline" text:style-name="Internet_20_link" text:visited-style-name="Internet_20_link">Timebox<text:tab/>286</text:a></text:p>
          <text:p text:style-name="P13"><text:a xlink:type="simple" xlink:href="#5.1.20.Timer|outline" text:style-name="Internet_20_link" text:visited-style-name="Internet_20_link">Timer<text:tab/>288</text:a></text:p>
          <text:p text:style-name="P13"><text:a xlink:type="simple" xlink:href="#5.1.21.Toolbar|outline" text:style-name="Internet_20_link" text:visited-style-name="Internet_20_link">Toolbar<text:tab/>290</text:a></text:p>
          <text:p text:style-name="P13"><text:a xlink:type="simple" xlink:href="#5.1.22.Toolbarbutton|outline" text:style-name="Internet_20_link" text:visited-style-name="Internet_20_link">Toolbarbutton<text:tab/>292</text:a></text:p>
          <text:p text:style-name="P13"><text:a xlink:type="simple" xlink:href="#5.1.23.Tree|outline" text:style-name="Internet_20_link" text:visited-style-name="Internet_20_link">Tree<text:tab/>295</text:a></text:p>
          <text:p text:style-name="P13"><text:a xlink:type="simple" xlink:href="#5.1.24.Treecell|outline" text:style-name="Internet_20_link" text:visited-style-name="Internet_20_link">Treecell<text:tab/>300</text:a></text:p>
          <text:p text:style-name="P13"><text:a xlink:type="simple" xlink:href="#5.1.25.Treechildren|outline" text:style-name="Internet_20_link" text:visited-style-name="Internet_20_link">Treechildren<text:tab/>303</text:a></text:p>
          <text:p text:style-name="P13"><text:a xlink:type="simple" xlink:href="#5.1.26.Treecol|outline" text:style-name="Internet_20_link" text:visited-style-name="Internet_20_link">Treecol<text:tab/>307</text:a></text:p>
          <text:p text:style-name="P13"><text:a xlink:type="simple" xlink:href="#5.1.27.Treecols|outline" text:style-name="Internet_20_link" text:visited-style-name="Internet_20_link">Treecols<text:tab/>309</text:a></text:p>
          <text:p text:style-name="P13"><text:a xlink:type="simple" xlink:href="#5.1.28.Treefoot|outline" text:style-name="Internet_20_link" text:visited-style-name="Internet_20_link">Treefoot<text:tab/>311</text:a></text:p>
          <text:p text:style-name="P13"><text:a xlink:type="simple" xlink:href="#5.1.29.Treefooter|outline" text:style-name="Internet_20_link" text:visited-style-name="Internet_20_link">Treefooter<text:tab/>313</text:a></text:p>
          <text:p text:style-name="P13"><text:a xlink:type="simple" xlink:href="#5.1.30.Treeitem|outline" text:style-name="Internet_20_link" text:visited-style-name="Internet_20_link">Treeitem<text:tab/>315</text:a></text:p>
          <text:p text:style-name="P13"><text:a xlink:type="simple" xlink:href="#5.1.31.Treerow|outline" text:style-name="Internet_20_link" text:visited-style-name="Internet_20_link">Treerow<text:tab/>319</text:a></text:p>
          <text:p text:style-name="P13"><text:a xlink:type="simple" xlink:href="#5.1.32.Vbox|outline" text:style-name="Internet_20_link" text:visited-style-name="Internet_20_link">Vbox<text:tab/>322</text:a></text:p>
          <text:p text:style-name="P13"><text:a xlink:type="simple" xlink:href="#5.1.33.West|outline" text:style-name="Internet_20_link" text:visited-style-name="Internet_20_link">West<text:tab/>324</text:a></text:p>
          <text:p text:style-name="P13"><text:a xlink:type="simple" xlink:href="#5.1.34.Window|outline" text:style-name="Internet_20_link" text:visited-style-name="Internet_20_link">Window<text:tab/>327</text:a></text:p>
          <text:p text:style-name="P12"><text:a xlink:type="simple" xlink:href="#5.2.Events|outline" text:style-name="Internet_20_link" text:visited-style-name="Internet_20_link">Events<text:tab/>331</text:a></text:p>
          <text:p text:style-name="P13"><text:a xlink:type="simple" xlink:href="#5.2.1.CheckEvent|outline" text:style-name="Internet_20_link" text:visited-style-name="Internet_20_link">CheckEvent<text:tab/>331</text:a></text:p>
          <text:p text:style-name="P13"><text:a xlink:type="simple" xlink:href="#5.2.2.ColSizeEvent|outline" text:style-name="Internet_20_link" text:visited-style-name="Internet_20_link">ColSizeEvent<text:tab/>331</text:a></text:p>
          <text:p text:style-name="P13"><text:a xlink:type="simple" xlink:href="#5.2.3.CreateEvent|outline" text:style-name="Internet_20_link" text:visited-style-name="Internet_20_link">CreateEvent<text:tab/>332</text:a></text:p>
          <text:p text:style-name="P13"><text:a xlink:type="simple" xlink:href="#5.2.4.DropEvent|outline" text:style-name="Internet_20_link" text:visited-style-name="Internet_20_link">DropEvent<text:tab/>332</text:a></text:p>
          <text:p text:style-name="P13"><text:a xlink:type="simple" xlink:href="#5.2.5.ErrorEvent|outline" text:style-name="Internet_20_link" text:visited-style-name="Internet_20_link">ErrorEvent<text:tab/>333</text:a></text:p>
          <text:p text:style-name="P13"><text:a xlink:type="simple" xlink:href="#5.2.6.Event|outline" text:style-name="Internet_20_link" text:visited-style-name="Internet_20_link">Event<text:tab/>334</text:a></text:p>
          <text:p text:style-name="P13"><text:a xlink:type="simple" xlink:href="#5.2.7.InputEvent|outline" text:style-name="Internet_20_link" text:visited-style-name="Internet_20_link">InputEvent<text:tab/>334</text:a></text:p>
          <text:p text:style-name="P13"><text:a xlink:type="simple" xlink:href="#5.2.8.KeyEvent|outline" text:style-name="Internet_20_link" text:visited-style-name="Internet_20_link">KeyEvent<text:tab/>335</text:a></text:p>
          <text:p text:style-name="P13"><text:a xlink:type="simple" xlink:href="#5.2.9.MouseEvent|outline" text:style-name="Internet_20_link" text:visited-style-name="Internet_20_link">MouseEvent<text:tab/>335</text:a></text:p>
          <text:p text:style-name="P13"><text:a xlink:type="simple" xlink:href="#5.2.10.MoveEvent|outline" text:style-name="Internet_20_link" text:visited-style-name="Internet_20_link">MoveEvent<text:tab/>336</text:a></text:p>
          <text:p text:style-name="P13"><text:a xlink:type="simple" xlink:href="#5.2.11.OpenEvent|outline" text:style-name="Internet_20_link" text:visited-style-name="Internet_20_link">OpenEvent<text:tab/>337</text:a></text:p>
          <text:p text:style-name="P13"><text:a xlink:type="simple" xlink:href="#5.2.12.PageSizeEvent|outline" text:style-name="Internet_20_link" text:visited-style-name="Internet_20_link">PageSizeEvent<text:tab/>338</text:a></text:p>
          <text:p text:style-name="P13"><text:a xlink:type="simple" xlink:href="#5.2.13.PagingEvent|outline" text:style-name="Internet_20_link" text:visited-style-name="Internet_20_link">PagingEvent<text:tab/>338</text:a></text:p>
          <text:p text:style-name="P13"><text:a xlink:type="simple" xlink:href="#5.2.14.PortalMoveEvent|outline" text:style-name="Internet_20_link" text:visited-style-name="Internet_20_link">PortalMoveEvent<text:tab/>339</text:a></text:p>
          <text:p text:style-name="P13"><text:a xlink:type="simple" xlink:href="#5.2.15.ScrollEvent|outline" text:style-name="Internet_20_link" text:visited-style-name="Internet_20_link">ScrollEvent<text:tab/>339</text:a></text:p>
          <text:p text:style-name="P13"><text:a xlink:type="simple" xlink:href="#5.2.16.SelectEvent|outline" text:style-name="Internet_20_link" text:visited-style-name="Internet_20_link">SelectEvent<text:tab/>340</text:a></text:p>
          <text:p text:style-name="P13"><text:a xlink:type="simple" xlink:href="#5.2.17.SelectionEvent|outline" text:style-name="Internet_20_link" text:visited-style-name="Internet_20_link">SelectionEvent<text:tab/>340</text:a></text:p>
          <text:p text:style-name="P13"><text:a xlink:type="simple" xlink:href="#5.2.18.SizeEvent|outline" text:style-name="Internet_20_link" text:visited-style-name="Internet_20_link">SizeEvent<text:tab/>341</text:a></text:p>
          <text:p text:style-name="P13"><text:a xlink:type="simple" xlink:href="#5.2.19.UploadEvent|outline" text:style-name="Internet_20_link" text:visited-style-name="Internet_20_link">UploadEvent<text:tab/>342</text:a></text:p>
          <text:p text:style-name="P13"><text:a xlink:type="simple" xlink:href="#5.2.20.ZIndexEvent|outline" text:style-name="Internet_20_link" text:visited-style-name="Internet_20_link">ZIndexEvent<text:tab/>342</text:a></text:p>
          <text:p text:style-name="P12"><text:a xlink:type="simple" xlink:href="#5.3.Supplemental Classes|outline" text:style-name="Internet_20_link" text:visited-style-name="Internet_20_link">Supplemental Classes<text:tab/>343</text:a></text:p>
          <text:p text:style-name="P13"><text:a xlink:type="simple" xlink:href="#5.3.1.AbstractListModel|outline" text:style-name="Internet_20_link" text:visited-style-name="Internet_20_link">AbstractListModel<text:tab/>343</text:a></text:p>
          <text:p text:style-name="P13"><text:a xlink:type="simple" xlink:href="#5.3.2.Constraint|outline" text:style-name="Internet_20_link" text:visited-style-name="Internet_20_link">Constraint<text:tab/>344</text:a></text:p>
          <text:p text:style-name="P13"><text:a xlink:type="simple" xlink:href="#5.3.3.Constrained|outline" text:style-name="Internet_20_link" text:visited-style-name="Internet_20_link">Constrained<text:tab/>344</text:a></text:p>
          <text:p text:style-name="P13"><text:a xlink:type="simple" xlink:href="#5.3.4.Fileupload|outline" text:style-name="Internet_20_link" text:visited-style-name="Internet_20_link">Fileupload<text:tab/>345</text:a></text:p>
          <text:p text:style-name="P13"><text:a xlink:type="simple" xlink:href="#5.3.5.ListitemRenderer|outline" text:style-name="Internet_20_link" text:visited-style-name="Internet_20_link">ListitemRenderer<text:tab/>347</text:a></text:p>
          <text:p text:style-name="P13"><text:a xlink:type="simple" xlink:href="#5.3.6.ListModel|outline" text:style-name="Internet_20_link" text:visited-style-name="Internet_20_link">ListModel<text:tab/>347</text:a></text:p>
          <text:p text:style-name="P13"><text:a xlink:type="simple" xlink:href="#5.3.7.Messagebox|outline" text:style-name="Internet_20_link" text:visited-style-name="Internet_20_link">Messagebox<text:tab/>349</text:a></text:p>
          <text:p text:style-name="P13"><text:a xlink:type="simple" xlink:href="#5.3.8.RendererCtrl|outline" text:style-name="Internet_20_link" text:visited-style-name="Internet_20_link">RendererCtrl<text:tab/>351</text:a></text:p>
          <text:p text:style-name="P13"><text:a xlink:type="simple" xlink:href="#5.3.9.SimpleConstraint|outline" text:style-name="Internet_20_link" text:visited-style-name="Internet_20_link">SimpleConstraint<text:tab/>352</text:a></text:p>
          <text:p text:style-name="P13"><text:a xlink:type="simple" xlink:href="#5.3.11.SimpleListModel|outline" text:style-name="Internet_20_link" text:visited-style-name="Internet_20_link">SimpleListModel<text:tab/>353</text:a></text:p>
          <text:p text:style-name="P11"><text:a xlink:type="simple" xlink:href="#6.5. The XHTML Components|outline" text:style-name="Internet_20_link" text:visited-style-name="Internet_20_link">5. The XHTML Components<text:tab/>354</text:a></text:p>
          <text:p text:style-name="P12"><text:a xlink:type="simple" xlink:href="#6.1.Overview|outline" text:style-name="Internet_20_link" text:visited-style-name="Internet_20_link">Overview<text:tab/>354</text:a></text:p>
          <text:p text:style-name="P13"><text:a xlink:type="simple" xlink:href="#6.1.1.URL and encodeURL|outline" text:style-name="Internet_20_link" text:visited-style-name="Internet_20_link">URL and encodeURL<text:tab/>354</text:a></text:p>
          <text:p text:style-name="P13"><text:a xlink:type="simple" xlink:href="#6.1.2.AbstractTag|outline" text:style-name="Internet_20_link" text:visited-style-name="Internet_20_link">AbstractTag<text:tab/>354</text:a></text:p>
          <text:p text:style-name="P13"><text:a xlink:type="simple" xlink:href="#6.1.3.Raw|outline" text:style-name="Internet_20_link" text:visited-style-name="Internet_20_link">Raw<text:tab/>355</text:a></text:p>
          <text:p text:style-name="P12"><text:a xlink:type="simple" xlink:href="#6.2.Components|outline" text:style-name="Internet_20_link" text:visited-style-name="Internet_20_link">Components<text:tab/>355</text:a></text:p>
          <text:p text:style-name="P13"><text:a xlink:type="simple" xlink:href="#6.2.1.A|outline" text:style-name="Internet_20_link" text:visited-style-name="Internet_20_link">A<text:tab/>355</text:a></text:p>
          <text:p text:style-name="P13"><text:a xlink:type="simple" xlink:href="#6.2.2.Abbr|outline" text:style-name="Internet_20_link" text:visited-style-name="Internet_20_link">Abbr<text:tab/>355</text:a></text:p>
          <text:p text:style-name="P13"><text:a xlink:type="simple" xlink:href="#6.2.3.Acronym|outline" text:style-name="Internet_20_link" text:visited-style-name="Internet_20_link">Acronym<text:tab/>355</text:a></text:p>
          <text:p text:style-name="P13"><text:a xlink:type="simple" xlink:href="#6.2.4.Address|outline" text:style-name="Internet_20_link" text:visited-style-name="Internet_20_link">Address<text:tab/>355</text:a></text:p>
          <text:p text:style-name="P13"><text:a xlink:type="simple" xlink:href="#6.2.5.Area|outline" text:style-name="Internet_20_link" text:visited-style-name="Internet_20_link">Area<text:tab/>355</text:a></text:p>
          <text:p text:style-name="P13"><text:a xlink:type="simple" xlink:href="#6.2.6.B|outline" text:style-name="Internet_20_link" text:visited-style-name="Internet_20_link">B<text:tab/>355</text:a></text:p>
          <text:p text:style-name="P13"><text:a xlink:type="simple" xlink:href="#6.2.7.Base|outline" text:style-name="Internet_20_link" text:visited-style-name="Internet_20_link">Base<text:tab/>356</text:a></text:p>
          <text:p text:style-name="P13"><text:a xlink:type="simple" xlink:href="#6.2.8.Big|outline" text:style-name="Internet_20_link" text:visited-style-name="Internet_20_link">Big<text:tab/>356</text:a></text:p>
          <text:p text:style-name="P13"><text:a xlink:type="simple" xlink:href="#6.2.9.Blockquote|outline" text:style-name="Internet_20_link" text:visited-style-name="Internet_20_link">Blockquote<text:tab/>356</text:a></text:p>
          <text:p text:style-name="P13"><text:a xlink:type="simple" xlink:href="#6.2.10.Body|outline" text:style-name="Internet_20_link" text:visited-style-name="Internet_20_link">Body<text:tab/>356</text:a></text:p>
          <text:p text:style-name="P13"><text:a xlink:type="simple" xlink:href="#6.2.11.Br|outline" text:style-name="Internet_20_link" text:visited-style-name="Internet_20_link">Br<text:tab/>356</text:a></text:p>
          <text:p text:style-name="P13"><text:a xlink:type="simple" xlink:href="#6.2.12.Button|outline" text:style-name="Internet_20_link" text:visited-style-name="Internet_20_link">Button<text:tab/>356</text:a></text:p>
          <text:p text:style-name="P13"><text:a xlink:type="simple" xlink:href="#6.2.13.Caption|outline" text:style-name="Internet_20_link" text:visited-style-name="Internet_20_link">Caption<text:tab/>356</text:a></text:p>
          <text:p text:style-name="P13"><text:a xlink:type="simple" xlink:href="#6.2.14.Cite|outline" text:style-name="Internet_20_link" text:visited-style-name="Internet_20_link">Cite<text:tab/>356</text:a></text:p>
          <text:p text:style-name="P13"><text:a xlink:type="simple" xlink:href="#6.2.15.Code|outline" text:style-name="Internet_20_link" text:visited-style-name="Internet_20_link">Code<text:tab/>356</text:a></text:p>
          <text:p text:style-name="P13"><text:a xlink:type="simple" xlink:href="#6.2.16.Collection|outline" text:style-name="Internet_20_link" text:visited-style-name="Internet_20_link">Collection<text:tab/>356</text:a></text:p>
          <text:p text:style-name="P13"><text:a xlink:type="simple" xlink:href="#6.2.17.Colgroup|outline" text:style-name="Internet_20_link" text:visited-style-name="Internet_20_link">Colgroup<text:tab/>356</text:a></text:p>
          <text:p text:style-name="P13"><text:a xlink:type="simple" xlink:href="#6.2.18.Dd|outline" text:style-name="Internet_20_link" text:visited-style-name="Internet_20_link">Dd<text:tab/>356</text:a></text:p>
          <text:p text:style-name="P13"><text:a xlink:type="simple" xlink:href="#6.2.19.Del|outline" text:style-name="Internet_20_link" text:visited-style-name="Internet_20_link">Del<text:tab/>357</text:a></text:p>
          <text:p text:style-name="P13"><text:a xlink:type="simple" xlink:href="#6.2.20.Dfn|outline" text:style-name="Internet_20_link" text:visited-style-name="Internet_20_link">Dfn<text:tab/>357</text:a></text:p>
          <text:p text:style-name="P13"><text:a xlink:type="simple" xlink:href="#6.2.21.Dir|outline" text:style-name="Internet_20_link" text:visited-style-name="Internet_20_link">Dir<text:tab/>357</text:a></text:p>
          <text:p text:style-name="P13"><text:a xlink:type="simple" xlink:href="#6.2.22.Div|outline" text:style-name="Internet_20_link" text:visited-style-name="Internet_20_link">Div<text:tab/>357</text:a></text:p>
          <text:p text:style-name="P13"><text:a xlink:type="simple" xlink:href="#6.2.23.Dl|outline" text:style-name="Internet_20_link" text:visited-style-name="Internet_20_link">Dl<text:tab/>357</text:a></text:p>
          <text:p text:style-name="P13"><text:a xlink:type="simple" xlink:href="#6.2.24.Dt|outline" text:style-name="Internet_20_link" text:visited-style-name="Internet_20_link">Dt<text:tab/>357</text:a></text:p>
          <text:p text:style-name="P13"><text:a xlink:type="simple" xlink:href="#6.2.25.Em|outline" text:style-name="Internet_20_link" text:visited-style-name="Internet_20_link">Em<text:tab/>357</text:a></text:p>
          <text:p text:style-name="P13"><text:a xlink:type="simple" xlink:href="#6.2.26.Embed|outline" text:style-name="Internet_20_link" text:visited-style-name="Internet_20_link">Embed<text:tab/>357</text:a></text:p>
          <text:p text:style-name="P13"><text:a xlink:type="simple" xlink:href="#6.2.27.Fieldset|outline" text:style-name="Internet_20_link" text:visited-style-name="Internet_20_link">Fieldset<text:tab/>357</text:a></text:p>
          <text:p text:style-name="P13"><text:a xlink:type="simple" xlink:href="#6.2.28.Font|outline" text:style-name="Internet_20_link" text:visited-style-name="Internet_20_link">Font<text:tab/>357</text:a></text:p>
          <text:p text:style-name="P13"><text:a xlink:type="simple" xlink:href="#6.2.29.Form|outline" text:style-name="Internet_20_link" text:visited-style-name="Internet_20_link">Form<text:tab/>357</text:a></text:p>
          <text:p text:style-name="P13"><text:a xlink:type="simple" xlink:href="#6.2.30.H1|outline" text:style-name="Internet_20_link" text:visited-style-name="Internet_20_link">H1<text:tab/>357</text:a></text:p>
          <text:p text:style-name="P13"><text:a xlink:type="simple" xlink:href="#6.2.31.H2|outline" text:style-name="Internet_20_link" text:visited-style-name="Internet_20_link">H2<text:tab/>358</text:a></text:p>
          <text:p text:style-name="P13"><text:a xlink:type="simple" xlink:href="#6.2.32.H3|outline" text:style-name="Internet_20_link" text:visited-style-name="Internet_20_link">H3<text:tab/>358</text:a></text:p>
          <text:p text:style-name="P13"><text:a xlink:type="simple" xlink:href="#6.2.33.H4|outline" text:style-name="Internet_20_link" text:visited-style-name="Internet_20_link">H4<text:tab/>358</text:a></text:p>
          <text:p text:style-name="P13"><text:a xlink:type="simple" xlink:href="#6.2.34.Head|outline" text:style-name="Internet_20_link" text:visited-style-name="Internet_20_link">Head<text:tab/>358</text:a></text:p>
          <text:p text:style-name="P13"><text:a xlink:type="simple" xlink:href="#6.2.35.Hr|outline" text:style-name="Internet_20_link" text:visited-style-name="Internet_20_link">Hr<text:tab/>358</text:a></text:p>
          <text:p text:style-name="P13"><text:a xlink:type="simple" xlink:href="#6.2.36.Html|outline" text:style-name="Internet_20_link" text:visited-style-name="Internet_20_link">Html<text:tab/>358</text:a></text:p>
          <text:p text:style-name="P13"><text:a xlink:type="simple" xlink:href="#6.2.37.I|outline" text:style-name="Internet_20_link" text:visited-style-name="Internet_20_link">I<text:tab/>358</text:a></text:p>
          <text:p text:style-name="P13"><text:a xlink:type="simple" xlink:href="#6.2.38.Iframe|outline" text:style-name="Internet_20_link" text:visited-style-name="Internet_20_link">Iframe<text:tab/>358</text:a></text:p>
          <text:p text:style-name="P13"><text:a xlink:type="simple" xlink:href="#6.2.39.Img|outline" text:style-name="Internet_20_link" text:visited-style-name="Internet_20_link">Img<text:tab/>358</text:a></text:p>
          <text:p text:style-name="P13"><text:a xlink:type="simple" xlink:href="#6.2.40.Input|outline" text:style-name="Internet_20_link" text:visited-style-name="Internet_20_link">Input<text:tab/>358</text:a></text:p>
          <text:p text:style-name="P13"><text:a xlink:type="simple" xlink:href="#6.2.41.Ins|outline" text:style-name="Internet_20_link" text:visited-style-name="Internet_20_link">Ins<text:tab/>358</text:a></text:p>
          <text:p text:style-name="P13"><text:a xlink:type="simple" xlink:href="#6.2.42.Isindex|outline" text:style-name="Internet_20_link" text:visited-style-name="Internet_20_link">Isindex<text:tab/>358</text:a></text:p>
          <text:p text:style-name="P13"><text:a xlink:type="simple" xlink:href="#6.2.43.Kbd|outline" text:style-name="Internet_20_link" text:visited-style-name="Internet_20_link">Kbd<text:tab/>359</text:a></text:p>
          <text:p text:style-name="P13"><text:a xlink:type="simple" xlink:href="#6.2.44.Label|outline" text:style-name="Internet_20_link" text:visited-style-name="Internet_20_link">Label<text:tab/>359</text:a></text:p>
          <text:p text:style-name="P13"><text:a xlink:type="simple" xlink:href="#6.2.45.Legend|outline" text:style-name="Internet_20_link" text:visited-style-name="Internet_20_link">Legend<text:tab/>359</text:a></text:p>
          <text:p text:style-name="P13"><text:a xlink:type="simple" xlink:href="#6.2.46.Li|outline" text:style-name="Internet_20_link" text:visited-style-name="Internet_20_link">Li<text:tab/>359</text:a></text:p>
          <text:p text:style-name="P13"><text:a xlink:type="simple" xlink:href="#6.2.47.Link|outline" text:style-name="Internet_20_link" text:visited-style-name="Internet_20_link">Link<text:tab/>359</text:a></text:p>
          <text:p text:style-name="P13"><text:a xlink:type="simple" xlink:href="#6.2.48.Map|outline" text:style-name="Internet_20_link" text:visited-style-name="Internet_20_link">Map<text:tab/>359</text:a></text:p>
          <text:p text:style-name="P13"><text:a xlink:type="simple" xlink:href="#6.2.49.Menu|outline" text:style-name="Internet_20_link" text:visited-style-name="Internet_20_link">Menu<text:tab/>359</text:a></text:p>
          <text:p text:style-name="P13"><text:a xlink:type="simple" xlink:href="#6.2.50.Meta|outline" text:style-name="Internet_20_link" text:visited-style-name="Internet_20_link">Meta<text:tab/>359</text:a></text:p>
          <text:p text:style-name="P13"><text:a xlink:type="simple" xlink:href="#6.2.51.Nobr|outline" text:style-name="Internet_20_link" text:visited-style-name="Internet_20_link">Nobr<text:tab/>359</text:a></text:p>
          <text:p text:style-name="P13"><text:a xlink:type="simple" xlink:href="#6.2.52.Object|outline" text:style-name="Internet_20_link" text:visited-style-name="Internet_20_link">Object<text:tab/>359</text:a></text:p>
          <text:p text:style-name="P13"><text:a xlink:type="simple" xlink:href="#6.2.53.Ol|outline" text:style-name="Internet_20_link" text:visited-style-name="Internet_20_link">Ol<text:tab/>359</text:a></text:p>
          <text:p text:style-name="P13"><text:a xlink:type="simple" xlink:href="#6.2.54.Optgroup|outline" text:style-name="Internet_20_link" text:visited-style-name="Internet_20_link">Optgroup<text:tab/>359</text:a></text:p>
          <text:p text:style-name="P13"><text:a xlink:type="simple" xlink:href="#6.2.55.Option|outline" text:style-name="Internet_20_link" text:visited-style-name="Internet_20_link">Option<text:tab/>360</text:a></text:p>
          <text:p text:style-name="P13"><text:a xlink:type="simple" xlink:href="#6.2.56.P|outline" text:style-name="Internet_20_link" text:visited-style-name="Internet_20_link">P<text:tab/>360</text:a></text:p>
          <text:p text:style-name="P13"><text:a xlink:type="simple" xlink:href="#6.2.57.Pre|outline" text:style-name="Internet_20_link" text:visited-style-name="Internet_20_link">Pre<text:tab/>360</text:a></text:p>
          <text:p text:style-name="P13"><text:a xlink:type="simple" xlink:href="#6.2.58.Q|outline" text:style-name="Internet_20_link" text:visited-style-name="Internet_20_link">Q<text:tab/>360</text:a></text:p>
          <text:p text:style-name="P13"><text:a xlink:type="simple" xlink:href="#6.2.59.S|outline" text:style-name="Internet_20_link" text:visited-style-name="Internet_20_link">S<text:tab/>360</text:a></text:p>
          <text:p text:style-name="P13"><text:a xlink:type="simple" xlink:href="#6.2.60.Sam|outline" text:style-name="Internet_20_link" text:visited-style-name="Internet_20_link">Sam<text:tab/>360</text:a></text:p>
          <text:p text:style-name="P13"><text:a xlink:type="simple" xlink:href="#6.2.61.Script|outline" text:style-name="Internet_20_link" text:visited-style-name="Internet_20_link">Script<text:tab/>360</text:a></text:p>
          <text:p text:style-name="P13"><text:a xlink:type="simple" xlink:href="#6.2.62.Select|outline" text:style-name="Internet_20_link" text:visited-style-name="Internet_20_link">Select<text:tab/>360</text:a></text:p>
          <text:p text:style-name="P13"><text:a xlink:type="simple" xlink:href="#6.2.63.Small|outline" text:style-name="Internet_20_link" text:visited-style-name="Internet_20_link">Small<text:tab/>360</text:a></text:p>
          <text:p text:style-name="P13"><text:a xlink:type="simple" xlink:href="#6.2.64.Span|outline" text:style-name="Internet_20_link" text:visited-style-name="Internet_20_link">Span<text:tab/>360</text:a></text:p>
          <text:p text:style-name="P13"><text:a xlink:type="simple" xlink:href="#6.2.65.Strong|outline" text:style-name="Internet_20_link" text:visited-style-name="Internet_20_link">Strong<text:tab/>360</text:a></text:p>
          <text:p text:style-name="P13"><text:a xlink:type="simple" xlink:href="#6.2.66.Style|outline" text:style-name="Internet_20_link" text:visited-style-name="Internet_20_link">Style<text:tab/>360</text:a></text:p>
          <text:p text:style-name="P13"><text:a xlink:type="simple" xlink:href="#6.2.67.Sub|outline" text:style-name="Internet_20_link" text:visited-style-name="Internet_20_link">Sub<text:tab/>361</text:a></text:p>
          <text:p text:style-name="P13"><text:a xlink:type="simple" xlink:href="#6.2.68.Sup|outline" text:style-name="Internet_20_link" text:visited-style-name="Internet_20_link">Sup<text:tab/>361</text:a></text:p>
          <text:p text:style-name="P13"><text:a xlink:type="simple" xlink:href="#6.2.69.Table|outline" text:style-name="Internet_20_link" text:visited-style-name="Internet_20_link">Table<text:tab/>361</text:a></text:p>
          <text:p text:style-name="P13"><text:a xlink:type="simple" xlink:href="#6.2.70.Tbody|outline" text:style-name="Internet_20_link" text:visited-style-name="Internet_20_link">Tbody<text:tab/>361</text:a></text:p>
          <text:p text:style-name="P13"><text:a xlink:type="simple" xlink:href="#6.2.71.Td|outline" text:style-name="Internet_20_link" text:visited-style-name="Internet_20_link">Td<text:tab/>361</text:a></text:p>
          <text:p text:style-name="P13"><text:a xlink:type="simple" xlink:href="#6.2.72.Text|outline" text:style-name="Internet_20_link" text:visited-style-name="Internet_20_link">Text<text:tab/>361</text:a></text:p>
          <text:p text:style-name="P13"><text:a xlink:type="simple" xlink:href="#6.2.73.Textarea|outline" text:style-name="Internet_20_link" text:visited-style-name="Internet_20_link">Textarea<text:tab/>361</text:a></text:p>
          <text:p text:style-name="P13"><text:a xlink:type="simple" xlink:href="#6.2.74.Tfoot|outline" text:style-name="Internet_20_link" text:visited-style-name="Internet_20_link">Tfoot<text:tab/>361</text:a></text:p>
          <text:p text:style-name="P13"><text:a xlink:type="simple" xlink:href="#6.2.75.Th|outline" text:style-name="Internet_20_link" text:visited-style-name="Internet_20_link">Th<text:tab/>361</text:a></text:p>
          <text:p text:style-name="P13"><text:a xlink:type="simple" xlink:href="#6.2.76.Thead|outline" text:style-name="Internet_20_link" text:visited-style-name="Internet_20_link">Thead<text:tab/>361</text:a></text:p>
          <text:p text:style-name="P13"><text:a xlink:type="simple" xlink:href="#6.2.77.Title|outline" text:style-name="Internet_20_link" text:visited-style-name="Internet_20_link">Title<text:tab/>361</text:a></text:p>
          <text:p text:style-name="P13"><text:a xlink:type="simple" xlink:href="#6.2.78.Tr|outline" text:style-name="Internet_20_link" text:visited-style-name="Internet_20_link">Tr<text:tab/>361</text:a></text:p>
          <text:p text:style-name="P13"><text:a xlink:type="simple" xlink:href="#6.2.79.Tt|outline" text:style-name="Internet_20_link" text:visited-style-name="Internet_20_link">Tt<text:tab/>362</text:a></text:p>
          <text:p text:style-name="P13"><text:a xlink:type="simple" xlink:href="#6.2.80.Ul|outline" text:style-name="Internet_20_link" text:visited-style-name="Internet_20_link">Ul<text:tab/>362</text:a></text:p>
          <text:p text:style-name="P13"><text:a xlink:type="simple" xlink:href="#6.2.81.Var|outline" text:style-name="Internet_20_link" text:visited-style-name="Internet_20_link">Var<text:tab/>362</text:a></text:p>
          <text:p text:style-name="P12"><text:a xlink:type="simple" xlink:href="#6.3.Supplement Classes|outline" text:style-name="Internet_20_link" text:visited-style-name="Internet_20_link">Supplement Classes<text:tab/>362</text:a></text:p>
          <text:p text:style-name="P13"><text:a xlink:type="simple" xlink:href="#6.3.1.Fileupload|outline" text:style-name="Internet_20_link" text:visited-style-name="Internet_20_link">Fileupload<text:tab/>362</text:a></text:p>
          <text:p text:style-name="P13"><text:a xlink:type="simple" xlink:href="#6.3.2.Messagebox|outline" text:style-name="Internet_20_link" text:visited-style-name="Internet_20_link">Messagebox<text:tab/>362</text:a></text:p>
          <text:p text:style-name="P11"><text:a xlink:type="simple" xlink:href="#7.Appendix A. WEB-INF/web.xml|outline" text:style-name="Internet_20_link" text:visited-style-name="Internet_20_link">Appendix A. WEB-INF/web.xml<text:tab/>363</text:a></text:p>
          <text:p text:style-name="P12"><text:a xlink:type="simple" xlink:href="#7.1.ZK Loader|outline" text:style-name="Internet_20_link" text:visited-style-name="Internet_20_link">ZK Loader<text:tab/>363</text:a></text:p>
          <text:p text:style-name="P13"><text:a xlink:type="simple" xlink:href="#7.1.1.The Initial Parameters|outline" text:style-name="Internet_20_link" text:visited-style-name="Internet_20_link">The Initial Parameters<text:tab/>363</text:a></text:p>
          <text:p text:style-name="P12"><text:a xlink:type="simple" xlink:href="#7.2.ZK AU Engine|outline" text:style-name="Internet_20_link" text:visited-style-name="Internet_20_link">ZK AU Engine<text:tab/>364</text:a></text:p>
          <text:p text:style-name="P13"><text:a xlink:type="simple" xlink:href="#7.2.1.The Initial Parameters|outline" text:style-name="Internet_20_link" text:visited-style-name="Internet_20_link">The Initial Parameters<text:tab/>364</text:a></text:p>
          <text:p text:style-name="P12"><text:a xlink:type="simple" xlink:href="#7.3.ZK Session Cleaner|outline" text:style-name="Internet_20_link" text:visited-style-name="Internet_20_link">ZK Session Cleaner<text:tab/>364</text:a></text:p>
          <text:p text:style-name="P12"><text:a xlink:type="simple" xlink:href="#7.4.ZK Filter|outline" text:style-name="Internet_20_link" text:visited-style-name="Internet_20_link">ZK Filter<text:tab/>364</text:a></text:p>
          <text:p text:style-name="P13"><text:a xlink:type="simple" xlink:href="#7.4.1.The Initial Parameters|outline" text:style-name="Internet_20_link" text:visited-style-name="Internet_20_link">The Initial Parameters<text:tab/>365</text:a></text:p>
          <text:p text:style-name="P13"><text:a xlink:type="simple" xlink:href="#7.4.2.How to Specify in web.xml|outline" text:style-name="Internet_20_link" text:visited-style-name="Internet_20_link">How to Specify in web.xml<text:tab/>365</text:a></text:p>
          <text:p text:style-name="P12"><text:a xlink:type="simple" xlink:href="#7.5.DSP Loader|outline" text:style-name="Internet_20_link" text:visited-style-name="Internet_20_link">DSP Loader<text:tab/>365</text:a></text:p>
          <text:p text:style-name="P13"><text:a xlink:type="simple" xlink:href="#7.5.1.The Initial Parameters|outline" text:style-name="Internet_20_link" text:visited-style-name="Internet_20_link">The Initial Parameters<text:tab/>366</text:a></text:p>
          <text:p text:style-name="P13"><text:a xlink:type="simple" xlink:href="#7.5.2.How to Specify in web.xml|outline" text:style-name="Internet_20_link" text:visited-style-name="Internet_20_link">How to Specify in web.xml<text:tab/>366</text:a></text:p>
          <text:p text:style-name="P12"><text:a xlink:type="simple" xlink:href="#7.6.Sample of web.xml|outline" text:style-name="Internet_20_link" text:visited-style-name="Internet_20_link">Sample of web.xml<text:tab/>366</text:a></text:p>
          <text:p text:style-name="P11"><text:a xlink:type="simple" xlink:href="#8.Appendix B. WEB-INF/zk.xml|outline" text:style-name="Internet_20_link" text:visited-style-name="Internet_20_link">Appendix B. WEB-INF/zk.xml<text:tab/>369</text:a></text:p>
          <text:p text:style-name="P12"><text:a xlink:type="simple" xlink:href="#8.1.Overview|outline" text:style-name="Internet_20_link" text:visited-style-name="Internet_20_link">Overview<text:tab/>369</text:a></text:p>
          <text:p text:style-name="P13"><text:a xlink:type="simple" xlink:href="#8.1.1.The richlet and richlet-mapping elements|outline" text:style-name="Internet_20_link" text:visited-style-name="Internet_20_link">The richlet and richlet-mapping elements<text:tab/>369</text:a></text:p>
          <text:p text:style-name="P13"><text:a xlink:type="simple" xlink:href="#8.1.2.The listener Element|outline" text:style-name="Internet_20_link" text:visited-style-name="Internet_20_link">The listener Element<text:tab/>370</text:a></text:p>
          <text:p text:style-name="P13"><text:a xlink:type="simple" xlink:href="#8.1.3.The log Element|outline" text:style-name="Internet_20_link" text:visited-style-name="Internet_20_link">The log Element<text:tab/>375</text:a></text:p>
          <text:p text:style-name="P13"><text:a xlink:type="simple" xlink:href="#8.1.4.The client-config Element|outline" text:style-name="Internet_20_link" text:visited-style-name="Internet_20_link">The client-config Element<text:tab/>375</text:a></text:p>
          <text:p text:style-name="P13"><text:a xlink:type="simple" xlink:href="#8.1.5.The desktop-config Element|outline" text:style-name="Internet_20_link" text:visited-style-name="Internet_20_link">The desktop-config Element<text:tab/>378</text:a></text:p>
          <text:p text:style-name="P13"><text:a xlink:type="simple" xlink:href="#8.1.6.The xel-config Element|outline" text:style-name="Internet_20_link" text:visited-style-name="Internet_20_link">The xel-config Element<text:tab/>380</text:a></text:p>
          <text:p text:style-name="P13"><text:a xlink:type="simple" xlink:href="#8.1.7.The language-config Element|outline" text:style-name="Internet_20_link" text:visited-style-name="Internet_20_link">The language-config Element<text:tab/>381</text:a></text:p>
          <text:p text:style-name="P13"><text:a xlink:type="simple" xlink:href="#8.1.8.The session-config Element|outline" text:style-name="Internet_20_link" text:visited-style-name="Internet_20_link">The session-config Element<text:tab/>381</text:a></text:p>
          <text:p text:style-name="P13"><text:a xlink:type="simple" xlink:href="#8.1.9.The system-config Element|outline" text:style-name="Internet_20_link" text:visited-style-name="Internet_20_link">The system-config Element<text:tab/>383</text:a></text:p>
          <text:p text:style-name="P13"><text:a xlink:type="simple" xlink:href="#8.1.10.The zscript-config Element|outline" text:style-name="Internet_20_link" text:visited-style-name="Internet_20_link">The zscript-config Element<text:tab/>388</text:a></text:p>
          <text:p text:style-name="P13"><text:a xlink:type="simple" xlink:href="#8.1.11.The device-config Element|outline" text:style-name="Internet_20_link" text:visited-style-name="Internet_20_link">The device-config Element<text:tab/>389</text:a></text:p>
          <text:p text:style-name="P13"><text:a xlink:type="simple" xlink:href="#8.1.12.The error-page Element|outline" text:style-name="Internet_20_link" text:visited-style-name="Internet_20_link">The error-page Element<text:tab/>391</text:a></text:p>
          <text:p text:style-name="P13"><text:a xlink:type="simple" xlink:href="#8.1.13.The preference Element|outline" text:style-name="Internet_20_link" text:visited-style-name="Internet_20_link">The preference Element<text:tab/>391</text:a></text:p>
          <text:p text:style-name="P13"><text:a xlink:type="simple" xlink:href="#8.1.14.The library-property Element|outline" text:style-name="Internet_20_link" text:visited-style-name="Internet_20_link">The library-property Element<text:tab/>392</text:a></text:p>
          <text:p text:style-name="P13"><text:a xlink:type="simple" xlink:href="#8.1.15.The system-property Element|outline" text:style-name="Internet_20_link" text:visited-style-name="Internet_20_link">The system-property Element<text:tab/>39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5">.zkoss.zk.ui.Execution</text:span></text:h>
      <text:p text:style-name="P20">The current execution.</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1">The current page. It is the same as <text:span text:style-name="T6">self.page</text:span>.</text:p>
      <text:h text:style-name="P14" text:outline-level="3"><text:span text:style-name="T11">pageContext – </text:span><text:span text:style-name="T6">org.zkoss.web.servlet.xel.PageContext</text:span></text:h>
      <text:p text:style-name="P21">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0">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app<text:span text:style-name="T2">ly="composer"] </text:span>[<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app</text:span><text:span text:style-name="T18">ly="composer"] </text:span><text:span text:style-name="T17">[</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app<text:span text:style-name="T2">ly="composer"]</text:span> <text:span text:style-name="T17">[prop1="value1"] [prop2="value2"]... </text:span>?&gt;</text:p>
      <text:p text:style-name="Text_20_body_20_indent_20_2">You could define a new com<text:span text:style-name="T2">ponent based on a ZUML page. It is also called the </text:span><text:span text:style-name="T19">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app</text:span><text:span text:style-name="T18">ly="composer"]</text:span><text:span text:style-name="T17"> [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s name to extend from (aka., extendee). In other words, if <text:span text:style-name="T6">extends</text:span> is specified, the definition of the extendee is loaded as the default value and then override only properties that are specified in this directive.</text:p>
      <text:p text:style-name="P23">If the name of extendee and extender are the same, it means the extender will override the definition of extende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app<text:span text:style-name="T2">ly</text:span></text:h>
      <text:p text:style-name="Text_20_body_20_indent_20_2">[Optional][since 3.6.0]</text:p>
      <text:p text:style-name="Text_20_body_20_indent_20_2"><text:span text:style-name="T2">The apply condition, which is a list of composer's class names or EL expression.</text:span></text:p>
      <text:p text:style-name="P23">Notice that the list of composers specified here is always applied even if the component has its own apply condition. For example, both BaseComposer and FooComposer are applied in the following example,</text:p>
      <text:p text:style-name="Code_20_Indent_20_2">&lt;?component name="window" ext<text:span text:style-name="T2">ends="window" apply="BaseComposer"?&gt;</text:span></text:p>
      <text:p text:style-name="P24">&lt;window apply="FooComposer"&gt;</text:p>
      <text:p text:style-name="P24">&lt;/window&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ends</text:h>
      <text:p text:style-name="Text_20_body_20_indent_20_2">[Optional]</text:p>
      <text:p text:style-name="Text_20_body_20_indent_20_2">Specifies the component name to extend from. T<text:span text:style-name="T2">he existent definition of the specified name will be loaded to initialize the new component definition. In other words, it </text:span><text:span text:style-name="T19">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9">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20">http://mvel.codehaus.org/</text:span></text:a><text:span text:style-name="T2"> for more information.</text:span></text:p></text:note-body></text:note>, you can specify the name as follows.</text:p>
      <text:p text:style-name="Code_20_Indent_20_2">&lt;?evaluator name="<text:span text:style-name="T21">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9">endind on how xel-config is specified</text:span><text:span text:style-name="T18">]</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1">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1">org.zkoss.zul.Datebox,org.zkoss.zul.Combobox</text:span>"?&gt;</text:p>
      <text:p text:style-name="Code_20_Indent_20_2">&lt;window id="w" title="MVEL Demo"&gt;</text:p>
      <text:p text:style-name="Code_20_Indent_20_2"><text:tab/>${new <text:span text:style-name="T21">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9">tag PUBLIC &amp;quot;doctype name&amp;quot; &amp;quot;doctype UI&amp;quot;</text:span><text:span text:style-name="T18">"]<text:line-break/> <text:s/>[xml="version=&amp;quot;1.0&amp;quot; encoding=&amp;quot;UTF-8&amp;quot;"]<text:line-break/> <text:s/>[complete="true|</text:span><text:span text:style-name="T23">false</text:span><text:span text:style-name="T18">"]</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9">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9">depends on the device</text:span><text:span text:style-name="T18">]</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9">none</text:span><text:span text:style-name="T18">]</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0">It specifies the additional attributes for the root element of the generated output, which depends on the device types.</text:p>
      <text:p text:style-name="P20">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1">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1">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0">Specifies the variable resolver that will be used by the <text:span text:style-name="T6">zscript</text:span> interpreter to resolve unknown variables. The specified class must implement the <text:span text:style-name="T6">org.zkoss.xel.VariableResolver</text:span> interface.</text:p>
      <text:p text:style-name="P20">You can specify multiple variable resolvers with multiple <text:span text:style-name="T6">variable-resolver</text:span> directives. The later declared one has higher priority.</text:p>
      <text:p text:style-name="P20">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0">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41"><text:tab/><text:tab/>&lt;/ol&gt;</text:p>
      <text:p text:style-name="P41"><text:tab/>&lt;/attribute&gt;</text:p>
      <text:p text:style-name="P41">&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attribute directly after evaluating EL expressions, if any. For example, "apple, ${more}" is evaluated to "apple, orange", if more is "orange", and assigned to the attribute.</text:p>
      <text:p text:style-name="P23">If you want to specify a list of values, you can specify the <text:span text:style-name="T6">composite</text:span> attribute with <text:span text:style-name="T6">list</text:span> as follows.</text:p>
      <text:p text:style-name="Code_20_Indent_20_2">&lt;custom-attribut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custom-attribut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9">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9">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9">ignored</text:span><text:span text:style-name="T18">]</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18">]</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18">]</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9">the last element</text:span><text:span text:style-name="T18">]</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4" text:outline-level="4">switch</text:h>
      <text:p text:style-name="Text_20_body_20_indent_20_2">[Opt<text:span text:style-name="T2">ional][Default: </text:span><text:span text:style-name="T19">none</text:span><text:span text:style-name="T18">]</text:span></text:p>
      <text:p text:style-name="Text_20_body_20_indent_20_2">Provide the context for mutually exclusive evaluation. The value specified in this attribute is called the switch condition.</text:p>
      <text:p text:style-name="Code_20_Indent_20_2">&lt;zk swtich="${condition}"/&gt;</text:p>
      <text:p text:style-name="Text_20_body_20_indent_20_2">The only allowed children are the <text:span text:style-name="T6">zk</text:span> elements.</text:p>
      <text:h text:style-name="Heading_20_4" text:outline-level="4">case</text:h>
      <text:p text:style-name="Text_20_body_20_indent_20_2">[Opt<text:span text:style-name="T2">ional][Default: </text:span><text:span text:style-name="T19">none</text:span><text:span text:style-name="T18">]</text:span></text:p>
      <text:p text:style-name="Text_20_body_20_indent_20_2">Provides an alternative within the switch evaluation.</text:p>
      <text:p text:style-name="Code_20_Indent_20_2">&lt;zk case="apple"/&gt;</text:p>
      <text:p text:style-name="Text_20_body_20_indent_20_2">If the value is a string starting and ending with slash, such as <text:span text:style-name="T6">/a[p]*/</text:span>, it is considered as a regular expression, which is used to match the switch condition.</text:p>
      <text:p text:style-name="Code_20_Indent_20_2">&lt;zk case="/a[a-z]*/"/&gt;</text:p>
      <text:p text:style-name="Text_20_body_20_indent_20_2">You can specify multiple cases by separating them with comma.</text:p>
      <text:p text:style-name="Code_20_Indent_20_2">&lt;zk case="apple, ${special}"/&gt;</text:p>
      <text:h text:style-name="Heading_20_4" text:outline-level="4">choose</text:h>
      <text:p text:style-name="Text_20_body_20_indent_20_2">[Opt<text:span text:style-name="T2">ional][Default: </text:span><text:span text:style-name="T19">none</text:span><text:span text:style-name="T2">]</text:span></text:p>
      <text:p text:style-name="Text_20_body_20_indent_20_2">Provide the context for mutually exclusive evaluation.</text:p>
      <text:p text:style-name="Code_20_Indent_20_2">&lt;zk choose=""&gt;</text:p>
      <text:p text:style-name="Text_20_body_20_indent_20_2">The only allowed children are the <text:span text:style-name="T6">zk</text:span> elements.</text:p>
      <text:h text:style-name="Heading_20_4" text:outline-level="4">when</text:h>
      <text:p text:style-name="Text_20_body_20_indent_20_2">[Opt<text:span text:style-name="T2">ional][Default: </text:span><text:span text:style-name="T19">none</text:span><text:span text:style-name="T18">]</text:span></text:p>
      <text:p text:style-name="Text_20_body_20_indent_20_2">Provides an alternative within the choose evaluation.</text:p>
      <text:p text:style-name="Code_20_Indent_20_2">&lt;zk when="${fruit == 'app<text:span text:style-name="T2">le'}"&gt;</text:span></text:p>
      <text:p text:style-name="Text_20_body_20_indent_20_2">It is evaluated if the condition matches.</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0">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0">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0"><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line-break/><text:span text:style-name="T17">forEach="</text:span><text:span text:style-name="T16">an-value</text:span><text:span text:style-name="T17">, ${</text:span><text:span text:style-name="T16">an-EL-expr</text:span><text:span text:style-name="T17">}"</text:span></text:p>
      <text:p text:style-name="P20">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20">Second, you can specify a list of values by separating them with comma. Then, the associated element will be evaluated repeatedly against each value in the list.</text:p>
      <text:p text:style-name="P20">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4"><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line-break/>forward="orginalEvent=targetId1/targetId2.targetEvent(eventData)"<text:line-break/>forward="originalEvent=${el-target}.targetEvent(${el-eventdata})"<text:line-break/>forward="targetEvent"</text:p>
      <text:p text:style-name="P20">It is used to forward an event, that is targeting a specific component, to another component in another event name. It is called the forward condition.</text:p>
      <text:p text:style-name="P20">The forward event is an instance of the <text:span text:style-name="T6">org.zkoss.zk.ui.event.ForwardEvent</text:span> class. you can invoke the <text:span text:style-name="T6">getOrigin</text:span> method to retrieve the original event.</text:p>
      <text:p text:style-name="P20">The original event is optional. If it is omitted, <text:span text:style-name="T6">onClick</text:span> is assumed. Similarly, the target ID is also optional. If omitted, the space owner is assumed.</text:p>
      <text:p text:style-name="P20">The data specified in the parenthesis is the application-specific data, which can be retrieved by calling the <text:span text:style-name="T6">getData</text:span> method.</text:p>
      <text:p text:style-name="Code_20_Indent">&lt;button for<text:span text:style-name="T2">ward="onCancel(abort)"/&gt;&lt;!-- "abort" is passed --&gt;</text:span></text:p>
      <text:p text:style-name="P41">&lt;button forward="onPrint(${inf})"/&gt;&lt;!-- the object returned by ${inf} is passed --&gt;</text:p>
      <text:p text:style-name="P20">If you want to forward several events, you can specify these conditions in the forward attribute by separating them with the comma (,):</text:p>
      <text:p text:style-name="P41">&lt;textbox forward="onChanging=onUpdating, onChange=some.onUpdate"/&gt;</text:p>
      <text:p text:style-name="Text_20_body_20_indent">The<text:span text:style-name="T2"> target component and the event data can be specified in EL expressions, while the event names cannot.</text:span></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5">onFulfill</text:span><text:span text:style-name="T2"> event with an instance of </text:span><text:span text:style-name="T5">org.zkoss.zk.ui.event.FulfillEvent</text:span><text:span text:style-name="T2"> to notify the component for further processing if any.</text:span></text:p>
      <text:p text:style-name="P23">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24"><text:s text:c="2"/>...</text:p>
      <text:p text:style-name="P24">&lt;/div&gt;</text:p>
      <text:h text:style-name="Heading_20_3" text:outline-level="3">The <text:span text:style-name="T6">if</text:span> Attribute</text:h>
      <text:p text:style-name="P16"><text:span text:style-name="T2">if="${</text:span><text:span text:style-name="T19">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9">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9">a-class-name</text:span><text:span text:style-name="T2">"<text:line-break/>use="${EL_returns_a_class_or_a_class_name_or_a_component}"</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p text:style-name="Text_20_body_20_indent">Not<text:span text:style-name="T2">ice that, if the expression returns a component, the component shall not belong to any page.</text:span></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0">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0"/>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0">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2"><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0">Used to define a collection of auxiliary headers (<text:span text:style-name="Source_20_Text">Auxheader</text:span>).</text:p>
      <text:p text:style-name="P20"><draw:frame draw:style-name="fr2" draw:name="graphics20" text:anchor-type="paragraph" svg:width="14.949cm" svg:height="2.54cm" draw:z-index="77"><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0"><draw:frame draw:style-name="fr2" draw:name="graphics21"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0"><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8"><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0"><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1"><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3"><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4"><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1"><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Standard"/>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5"><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p text:style-name="Standard"/>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2"><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7"><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8"><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hildren"/>Columnchildren<text:bookmark-end text:name="Columnchildren"/></text:h>
      <text:p text:style-name="P134"><text:span text:style-name="T95">Child of Columnchildren only can be </text:span><text:span text:style-name="T96">Panel</text:span><text:span text:style-name="T95">.</text:span> </text:p>
      <text:p text:style-name="Text_20_body_20_indent"><draw:frame draw:style-name="fr6" draw:name="圖形1" text:anchor-type="paragraph" svg:width="13.153cm" svg:height="7.174cm" draw:z-index="98"><draw:image xlink:href="../images/ColumnLayout.PNG" xlink:type="simple" xlink:show="embed" xlink:actuate="onLoad"/></draw:frame></text:p>
      <text:p text:style-name="P120"/>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tab/><text:tab/><text:tab/><text:tab/><text:tab/><text:tab/><text:tab/>&lt;decimalbox id="v0" value="21.2"</text:p>
      <text:p text:style-name="Code"><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74" text:outline-level="4">Class Name</text:h>
      <text:p text:style-name="P55"><text:span text:style-name="T54">org.zkoss.zkex.zul.Columnchildren</text:span></text:p>
      <text:h text:style-name="P76" text:outline-level="4">Supported Child Components</text:h>
      <text:p text:style-name="Text_20_body_20_indent_20_2"><text:a xlink:type="simple" xlink:href="#Panel"><text:span text:style-name="Source_20_Text">Panel</text:span></text:a></text:p>
      <text:h text:style-name="P76" text:outline-level="4">Supported Events<text:tab/> </text:h>
      <text:p text:style-name="P135"><text:tab/>*None</text:p>
      <text:h text:style-name="P90" text:outline-level="4">Properties</text:h>
      <text:p text:style-name="P136"><text:tab/>*None</text:p>
      <text:h text:style-name="P76" text:outline-level="4">Methods</text:h>
      <table:table table:name="Table401" table:style-name="Table401">
        <table:table-column table:style-name="Table401.A"/>
        <table:table-column table:style-name="Table401.B"/>
        <table:table-column table:style-name="Table401.C"/>
        <table:table-header-rows>
          <table:table-row>
            <table:table-cell table:style-name="Table401.A1" office:value-type="string">
              <text:p text:style-name="Table_20_Heading">Name</text:p>
            </table:table-cell>
            <table:table-cell table:style-name="Table401.A1" office:value-type="string">
              <text:p text:style-name="Table_20_Heading">Description</text:p>
            </table:table-cell>
            <table:table-cell table:style-name="Table401.C1" office:value-type="string">
              <text:p text:style-name="Table_20_Heading">Return Data Type</text:p>
            </table:table-cell>
          </table:table-row>
        </table:table-header-rows>
        <table:table-row>
          <table:table-cell table:style-name="Table401.A2" office:value-type="string">
            <text:p text:style-name="P65"><text:span text:style-name="T97">getMoldSclass() </text:span></text:p>
          </table:table-cell>
          <table:table-cell table:style-name="Table401.A2" office:value-type="string">
            <text:p text:style-name="Table_20_Contents"><text:span text:style-name="Component"/></text:p>
          </table:table-cell>
          <table:table-cell table:style-name="Table401.C2" office:value-type="string">
            <text:p text:style-name="P137"><text:span text:style-name="T98">String</text:span></text:p>
          </table:table-cell>
        </table:table-row>
        <table:table-row>
          <table:table-cell table:style-name="Table401.A2" office:value-type="string">
            <text:p text:style-name="Text_20_body"><text:span text:style-name="T74">insertBefore(org.zkoss.zk.ui.Component child, org.zkoss.zk.ui.Component insertBefore)</text:span></text:p>
          </table:table-cell>
          <table:table-cell table:style-name="Table401.A2" office:value-type="string">
            <text:p text:style-name="Table_20_Contents"/>
          </table:table-cell>
          <table:table-cell table:style-name="Table401.C2" office:value-type="string">
            <text:p text:style-name="P57">boolean</text:p>
          </table:table-cell>
        </table:table-row>
        <table:table-row>
          <table:table-cell table:style-name="Table401.A2" office:value-type="string">
            <text:p text:style-name="Text_20_body"><text:span text:style-name="T74">setParent(org.zkoss.zk.ui.Component parent)</text:span></text:p>
          </table:table-cell>
          <table:table-cell table:style-name="Table401.A2" office:value-type="string">
            <text:p text:style-name="Text_20_body"/>
          </table:table-cell>
          <table:table-cell table:style-name="Table401.C2" office:value-type="string">
            <text:p text:style-name="P137"><text:span text:style-name="Source_20_Text">void</text:span></text:p>
          </table:table-cell>
        </table:table-row>
      </table:table>
      <text:p text:style-name="Text_20_body"/>
      <text:h text:style-name="P76" text:outline-level="4">Inherited From </text:h>
      <table:table table:name="Table402" table:style-name="Table402">
        <table:table-column table:style-name="Table402.A"/>
        <table:table-header-rows>
          <table:table-row>
            <table:table-cell table:style-name="Table402.A1" office:value-type="string">
              <text:p text:style-name="P64">Inherited From</text:p>
            </table:table-cell>
          </table:table-row>
        </table:table-header-rows>
        <table:table-row table:style-name="Table402.2">
          <table:table-cell table:style-name="Table402.A2" office:value-type="string">
            <text:p text:style-name="P87"><text:a xlink:type="simple" xlink:href="#XulElement">org.zkoss.zul.impl.XulElement</text:a></text:p>
          </table:table-cell>
        </table:table-row>
        <table:table-row table:style-name="Table402.2">
          <table:table-cell table:style-name="Table402.A2" office:value-type="string">
            <text:p text:style-name="P87"><text:s/><text:a xlink:type="simple" xlink:href="#HtmlBasedComponent">org.zkoss.zk.ui.HtmlBasedComponent</text:a> </text:p>
          </table:table-cell>
        </table:table-row>
        <table:table-row table:style-name="Table402.2">
          <table:table-cell table:style-name="Table402.A2" office:value-type="string">
            <text:p text:style-name="P87"><text:s/><text:a xlink:type="simple" xlink:href="#AbstractComponent">org.zkoss.zk.ui.AbstractComponent </text:a></text:p>
          </table:table-cell>
        </table:table-row>
      </table:table>
      <text:p text:style-name="Text_20_body"/>
      <text:h text:style-name="P138" text:outline-level="3"/>
      <text:h text:style-name="Heading_20_3" text:outline-level="3">Columnlayout</text:h>
      <text:p text:style-name="Text_20_body_20_indent"><text:span text:style-name="T99">A </text:span><text:span text:style-name="T100">columnlayout</text:span><text:span text:style-name="T99"> lays out a container which can have multiple columns, and each column may contain one or more panel.<text:line-break/>Use </text:span><text:span text:style-name="T100">Columnlayout </text:span><text:span text:style-name="T99">need assign width (either present or pixel) on every </text:span><text:span text:style-name="T100">Columnchildren</text:span><text:span text:style-name="T99">, or we cannot make sure about layout look.</text:span><text:span text:style-name="T101"> </text:span></text:p>
      <text:p text:style-name="P120"><draw:frame draw:style-name="fr6" draw:name="graphics39" text:anchor-type="paragraph" svg:width="13.153cm" svg:height="6.888cm" draw:z-index="97"><draw:image xlink:href="../images/ColumnLayout.PNG" xlink:type="simple" xlink:show="embed" xlink:actuate="onLoad"/></draw:frame></text:p>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tab/><text:tab/><text:tab/><text:tab/><text:tab/><text:tab/><text:tab/>&lt;decimalbox id="v0" value="21.2"</text:p>
      <text:p text:style-name="Code"><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74" text:outline-level="4">Class Name</text:h>
      <text:p text:style-name="P55"><text:span text:style-name="T54">org.zkoss.zkex.zul.Columnlayout</text:span></text:p>
      <text:h text:style-name="P76" text:outline-level="4">Supported Child Components</text:h>
      <text:p text:style-name="Text_20_body_20_indent_20_2"><text:a xlink:type="simple" xlink:href="#Columnchildren"><text:span text:style-name="Source_20_Text">Columnchildern</text:span></text:a></text:p>
      <text:h text:style-name="P76" text:outline-level="4">Supported Events</text:h>
      <text:p text:style-name="P121"><text:tab/><text:span text:style-name="T65">*None</text:span></text:p>
      <text:h text:style-name="P90" text:outline-level="4">Properties</text:h>
      <text:p text:style-name="P122"><text:tab/><text:span text:style-name="T84">*None</text:span></text:p>
      <text:h text:style-name="P76" text:outline-level="4">Methods</text:h>
      <table:table table:name="Table399" table:style-name="Table399">
        <table:table-column table:style-name="Table399.A"/>
        <table:table-column table:style-name="Table399.B"/>
        <table:table-column table:style-name="Table399.C"/>
        <table:table-header-rows>
          <table:table-row>
            <table:table-cell table:style-name="Table399.A1" office:value-type="string">
              <text:p text:style-name="Table_20_Heading">Name</text:p>
            </table:table-cell>
            <table:table-cell table:style-name="Table399.A1" office:value-type="string">
              <text:p text:style-name="Table_20_Heading">Description</text:p>
            </table:table-cell>
            <table:table-cell table:style-name="Table399.C1" office:value-type="string">
              <text:p text:style-name="Table_20_Heading">Return Data Type</text:p>
            </table:table-cell>
          </table:table-row>
        </table:table-header-rows>
        <table:table-row>
          <table:table-cell table:style-name="Table399.A2" office:value-type="string">
            <text:p text:style-name="P65"><text:span text:style-name="T97">getMoldSclass() </text:span></text:p>
          </table:table-cell>
          <table:table-cell table:style-name="Table399.A2" office:value-type="string">
            <text:p text:style-name="Table_20_Contents"><text:span text:style-name="Component"/></text:p>
          </table:table-cell>
          <table:table-cell table:style-name="Table399.C2" office:value-type="string">
            <text:p text:style-name="P137"><text:span text:style-name="T98">String</text:span></text:p>
          </table:table-cell>
        </table:table-row>
        <table:table-row>
          <table:table-cell table:style-name="Table399.A2" office:value-type="string">
            <text:p text:style-name="Text_20_body"><text:span text:style-name="T74">insertBefore(org.zkoss.zk.ui.Component child, org.zkoss.zk.ui.Component insertBefore)</text:span></text:p>
          </table:table-cell>
          <table:table-cell table:style-name="Table399.A2" office:value-type="string">
            <text:p text:style-name="Table_20_Contents"/>
          </table:table-cell>
          <table:table-cell table:style-name="Table399.C2" office:value-type="string">
            <text:p text:style-name="P57">boolean</text:p>
          </table:table-cell>
        </table:table-row>
        <table:table-row>
          <table:table-cell table:style-name="Table399.A2" office:value-type="string">
            <text:p text:style-name="Text_20_body"><text:span text:style-name="T74">setParent(org.zkoss.zk.ui.Component parent)</text:span></text:p>
          </table:table-cell>
          <table:table-cell table:style-name="Table399.A2" office:value-type="string">
            <text:p text:style-name="Text_20_body"/>
          </table:table-cell>
          <table:table-cell table:style-name="Table399.C2" office:value-type="string">
            <text:p text:style-name="P137"><text:span text:style-name="Source_20_Text">void</text:span></text:p>
          </table:table-cell>
        </table:table-row>
      </table:table>
      <text:p text:style-name="Standard"/>
      <text:h text:style-name="P76" text:outline-level="4">Inherited From </text:h>
      <table:table table:name="Table400" table:style-name="Table400">
        <table:table-column table:style-name="Table400.A"/>
        <table:table-header-rows>
          <table:table-row>
            <table:table-cell table:style-name="Table400.A1" office:value-type="string">
              <text:p text:style-name="P64">Inherited From</text:p>
            </table:table-cell>
          </table:table-row>
        </table:table-header-rows>
        <table:table-row table:style-name="Table400.2">
          <table:table-cell table:style-name="Table400.A2" office:value-type="string">
            <text:p text:style-name="P87"><text:a xlink:type="simple" xlink:href="#XulElement">org.zkoss.zul.impl.XulElement</text:a></text:p>
          </table:table-cell>
        </table:table-row>
        <table:table-row table:style-name="Table400.2">
          <table:table-cell table:style-name="Table400.A2" office:value-type="string">
            <text:p text:style-name="P87"><text:s/><text:a xlink:type="simple" xlink:href="#HtmlBasedComponent">org.zkoss.zk.ui.HtmlBasedComponent</text:a> </text:p>
          </table:table-cell>
        </table:table-row>
        <table:table-row table:style-name="Table400.2">
          <table:table-cell table:style-name="Table400.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102">Notifies the parent of a group of headers that the widths</text:span></text:p>
            <text:p text:style-name="P139">of two of its children are changed by the user.</text:p>
          </table:table-cell>
        </table:table-row>
      </table:table>
      <text:h text:style-name="P82" text:outline-level="4">Properties</text:h>
      <text:p text:style-name="P55"><text:s/><text:span text:style-name="T103">*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0"><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102">Denotes the content of an input component has been</text:span></text:p>
            <text:p text:style-name="P140"><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102">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41"><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102">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104">Denotes user has opened or closed a component. Note:</text:span></text:p>
            <text:p text:style-name="P142">unlike <text:span text:style-name="Source_20_Text">onClose</text:span>, this event is only a notification. The</text:p>
            <text:p text:style-name="P142">client sends this event after opening or closing the</text:p>
            <text:p text:style-name="P142">component.</text:p>
            <text:p text:style-name="P142">It is useful to implement <text:span text:style-name="T105">load-on-demand </text:span>by listening to</text:p>
            <text:p text:style-name="P142">the <text:span text:style-name="Source_20_Text">onOpen</text:span><text:span text:style-name="T81"> </text:span>event, and creating components when the</text:p>
            <text:p text:style-name="P139">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43"><text:span text:style-name="T106">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44"><text:span text:style-name="T107">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43"><text:span text:style-name="T108">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9">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10">omboitem</text:span></text:p>
      <text:h text:style-name="P76" text:outline-level="4">Supported Child Components</text:h>
      <text:p text:style-name="Text_20_body_20_indent_20_2">*NONE</text:p>
      <text:h text:style-name="P76" text:outline-level="4">Supported Events</text:h>
      <text:p text:style-name="P145">*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6"><text:span text:style-name="T103">An edit box for holding a date. <text:s/>After click on the calender, a </text:span><text:span text:style-name="T58">calender</text:span><text:span text:style-name="T103"> will pop-up for inputting date.</text:span></text:p>
      <text:p text:style-name="P146"><text:span text:style-name="T103">Mouseless Entry </text:span><text:span text:style-name="T58">datebox</text:span></text:p>
      <text:p text:style-name="P146"><text:span text:style-name="T103">• Alt+DOWN to pop up the </text:span><text:span text:style-name="T58">calendar.</text:span></text:p>
      <text:p text:style-name="P146"><text:span text:style-name="T103">• LEFT, RIGHT, UP and DOWN to change the selected day from the </text:span><text:span text:style-name="T58">calendar.</text:span></text:p>
      <text:p text:style-name="P146"><text:span text:style-name="T103">• ENTER to activate the selection by copying the selected day to the </text:span><text:span text:style-name="T58">datebox</text:span><text:span text:style-name="T103"> control.</text:span></text:p>
      <text:p text:style-name="P146"><text:span text:style-name="T103">• Alt+UP or ESC to give up the selection and close the </text:span><text:span text:style-name="T58">calendar</text:span><text:span text:style-name="T103">.</text:span></text:p>
      <text:p text:style-name="P93"><draw:frame draw:style-name="fr2" draw:name="graphics111" text:anchor-type="paragraph" svg:width="5.265cm" svg:height="4.471cm" draw:z-index="12"><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7">*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11">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8">Inherited From</text:p>
            </table:table-cell>
          </table:table-row>
        </table:table-header-rows>
        <table:table-row>
          <table:table-cell table:style-name="Table79.A2" office:value-type="string">
            <text:p text:style-name="P149"><text:a xlink:type="simple" xlink:href="#FormatInputElement"><text:span text:style-name="T112">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tail"/>Detail<text:bookmark-end text:name="Detail"/></text:h>
      <text:p text:style-name="P54">The detail component is used to display a detailed section where a master row and </text:p>
      <text:p text:style-name="P150">multiple detail rows are on the same row. <text:s/></text:p>
      <text:p text:style-name="P54"/>
      <text:p text:style-name="P54"><draw:frame draw:style-name="fr6" draw:name="graphics38" text:anchor-type="paragraph" svg:width="16.769cm" svg:height="7.729cm" draw:z-index="96"><draw:image xlink:href="../images/detail.png" xlink:type="simple" xlink:show="embed" xlink:actuate="onLoad"/></draw:frame></text:p>
      <text:p text:style-name="Code_20_Indent_20_2">&lt;?xml version="1.0" encoding="UTF-8"?&gt;</text:p>
      <text:p text:style-name="Code_20_Indent_20_2">&lt;zk&gt;</text:p>
      <text:p text:style-name="Code_20_Indent_20_2"><text:tab/>Please open/close the +/- button, and the layout of this page shows properly.</text:p>
      <text:p text:style-name="Code_20_Indent_20_2"><text:tab/>&lt;grid fixedLayout="true" width="600px"&gt;</text:p>
      <text:p text:style-name="Code_20_Indent_20_2"><text:tab/><text:tab/>&lt;columns&gt;</text:p>
      <text:p text:style-name="Code_20_Indent_20_2"><text:tab/><text:tab/><text:tab/>&lt;column width="25px" /&gt;</text:p>
      <text:p text:style-name="Code_20_Indent_20_2"><text:tab/><text:tab/><text:tab/>&lt;column&gt;Product Name&lt;/column&gt;</text:p>
      <text:p text:style-name="Code_20_Indent_20_2"><text:tab/><text:tab/><text:tab/>&lt;column&gt;Price&lt;/column&gt;</text:p>
      <text:p text:style-name="Code_20_Indent_20_2"><text:tab/><text:tab/><text:tab/>&lt;column&gt;Item location&lt;/column&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detail&gt;</text:p>
      <text:p text:style-name="Code_20_Indent_20_2"><text:tab/><text:tab/><text:tab/><text:tab/><text:tab/><text:tab/>&lt;hbox&gt;<text:tab/><text:tab/><text:tab/><text:tab/><text:tab/></text:p>
      <text:p text:style-name="Code_20_Indent_20_2"><text:tab/><text:tab/><text:tab/><text:tab/><text:tab/><text:tab/>&lt;image width="200px" height="200px" src="/img/icon_update.png"/&gt;</text:p>
      <text:p text:style-name="Code_20_Indent_20_2"><text:tab/><text:tab/><text:tab/><text:tab/><text:tab/><text:tab/>&lt;vbox&gt;</text:p>
      <text:p text:style-name="Code_20_Indent_20_2"><text:tab/><text:tab/><text:tab/><text:tab/><text:tab/><text:tab/>&lt;label value="Item Specifics - Item Condition<text:tab/>"</text:p>
      <text:p text:style-name="Code_20_Indent_20_2"><text:tab/><text:tab/><text:tab/><text:tab/><text:tab/><text:tab/><text:tab/><text:tab/>style="font-weight:bold;font-style: italic;" /&gt;</text:p>
      <text:p text:style-name="Code_20_Indent_20_2"><text:tab/><text:tab/><text:tab/><text:tab/><text:tab/><text:tab/>&lt;hbox&gt;</text:p>
      <text:p text:style-name="Code_20_Indent_20_2"><text:tab/><text:tab/><text:tab/><text:tab/><text:tab/><text:tab/><text:tab/>&lt;label value="Condition:" /&gt;</text:p>
      <text:p text:style-name="Code_20_Indent_20_2"><text:tab/><text:tab/><text:tab/><text:tab/><text:tab/><text:tab/><text:tab/>&lt;label value="Used"</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Brand:" /&gt;</text:p>
      <text:p text:style-name="Code_20_Indent_20_2"><text:tab/><text:tab/><text:tab/><text:tab/><text:tab/><text:tab/><text:tab/>&lt;label value="Apple"</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Technology:" /&gt;</text:p>
      <text:p text:style-name="Code_20_Indent_20_2"><text:tab/><text:tab/><text:tab/><text:tab/><text:tab/><text:tab/><text:tab/>&lt;label value="DVI"</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Monitor Type:" /&gt;</text:p>
      <text:p text:style-name="Code_20_Indent_20_2"><text:tab/><text:tab/><text:tab/><text:tab/><text:tab/><text:tab/><text:tab/>&lt;label value="LCD/Flat Panel"</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vbox&gt;</text:p>
      <text:p text:style-name="Code_20_Indent_20_2"><text:tab/><text:tab/><text:tab/><text:tab/><text:tab/>&lt;/hbox&gt;</text:p>
      <text:p text:style-name="Code_20_Indent_20_2"><text:tab/><text:tab/><text:tab/><text:tab/>&lt;/detail&gt;</text:p>
      <text:p text:style-name="Code_20_Indent_20_2"><text:tab/><text:tab/><text:tab/><text:tab/>&lt;label value="Apple 20-inch Aluminum Cinema Display M9177/A" /&gt;</text:p>
      <text:p text:style-name="Code_20_Indent_20_2"><text:tab/><text:tab/><text:tab/><text:tab/>&lt;label style="color:green;float:right;" value="US $202.50" /&gt;</text:p>
      <text:p text:style-name="Code_20_Indent_20_2"><text:tab/><text:tab/><text:tab/><text:tab/>&lt;label value="tulsa, ok, United States" /&gt;</text:p>
      <text:p text:style-name="Code_20_Indent_20_2"><text:tab/><text:tab/><text:tab/>&lt;/row&gt;</text:p>
      <text:p text:style-name="Code_20_Indent_20_2"><text:tab/><text:tab/>&lt;/rows&gt;</text:p>
      <text:p text:style-name="Code_20_Indent_20_2"><text:tab/>&lt;/grid&gt;</text:p>
      <text:p text:style-name="Code_20_Indent_20_2">&lt;/zk&gt;</text:p>
      <text:h text:style-name="P74" text:outline-level="4">Class Name</text:h>
      <text:p text:style-name="Standard"><text:span text:style-name="T31">org.zkoss.zul.Detail</text:span></text:p>
      <text:h text:style-name="P76" text:outline-level="4">Supported Child Components</text:h>
      <text:p text:style-name="Text_20_body_20_indent_20_2">*ALL</text:p>
      <text:h text:style-name="P76" text:outline-level="4">Supported Events</text:h>
      <text:h text:style-name="P96" text:outline-level="4"/>
      <table:table table:name="Table395" table:style-name="Table395">
        <table:table-column table:style-name="Table395.A"/>
        <table:table-column table:style-name="Table395.B"/>
        <table:table-header-rows>
          <table:table-row>
            <table:table-cell table:style-name="Table395.A1" office:value-type="string">
              <text:p text:style-name="P64">Name</text:p>
            </table:table-cell>
            <table:table-cell table:style-name="Table395.B1" office:value-type="string">
              <text:p text:style-name="P64">Event Type</text:p>
            </table:table-cell>
          </table:table-row>
        </table:table-header-rows>
      </table:table>
      <text:h text:style-name="P82" text:outline-level="4">Properties</text:h>
      <table:table table:name="Table396" table:style-name="Table396">
        <table:table-column table:style-name="Table396.A"/>
        <table:table-column table:style-name="Table396.B"/>
        <table:table-column table:style-name="Table396.C"/>
        <table:table-column table:style-name="Table396.D"/>
        <table:table-header-rows>
          <table:table-row>
            <table:table-cell table:style-name="Table396.A1" office:value-type="string">
              <text:p text:style-name="P56">Property</text:p>
            </table:table-cell>
            <table:table-cell table:style-name="Table396.A1" office:value-type="string">
              <text:p text:style-name="P56">Description</text:p>
            </table:table-cell>
            <table:table-cell table:style-name="Table396.A1" office:value-type="string">
              <text:p text:style-name="P56">Data Type</text:p>
            </table:table-cell>
            <table:table-cell table:style-name="Table396.D1" office:value-type="string">
              <text:p text:style-name="P56">Default Value</text:p>
            </table:table-cell>
          </table:table-row>
        </table:table-header-rows>
        <table:table-row>
          <table:table-cell table:style-name="Table396.A2" office:value-type="string">
            <text:p text:style-name="P151"><text:span text:style-name="T113">contentStyle</text:span></text:p>
          </table:table-cell>
          <table:table-cell table:style-name="Table396.A2" office:value-type="string">
            <text:p text:style-name="P69"><text:span text:style-name="T85">Sets the CSS style for the content block of the window.</text:span></text:p>
          </table:table-cell>
          <table:table-cell table:style-name="Table396.A2" office:value-type="string">
            <text:p text:style-name="P57"><text:span text:style-name="T85">jave.lang.String </text:span></text:p>
          </table:table-cell>
          <table:table-cell table:style-name="Table396.D2" office:value-type="string">
            <text:p text:style-name="P59"><text:span text:style-name="T34"/></text:p>
          </table:table-cell>
        </table:table-row>
        <table:table-row>
          <table:table-cell table:style-name="Table396.A2" office:value-type="string">
            <text:p text:style-name="P57"><text:span text:style-name="T85">image</text:span></text:p>
          </table:table-cell>
          <table:table-cell table:style-name="Table396.A2" office:value-type="string">
            <text:p text:style-name="P69"><text:span text:style-name="T32">Sets the URI of the button image. </text:span></text:p>
          </table:table-cell>
          <table:table-cell table:style-name="Table396.A2" office:value-type="string">
            <text:p text:style-name="P57"><text:span text:style-name="T85">jave.lang.String </text:span></text:p>
          </table:table-cell>
          <table:table-cell table:style-name="Table396.D2" office:value-type="string">
            <text:p text:style-name="P59"><text:span text:style-name="T34"/></text:p>
          </table:table-cell>
        </table:table-row>
        <table:table-row>
          <table:table-cell table:style-name="Table396.A2" office:value-type="string">
            <text:p text:style-name="P57"><text:span text:style-name="T32">open</text:span></text:p>
          </table:table-cell>
          <table:table-cell table:style-name="Table396.A2" office:value-type="string">
            <text:p text:style-name="P152">Sets whether the detail is open.</text:p>
          </table:table-cell>
          <table:table-cell table:style-name="Table396.A2" office:value-type="string">
            <text:p text:style-name="Standard"><text:span text:style-name="T32">boolean</text:span></text:p>
          </table:table-cell>
          <table:table-cell table:style-name="Table396.D2" office:value-type="string">
            <text:p text:style-name="P57"><text:span text:style-name="T32"/></text:p>
          </table:table-cell>
        </table:table-row>
      </table:table>
      <text:p text:style-name="P153"/>
      <text:h text:style-name="P76" text:outline-level="4">Methods</text:h>
      <table:table table:name="Table397" table:style-name="Table397">
        <table:table-column table:style-name="Table397.A"/>
        <table:table-column table:style-name="Table397.B"/>
        <table:table-column table:style-name="Table397.C"/>
        <table:table-header-rows>
          <table:table-row>
            <table:table-cell table:style-name="Table397.A1" office:value-type="string">
              <text:p text:style-name="Table_20_Heading">Name</text:p>
            </table:table-cell>
            <table:table-cell table:style-name="Table397.A1" office:value-type="string">
              <text:p text:style-name="Table_20_Heading">Description</text:p>
            </table:table-cell>
            <table:table-cell table:style-name="Table397.C1" office:value-type="string">
              <text:p text:style-name="Table_20_Heading">Return Data Type</text:p>
            </table:table-cell>
          </table:table-row>
        </table:table-header-rows>
      </table:table>
      <text:h text:style-name="Heading_20_4" text:outline-level="4"/>
      <text:h text:style-name="P76" text:outline-level="4">Inherited From </text:h>
      <table:table table:name="Table398" table:style-name="Table398">
        <table:table-column table:style-name="Table398.A"/>
        <table:table-header-rows>
          <table:table-row>
            <table:table-cell table:style-name="Table398.A1" office:value-type="string">
              <text:p text:style-name="P64">Inherited From</text:p>
            </table:table-cell>
          </table:table-row>
        </table:table-header-rows>
        <table:table-row>
          <table:table-cell table:style-name="Table398.A2" office:value-type="string">
            <text:p text:style-name="P87"><text:a xlink:type="simple" xlink:href="#HeadersElement">org.zkoss.zul.impl.HeadersElement</text:a></text:p>
          </table:table-cell>
        </table:table-row>
        <table:table-row>
          <table:table-cell table:style-name="Table398.A2" office:value-type="string">
            <text:p text:style-name="P87"><text:a xlink:type="simple" xlink:href="#XulElement">org.zkoss.zul.impl.XulElement</text:a></text:p>
          </table:table-cell>
        </table:table-row>
      </table:table>
      <text:p text:style-name="Text_20_body"/>
      <text:p text:style-name="P68"/>
      <text:h text:style-name="Heading_20_3" text:outline-level="3"><text:bookmark-start text:name="Decimalbox"/>D<text:bookmark-end text:name="Decimalbox"/>oublebox</text:h>
      <text:p text:style-name="P154">An edit box for holding an float point value (double).</text:p>
      <text:p text:style-name="P93"><draw:frame draw:style-name="fr2" draw:name="graphics112" text:anchor-type="paragraph" svg:width="2.937cm" svg:height="0.9cm" draw:z-index="72"><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55"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55"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11">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9"><text:a xlink:type="simple" xlink:href="#NumberInputElement"><text:span text:style-name="T112">org.zkoss.zul.impl.NumberInputElement</text:span></text:a></text:p>
          </table:table-cell>
        </table:table-row>
        <table:table-row>
          <table:table-cell table:style-name="Table83.A2" office:value-type="string">
            <text:p text:style-name="P149"><text:a xlink:type="simple" xlink:href="#FormatInputElement"><text:span text:style-name="T112">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p text:style-name="Standard"/>
      <text:p text:style-name="P68"/>
      <text:h text:style-name="Heading_20_3" text:outline-level="3">Div</text:h>
      <text:p text:style-name="P146"><text:span text:style-name="T103">The same as </text:span><text:span text:style-name="T58">HTML DIV </text:span><text:span text:style-name="T103">tag.</text:span></text:p>
      <text:p text:style-name="P146"><text:span text:style-name="T103">An extension. It has the same effect as</text:span><text:span text:style-name="T58"> &lt;h:div xmlns:h="http://www.w3.org/1999/xhtml"&gt;</text:span><text:span text:style-name="T103">. Note: a Window without title and caption has the same visual effect as </text:span><text:span text:style-name="T58">Div</text:span><text:span text:style-name="T103">, but </text:span><text:span text:style-name="T58">Div</text:span><text:span text:style-name="T103"> doesn't implement </text:span><text:span text:style-name="T58">IdSpace</text:span><text:span text:style-name="T103">. In other words, </text:span><text:span text:style-name="T58">Div</text:span><text:span text:style-name="T103"> won't affect the uniqueness of identifiers. </text:span></text:p>
      <text:p text:style-name="P93"><draw:frame draw:style-name="fr6" draw:name="graphics113" text:anchor-type="paragraph" svg:width="8.202cm" svg:height="1.535cm" draw:z-index="13"><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7">*All</text:p>
      <text:h text:style-name="Heading_20_4" text:outline-level="4">Supported Events</text:h>
      <text:p text:style-name="P156">*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57"><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14">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p text:style-name="Standard"/>
      <text:p text:style-name="P68"/>
      <text:h text:style-name="P48" text:outline-level="3">Fisheyebar</text:h>
      <text:p text:style-name="P54">A fisheye bar is a bar of fisheye that is a menu similar to the fish eye menu on the Mac OS.</text:p>
      <text:p text:style-name="P54"/>
      <text:p text:style-name="P54"><draw:frame draw:style-name="fr6" draw:name="graphics37" text:anchor-type="paragraph" svg:width="14.884cm" svg:height="5.239cm" draw:z-index="95"><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lt;/window&gt;</text:p>
      <text:h text:style-name="P74" text:outline-level="4">Class Name</text:h>
      <text:p text:style-name="Standard"><text:span text:style-name="T31">org.zkoss.zkex.zul.Fisheyebar</text:span></text:p>
      <text:h text:style-name="P76" text:outline-level="4">Supported Child Components</text:h>
      <text:p text:style-name="Text_20_body_20_indent_20_2">*org.zkoss.zzulkex..fisheye</text:p>
      <text:h text:style-name="P76" text:outline-level="4">Supported Events</text:h>
      <text:h text:style-name="P96" text:outline-level="4"/>
      <table:table table:name="Table391" table:style-name="Table391">
        <table:table-column table:style-name="Table391.A"/>
        <table:table-column table:style-name="Table391.B"/>
        <table:table-header-rows>
          <table:table-row>
            <table:table-cell table:style-name="Table391.A1" office:value-type="string">
              <text:p text:style-name="P64">Name</text:p>
            </table:table-cell>
            <table:table-cell table:style-name="Table391.B1" office:value-type="string">
              <text:p text:style-name="P64">Event Type</text:p>
            </table:table-cell>
          </table:table-row>
        </table:table-header-rows>
      </table:table>
      <text:h text:style-name="P82" text:outline-level="4">Properties</text:h>
      <table:table table:name="Table392" table:style-name="Table392">
        <table:table-column table:style-name="Table392.A"/>
        <table:table-column table:style-name="Table392.B"/>
        <table:table-column table:style-name="Table392.C"/>
        <table:table-column table:style-name="Table392.D"/>
        <table:table-header-rows>
          <table:table-row>
            <table:table-cell table:style-name="Table392.A1" office:value-type="string">
              <text:p text:style-name="P56">Property</text:p>
            </table:table-cell>
            <table:table-cell table:style-name="Table392.A1" office:value-type="string">
              <text:p text:style-name="P56">Description</text:p>
            </table:table-cell>
            <table:table-cell table:style-name="Table392.A1" office:value-type="string">
              <text:p text:style-name="P56">Data Type</text:p>
            </table:table-cell>
            <table:table-cell table:style-name="Table392.D1" office:value-type="string">
              <text:p text:style-name="P56">Default Value</text:p>
            </table:table-cell>
          </table:table-row>
        </table:table-header-rows>
        <table:table-row>
          <table:table-cell table:style-name="Table392.A2" office:value-type="string">
            <text:p text:style-name="P151"><text:span text:style-name="T113">orient</text:span></text:p>
          </table:table-cell>
          <table:table-cell table:style-name="Table392.A2" office:value-type="string">
            <text:p text:style-name="P69"><text:span text:style-name="T85">Sets the orientation of fisheye.</text:span></text:p>
            <text:p text:style-name="P69"><text:span text:style-name="T115">Value: </text:span><text:span text:style-name="T116">horizontal</text:span><text:span text:style-name="T117">|vertical</text:span></text:p>
          </table:table-cell>
          <table:table-cell table:style-name="Table392.A2" office:value-type="string">
            <text:p text:style-name="P57"><text:span text:style-name="T85">jave.lang.String </text:span></text:p>
          </table:table-cell>
          <table:table-cell table:style-name="Table392.D2" office:value-type="string">
            <text:p text:style-name="P59"><text:span text:style-name="T34">horizontal</text:span></text:p>
          </table:table-cell>
        </table:table-row>
        <table:table-row>
          <table:table-cell table:style-name="Table392.A2" office:value-type="string">
            <text:p text:style-name="P57"><text:span text:style-name="T85">attachEdge</text:span></text:p>
          </table:table-cell>
          <table:table-cell table:style-name="Table392.A2" office:value-type="string">
            <text:p text:style-name="P69"><text:span text:style-name="T32">Returns the attach edge.</text:span></text:p>
            <text:p text:style-name="P69"><text:span text:style-name="T115">Value: </text:span><text:span text:style-name="T116">center</text:span><text:span text:style-name="T117">|left|right|top|bottom</text:span><text:span text:style-name="T32"> </text:span></text:p>
          </table:table-cell>
          <table:table-cell table:style-name="Table392.A2" office:value-type="string">
            <text:p text:style-name="P57"><text:span text:style-name="T85">jave.lang.String </text:span></text:p>
          </table:table-cell>
          <table:table-cell table:style-name="Table392.D2" office:value-type="string">
            <text:p text:style-name="P59"><text:span text:style-name="T34">center</text:span></text:p>
          </table:table-cell>
        </table:table-row>
        <table:table-row>
          <table:table-cell table:style-name="Table392.A2" office:value-type="string">
            <text:p text:style-name="P57"><text:span text:style-name="T32">labelEdge</text:span></text:p>
          </table:table-cell>
          <table:table-cell table:style-name="Table392.A2" office:value-type="string">
            <text:p text:style-name="P132">Returns the label edge. </text:p>
            <text:p text:style-name="P133"><text:span text:style-name="T93">Value: </text:span><text:span text:style-name="T116">center</text:span><text:span text:style-name="T94">|left|right|top|bottom</text:span></text:p>
          </table:table-cell>
          <table:table-cell table:style-name="Table392.A2" office:value-type="string">
            <text:p text:style-name="Standard"><text:span text:style-name="T32">java.lang.String</text:span></text:p>
          </table:table-cell>
          <table:table-cell table:style-name="Table392.D2" office:value-type="string">
            <text:p text:style-name="P57"><text:span text:style-name="T32">bottom</text:span></text:p>
          </table:table-cell>
        </table:table-row>
      </table:table>
      <text:p text:style-name="P153"/>
      <text:h text:style-name="P76" text:outline-level="4">Methods</text:h>
      <table:table table:name="Table393" table:style-name="Table393">
        <table:table-column table:style-name="Table393.A"/>
        <table:table-column table:style-name="Table393.B"/>
        <table:table-column table:style-name="Table393.C"/>
        <table:table-header-rows>
          <table:table-row>
            <table:table-cell table:style-name="Table393.A1" office:value-type="string">
              <text:p text:style-name="Table_20_Heading">Name</text:p>
            </table:table-cell>
            <table:table-cell table:style-name="Table393.A1" office:value-type="string">
              <text:p text:style-name="Table_20_Heading">Description</text:p>
            </table:table-cell>
            <table:table-cell table:style-name="Table393.C1" office:value-type="string">
              <text:p text:style-name="Table_20_Heading">Return Data Type</text:p>
            </table:table-cell>
          </table:table-row>
        </table:table-header-rows>
      </table:table>
      <text:h text:style-name="Heading_20_4" text:outline-level="4"/>
      <text:h text:style-name="P76" text:outline-level="4">Inherited From </text:h>
      <table:table table:name="Table394" table:style-name="Table394">
        <table:table-column table:style-name="Table394.A"/>
        <table:table-header-rows>
          <table:table-row>
            <table:table-cell table:style-name="Table394.A1" office:value-type="string">
              <text:p text:style-name="P64">Inherited From</text:p>
            </table:table-cell>
          </table:table-row>
        </table:table-header-rows>
        <table:table-row>
          <table:table-cell table:style-name="Table394.A2" office:value-type="string">
            <text:p text:style-name="P87"><text:a xlink:type="simple" xlink:href="#HeadersElement">org.zkoss.zul.impl.HeadersElement</text:a></text:p>
          </table:table-cell>
        </table:table-row>
        <table:table-row>
          <table:table-cell table:style-name="Table394.A2" office:value-type="string">
            <text:p text:style-name="P87"><text:a xlink:type="simple" xlink:href="#XulElement">org.zkoss.zul.impl.XulElement</text:a></text:p>
          </table:table-cell>
        </table:table-row>
      </table:table>
      <text:p text:style-name="Text_20_body"/>
      <text:p text:style-name="P68"/>
      <text:h text:style-name="Heading_20_3" text:outline-level="3"><text:bookmark-start text:name="Fisheye"/>Fisheye<text:bookmark-end text:name="Fisheye"/></text:h>
      <text:p text:style-name="P54"><text:s/>A fisheye item.</text:p>
      <text:p text:style-name="P54"/>
      <text:p text:style-name="P54"><draw:frame draw:style-name="fr6" draw:name="graphics44" text:anchor-type="paragraph" svg:width="14.884cm" svg:height="5.239cm" draw:z-index="102"><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lt;/window&gt;</text:p>
      <text:h text:style-name="P74" text:outline-level="4">Class Name</text:h>
      <text:p text:style-name="Standard"><text:span text:style-name="T31">org.zkoss.zkex.zul.Fisheye</text:span></text:p>
      <text:h text:style-name="P76" text:outline-level="4">Supported Child Components</text:h>
      <text:p text:style-name="Text_20_body_20_indent_20_2">*None</text:p>
      <text:h text:style-name="P76" text:outline-level="4">Supported Events</text:h>
      <text:h text:style-name="P96" text:outline-level="4"/>
      <table:table table:name="Table411" table:style-name="Table411">
        <table:table-column table:style-name="Table411.A"/>
        <table:table-column table:style-name="Table411.B"/>
        <table:table-header-rows>
          <table:table-row>
            <table:table-cell table:style-name="Table411.A1" office:value-type="string">
              <text:p text:style-name="P64">Name</text:p>
            </table:table-cell>
            <table:table-cell table:style-name="Table411.B1" office:value-type="string">
              <text:p text:style-name="P64">Event Type</text:p>
            </table:table-cell>
          </table:table-row>
        </table:table-header-rows>
      </table:table>
      <text:h text:style-name="P82" text:outline-level="4">Properties</text:h>
      <table:table table:name="Table412" table:style-name="Table412">
        <table:table-column table:style-name="Table412.A"/>
        <table:table-column table:style-name="Table412.B"/>
        <table:table-column table:style-name="Table412.C"/>
        <table:table-column table:style-name="Table412.D"/>
        <table:table-header-rows>
          <table:table-row>
            <table:table-cell table:style-name="Table412.A1" office:value-type="string">
              <text:p text:style-name="P56">Property</text:p>
            </table:table-cell>
            <table:table-cell table:style-name="Table412.A1" office:value-type="string">
              <text:p text:style-name="P56">Description</text:p>
            </table:table-cell>
            <table:table-cell table:style-name="Table412.A1" office:value-type="string">
              <text:p text:style-name="P56">Data Type</text:p>
            </table:table-cell>
            <table:table-cell table:style-name="Table412.D1" office:value-type="string">
              <text:p text:style-name="P56">Default Value</text:p>
            </table:table-cell>
          </table:table-row>
        </table:table-header-rows>
        <table:table-row>
          <table:table-cell table:style-name="Table412.A2" office:value-type="string">
            <text:p text:style-name="P151"><text:span text:style-name="T113">label</text:span></text:p>
          </table:table-cell>
          <table:table-cell table:style-name="Table412.A2" office:value-type="string">
            <text:p text:style-name="P69"><text:span text:style-name="T85">Sets the label.</text:span></text:p>
            <text:p text:style-name="P69"><text:span text:style-name="T117"/></text:p>
          </table:table-cell>
          <table:table-cell table:style-name="Table412.A2" office:value-type="string">
            <text:p text:style-name="P57"><text:span text:style-name="T85">jave.lang.String </text:span></text:p>
          </table:table-cell>
          <table:table-cell table:style-name="Table412.D2" office:value-type="string">
            <text:p text:style-name="P59"><text:span text:style-name="T34"/></text:p>
          </table:table-cell>
        </table:table-row>
        <table:table-row>
          <table:table-cell table:style-name="Table412.A2" office:value-type="string">
            <text:p text:style-name="P57"><text:span text:style-name="T85">image</text:span></text:p>
          </table:table-cell>
          <table:table-cell table:style-name="Table412.A2" office:value-type="string">
            <text:p text:style-name="P69"><text:span text:style-name="T32">Returns the image URI.</text:span></text:p>
            <text:p text:style-name="P69"><text:span text:style-name="T32"/></text:p>
          </table:table-cell>
          <table:table-cell table:style-name="Table412.A2" office:value-type="string">
            <text:p text:style-name="P57"><text:span text:style-name="T85">jave.lang.String </text:span></text:p>
          </table:table-cell>
          <table:table-cell table:style-name="Table412.D2" office:value-type="string">
            <text:p text:style-name="P59"><text:span text:style-name="T34">null</text:span></text:p>
          </table:table-cell>
        </table:table-row>
      </table:table>
      <text:p text:style-name="P153"/>
      <text:h text:style-name="P76" text:outline-level="4">Methods</text:h>
      <table:table table:name="Table413" table:style-name="Table413">
        <table:table-column table:style-name="Table413.A"/>
        <table:table-column table:style-name="Table413.B"/>
        <table:table-column table:style-name="Table413.C"/>
        <table:table-header-rows>
          <table:table-row>
            <table:table-cell table:style-name="Table413.A1" office:value-type="string">
              <text:p text:style-name="Table_20_Heading">Name</text:p>
            </table:table-cell>
            <table:table-cell table:style-name="Table413.A1" office:value-type="string">
              <text:p text:style-name="Table_20_Heading">Description</text:p>
            </table:table-cell>
            <table:table-cell table:style-name="Table413.C1" office:value-type="string">
              <text:p text:style-name="Table_20_Heading">Return Data Type</text:p>
            </table:table-cell>
          </table:table-row>
        </table:table-header-rows>
      </table:table>
      <text:h text:style-name="Heading_20_4" text:outline-level="4"/>
      <text:h text:style-name="P76" text:outline-level="4">Inherited From </text:h>
      <table:table table:name="Table414" table:style-name="Table414">
        <table:table-column table:style-name="Table414.A"/>
        <table:table-header-rows>
          <table:table-row>
            <table:table-cell table:style-name="Table414.A1" office:value-type="string">
              <text:p text:style-name="P64">Inherited From</text:p>
            </table:table-cell>
          </table:table-row>
        </table:table-header-rows>
        <table:table-row>
          <table:table-cell table:style-name="Table414.A2" office:value-type="string">
            <text:p text:style-name="P87"><text:a xlink:type="simple" xlink:href="../../../../../../davidchen/prj/zk1/zkdoc/devref/ch4/HeadersElement.xml">org.zkoss.zul.impl.HeadersElement</text:a></text:p>
          </table:table-cell>
        </table:table-row>
        <table:table-row>
          <table:table-cell table:style-name="Table414.A2" office:value-type="string">
            <text:p text:style-name="P87"><text:a xlink:type="simple" xlink:href="../../../../../../davidchen/prj/zk1/zkdoc/devref/ch4/XulElement.xml">org.zkoss.zul.impl.XulElement</text:a></text:p>
          </table:table-cell>
        </table:table-row>
      </table:table>
      <text:p text:style-name="Text_20_body"/>
      <text:p text:style-name="P68"/>
      <text:h text:style-name="Heading_20_3" text:outline-level="3"><text:bookmark-start text:name="Flash"/><text:bookmark-start text:name="Calendar1"/>F<text:bookmark-end text:name="Calendar1"/>lash<text:bookmark-end text:name="Flash"/></text:h>
      <text:p text:style-name="P20">A generic flash component.</text:p>
      <text:p text:style-name="Text_20_body_20_indent"><draw:frame draw:style-name="fr2" draw:name="graphics5" text:anchor-type="paragraph" svg:width="15.662cm" svg:height="0.82cm" draw:z-index="71"><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58"><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18">void</text:span></text:p>
          </table:table-cell>
          <table:table-cell table:style-name="Table325.C2" office:value-type="string">
            <text:p text:style-name="P129"><text:span text:style-name="T119">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19">&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19">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19">&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9">values:</text:p>
            <text:list text:style-name="L8">
              <text:list-item>
                <text:p text:style-name="P160"><text:span text:style-name="T120">window</text:span><text:span text:style-name="T121"> - movie plays in its own rectangular window on a web page.</text:span></text:p>
              </text:list-item>
              <text:list-item>
                <text:p text:style-name="P160"><text:span text:style-name="T120">opaque</text:span><text:span text:style-name="T121"> - the movie hides everything on the page behind it.</text:span></text:p>
              </text:list-item>
              <text:list-item>
                <text:p text:style-name="P160"><text:span text:style-name="T120">transparent</text:span><text:span text:style-name="T121">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22">transparent</text:span></text:p>
          </table:table-cell>
        </table:table-row>
      </table:table>
      <text:p text:style-name="P102">Methods</text:p>
      <text:p text:style-name="P161">*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3"><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58"><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18">int</text:span></text:p>
          </table:table-cell>
          <table:table-cell table:style-name="Table327.D2" office:value-type="string">
            <text:p text:style-name="P62"><text:span text:style-name="Source_20_Text">1</text:span></text:p>
          </table:table-cell>
        </table:table-row>
      </table:table>
      <text:p text:style-name="P162"/>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18">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23">org.zkoss.zul.Column</text:span></text:p>
          </table:table-cell>
        </table:table-row>
        <table:table-row table:style-name="Table328.3">
          <table:table-cell table:style-name="Table328.A2" office:value-type="string">
            <text:p text:style-name="P59"><text:span text:style-name="T118">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18">int</text:span></text:p>
          </table:table-cell>
        </table:table-row>
        <table:table-row table:style-name="Table328.3">
          <table:table-cell table:style-name="Table328.A2" office:value-type="string">
            <text:p text:style-name="P59"><text:span text:style-name="T118">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18">org.zkoss.zul.Grid</text:span></text:p>
          </table:table-cell>
        </table:table-row>
        <table:table-row table:style-name="Table328.3">
          <table:table-cell table:style-name="Table328.A5" office:value-type="string">
            <text:p text:style-name="P129"><text:span text:style-name="T107">setParent(org.zkoss.zk.ui.Component parent)</text:span></text:p>
          </table:table-cell>
          <table:table-cell table:style-name="Table328.A2" office:value-type="string">
            <text:p text:style-name="P103"/>
          </table:table-cell>
          <table:table-cell table:style-name="Table328.C2" office:value-type="string">
            <text:p text:style-name="P59"><text:span text:style-name="T118">void</text:span></text:p>
          </table:table-cell>
        </table:table-row>
      </table:table>
      <text:p text:style-name="P163"/>
      <text:p text:style-name="P164">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0">Defines a set of footers (Footer) for a grid (Grid).</text:p>
      <text:p text:style-name="Text_20_body_20_indent"><draw:frame draw:style-name="fr7" draw:name="graphics8"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24">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18">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18">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18">setParent(org.zkoss.zk.ui.Component parent)</text:span></text:p>
          </table:table-cell>
          <table:table-cell table:style-name="Table331.A2" office:value-type="string">
            <text:p text:style-name="P103"/>
          </table:table-cell>
          <table:table-cell table:style-name="Table331.C2" office:value-type="string">
            <text:p text:style-name="P59"><text:span text:style-name="T118">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5"><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11">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Group</text:h>
      <text:p text:style-name="P54">Adds the ability for single level grouping to the Grid.</text:p>
      <text:p text:style-name="P54"><text:span text:style-name="T3">Default getSclass()</text:span>: the same as grid's sclass. <text:s/></text:p>
      <text:p text:style-name="P54"><draw:frame draw:style-name="fr2" draw:name="graphics42" text:anchor-type="paragraph" svg:width="13.52cm" svg:height="5.98cm" draw:z-index="101"><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74" text:outline-level="4">Class Name</text:h>
      <text:p text:style-name="P55"><text:span text:style-name="T31">org.zkoss.zul.Group</text:span></text:p>
      <text:h text:style-name="P76" text:outline-level="4">Supported Child Components</text:h>
      <text:p text:style-name="Text_20_body_20_indent_20_2">*ALL</text:p>
      <text:h text:style-name="P76" text:outline-level="4">Supported Events</text:h>
      <text:p text:style-name="P165">*NONE</text:p>
      <text:h text:style-name="P90" text:outline-level="4">Properties</text:h>
      <table:table table:name="Table408" table:style-name="Table408">
        <table:table-column table:style-name="Table408.A"/>
        <table:table-column table:style-name="Table408.B"/>
        <table:table-column table:style-name="Table408.C"/>
        <table:table-column table:style-name="Table408.D"/>
        <table:table-header-rows>
          <table:table-row>
            <table:table-cell table:style-name="Table408.A1" office:value-type="string">
              <text:p text:style-name="P56">Property</text:p>
            </table:table-cell>
            <table:table-cell table:style-name="Table408.A1" office:value-type="string">
              <text:p text:style-name="P56">Description</text:p>
            </table:table-cell>
            <table:table-cell table:style-name="Table408.A1" office:value-type="string">
              <text:p text:style-name="P56">Data Type</text:p>
            </table:table-cell>
            <table:table-cell table:style-name="Table408.D1" office:value-type="string">
              <text:p text:style-name="P56">Default Value</text:p>
            </table:table-cell>
          </table:table-row>
        </table:table-header-rows>
        <table:table-row>
          <table:table-cell table:style-name="Table408.A2" office:value-type="string">
            <text:p text:style-name="P57"><text:span text:style-name="T85">align</text:span></text:p>
          </table:table-cell>
          <table:table-cell table:style-name="Table408.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408.A2" office:value-type="string">
            <text:p text:style-name="Standard"><text:span text:style-name="T85">java.lang.String</text:span></text:p>
          </table:table-cell>
          <table:table-cell table:style-name="Table408.D2" office:value-type="string">
            <text:p text:style-name="P59"><text:span text:style-name="T34">&lt;null&gt;</text:span></text:p>
          </table:table-cell>
        </table:table-row>
        <table:table-row>
          <table:table-cell table:style-name="Table408.A2" office:value-type="string">
            <text:p text:style-name="P57"><text:span text:style-name="T85">nowrap</text:span></text:p>
          </table:table-cell>
          <table:table-cell table:style-name="Table408.A2" office:value-type="string">
            <text:p text:style-name="P69"><text:span text:style-name="T32">Sets the nowrap.</text:span></text:p>
          </table:table-cell>
          <table:table-cell table:style-name="Table408.A2" office:value-type="string">
            <text:p text:style-name="P57"><text:span text:style-name="T32">boo</text:span><text:span text:style-name="T85">lean</text:span></text:p>
          </table:table-cell>
          <table:table-cell table:style-name="Table408.D2" office:value-type="string">
            <text:p text:style-name="P59"><text:span text:style-name="T34">false</text:span></text:p>
          </table:table-cell>
        </table:table-row>
        <table:table-row>
          <table:table-cell table:style-name="Table408.A2" office:value-type="string">
            <text:p text:style-name="P57"><text:span text:style-name="T32">sclass</text:span></text:p>
          </table:table-cell>
          <table:table-cell table:style-name="Table408.A2" office:value-type="string">
            <text:p text:style-name="P132">Sets the style class.</text:p>
          </table:table-cell>
          <table:table-cell table:style-name="Table408.A2" office:value-type="string">
            <text:p text:style-name="Standard"><text:span text:style-name="T85">java.lang.String</text:span></text:p>
          </table:table-cell>
          <table:table-cell table:style-name="Table408.D2" office:value-type="string">
            <text:p text:style-name="P57"><text:span text:style-name="T32">&lt;null&gt;</text:span></text:p>
          </table:table-cell>
        </table:table-row>
        <table:table-row table:style-name="Table408.5">
          <table:table-cell table:style-name="Table408.A2" office:value-type="string">
            <text:p text:style-name="P57"><text:span text:style-name="T32">spans</text:span></text:p>
          </table:table-cell>
          <table:table-cell table:style-name="Table408.B5" office:value-type="string">
            <text:p text:style-name="P61">Sets the spans, which is a list of numbers separated by comma. </text:p>
          </table:table-cell>
          <table:table-cell table:style-name="Table408.A2" office:value-type="string">
            <text:p text:style-name="Standard"><text:span text:style-name="T85">java.lang.String</text:span></text:p>
          </table:table-cell>
          <table:table-cell table:style-name="Table408.D2" office:value-type="string">
            <text:p text:style-name="P62"><text:span text:style-name="Source_20_Text">&lt;null&gt;</text:span></text:p>
          </table:table-cell>
        </table:table-row>
        <table:table-row table:style-name="Table408.5">
          <table:table-cell table:style-name="Table408.A2" office:value-type="string">
            <text:p text:style-name="P57"><text:span text:style-name="T85">valign</text:span></text:p>
          </table:table-cell>
          <table:table-cell table:style-name="Table408.B5" office:value-type="string">
            <text:p text:style-name="P77"><text:span text:style-name="T34">Sets the vertical alignment of the whole row. </text:span></text:p>
          </table:table-cell>
          <table:table-cell table:style-name="Table408.A2" office:value-type="string">
            <text:p text:style-name="Standard"><text:span text:style-name="T85">java.lang.String</text:span></text:p>
          </table:table-cell>
          <table:table-cell table:style-name="Table408.D2" office:value-type="string">
            <text:p text:style-name="P59"><text:span text:style-name="T34">&lt;null&gt;</text:span></text:p>
          </table:table-cell>
        </table:table-row>
        <table:table-row table:style-name="Table408.5">
          <table:table-cell table:style-name="Table408.A2" office:value-type="string">
            <text:p text:style-name="P57"><text:span text:style-name="T32">val</text:span><text:span text:style-name="T85">ue</text:span></text:p>
          </table:table-cell>
          <table:table-cell table:style-name="Table408.B5" office:value-type="string">
            <text:p text:style-name="P61">Sets the<text:span text:style-name="T2"> value.</text:span></text:p>
          </table:table-cell>
          <table:table-cell table:style-name="Table408.A2" office:value-type="string">
            <text:p text:style-name="P57"><text:span text:style-name="T85">java.lang.Object</text:span></text:p>
          </table:table-cell>
          <table:table-cell table:style-name="Table408.D2" office:value-type="string">
            <text:p text:style-name="P80"><text:span text:style-name="Source_20_Text">&lt;null&gt;</text:span></text:p>
          </table:table-cell>
        </table:table-row>
        <table:table-row table:style-name="Table408.5">
          <table:table-cell table:style-name="Table408.A2" office:value-type="string">
            <text:p text:style-name="P57"><text:span text:style-name="T85">label</text:span></text:p>
          </table:table-cell>
          <table:table-cell table:style-name="Table408.B5" office:value-type="string">
            <text:p text:style-name="P61">Sets the value of the Label it contains</text:p>
          </table:table-cell>
          <table:table-cell table:style-name="Table408.A2" office:value-type="string">
            <text:p text:style-name="P57">java.lang.String</text:p>
          </table:table-cell>
          <table:table-cell table:style-name="Table408.D2" office:value-type="string">
            <text:p text:style-name="P80"><text:span text:style-name="Source_20_Text">&lt;null&gt;</text:span></text:p>
          </table:table-cell>
        </table:table-row>
      </table:table>
      <text:p text:style-name="P63"/>
      <text:h text:style-name="P76" text:outline-level="4">Methods</text:h>
      <table:table table:name="Table409" table:style-name="Table409">
        <table:table-column table:style-name="Table409.A"/>
        <table:table-column table:style-name="Table409.B"/>
        <table:table-column table:style-name="Table409.C"/>
        <table:table-header-rows>
          <table:table-row>
            <table:table-cell table:style-name="Table409.A1" office:value-type="string">
              <text:p text:style-name="Table_20_Heading">Name</text:p>
            </table:table-cell>
            <table:table-cell table:style-name="Table409.A1" office:value-type="string">
              <text:p text:style-name="Table_20_Heading">Description</text:p>
            </table:table-cell>
            <table:table-cell table:style-name="Table409.C1" office:value-type="string">
              <text:p text:style-name="Table_20_Heading">Return Data Type</text:p>
            </table:table-cell>
          </table:table-row>
        </table:table-header-rows>
        <table:table-row>
          <table:table-cell table:style-name="Table409.A2" office:value-type="string">
            <text:p text:style-name="Table_20_Contents"><text:span text:style-name="Source_20_Text">getChildAttrs(int) </text:span></text:p>
          </table:table-cell>
          <table:table-cell table:style-name="Table409.A2" office:value-type="string">
            <text:p text:style-name="Table_20_Contents">Returns the HTML attributes for the child of the specified index. </text:p>
          </table:table-cell>
          <table:table-cell table:style-name="Table409.C2" office:value-type="string">
            <text:p text:style-name="Standard"><text:span text:style-name="T35">java.lang.String</text:span></text:p>
          </table:table-cell>
        </table:table-row>
        <table:table-row table:style-name="Table409.3">
          <table:table-cell table:style-name="Table409.A2" office:value-type="string">
            <text:p text:style-name="Table_20_Contents"><text:span text:style-name="Source_20_Text">getGrid()</text:span></text:p>
          </table:table-cell>
          <table:table-cell table:style-name="Table409.A2" office:value-type="string">
            <text:p text:style-name="Table_20_Contents">Returns the grid that contains this row. </text:p>
          </table:table-cell>
          <table:table-cell table:style-name="Table409.C2" office:value-type="string">
            <text:p text:style-name="Table_20_Contents"><text:span text:style-name="T111">org.zkoss.zul.Grid</text:span></text:p>
          </table:table-cell>
        </table:table-row>
        <table:table-row>
          <table:table-cell table:style-name="Table409.A2" office:value-type="string">
            <text:p text:style-name="Table_20_Contents"><text:span text:style-name="Source_20_Text">getOuterAttrs()</text:span></text:p>
          </table:table-cell>
          <table:table-cell table:style-name="Table409.A2" office:value-type="string">
            <text:p text:style-name="Table_20_Contents"/>
          </table:table-cell>
          <table:table-cell table:style-name="Table409.C2" office:value-type="string">
            <text:p text:style-name="P166"><text:span text:style-name="Source_20_Text">java.lang.String</text:span></text:p>
          </table:table-cell>
        </table:table-row>
        <table:table-row>
          <table:table-cell table:style-name="Table409.A2" office:value-type="string">
            <text:p text:style-name="Table_20_Contents"><text:span text:style-name="Source_20_Text">onDrawNewChild(org.zkoss.zk.ui.Component, java.lang.StringBuffer) </text:span></text:p>
          </table:table-cell>
          <table:table-cell table:style-name="Table409.A2" office:value-type="string">
            <text:p text:style-name="Table_20_Contents"/>
          </table:table-cell>
          <table:table-cell table:style-name="Table409.C2" office:value-type="string">
            <text:p text:style-name="P131"><text:span text:style-name="Source_20_Text">void</text:span></text:p>
          </table:table-cell>
        </table:table-row>
        <table:table-row>
          <table:table-cell table:style-name="Table409.A2" office:value-type="string">
            <text:p text:style-name="Table_20_Contents"><text:span text:style-name="Source_20_Text">setParent(org.zkoss.zk.ui.Component)</text:span></text:p>
          </table:table-cell>
          <table:table-cell table:style-name="Table409.A2" office:value-type="string">
            <text:p text:style-name="P131"/>
          </table:table-cell>
          <table:table-cell table:style-name="Table409.C2" office:value-type="string">
            <text:p text:style-name="P131"><text:span text:style-name="Source_20_Text">void</text:span></text:p>
          </table:table-cell>
        </table:table-row>
        <table:table-row>
          <table:table-cell table:style-name="Table409.A2" office:value-type="string">
            <text:p text:style-name="P131"><text:span text:style-name="Source_20_Text">setStyle(java.lang.String)</text:span></text:p>
          </table:table-cell>
          <table:table-cell table:style-name="Table409.A2" office:value-type="string">
            <text:p text:style-name="Table_20_Contents"/>
          </table:table-cell>
          <table:table-cell table:style-name="Table409.C2" office:value-type="string">
            <text:p text:style-name="P131"><text:span text:style-name="Source_20_Text">void</text:span></text:p>
          </table:table-cell>
        </table:table-row>
      </table:table>
      <text:h text:style-name="Heading_20_4" text:outline-level="4"/>
      <text:h text:style-name="P76" text:outline-level="4">Inherited From </text:h>
      <table:table table:name="Table410" table:style-name="Table410">
        <table:table-column table:style-name="Table410.A"/>
        <table:table-header-rows>
          <table:table-row>
            <table:table-cell table:style-name="Table410.A1" office:value-type="string">
              <text:p text:style-name="P64">Inherited From</text:p>
            </table:table-cell>
          </table:table-row>
        </table:table-header-rows>
        <table:table-row>
          <table:table-cell table:style-name="Table410.A2" office:value-type="string">
            <text:p text:style-name="P87"><text:a xlink:type="simple" xlink:href="#XulElement">org.zkoss.zul.impl.XulElement</text:a></text:p>
          </table:table-cell>
        </table:table-row>
        <table:table-row table:style-name="Table410.3">
          <table:table-cell table:style-name="Table410.A2" office:value-type="string">
            <text:p text:style-name="P87"><text:s/><text:a xlink:type="simple" xlink:href="#HtmlBasedComponent">org.zkoss.zk.ui.HtmlBasedComponent</text:a> </text:p>
          </table:table-cell>
        </table:table-row>
        <table:table-row table:style-name="Table410.3">
          <table:table-cell table:style-name="Table410.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6"><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102">Denotes user has opened or closed a component. Note:</text:span></text:p>
            <text:p text:style-name="P142">unlike <text:span text:style-name="Source_20_Text">onClose</text:span>, this event is only a notification. The client sends this event after opening or closing the component.</text:p>
            <text:p text:style-name="P141"><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Groupfoot</text:h>
      <text:p text:style-name="P54">Adds the ability for single level grouping to the Grid.</text:p>
      <text:p text:style-name="P54"><text:span text:style-name="T3">Default getSclass()</text:span>: the same as grid's sclass. <text:s/></text:p>
      <text:p text:style-name="P54"><draw:frame draw:style-name="fr2" draw:name="graphics41" text:anchor-type="paragraph" svg:width="13.52cm" svg:height="5.98cm" draw:z-index="100"><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74" text:outline-level="4">Class Name</text:h>
      <text:p text:style-name="P55"><text:span text:style-name="T31">org.zkoss.zul.Groupfoot</text:span></text:p>
      <text:h text:style-name="P76" text:outline-level="4">Supported Child Components</text:h>
      <text:p text:style-name="Text_20_body_20_indent_20_2">*ALL</text:p>
      <text:h text:style-name="P76" text:outline-level="4">Supported Events</text:h>
      <text:p text:style-name="P165">*NONE</text:p>
      <text:h text:style-name="P90" text:outline-level="4">Properties</text:h>
      <table:table table:name="Table405" table:style-name="Table405">
        <table:table-column table:style-name="Table405.A"/>
        <table:table-column table:style-name="Table405.B"/>
        <table:table-column table:style-name="Table405.C"/>
        <table:table-column table:style-name="Table405.D"/>
        <table:table-header-rows>
          <table:table-row>
            <table:table-cell table:style-name="Table405.A1" office:value-type="string">
              <text:p text:style-name="P56">Property</text:p>
            </table:table-cell>
            <table:table-cell table:style-name="Table405.A1" office:value-type="string">
              <text:p text:style-name="P56">Description</text:p>
            </table:table-cell>
            <table:table-cell table:style-name="Table405.A1" office:value-type="string">
              <text:p text:style-name="P56">Data Type</text:p>
            </table:table-cell>
            <table:table-cell table:style-name="Table405.D1" office:value-type="string">
              <text:p text:style-name="P56">Default Value</text:p>
            </table:table-cell>
          </table:table-row>
        </table:table-header-rows>
        <table:table-row>
          <table:table-cell table:style-name="Table405.A2" office:value-type="string">
            <text:p text:style-name="P57"><text:span text:style-name="T85">align</text:span></text:p>
          </table:table-cell>
          <table:table-cell table:style-name="Table405.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405.A2" office:value-type="string">
            <text:p text:style-name="Standard"><text:span text:style-name="T85">java.lang.String</text:span></text:p>
          </table:table-cell>
          <table:table-cell table:style-name="Table405.D2" office:value-type="string">
            <text:p text:style-name="P59"><text:span text:style-name="T34">&lt;null&gt;</text:span></text:p>
          </table:table-cell>
        </table:table-row>
        <table:table-row>
          <table:table-cell table:style-name="Table405.A2" office:value-type="string">
            <text:p text:style-name="P57"><text:span text:style-name="T85">nowrap</text:span></text:p>
          </table:table-cell>
          <table:table-cell table:style-name="Table405.A2" office:value-type="string">
            <text:p text:style-name="P69"><text:span text:style-name="T32">Sets the nowrap.</text:span></text:p>
          </table:table-cell>
          <table:table-cell table:style-name="Table405.A2" office:value-type="string">
            <text:p text:style-name="P57"><text:span text:style-name="T32">boo</text:span><text:span text:style-name="T85">lean</text:span></text:p>
          </table:table-cell>
          <table:table-cell table:style-name="Table405.D2" office:value-type="string">
            <text:p text:style-name="P59"><text:span text:style-name="T34">false</text:span></text:p>
          </table:table-cell>
        </table:table-row>
        <table:table-row>
          <table:table-cell table:style-name="Table405.A2" office:value-type="string">
            <text:p text:style-name="P57"><text:span text:style-name="T32">sclass</text:span></text:p>
          </table:table-cell>
          <table:table-cell table:style-name="Table405.A2" office:value-type="string">
            <text:p text:style-name="P132">Sets the style class.</text:p>
          </table:table-cell>
          <table:table-cell table:style-name="Table405.A2" office:value-type="string">
            <text:p text:style-name="Standard"><text:span text:style-name="T85">java.lang.String</text:span></text:p>
          </table:table-cell>
          <table:table-cell table:style-name="Table405.D2" office:value-type="string">
            <text:p text:style-name="P57"><text:span text:style-name="T32">&lt;null&gt;</text:span></text:p>
          </table:table-cell>
        </table:table-row>
        <table:table-row table:style-name="Table405.5">
          <table:table-cell table:style-name="Table405.A2" office:value-type="string">
            <text:p text:style-name="P57"><text:span text:style-name="T32">spans</text:span></text:p>
          </table:table-cell>
          <table:table-cell table:style-name="Table405.B5" office:value-type="string">
            <text:p text:style-name="P61">Sets the spans, which is a list of numbers separated by comma. </text:p>
          </table:table-cell>
          <table:table-cell table:style-name="Table405.A2" office:value-type="string">
            <text:p text:style-name="Standard"><text:span text:style-name="T85">java.lang.String</text:span></text:p>
          </table:table-cell>
          <table:table-cell table:style-name="Table405.D2" office:value-type="string">
            <text:p text:style-name="P62"><text:span text:style-name="Source_20_Text">&lt;null&gt;</text:span></text:p>
          </table:table-cell>
        </table:table-row>
        <table:table-row table:style-name="Table405.5">
          <table:table-cell table:style-name="Table405.A2" office:value-type="string">
            <text:p text:style-name="P57"><text:span text:style-name="T85">valign</text:span></text:p>
          </table:table-cell>
          <table:table-cell table:style-name="Table405.B5" office:value-type="string">
            <text:p text:style-name="P77"><text:span text:style-name="T34">Sets the vertical alignment of the whole row. </text:span></text:p>
          </table:table-cell>
          <table:table-cell table:style-name="Table405.A2" office:value-type="string">
            <text:p text:style-name="Standard"><text:span text:style-name="T85">java.lang.String</text:span></text:p>
          </table:table-cell>
          <table:table-cell table:style-name="Table405.D2" office:value-type="string">
            <text:p text:style-name="P59"><text:span text:style-name="T34">&lt;null&gt;</text:span></text:p>
          </table:table-cell>
        </table:table-row>
        <table:table-row table:style-name="Table405.5">
          <table:table-cell table:style-name="Table405.A2" office:value-type="string">
            <text:p text:style-name="P57"><text:span text:style-name="T32">val</text:span><text:span text:style-name="T85">ue</text:span></text:p>
          </table:table-cell>
          <table:table-cell table:style-name="Table405.B5" office:value-type="string">
            <text:p text:style-name="P61">Sets the<text:span text:style-name="T2"> value.</text:span></text:p>
          </table:table-cell>
          <table:table-cell table:style-name="Table405.A2" office:value-type="string">
            <text:p text:style-name="P57"><text:span text:style-name="T85">java.lang.Object</text:span></text:p>
          </table:table-cell>
          <table:table-cell table:style-name="Table405.D2" office:value-type="string">
            <text:p text:style-name="P80"><text:span text:style-name="Source_20_Text">&lt;null&gt;</text:span></text:p>
          </table:table-cell>
        </table:table-row>
        <table:table-row table:style-name="Table405.5">
          <table:table-cell table:style-name="Table405.A2" office:value-type="string">
            <text:p text:style-name="P57"><text:span text:style-name="T85">label</text:span></text:p>
          </table:table-cell>
          <table:table-cell table:style-name="Table405.B5" office:value-type="string">
            <text:p text:style-name="P61">Sets the value of the Label it contains</text:p>
          </table:table-cell>
          <table:table-cell table:style-name="Table405.A2" office:value-type="string">
            <text:p text:style-name="P57">java.lang.String</text:p>
          </table:table-cell>
          <table:table-cell table:style-name="Table405.D2" office:value-type="string">
            <text:p text:style-name="P80"><text:span text:style-name="Source_20_Text">&lt;null&gt;</text:span></text:p>
          </table:table-cell>
        </table:table-row>
      </table:table>
      <text:p text:style-name="P63"/>
      <text:h text:style-name="P76" text:outline-level="4">Methods</text:h>
      <table:table table:name="Table406" table:style-name="Table406">
        <table:table-column table:style-name="Table406.A"/>
        <table:table-column table:style-name="Table406.B"/>
        <table:table-column table:style-name="Table406.C"/>
        <table:table-header-rows>
          <table:table-row>
            <table:table-cell table:style-name="Table406.A1" office:value-type="string">
              <text:p text:style-name="Table_20_Heading">Name</text:p>
            </table:table-cell>
            <table:table-cell table:style-name="Table406.A1" office:value-type="string">
              <text:p text:style-name="Table_20_Heading">Description</text:p>
            </table:table-cell>
            <table:table-cell table:style-name="Table406.C1" office:value-type="string">
              <text:p text:style-name="Table_20_Heading">Return Data Type</text:p>
            </table:table-cell>
          </table:table-row>
        </table:table-header-rows>
        <table:table-row>
          <table:table-cell table:style-name="Table406.A2" office:value-type="string">
            <text:p text:style-name="Table_20_Contents"><text:span text:style-name="Source_20_Text">getChildAttrs(int) </text:span></text:p>
          </table:table-cell>
          <table:table-cell table:style-name="Table406.A2" office:value-type="string">
            <text:p text:style-name="Table_20_Contents">Returns the HTML attributes for the child of the specified index. </text:p>
          </table:table-cell>
          <table:table-cell table:style-name="Table406.C2" office:value-type="string">
            <text:p text:style-name="Standard"><text:span text:style-name="T35">java.lang.String</text:span></text:p>
          </table:table-cell>
        </table:table-row>
        <table:table-row table:style-name="Table406.3">
          <table:table-cell table:style-name="Table406.A2" office:value-type="string">
            <text:p text:style-name="Table_20_Contents"><text:span text:style-name="Source_20_Text">getGrid()</text:span></text:p>
          </table:table-cell>
          <table:table-cell table:style-name="Table406.A2" office:value-type="string">
            <text:p text:style-name="Table_20_Contents">Returns the grid that contains this row. </text:p>
          </table:table-cell>
          <table:table-cell table:style-name="Table406.C2" office:value-type="string">
            <text:p text:style-name="Table_20_Contents"><text:span text:style-name="T111">org.zkoss.zul.Grid</text:span></text:p>
          </table:table-cell>
        </table:table-row>
        <table:table-row>
          <table:table-cell table:style-name="Table406.A2" office:value-type="string">
            <text:p text:style-name="Table_20_Contents"><text:span text:style-name="Source_20_Text">getOuterAttrs()</text:span></text:p>
          </table:table-cell>
          <table:table-cell table:style-name="Table406.A2" office:value-type="string">
            <text:p text:style-name="Table_20_Contents"/>
          </table:table-cell>
          <table:table-cell table:style-name="Table406.C2" office:value-type="string">
            <text:p text:style-name="P166"><text:span text:style-name="Source_20_Text">java.lang.String</text:span></text:p>
          </table:table-cell>
        </table:table-row>
        <table:table-row>
          <table:table-cell table:style-name="Table406.A2" office:value-type="string">
            <text:p text:style-name="Table_20_Contents"><text:span text:style-name="Source_20_Text">onDrawNewChild(org.zkoss.zk.ui.Component, java.lang.StringBuffer) </text:span></text:p>
          </table:table-cell>
          <table:table-cell table:style-name="Table406.A2" office:value-type="string">
            <text:p text:style-name="Table_20_Contents"/>
          </table:table-cell>
          <table:table-cell table:style-name="Table406.C2" office:value-type="string">
            <text:p text:style-name="P131"><text:span text:style-name="Source_20_Text">void</text:span></text:p>
          </table:table-cell>
        </table:table-row>
        <table:table-row>
          <table:table-cell table:style-name="Table406.A2" office:value-type="string">
            <text:p text:style-name="Table_20_Contents"><text:span text:style-name="Source_20_Text">setParent(org.zkoss.zk.ui.Component)</text:span></text:p>
          </table:table-cell>
          <table:table-cell table:style-name="Table406.A2" office:value-type="string">
            <text:p text:style-name="P131"/>
          </table:table-cell>
          <table:table-cell table:style-name="Table406.C2" office:value-type="string">
            <text:p text:style-name="P131"><text:span text:style-name="Source_20_Text">void</text:span></text:p>
          </table:table-cell>
        </table:table-row>
        <table:table-row>
          <table:table-cell table:style-name="Table406.A2" office:value-type="string">
            <text:p text:style-name="P131"><text:span text:style-name="Source_20_Text">setStyle(java.lang.String)</text:span></text:p>
          </table:table-cell>
          <table:table-cell table:style-name="Table406.A2" office:value-type="string">
            <text:p text:style-name="Table_20_Contents"/>
          </table:table-cell>
          <table:table-cell table:style-name="Table406.C2" office:value-type="string">
            <text:p text:style-name="P131"><text:span text:style-name="Source_20_Text">void</text:span></text:p>
          </table:table-cell>
        </table:table-row>
      </table:table>
      <text:h text:style-name="Heading_20_4" text:outline-level="4"/>
      <text:h text:style-name="P76" text:outline-level="4">Inherited From </text:h>
      <table:table table:name="Table407" table:style-name="Table407">
        <table:table-column table:style-name="Table407.A"/>
        <table:table-header-rows>
          <table:table-row>
            <table:table-cell table:style-name="Table407.A1" office:value-type="string">
              <text:p text:style-name="P64">Inherited From</text:p>
            </table:table-cell>
          </table:table-row>
        </table:table-header-rows>
        <table:table-row>
          <table:table-cell table:style-name="Table407.A2" office:value-type="string">
            <text:p text:style-name="P87"><text:a xlink:type="simple" xlink:href="#XulElement">org.zkoss.zul.impl.XulElement</text:a></text:p>
          </table:table-cell>
        </table:table-row>
        <table:table-row table:style-name="Table407.3">
          <table:table-cell table:style-name="Table407.A2" office:value-type="string">
            <text:p text:style-name="P87"><text:s/><text:a xlink:type="simple" xlink:href="#HtmlBasedComponent">org.zkoss.zk.ui.HtmlBasedComponent</text:a> </text:p>
          </table:table-cell>
        </table:table-row>
        <table:table-row table:style-name="Table407.3">
          <table:table-cell table:style-name="Table407.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7"><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27">html</text:span><text:span text:style-name="T128"> </text:span><text:span text:style-name="T82">to embed whatever HTML tag</text:span><text:span text:style-name="T129">s you want to send directly to the browser. </text:span><text:span text:style-name="T82">To avoid ZK from interpreting the HTML tags, you usually enclose them with </text:span><text:span text:style-name="T127">&lt;![CDATA[</text:span><text:span text:style-name="T83"> </text:span><text:span text:style-name="T82">and </text:span><text:span text:style-name="T130">]]&gt;</text:span><text:span text:style-name="T82">. In other words, they are not the child component. Rather, they are stored in the </text:span><text:span text:style-name="T127">content</text:span><text:span text:style-name="T83"> </text:span><text:span text:style-name="T82">property. Notice you can use EL expressions in it.</text:span></text:p>
      <text:p text:style-name="P93"><draw:frame draw:style-name="fr6" draw:name="graphics119" text:anchor-type="paragraph" svg:width="6.14cm" svg:height="2.794cm" draw:z-index="18"><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27">&lt;h4&gt;...&lt;/p&gt;</text:span><text:span text:style-name="T83"> </text:span><text:span text:style-name="T82">will become the content of the </text:span><text:span text:style-name="T127">html</text:span><text:span text:style-name="T83"> </text:span><text:span text:style-name="T82">element (see also the </text:span><text:span text:style-name="T127">getContent</text:span><text:span text:style-name="T83"> </text:span><text:span text:style-name="T82">method of the </text:span><text:span text:style-name="T127">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67"><text:span text:style-name="Source_20_Text"/></text:p>
      <text:p text:style-name="P168"/>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31">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69"><draw:frame draw:style-name="fr6" draw:name="graphics120" text:anchor-type="paragraph" svg:width="8.724cm" svg:height="5.029cm" draw:z-index="19"><draw:image xlink:href="../images/iframe.png" xlink:type="simple" xlink:show="embed" xlink:actuate="onLoad"/></draw:frame></text:p>
      <text:p text:style-name="P170"/>
      <text:p text:style-name="Code_20_Indent_20_2"><text:span text:style-name="Source_20_Text">&lt;window id="win" title="This is an Iframe Demo!"&gt;</text:span></text:p>
      <text:p text:style-name="Code_20_Indent_20_2"><text:span text:style-name="Source_20_Text"><text:tab/>&lt;iframe </text:span><text:span text:style-name="T132">style="width:99%; height:400px;border:3px inset;"</text:span><text:span text:style-name="T32"> </text:span></text:p>
      <text:p text:style-name="Code_20_Indent_20_2"><text:span text:style-name="Source_20_Text"><text:tab/><text:tab/>src=</text:span><text:span text:style-name="T132">"</text:span><text:span text:style-name="Source_20_Text">/zk-devguide.pdf</text:span><text:span text:style-name="T132">"</text:span><text:span text:style-name="Source_20_Text"> /&gt;</text:span></text:p>
      <text:p text:style-name="Code_20_Indent_20_2"><text:span text:style-name="Source_20_Text">&lt;/window&gt;</text:span></text:p>
      <text:p text:style-name="P171"/>
      <text:p text:style-name="Text_20_body_20_indent">The <text:span text:style-name="T133">embedding</text:span><text:span text:style-name="T105">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34">47</text:span>, you could specify the dynamically generated</text:p>
      <text:p text:style-name="Text_20_body_20_indent">content. A typical example is you could use JasperReport<text:span text:style-name="T134">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35">iframe</text:span>,</text:p>
      <text:p text:style-name="Text_20_body_20_indent">as long as the client supports its format.</text:p>
      <text:p text:style-name="P172"/>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able:table table:name="Table367" table:style-name="Table367">
        <table:table-column table:style-name="Table367.A"/>
        <table:table-column table:style-name="Table367.B"/>
        <table:table-header-rows>
          <table:table-row>
            <table:table-cell table:style-name="Table367.A1" office:value-type="string">
              <text:p text:style-name="P64">Name</text:p>
            </table:table-cell>
            <table:table-cell table:style-name="Table367.B1" office:value-type="string">
              <text:p text:style-name="P64">Event Type</text:p>
            </table:table-cell>
          </table:table-row>
        </table:table-header-rows>
        <table:table-row>
          <table:table-cell table:style-name="Table367.A2" office:value-type="string">
            <text:p text:style-name="P59"><text:span text:style-name="Source_20_Text">onURIChange</text:span></text:p>
          </table:table-cell>
          <table:table-cell table:style-name="Table367.B2" office:value-type="string">
            <text:p text:style-name="P77"><text:a xlink:type="simple" xlink:href="#MouseEvent"><text:span text:style-name="T44">org.zkoss.zk.ui.event.URIEvent</text:span></text:a></text:p>
            <text:p text:style-name="P77"><text:span text:style-name="T136">Description:</text:span><text:span text:style-name="T137"> Denotes the associated URI (</text:span><text:span text:style-name="T138">src</text:span><text:span text:style-name="T137">) has been changed by user.</text:span></text:p>
            <text:p text:style-name="P77"><text:span text:style-name="T137">Use </text:span><text:span text:style-name="T138">getURI()</text:span><text:span text:style-name="T137"> to retrieve the URI being changed to</text:span><text:span text:style-name="T139">.</text:span></text:p>
          </table:table-cell>
        </table:table-row>
      </table:table>
      <text:p text:style-name="P102">Properties</text:p>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31">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31">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0"><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31">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73"><draw:frame draw:style-name="fr2" draw:name="graphics122" text:anchor-type="paragraph" svg:width="5.607cm" svg:height="1.52cm" draw:z-index="21"><draw:image xlink:href="../images/intbox.png" xlink:type="simple" xlink:show="embed" xlink:actuate="onLoad"/></draw:frame>While input invalid data:</text:p>
      <text:p text:style-name="P173"><draw:frame draw:style-name="fr2" draw:name="graphics2" text:anchor-type="paragraph" svg:width="11.058cm" svg:height="1.88cm" draw:z-index="22"><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74">*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75"><text:span text:style-name="T3">Description:</text:span> </text:p>
            <text:p text:style-name="P175">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76">Description: </text:p>
            <text:p text:style-name="P17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76">Description: </text:p>
            <text:p text:style-name="P175"><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76">Description: </text:p>
            <text:p text:style-name="P17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76">Description: </text:p>
            <text:p text:style-name="P17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76">Description: </text:p>
            <text:p text:style-name="P177">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76">Description: </text:p>
            <text:p text:style-name="P177">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3"><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71"/>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72"/>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78"><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4"><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25">Val</text:span><text:span text:style-name="T126">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79">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79">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80">*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Standard"/>
      <text:p text:style-name="Standard"/>
      <text:h text:style-name="Heading_20_3" text:outline-level="3">Listgroup</text:h>
      <text:p text:style-name="P54">Adds the ability for single level grouping to the Listbox. </text:p>
      <text:p text:style-name="P54"/>
      <text:p text:style-name="P54"><draw:frame draw:style-name="fr6" draw:name="graphics36" text:anchor-type="paragraph" svg:width="7.01cm" svg:height="5.98cm" draw:z-index="94"><draw:image xlink:href="../images/Listgroup.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tab/><text:tab/>&lt;listitem&gt;</text:p>
      <text:p text:style-name="Code_20_Indent_20_2"><text:tab/><text:tab/><text:tab/>&lt;listcell label="e John" /&gt;</text:p>
      <text:p text:style-name="Code_20_Indent_20_2"><text:tab/><text:tab/><text:tab/>&lt;listcell label="e MALE" /&gt;</text:p>
      <text:p text:style-name="Code_20_Indent_20_2"><text:tab/><text:tab/>&lt;/listitem&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74" text:outline-level="4">Class Name</text:h>
      <text:p text:style-name="Standard"><text:span text:style-name="T31">org.zkoss.zul.Listgrroup</text:span></text:p>
      <text:h text:style-name="P76" text:outline-level="4">Supported Child Components</text:h>
      <text:p text:style-name="Text_20_body_20_indent_20_2">*org.zkoss.zul.Listcell</text:p>
      <text:h text:style-name="P76" text:outline-level="4">Supported Events</text:h>
      <text:h text:style-name="P96" text:outline-level="4"/>
      <table:table table:name="Table387" table:style-name="Table387">
        <table:table-column table:style-name="Table387.A"/>
        <table:table-column table:style-name="Table387.B"/>
        <table:table-header-rows>
          <table:table-row>
            <table:table-cell table:style-name="Table387.A1" office:value-type="string">
              <text:p text:style-name="P64">Name</text:p>
            </table:table-cell>
            <table:table-cell table:style-name="Table387.B1" office:value-type="string">
              <text:p text:style-name="P64">Event Type</text:p>
            </table:table-cell>
          </table:table-row>
        </table:table-header-rows>
      </table:table>
      <text:h text:style-name="P82" text:outline-level="4">Properties</text:h>
      <table:table table:name="Table388" table:style-name="Table388">
        <table:table-column table:style-name="Table388.A"/>
        <table:table-column table:style-name="Table388.B"/>
        <table:table-column table:style-name="Table388.C"/>
        <table:table-column table:style-name="Table388.D"/>
        <table:table-header-rows>
          <table:table-row>
            <table:table-cell table:style-name="Table388.A1" office:value-type="string">
              <text:p text:style-name="P56">Property</text:p>
            </table:table-cell>
            <table:table-cell table:style-name="Table388.A1" office:value-type="string">
              <text:p text:style-name="P56">Description</text:p>
            </table:table-cell>
            <table:table-cell table:style-name="Table388.A1" office:value-type="string">
              <text:p text:style-name="P56">Data Type</text:p>
            </table:table-cell>
            <table:table-cell table:style-name="Table388.D1" office:value-type="string">
              <text:p text:style-name="P56">Default Value</text:p>
            </table:table-cell>
          </table:table-row>
        </table:table-header-rows>
        <table:table-row>
          <table:table-cell table:style-name="Table388.A2" office:value-type="string">
            <text:p text:style-name="P57"><text:span text:style-name="Source_20_Text">maxlength</text:span></text:p>
          </table:table-cell>
          <table:table-cell table:style-name="Table388.A2" office:value-type="string">
            <text:p text:style-name="P179">the maximal length of this item's label.</text:p>
          </table:table-cell>
          <table:table-cell table:style-name="Table388.A2" office:value-type="string">
            <text:p text:style-name="P57"><text:span text:style-name="T35">int</text:span></text:p>
          </table:table-cell>
          <table:table-cell table:style-name="Table388.D2" office:value-type="string">
            <text:p text:style-name="P57"/>
          </table:table-cell>
        </table:table-row>
        <table:table-row>
          <table:table-cell table:style-name="Table388.A2" office:value-type="string">
            <text:p text:style-name="P57"><text:span text:style-name="Source_20_Text">index</text:span></text:p>
          </table:table-cell>
          <table:table-cell table:style-name="Table388.A2" office:value-type="string">
            <text:p text:style-name="P179">the index of this item (aka., the order in the listbox). </text:p>
          </table:table-cell>
          <table:table-cell table:style-name="Table388.A2" office:value-type="string">
            <text:p text:style-name="P57"><text:span text:style-name="T35">int</text:span></text:p>
          </table:table-cell>
          <table:table-cell table:style-name="Table388.D2" office:value-type="string">
            <text:p text:style-name="P57"/>
          </table:table-cell>
        </table:table-row>
        <table:table-row>
          <table:table-cell table:style-name="Table388.A2" office:value-type="string">
            <text:p text:style-name="P57"><text:span text:style-name="Source_20_Text">value</text:span></text:p>
          </table:table-cell>
          <table:table-cell table:style-name="Table388.A2" office:value-type="string">
            <text:p text:style-name="Table_20_Contents">The value this cell stored.</text:p>
          </table:table-cell>
          <table:table-cell table:style-name="Table388.A2" office:value-type="string">
            <text:p text:style-name="P57"><text:span text:style-name="T35">Java.lang.Object</text:span></text:p>
          </table:table-cell>
          <table:table-cell table:style-name="Table388.D2" office:value-type="string">
            <text:p text:style-name="P57"/>
          </table:table-cell>
        </table:table-row>
        <table:table-row>
          <table:table-cell table:style-name="Table388.A2" office:value-type="string">
            <text:p text:style-name="P57"><text:span text:style-name="Source_20_Text">label</text:span></text:p>
          </table:table-cell>
          <table:table-cell table:style-name="Table388.A2" office:value-type="string">
            <text:p text:style-name="Table_20_Contents">the width which the same as <text:span text:style-name="Source_20_Text">getListheader()</text:span>'s width.</text:p>
          </table:table-cell>
          <table:table-cell table:style-name="Table388.A2" office:value-type="string">
            <text:p text:style-name="P57"><text:span text:style-name="Source_20_Text">String</text:span></text:p>
          </table:table-cell>
          <table:table-cell table:style-name="Table388.D2" office:value-type="string">
            <text:p text:style-name="P57"/>
          </table:table-cell>
        </table:table-row>
        <table:table-row>
          <table:table-cell table:style-name="Table388.A2" office:value-type="string">
            <text:p text:style-name="P57"><text:span text:style-name="Source_20_Text">src</text:span></text:p>
          </table:table-cell>
          <table:table-cell table:style-name="Table388.A2" office:value-type="string">
            <text:p text:style-name="Table_20_Contents">the src of the <text:span text:style-name="Source_20_Text">Listcell</text:span> it contains, or null if no such cell.</text:p>
          </table:table-cell>
          <table:table-cell table:style-name="Table388.A2" office:value-type="string">
            <text:p text:style-name="P57"><text:span text:style-name="Source_20_Text">String</text:span></text:p>
          </table:table-cell>
          <table:table-cell table:style-name="Table388.D2" office:value-type="string">
            <text:p text:style-name="P57"/>
          </table:table-cell>
        </table:table-row>
        <table:table-row>
          <table:table-cell table:style-name="Table388.A2" office:value-type="string">
            <text:p text:style-name="P57"><text:span text:style-name="Source_20_Text">image</text:span></text:p>
          </table:table-cell>
          <table:table-cell table:style-name="Table388.A2" office:value-type="string">
            <text:p text:style-name="Table_20_Contents">Returns the image of the <text:span text:style-name="Source_20_Text">Listcell</text:span> it contains. </text:p>
          </table:table-cell>
          <table:table-cell table:style-name="Table388.A2" office:value-type="string">
            <text:p text:style-name="P57"><text:span text:style-name="Source_20_Text">String</text:span></text:p>
          </table:table-cell>
          <table:table-cell table:style-name="Table388.D2" office:value-type="string">
            <text:p text:style-name="P57"/>
          </table:table-cell>
        </table:table-row>
        <table:table-row>
          <table:table-cell table:style-name="Table388.A2" office:value-type="string">
            <text:p text:style-name="P57"><text:span text:style-name="Source_20_Text">disable</text:span></text:p>
          </table:table-cell>
          <table:table-cell table:style-name="Table388.A2" office:value-type="string">
            <text:p text:style-name="P77">Is this <text:span text:style-name="Source_20_Text">Listitem</text:span> is disabled.</text:p>
          </table:table-cell>
          <table:table-cell table:style-name="Table388.A2" office:value-type="string">
            <text:p text:style-name="P57"><text:span text:style-name="Source_20_Text">boolean</text:span></text:p>
          </table:table-cell>
          <table:table-cell table:style-name="Table388.D2" office:value-type="string">
            <text:p text:style-name="P59"><text:span text:style-name="Source_20_Text">false</text:span></text:p>
          </table:table-cell>
        </table:table-row>
        <table:table-row>
          <table:table-cell table:style-name="Table388.A2" office:value-type="string">
            <text:p text:style-name="P57"><text:span text:style-name="Source_20_Text">sel</text:span><text:span text:style-name="T35">ected</text:span></text:p>
          </table:table-cell>
          <table:table-cell table:style-name="Table388.A2" office:value-type="string">
            <text:p text:style-name="P77">Is this <text:span text:style-name="Source_20_Text">Listitem</text:span> is selected.</text:p>
          </table:table-cell>
          <table:table-cell table:style-name="Table388.A2" office:value-type="string">
            <text:p text:style-name="P57"><text:span text:style-name="Source_20_Text">boolean</text:span></text:p>
          </table:table-cell>
          <table:table-cell table:style-name="Table388.D2" office:value-type="string">
            <text:p text:style-name="P59"><text:span text:style-name="Source_20_Text">false</text:span></text:p>
          </table:table-cell>
        </table:table-row>
      </table:table>
      <text:p text:style-name="P153"/>
      <text:h text:style-name="P76" text:outline-level="4">Methods</text:h>
      <table:table table:name="Table389" table:style-name="Table389">
        <table:table-column table:style-name="Table389.A"/>
        <table:table-column table:style-name="Table389.B"/>
        <table:table-column table:style-name="Table389.C"/>
        <table:table-header-rows>
          <table:table-row>
            <table:table-cell table:style-name="Table389.A1" office:value-type="string">
              <text:p text:style-name="Table_20_Heading">Name</text:p>
            </table:table-cell>
            <table:table-cell table:style-name="Table389.A1" office:value-type="string">
              <text:p text:style-name="Table_20_Heading">Description</text:p>
            </table:table-cell>
            <table:table-cell table:style-name="Table389.C1" office:value-type="string">
              <text:p text:style-name="Table_20_Heading">Return Data Type</text:p>
            </table:table-cell>
          </table:table-row>
        </table:table-header-rows>
        <table:table-row>
          <table:table-cell table:style-name="Table389.A2" office:value-type="string">
            <text:p text:style-name="Table_20_Contents"><text:span text:style-name="Source_20_Text">getListbox()</text:span></text:p>
          </table:table-cell>
          <table:table-cell table:style-name="Table389.A2" office:value-type="string">
            <text:p text:style-name="Table_20_Contents">Returns the <text:span text:style-name="Source_20_Text">listbox</text:span> that contains this column. </text:p>
          </table:table-cell>
          <table:table-cell table:style-name="Table389.C2" office:value-type="string">
            <text:p text:style-name="Table_20_Contents"><text:span text:style-name="T35">org.zkoss.zul.Listbox</text:span></text:p>
          </table:table-cell>
        </table:table-row>
        <table:table-row>
          <table:table-cell table:style-name="Table389.A2" office:value-type="string">
            <text:p text:style-name="Table_20_Contents"><text:span text:style-name="Source_20_Text">getOuterAttrs()</text:span></text:p>
          </table:table-cell>
          <table:table-cell table:style-name="Table389.A2" office:value-type="string">
            <text:p text:style-name="Table_20_Contents"><text:span text:style-name="Source_20_Text"/></text:p>
          </table:table-cell>
          <table:table-cell table:style-name="Table389.C2" office:value-type="string">
            <text:p text:style-name="Standard"><text:span text:style-name="T32">java.lang.String</text:span></text:p>
          </table:table-cell>
        </table:table-row>
        <table:table-row>
          <table:table-cell table:style-name="Table389.A2" office:value-type="string">
            <text:p text:style-name="Table_20_Contents"><text:span text:style-name="T35">setParent(org.zkoss.zk.ui.Component parent) </text:span></text:p>
          </table:table-cell>
          <table:table-cell table:style-name="Table389.A2" office:value-type="string">
            <text:p text:style-name="Table_20_Contents">Can only be <text:span text:style-name="Source_20_Text">Listbox</text:span></text:p>
          </table:table-cell>
          <table:table-cell table:style-name="Table389.C2" office:value-type="string">
            <text:p text:style-name="P131"><text:span text:style-name="Source_20_Text">void</text:span></text:p>
          </table:table-cell>
        </table:table-row>
        <table:table-row>
          <table:table-cell table:style-name="Table389.A5" office:value-type="string">
            <text:p text:style-name="Table_20_Contents"><text:span text:style-name="Source_20_Text">Invalidate()</text:span></text:p>
          </table:table-cell>
          <table:table-cell table:style-name="Table389.A5" office:value-type="string">
            <text:p text:style-name="Table_20_Contents"/>
          </table:table-cell>
          <table:table-cell table:style-name="Table389.C5" office:value-type="string">
            <text:p text:style-name="P131"/>
          </table:table-cell>
        </table:table-row>
      </table:table>
      <text:h text:style-name="Heading_20_4" text:outline-level="4"/>
      <text:h text:style-name="P76" text:outline-level="4">Inherited From </text:h>
      <table:table table:name="Table390" table:style-name="Table390">
        <table:table-column table:style-name="Table390.A"/>
        <table:table-header-rows>
          <table:table-row>
            <table:table-cell table:style-name="Table390.A1" office:value-type="string">
              <text:p text:style-name="P64">Inherited From</text:p>
            </table:table-cell>
          </table:table-row>
        </table:table-header-rows>
        <table:table-row>
          <table:table-cell table:style-name="Table390.A2" office:value-type="string">
            <text:p text:style-name="P87"><text:a xlink:type="simple" xlink:href="../ch4/Listitem.odt">org.zkoss.zul.Listitem</text:a></text:p>
          </table:table-cell>
        </table:table-row>
        <table:table-row>
          <table:table-cell table:style-name="Table390.A2" office:value-type="string">
            <text:p text:style-name="P87"><text:a xlink:type="simple" xlink:href="#XulElement">org.zkoss.zul.impl.XulElement</text:a></text:p>
          </table:table-cell>
        </table:table-row>
        <table:table-row>
          <table:table-cell table:style-name="Table390.A2" office:value-type="string">
            <text:p text:style-name="P87"><text:s/><text:a xlink:type="simple" xlink:href="#HtmlBasedComponent">org.zkoss.zk.ui.HtmlBasedComponent</text:a> </text:p>
          </table:table-cell>
        </table:table-row>
        <table:table-row>
          <table:table-cell table:style-name="Table390.A2" office:value-type="string">
            <text:p text:style-name="P87"><text:s/><text:a xlink:type="simple" xlink:href="#AbstractComponent">org.zkoss.zk.ui.AbstractComponent</text:a></text:p>
          </table:table-cell>
        </table:table-row>
      </table:table>
      <text:p text:style-name="Text_20_body"/>
      <text:p text:style-name="P68"/>
      <text:h text:style-name="Heading_20_3" text:outline-level="3"><text:bookmark-start text:name="Listgroupfoot"/>Listgroupfoot<text:bookmark-end text:name="Listgroupfoot"/></text:h>
      <text:p text:style-name="P54">GroupFooter serves as a summary listitem of listgroup.</text:p>
      <text:p text:style-name="P54"/>
      <text:p text:style-name="P54"><draw:frame draw:style-name="fr6" draw:name="graphics35" text:anchor-type="paragraph" svg:width="7.091cm" svg:height="6.511cm" draw:z-index="93"><draw:image xlink:href="../images/Listgroupfoot.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tab/><text:tab/>&lt;listitem&gt;</text:p>
      <text:p text:style-name="Code_20_Indent_20_2"><text:tab/><text:tab/><text:tab/>&lt;listcell label="e John" /&gt;</text:p>
      <text:p text:style-name="Code_20_Indent_20_2"><text:tab/><text:tab/><text:tab/>&lt;listcell label="e MALE" /&gt;</text:p>
      <text:p text:style-name="Code_20_Indent_20_2"><text:tab/><text:tab/>&lt;/listitem&gt;</text:p>
      <text:p text:style-name="Code_20_Indent_20_2"><text:tab/><text:tab/>&lt;listgroupfoot id="f1"&gt;</text:p>
      <text:p text:style-name="Code_20_Indent_20_2"><text:tab/><text:tab/><text:tab/>&lt;listcell label="10 emails" /&gt;</text:p>
      <text:p text:style-name="Code_20_Indent_20_2"><text:tab/><text:tab/><text:tab/>&lt;listcell label="zk1" /&gt;</text:p>
      <text:p text:style-name="Code_20_Indent_20_2"><text:tab/><text:tab/>&lt;/listgroupfoot&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74" text:outline-level="4">Class Name</text:h>
      <text:p text:style-name="Standard"><text:span text:style-name="T31">org.zkoss.zul.Listgroupfoot</text:span></text:p>
      <text:h text:style-name="P76" text:outline-level="4">Supported Child Components</text:h>
      <text:p text:style-name="Text_20_body_20_indent_20_2">*Listcell</text:p>
      <text:h text:style-name="P76" text:outline-level="4">Supported Events</text:h>
      <text:h text:style-name="P96" text:outline-level="4"/>
      <table:table table:name="Table383" table:style-name="Table383">
        <table:table-column table:style-name="Table383.A"/>
        <table:table-column table:style-name="Table383.B"/>
        <table:table-header-rows>
          <table:table-row>
            <table:table-cell table:style-name="Table383.A1" office:value-type="string">
              <text:p text:style-name="P64">Name</text:p>
            </table:table-cell>
            <table:table-cell table:style-name="Table383.B1" office:value-type="string">
              <text:p text:style-name="P64">Event Type</text:p>
            </table:table-cell>
          </table:table-row>
        </table:table-header-rows>
      </table:table>
      <text:h text:style-name="P82" text:outline-level="4">Properties</text:h>
      <table:table table:name="Table384" table:style-name="Table384">
        <table:table-column table:style-name="Table384.A"/>
        <table:table-column table:style-name="Table384.B"/>
        <table:table-column table:style-name="Table384.C"/>
        <table:table-column table:style-name="Table384.D"/>
        <table:table-header-rows>
          <table:table-row>
            <table:table-cell table:style-name="Table384.A1" office:value-type="string">
              <text:p text:style-name="P56">Property</text:p>
            </table:table-cell>
            <table:table-cell table:style-name="Table384.A1" office:value-type="string">
              <text:p text:style-name="P56">Description</text:p>
            </table:table-cell>
            <table:table-cell table:style-name="Table384.A1" office:value-type="string">
              <text:p text:style-name="P56">Data Type</text:p>
            </table:table-cell>
            <table:table-cell table:style-name="Table384.D1" office:value-type="string">
              <text:p text:style-name="P56">Default Value</text:p>
            </table:table-cell>
          </table:table-row>
        </table:table-header-rows>
        <table:table-row>
          <table:table-cell table:style-name="Table384.A2" office:value-type="string">
            <text:p text:style-name="P57"><text:span text:style-name="Source_20_Text">maxlength</text:span></text:p>
          </table:table-cell>
          <table:table-cell table:style-name="Table384.A2" office:value-type="string">
            <text:p text:style-name="P179">the maximal length of this item's label.</text:p>
          </table:table-cell>
          <table:table-cell table:style-name="Table384.A2" office:value-type="string">
            <text:p text:style-name="P57"><text:span text:style-name="T35">int</text:span></text:p>
          </table:table-cell>
          <table:table-cell table:style-name="Table384.D2" office:value-type="string">
            <text:p text:style-name="P57"/>
          </table:table-cell>
        </table:table-row>
        <table:table-row>
          <table:table-cell table:style-name="Table384.A2" office:value-type="string">
            <text:p text:style-name="P57"><text:span text:style-name="Source_20_Text">index</text:span></text:p>
          </table:table-cell>
          <table:table-cell table:style-name="Table384.A2" office:value-type="string">
            <text:p text:style-name="P179">the index of this item (aka., the order in the listbox). </text:p>
          </table:table-cell>
          <table:table-cell table:style-name="Table384.A2" office:value-type="string">
            <text:p text:style-name="P57"><text:span text:style-name="T35">int</text:span></text:p>
          </table:table-cell>
          <table:table-cell table:style-name="Table384.D2" office:value-type="string">
            <text:p text:style-name="P57"/>
          </table:table-cell>
        </table:table-row>
        <table:table-row>
          <table:table-cell table:style-name="Table384.A2" office:value-type="string">
            <text:p text:style-name="P57"><text:span text:style-name="Source_20_Text">value</text:span></text:p>
          </table:table-cell>
          <table:table-cell table:style-name="Table384.A2" office:value-type="string">
            <text:p text:style-name="Table_20_Contents">The value this cell stored.</text:p>
          </table:table-cell>
          <table:table-cell table:style-name="Table384.A2" office:value-type="string">
            <text:p text:style-name="P57"><text:span text:style-name="T35">Java.lang.Object</text:span></text:p>
          </table:table-cell>
          <table:table-cell table:style-name="Table384.D2" office:value-type="string">
            <text:p text:style-name="P57"/>
          </table:table-cell>
        </table:table-row>
        <table:table-row>
          <table:table-cell table:style-name="Table384.A2" office:value-type="string">
            <text:p text:style-name="P57"><text:span text:style-name="Source_20_Text">label</text:span></text:p>
          </table:table-cell>
          <table:table-cell table:style-name="Table384.A2" office:value-type="string">
            <text:p text:style-name="Table_20_Contents">the width which the same as <text:span text:style-name="Source_20_Text">getListheader()</text:span>'s width.</text:p>
          </table:table-cell>
          <table:table-cell table:style-name="Table384.A2" office:value-type="string">
            <text:p text:style-name="P57"><text:span text:style-name="Source_20_Text">String</text:span></text:p>
          </table:table-cell>
          <table:table-cell table:style-name="Table384.D2" office:value-type="string">
            <text:p text:style-name="P57"/>
          </table:table-cell>
        </table:table-row>
        <table:table-row>
          <table:table-cell table:style-name="Table384.A2" office:value-type="string">
            <text:p text:style-name="P57"><text:span text:style-name="Source_20_Text">src</text:span></text:p>
          </table:table-cell>
          <table:table-cell table:style-name="Table384.A2" office:value-type="string">
            <text:p text:style-name="Table_20_Contents">the src of the <text:span text:style-name="Source_20_Text">Listcell</text:span> it contains, or null if no such cell.</text:p>
          </table:table-cell>
          <table:table-cell table:style-name="Table384.A2" office:value-type="string">
            <text:p text:style-name="P57"><text:span text:style-name="Source_20_Text">String</text:span></text:p>
          </table:table-cell>
          <table:table-cell table:style-name="Table384.D2" office:value-type="string">
            <text:p text:style-name="P57"/>
          </table:table-cell>
        </table:table-row>
        <table:table-row>
          <table:table-cell table:style-name="Table384.A2" office:value-type="string">
            <text:p text:style-name="P57"><text:span text:style-name="Source_20_Text">image</text:span></text:p>
          </table:table-cell>
          <table:table-cell table:style-name="Table384.A2" office:value-type="string">
            <text:p text:style-name="Table_20_Contents">Returns the image of the <text:span text:style-name="Source_20_Text">Listcell</text:span> it contains. </text:p>
          </table:table-cell>
          <table:table-cell table:style-name="Table384.A2" office:value-type="string">
            <text:p text:style-name="P57"><text:span text:style-name="Source_20_Text">String</text:span></text:p>
          </table:table-cell>
          <table:table-cell table:style-name="Table384.D2" office:value-type="string">
            <text:p text:style-name="P57"/>
          </table:table-cell>
        </table:table-row>
        <table:table-row>
          <table:table-cell table:style-name="Table384.A2" office:value-type="string">
            <text:p text:style-name="P57"><text:span text:style-name="Source_20_Text">disable</text:span></text:p>
          </table:table-cell>
          <table:table-cell table:style-name="Table384.A2" office:value-type="string">
            <text:p text:style-name="P77">Is this <text:span text:style-name="Source_20_Text">Listitem</text:span> is disabled.</text:p>
          </table:table-cell>
          <table:table-cell table:style-name="Table384.A2" office:value-type="string">
            <text:p text:style-name="P57"><text:span text:style-name="Source_20_Text">boolean</text:span></text:p>
          </table:table-cell>
          <table:table-cell table:style-name="Table384.D2" office:value-type="string">
            <text:p text:style-name="P59"><text:span text:style-name="Source_20_Text">false</text:span></text:p>
          </table:table-cell>
        </table:table-row>
        <table:table-row>
          <table:table-cell table:style-name="Table384.A2" office:value-type="string">
            <text:p text:style-name="P57"><text:span text:style-name="Source_20_Text">sel</text:span><text:span text:style-name="T35">ected</text:span></text:p>
          </table:table-cell>
          <table:table-cell table:style-name="Table384.A2" office:value-type="string">
            <text:p text:style-name="P77">Is this <text:span text:style-name="Source_20_Text">Listitem</text:span> is selected.</text:p>
          </table:table-cell>
          <table:table-cell table:style-name="Table384.A2" office:value-type="string">
            <text:p text:style-name="P57"><text:span text:style-name="Source_20_Text">boolean</text:span></text:p>
          </table:table-cell>
          <table:table-cell table:style-name="Table384.D2" office:value-type="string">
            <text:p text:style-name="P59"><text:span text:style-name="Source_20_Text">false</text:span></text:p>
          </table:table-cell>
        </table:table-row>
      </table:table>
      <text:p text:style-name="P153"/>
      <text:h text:style-name="P76" text:outline-level="4">Methods</text:h>
      <table:table table:name="Table385" table:style-name="Table385">
        <table:table-column table:style-name="Table385.A"/>
        <table:table-column table:style-name="Table385.B"/>
        <table:table-column table:style-name="Table385.C"/>
        <table:table-header-rows>
          <table:table-row>
            <table:table-cell table:style-name="Table385.A1" office:value-type="string">
              <text:p text:style-name="Table_20_Heading">Name</text:p>
            </table:table-cell>
            <table:table-cell table:style-name="Table385.A1" office:value-type="string">
              <text:p text:style-name="Table_20_Heading">Description</text:p>
            </table:table-cell>
            <table:table-cell table:style-name="Table385.C1" office:value-type="string">
              <text:p text:style-name="Table_20_Heading">Return Data Type</text:p>
            </table:table-cell>
          </table:table-row>
        </table:table-header-rows>
        <table:table-row>
          <table:table-cell table:style-name="Table385.A2" office:value-type="string">
            <text:p text:style-name="Table_20_Contents"><text:span text:style-name="Source_20_Text">getListbox()</text:span></text:p>
          </table:table-cell>
          <table:table-cell table:style-name="Table385.A2" office:value-type="string">
            <text:p text:style-name="Table_20_Contents">Returns the <text:span text:style-name="Source_20_Text">listbox</text:span> that contains this column. </text:p>
          </table:table-cell>
          <table:table-cell table:style-name="Table385.C2" office:value-type="string">
            <text:p text:style-name="Table_20_Contents"><text:span text:style-name="T35">org.zkoss.zul.Listbox</text:span></text:p>
          </table:table-cell>
        </table:table-row>
        <table:table-row>
          <table:table-cell table:style-name="Table385.A2" office:value-type="string">
            <text:p text:style-name="Table_20_Contents"><text:span text:style-name="Source_20_Text">getOuterAttrs()</text:span></text:p>
          </table:table-cell>
          <table:table-cell table:style-name="Table385.A2" office:value-type="string">
            <text:p text:style-name="Table_20_Contents"><text:span text:style-name="Source_20_Text"/></text:p>
          </table:table-cell>
          <table:table-cell table:style-name="Table385.C2" office:value-type="string">
            <text:p text:style-name="Standard"><text:span text:style-name="T32">java.lang.String</text:span></text:p>
          </table:table-cell>
        </table:table-row>
        <table:table-row>
          <table:table-cell table:style-name="Table385.A2" office:value-type="string">
            <text:p text:style-name="Table_20_Contents"><text:span text:style-name="T35">setParent(org.zkoss.zk.ui.Component parent) </text:span></text:p>
          </table:table-cell>
          <table:table-cell table:style-name="Table385.A2" office:value-type="string">
            <text:p text:style-name="Table_20_Contents">Can only be <text:span text:style-name="Source_20_Text">Listbox</text:span></text:p>
          </table:table-cell>
          <table:table-cell table:style-name="Table385.C2" office:value-type="string">
            <text:p text:style-name="P131"><text:span text:style-name="Source_20_Text">void</text:span></text:p>
          </table:table-cell>
        </table:table-row>
        <table:table-row>
          <table:table-cell table:style-name="Table385.A5" office:value-type="string">
            <text:p text:style-name="Table_20_Contents"><text:span text:style-name="Source_20_Text">Invalidate()</text:span></text:p>
          </table:table-cell>
          <table:table-cell table:style-name="Table385.A5" office:value-type="string">
            <text:p text:style-name="Table_20_Contents"/>
          </table:table-cell>
          <table:table-cell table:style-name="Table385.C5" office:value-type="string">
            <text:p text:style-name="P131"/>
          </table:table-cell>
        </table:table-row>
      </table:table>
      <text:p text:style-name="Standard"/>
      <text:h text:style-name="P76" text:outline-level="4">Inherited From </text:h>
      <table:table table:name="Table386" table:style-name="Table386">
        <table:table-column table:style-name="Table386.A"/>
        <table:table-header-rows>
          <table:table-row>
            <table:table-cell table:style-name="Table386.A1" office:value-type="string">
              <text:p text:style-name="P64">Inherited From</text:p>
            </table:table-cell>
          </table:table-row>
        </table:table-header-rows>
        <table:table-row>
          <table:table-cell table:style-name="Table386.A2" office:value-type="string">
            <text:p text:style-name="P87"><text:a xlink:type="simple" xlink:href="../ch4/Listitem.odt">org.zkoss.zul.Listitem</text:a></text:p>
          </table:table-cell>
        </table:table-row>
        <table:table-row>
          <table:table-cell table:style-name="Table386.A2" office:value-type="string">
            <text:p text:style-name="P87"><text:a xlink:type="simple" xlink:href="#XulElement">org.zkoss.zul.impl.XulElement</text:a></text:p>
          </table:table-cell>
        </table:table-row>
        <table:table-row>
          <table:table-cell table:style-name="Table386.A2" office:value-type="string">
            <text:p text:style-name="P87"><text:s/><text:a xlink:type="simple" xlink:href="#HtmlBasedComponent">org.zkoss.zk.ui.HtmlBasedComponent</text:a> </text:p>
          </table:table-cell>
        </table:table-row>
        <table:table-row>
          <table:table-cell table:style-name="Table386.A2" office:value-type="string">
            <text:p text:style-name="P87"><text:s/><text:a xlink:type="simple" xlink:href="#AbstractComponent">org.zkoss.zk.ui.AbstractComponent</text:a></text:p>
          </table:table-cell>
        </table:table-row>
      </table:table>
      <text:p text:style-name="P46"/>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80">*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81"><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81"><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40">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79">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79">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73"><draw:frame draw:style-name="fr2" draw:name="graphics28" text:anchor-type="paragraph" svg:width="5.607cm" svg:height="1.52cm" draw:z-index="86"><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74">*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75"><text:span text:style-name="T3">Description:</text:span> </text:p>
            <text:p text:style-name="P175">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76">Description: </text:p>
            <text:p text:style-name="P17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76">Description: </text:p>
            <text:p text:style-name="P175"><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76">Description: </text:p>
            <text:p text:style-name="P17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76">Description: </text:p>
            <text:p text:style-name="P17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76">Description: </text:p>
            <text:p text:style-name="P177">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76">Description: </text:p>
            <text:p text:style-name="P177">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82"><text:span text:style-name="Source_20_Text">intValue() </text:span></text:p>
          </table:table-cell>
          <table:table-cell table:style-name="Table364.A2" office:value-type="string">
            <text:p text:style-name="P182">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82"><text:span text:style-name="Source_20_Text">longValue() </text:span></text:p>
          </table:table-cell>
          <table:table-cell table:style-name="Table364.A2" office:value-type="string">
            <text:p text:style-name="P182"><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83"/>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41">An element, much like a button, that is placed on a menu bar. When the user clicks the menu element, the child </text:span><text:span text:style-name="T142">Menupopup</text:span><text:span text:style-name="T141"> <text:s/>of the menu will be displayed. This element is also used to create submenus of </text:span><text:span text:style-name="T142">Menupopup</text:span><text:span text:style-name="T141">.</text:span><text:span text:style-name="T142"> </text:span></text:p>
      <text:p text:style-name="Text_20_body_20_indent_20_2"><draw:frame draw:style-name="fr6" draw:name="graphics131" text:anchor-type="paragraph" svg:width="10.557cm" svg:height="2.593cm" draw:z-index="31"><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7"><text:a xlink:type="simple" xlink:href="#Menupopup">Menupopup</text:a></text:p>
      <text:h text:style-name="P155" text:outline-level="4">Supported Events</text:h>
      <text:p text:style-name="P147">*NONE</text:p>
      <text:h text:style-name="P184" text:outline-level="4">Properties</text:h>
      <text:p text:style-name="P147">*NONE</text:p>
      <text:h text:style-name="P185"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41">A container that usually contains menu elements.</text:span><text:span text:style-name="T142"> </text:span></text:p>
      <text:p text:style-name="Text_20_body_20_indent_20_2"><draw:frame draw:style-name="fr2" draw:name="graphics132" text:anchor-type="paragraph" svg:width="10.557cm" svg:height="2.593cm" draw:z-index="32"><draw:image xlink:href="../images/Menu.png" xlink:type="simple" xlink:show="embed" xlink:actuate="onLoad"/></draw:frame><text:span text:style-name="T143"/></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7">*NONE</text:p>
      <text:h text:style-name="P72" text:outline-level="4">Supported Events</text:h>
      <text:p text:style-name="P147">*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85"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41">A single choice in a </text:span><text:span text:style-name="T142">Menupopup</text:span><text:span text:style-name="T141"> element. It acts much like a button but it is rendered on a menu. </text:span><text:span text:style-name="T142"><text:s/></text:span></text:p>
      <text:p text:style-name="Text_20_body_20_indent_20_2"><draw:frame draw:style-name="fr2" draw:name="graphics133" text:anchor-type="paragraph" svg:width="10.557cm" svg:height="2.593cm" draw:z-index="33"><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86"><text:span text:style-name="Source_20_Text">org.zkoss.zul.Menuitem</text:span></text:p>
      <text:h text:style-name="Heading_20_4" text:outline-level="4">Supported Child Components</text:h>
      <text:p text:style-name="P187"><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43"><text:a xlink:type="simple" xlink:href="#MouseEvent"><text:span text:style-name="T144">org.zkoss.zk.ui.event.MouseEvent</text:span></text:a></text:p>
            <text:p text:style-name="P143"><text:span text:style-name="T145">Description:</text:span><text:span text:style-name="T146"> </text:span><text:span text:style-name="T147">A menu command is associated with a menu item. There are two ways to associate a command to it: the</text:span><text:span text:style-name="T148"> onClick</text:span><text:span text:style-name="T149"> </text:span><text:span text:style-name="T147">event and the </text:span><text:span text:style-name="T148">href</text:span><text:span text:style-name="T149"> </text:span><text:span text:style-name="T147">property. If a event listener is added for a menu item for the </text:span><text:span text:style-name="T148">onClick</text:span><text:span text:style-name="T149"> </text:span><text:span text:style-name="T147">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8">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88"><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85"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41">A container used to display menus. It should be placed inside a Menu.</text:span></text:p>
      <text:p text:style-name="Text_20_body_20_indent_20_2"><text:span text:style-name="T141">Supported event: </text:span><text:span text:style-name="T142">onOpen</text:span><text:span text:style-name="T141">.</text:span></text:p>
      <text:p text:style-name="Text_20_body_20_indent_20_2"><text:span text:style-name="T141">Note: to have better performance, </text:span><text:span text:style-name="T142">onOpen</text:span><text:span text:style-name="T141"> is sent only if non-deferrable event listener is registered (see </text:span><text:span text:style-name="T142">Deferrable</text:span><text:span text:style-name="T141">).</text:span></text:p>
      <text:p text:style-name="Text_20_body_20_indent_20_2"><text:span text:style-name="T141">To load the content dynamically, you can listen to the </text:span><text:span text:style-name="T142">onOpen</text:span><text:span text:style-name="T141"> event, and then create menuitem when </text:span><text:span text:style-name="T142">OpenEvent.isOpen()</text:span><text:span text:style-name="T141"> is true.</text:span></text:p>
      <text:p text:style-name="Text_20_body_20_indent_20_2"><text:span text:style-name="T141">Default </text:span><text:span text:style-name="T142">HtmlBasedComponent.getSclass()</text:span><text:span text:style-name="T141">: </text:span><text:span text:style-name="T142">menupopup</text:span><text:span text:style-name="T141">. </text:span><text:span text:style-name="T142"><text:s/></text:span></text:p>
      <text:p text:style-name="Text_20_body_20_indent_20_2"><draw:frame draw:style-name="fr2" draw:name="graphics134" text:anchor-type="paragraph" svg:width="10.557cm" svg:height="2.593cm" draw:z-index="34"><draw:image xlink:href="../images/Menu.png" xlink:type="simple" xlink:show="embed" xlink:actuate="onLoad"/></draw:frame><text:span text:style-name="T143"/></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86"><text:span text:style-name="Source_20_Text">org.zkoss.zul.Menupopup</text:span></text:p>
      <text:h text:style-name="Heading_20_4" text:outline-level="4">Supported Child Components</text:h>
      <text:p text:style-name="P187"><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7">*NONE</text:p>
      <text:h text:style-name="P185"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41">Used to create a separator between menu items..</text:span><text:span text:style-name="T142"> </text:span></text:p>
      <text:p text:style-name="Text_20_body_20_indent_20_2"><draw:frame draw:style-name="fr2" draw:name="graphics135" text:anchor-type="paragraph" svg:width="10.557cm" svg:height="2.593cm" draw:z-index="35"><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7">*NONE</text:p>
      <text:h text:style-name="P189" text:outline-level="4">Supported Events</text:h>
      <text:p text:style-name="P147">*NONE</text:p>
      <text:h text:style-name="P190" text:outline-level="4">Properties</text:h>
      <text:p text:style-name="P147">*NONE</text:p>
      <text:h text:style-name="P185"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3"><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50">&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p text:style-name="Standard"/>
      <text:p text:style-name="P68"/>
      <text:h text:style-name="Heading_20_3" text:outline-level="3"><text:bookmark-start text:name="Panel"/>Panel<text:bookmark-end text:name="Panel"/></text:h>
      <text:p text:style-name="Text_20_body_20_indent_20_2"><text:span text:style-name="T6">Panel</text:span> is a container that has specific functionality and structural components that make it the perfect building block for application-oriented user interfaces. The <text:span text:style-name="Component">Panel</text:span> contains bottom, top, and foot <text:span text:style-name="Component">toolbars</text:span>, along with separate header, footer and body sections. It also provides built-in collapsible, closable, maximizable, and minimizable behavior, along with a variety of pre-built tool buttons that can be wired up to provide other customized behavior. <text:span text:style-name="Component">Panels</text:span> can be easily embedded into any kind of <text:span text:style-name="Component">ZUL</text:span> component that is allowed to have children or layout component. <text:span text:style-name="Component">Panels</text:span> also provide specific features like float and move. Unlike <text:span text:style-name="Component">Window</text:span>, <text:span text:style-name="Component">Panels</text:span> can only be floated and moved inside its parent node, which is not using zk.setVParent() function at client side. In other words, if <text:span text:style-name="Component">Panel</text:span>'s parent node is an relative position, the floated panel is only inside its parent, not the whole page. The second difference of <text:span text:style-name="Component">Window</text:span> is that <text:span text:style-name="Component">Panel </text:span>is not an independent ID space (by implementing IdSpace), so the ID of each child can be used throughout the <text:span text:style-name="Component">panel.</text:span></text:p>
      <text:p text:style-name="P93"><draw:frame draw:style-name="fr1" draw:name="graphics34" text:anchor-type="paragraph" svg:x="4.856cm" svg:y="0.238cm" svg:width="6.72cm" svg:height="7.066cm" draw:z-index="92"><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lt;panelchildren&gt;PanelContent1&lt;/panelchildren&gt;</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74" text:outline-level="4">Class Name</text:h>
      <text:p text:style-name="P55"><text:span text:style-name="T31">org.zkoss.zul.Panel</text:span></text:p>
      <text:h text:style-name="P76" text:outline-level="4">Supported Child Components</text:h>
      <text:p text:style-name="Text_20_body_20_indent_20_2"><text:a xlink:type="simple" xlink:href="#Panelchildren"><text:span text:style-name="Source_20_Text">Panelchildren</text:span></text:a></text:p>
      <text:h text:style-name="P76" text:outline-level="4">Supported Events</text:h>
      <text:p text:style-name="P191"><text:span text:style-name="T151"/></text:p>
      <table:table table:name="Table379" table:style-name="Table379">
        <table:table-column table:style-name="Table379.A"/>
        <table:table-column table:style-name="Table379.B"/>
        <table:table-header-rows>
          <table:table-row>
            <table:table-cell table:style-name="Table379.A1" office:value-type="string">
              <text:p text:style-name="P64">Name</text:p>
            </table:table-cell>
            <table:table-cell table:style-name="Table379.B1" office:value-type="string">
              <text:p text:style-name="P64">Event Type</text:p>
            </table:table-cell>
          </table:table-row>
        </table:table-header-rows>
        <table:table-row>
          <table:table-cell table:style-name="Table379.A2" office:value-type="string">
            <text:p text:style-name="P59"><text:span text:style-name="Source_20_Text">onMove </text:span></text:p>
          </table:table-cell>
          <table:table-cell table:style-name="Table379.B2" office:value-type="string">
            <text:p text:style-name="P77"><text:span text:style-name="T3">Event:</text:span><text:span text:style-name="T65"> <text:s/></text:span><text:a xlink:type="simple" xlink:href="#Event"><text:span text:style-name="T44">org.zkoss.zk.ui.event.Event</text:span></text:a></text:p>
            <text:p text:style-name="P192">Denotes the close button is pressed by a user, and the</text:p>
            <text:p text:style-name="P192">component shall detach itself.</text:p>
          </table:table-cell>
        </table:table-row>
        <table:table-row>
          <table:table-cell table:style-name="Table379.A2" office:value-type="string">
            <text:p text:style-name="P59"><text:span text:style-name="Source_20_Text">onOpen </text:span></text:p>
          </table:table-cell>
          <table:table-cell table:style-name="Table379.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192">client sends this event after opening or closing the</text:p>
            <text:p text:style-name="P192">component.</text:p>
            <text:p text:style-name="P192">It is useful to implement load-on-demand by listening to</text:p>
            <text:p text:style-name="P77"><text:span text:style-name="T65">the </text:span><text:span text:style-name="T39">onOpen</text:span><text:span text:style-name="T65"> event, and creating components when the</text:span></text:p>
            <text:p text:style-name="P192">first time the component is opened.</text:p>
          </table:table-cell>
        </table:table-row>
        <table:table-row>
          <table:table-cell table:style-name="Table379.A2" office:value-type="string">
            <text:p text:style-name="P59"><text:span text:style-name="T152">onMaximize</text:span><text:span text:style-name="Source_20_Text"> </text:span></text:p>
          </table:table-cell>
          <table:table-cell table:style-name="Table379.B2" office:value-type="string">
            <text:p text:style-name="P77"><text:span text:style-name="T3">Event:</text:span><text:span text:style-name="T65"> </text:span><text:a xlink:type="simple" xlink:href="#Event"><text:span text:style-name="T44">org.zkoss.zk.ui.event.Maximize</text:span></text:a></text:p>
            <text:p text:style-name="P77"><text:span text:style-name="T65">Denotes user <text:s/>has maximize a component.</text:span><text:span text:style-name="T39"> </text:span></text:p>
          </table:table-cell>
        </table:table-row>
        <table:table-row>
          <table:table-cell table:style-name="Table379.A2" office:value-type="string">
            <text:p text:style-name="P59"><text:span text:style-name="T152">onMinimize</text:span><text:span text:style-name="Source_20_Text"> </text:span></text:p>
          </table:table-cell>
          <table:table-cell table:style-name="Table379.B2" office:value-type="string">
            <text:p text:style-name="P77"><text:span text:style-name="T3">Event:</text:span><text:span text:style-name="T65"> </text:span><text:a xlink:type="simple" xlink:href="#Event"><text:span text:style-name="T44">org.zkoss.zk.ui.event.MinimizeEvent</text:span></text:a></text:p>
            <text:p text:style-name="P77"><text:span text:style-name="T65">Denotes user <text:s/>has minimize a component.</text:span><text:span text:style-name="T39"> </text:span></text:p>
          </table:table-cell>
        </table:table-row>
        <table:table-row>
          <table:table-cell table:style-name="Table379.A2" office:value-type="string">
            <text:p text:style-name="P59"><text:span text:style-name="Source_20_Text">onClose </text:span></text:p>
          </table:table-cell>
          <table:table-cell table:style-name="Table379.B2" office:value-type="string">
            <text:p text:style-name="P77"><text:span text:style-name="T3">Event:</text:span><text:span text:style-name="T65"> </text:span><text:a xlink:type="simple" xlink:href="#Event"><text:span text:style-name="T44">org.zkoss.zk.ui.event.Event</text:span></text:a></text:p>
            <text:p text:style-name="P192">Denotes the close button is pressed by a user, and the</text:p>
            <text:p text:style-name="P192">component shall detach itself.</text:p>
          </table:table-cell>
        </table:table-row>
      </table:table>
      <text:h text:style-name="P90" text:outline-level="4">Properties</text:h>
      <text:p text:style-name="P193"><text:tab/></text:p>
      <table:table table:name="Table380" table:style-name="Table380">
        <table:table-column table:style-name="Table380.A"/>
        <table:table-column table:style-name="Table380.B"/>
        <table:table-column table:style-name="Table380.C"/>
        <table:table-header-rows>
          <table:table-row>
            <table:table-cell table:style-name="Table380.A1" office:value-type="string">
              <text:p text:style-name="Table_20_Heading">Name</text:p>
            </table:table-cell>
            <table:table-cell table:style-name="Table380.A1" office:value-type="string">
              <text:p text:style-name="Table_20_Heading">Description</text:p>
            </table:table-cell>
            <table:table-cell table:style-name="Table380.C1" office:value-type="string">
              <text:p text:style-name="Table_20_Heading">Return Data Type</text:p>
            </table:table-cell>
          </table:table-row>
        </table:table-header-rows>
        <table:table-row>
          <table:table-cell table:style-name="Table380.A2" office:value-type="string">
            <text:p text:style-name="P57"><text:span text:style-name="T87">border </text:span></text:p>
          </table:table-cell>
          <table:table-cell table:style-name="Table380.A2" office:value-type="string">
            <text:p text:style-name="P194">Sets the border </text:p>
            <text:p text:style-name="Table_20_Contents"><text:span text:style-name="T153">Values: </text:span><text:span text:style-name="T154">none</text:span><text:span text:style-name="T155"> | </text:span><text:span text:style-name="T154">normal</text:span><text:span text:style-name="T155"> </text:span></text:p>
          </table:table-cell>
          <table:table-cell table:style-name="Table380.C2" office:value-type="string">
            <text:p text:style-name="P57"><text:span text:style-name="T32">java.lang.String</text:span></text:p>
          </table:table-cell>
        </table:table-row>
        <table:table-row>
          <table:table-cell table:style-name="Table380.A2" office:value-type="string">
            <text:p text:style-name="P57"><text:span text:style-name="T90">closable</text:span></text:p>
          </table:table-cell>
          <table:table-cell table:style-name="Table380.A2" office:value-type="string">
            <text:p text:style-name="P195">Sets whether to show a close button on the title bar. </text:p>
          </table:table-cell>
          <table:table-cell table:style-name="Table380.C2" office:value-type="string">
            <text:p text:style-name="P57"><text:span text:style-name="T32">boolean</text:span></text:p>
          </table:table-cell>
        </table:table-row>
        <table:table-row>
          <table:table-cell table:style-name="Table380.A2" office:value-type="string">
            <text:p text:style-name="P196"><text:span text:style-name="Source_20_Text">Collapsible</text:span></text:p>
          </table:table-cell>
          <table:table-cell table:style-name="Table380.A2" office:value-type="string">
            <text:p text:style-name="P195"><text:span text:style-name="T156">Sets whether to show a toggle button on the title bar.</text:span> </text:p>
          </table:table-cell>
          <table:table-cell table:style-name="Table380.C2" office:value-type="string">
            <text:p text:style-name="P57"><text:span text:style-name="T32">boolean</text:span></text:p>
          </table:table-cell>
        </table:table-row>
        <table:table-row>
          <table:table-cell table:style-name="Table380.A2" office:value-type="string">
            <text:p text:style-name="P57"><text:span text:style-name="T90">Floatable</text:span></text:p>
          </table:table-cell>
          <table:table-cell table:style-name="Table380.A2" office:value-type="string">
            <text:p text:style-name="P195"><text:span text:style-name="T156">Sets whether to float the panel to display it inline where it is rendered.</text:span> </text:p>
          </table:table-cell>
          <table:table-cell table:style-name="Table380.C2" office:value-type="string">
            <text:p text:style-name="P57"><text:span text:style-name="T32">boolean</text:span></text:p>
          </table:table-cell>
        </table:table-row>
        <table:table-row>
          <table:table-cell table:style-name="Table380.A2" office:value-type="string">
            <text:p text:style-name="P57"><text:span text:style-name="T90">Framable</text:span></text:p>
          </table:table-cell>
          <table:table-cell table:style-name="Table380.A2" office:value-type="string">
            <text:p text:style-name="P195"><text:span text:style-name="T156">Sets whether to render the panel with custom rounded borders.</text:span> </text:p>
          </table:table-cell>
          <table:table-cell table:style-name="Table380.C2" office:value-type="string">
            <text:p text:style-name="P57"><text:span text:style-name="T32">boolean</text:span></text:p>
          </table:table-cell>
        </table:table-row>
        <table:table-row>
          <table:table-cell table:style-name="Table380.A2" office:value-type="string">
            <text:p text:style-name="P57"><text:span text:style-name="T90">maximizable</text:span></text:p>
          </table:table-cell>
          <table:table-cell table:style-name="Table380.A2" office:value-type="string">
            <text:p text:style-name="P195"><text:span text:style-name="T156">Sets whether to display the maximizing button and allow the user to maximize the panel, when a panel is maximized, the button will automatically change to a restore button with the appropriate behavior already built-in that will restore the panel to its previous size.</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aximized</text:span></text:p>
          </table:table-cell>
          <table:table-cell table:style-name="Table380.A2" office:value-type="string">
            <text:p text:style-name="P195"><text:span text:style-name="T156">Sets whether the panel is maximized, and then the size of the panel will depend on it to show a appropriate size.</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inimized</text:span></text:p>
          </table:table-cell>
          <table:table-cell table:style-name="Table380.A2" office:value-type="string">
            <text:p text:style-name="P195"><text:span text:style-name="T156">Sets whether to display the minimizing button and allow the user to minimize the pane</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inimizable</text:span></text:p>
          </table:table-cell>
          <table:table-cell table:style-name="Table380.A2" office:value-type="string">
            <text:p text:style-name="P195"><text:span text:style-name="T156">Sets whether the panel is minimized.</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ovable</text:span></text:p>
          </table:table-cell>
          <table:table-cell table:style-name="Table380.A2" office:value-type="string">
            <text:p text:style-name="P195"><text:span text:style-name="T156">Sets whether to move the panel to display it inline where it is rendered.</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open</text:span></text:p>
          </table:table-cell>
          <table:table-cell table:style-name="Table380.A2" office:value-type="string">
            <text:p text:style-name="P195"><text:span text:style-name="T156">Opens or closes this Panel.</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title</text:span></text:p>
          </table:table-cell>
          <table:table-cell table:style-name="Table380.A2" office:value-type="string">
            <text:p text:style-name="P195"><text:span text:style-name="T156">Sets the title.</text:span> </text:p>
          </table:table-cell>
          <table:table-cell table:style-name="Table380.C2" office:value-type="string">
            <text:p text:style-name="P197">String</text:p>
          </table:table-cell>
        </table:table-row>
        <table:table-row>
          <table:table-cell table:style-name="Table380.A2" office:value-type="string">
            <text:p text:style-name="P57"><text:span text:style-name="T158">Visible</text:span><text:span text:style-name="T90"> </text:span></text:p>
          </table:table-cell>
          <table:table-cell table:style-name="Table380.A2" office:value-type="string">
            <text:p text:style-name="P195"/>
          </table:table-cell>
          <table:table-cell table:style-name="Table380.C2" office:value-type="string">
            <text:p text:style-name="P57"><text:span text:style-name="T157">boolean</text:span></text:p>
          </table:table-cell>
        </table:table-row>
      </table:table>
      <text:h text:style-name="P76" text:outline-level="4">Methods</text:h>
      <table:table table:name="Table381" table:style-name="Table381">
        <table:table-column table:style-name="Table381.A"/>
        <table:table-column table:style-name="Table381.B"/>
        <table:table-column table:style-name="Table381.C"/>
        <table:table-header-rows>
          <table:table-row>
            <table:table-cell table:style-name="Table381.A1" office:value-type="string">
              <text:p text:style-name="Table_20_Heading">Name</text:p>
            </table:table-cell>
            <table:table-cell table:style-name="Table381.A1" office:value-type="string">
              <text:p text:style-name="Table_20_Heading">Description</text:p>
            </table:table-cell>
            <table:table-cell table:style-name="Table381.C1" office:value-type="string">
              <text:p text:style-name="Table_20_Heading">Return Data Type</text:p>
            </table:table-cell>
          </table:table-row>
        </table:table-header-rows>
        <table:table-row>
          <table:table-cell table:style-name="Table381.A2" office:value-type="string">
            <text:p text:style-name="P67"><text:span text:style-name="T39">addMoved(org.zkoss.zk.ui.Component oldparent, org.zkoss.zk.ui.Page oldpg, org.zkoss.zk.ui.Page newpg) </text:span></text:p>
          </table:table-cell>
          <table:table-cell table:style-name="Table381.A2" office:value-type="string">
            <text:p text:style-name="Table_20_Contents"><text:span text:style-name="T159"/></text:p>
          </table:table-cell>
          <table:table-cell table:style-name="Table381.C2" office:value-type="string">
            <text:p text:style-name="P137"><text:span text:style-name="T160">void</text:span></text:p>
          </table:table-cell>
        </table:table-row>
        <table:table-row>
          <table:table-cell table:style-name="Table381.A2" office:value-type="string">
            <text:p text:style-name="P57"><text:span text:style-name="T39">addToolbar(java.lang.String name, Toolbar toolbar) </text:span></text:p>
          </table:table-cell>
          <table:table-cell table:style-name="Table381.A2" office:value-type="string">
            <text:p text:style-name="P60"><text:span text:style-name="T161">Adds the toolbar of the panel by these names, "tbar", "bbar", and "fbar".</text:span><text:span text:style-name="T159"> </text:span></text:p>
          </table:table-cell>
          <table:table-cell table:style-name="Table381.C2" office:value-type="string">
            <text:p text:style-name="P57"><text:span text:style-name="T90">boolean</text:span></text:p>
          </table:table-cell>
        </table:table-row>
        <table:table-row>
          <table:table-cell table:style-name="Table381.A2" office:value-type="string">
            <text:p text:style-name="P67"><text:span text:style-name="T39">clone()</text:span></text:p>
          </table:table-cell>
          <table:table-cell table:style-name="Table381.A2" office:value-type="string">
            <text:p text:style-name="P198"/>
          </table:table-cell>
          <table:table-cell table:style-name="Table381.C2" office:value-type="string">
            <text:p text:style-name="P137"><text:span text:style-name="T162">java.lang.Object</text:span></text:p>
          </table:table-cell>
        </table:table-row>
        <table:table-row>
          <table:table-cell table:style-name="Table381.A2" office:value-type="string">
            <text:p text:style-name="P67"><text:span text:style-name="T163">getBottomToolbar()</text:span></text:p>
          </table:table-cell>
          <table:table-cell table:style-name="Table381.A2" office:value-type="string">
            <text:p text:style-name="P199"><text:span text:style-name="T95">Returns the bottom toolbar of this panel.</text:span> </text:p>
          </table:table-cell>
          <table:table-cell table:style-name="Table381.C2" office:value-type="string">
            <text:p text:style-name="P200"><text:span text:style-name="Source_20_Text">org.zkoss.zul.Toolbar</text:span></text:p>
            <text:p text:style-name="P201"><text:span text:style-name="Source_20_Text"/></text:p>
          </table:table-cell>
        </table:table-row>
        <table:table-row>
          <table:table-cell table:style-name="Table381.A2" office:value-type="string">
            <text:p text:style-name="P67"><text:span text:style-name="T163">getCaption()</text:span></text:p>
          </table:table-cell>
          <table:table-cell table:style-name="Table381.A2" office:value-type="string">
            <text:p text:style-name="P199"><text:span text:style-name="T95">Returns the caption of this panel.</text:span> </text:p>
          </table:table-cell>
          <table:table-cell table:style-name="Table381.C2" office:value-type="string">
            <text:p text:style-name="P200"><text:span text:style-name="Source_20_Text">org.zkoss.zul.Caption</text:span></text:p>
            <text:p text:style-name="P200"><text:span text:style-name="Source_20_Text"/></text:p>
          </table:table-cell>
        </table:table-row>
        <table:table-row>
          <table:table-cell table:style-name="Table381.A2" office:value-type="string">
            <text:p text:style-name="P67"><text:span text:style-name="T163">getFootToolbar()</text:span></text:p>
          </table:table-cell>
          <table:table-cell table:style-name="Table381.A2" office:value-type="string">
            <text:p text:style-name="P199"/>
          </table:table-cell>
          <table:table-cell table:style-name="Table381.C2" office:value-type="string">
            <text:p text:style-name="P200"><text:span text:style-name="Source_20_Text">org.zkoss.zul.Toolbar</text:span></text:p>
          </table:table-cell>
        </table:table-row>
        <table:table-row>
          <table:table-cell table:style-name="Table381.A2" office:value-type="string">
            <text:p text:style-name="P67"><text:span text:style-name="T163">getMoldSclass()</text:span></text:p>
          </table:table-cell>
          <table:table-cell table:style-name="Table381.A2" office:value-type="string">
            <text:p text:style-name="P199"/>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P67"><text:span text:style-name="T163">getOuterAttrs()</text:span></text:p>
          </table:table-cell>
          <table:table-cell table:style-name="Table381.A2" office:value-type="string">
            <text:p text:style-name="P199"/>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P67"><text:span text:style-name="T163">getPanelchildren()</text:span></text:p>
          </table:table-cell>
          <table:table-cell table:style-name="Table381.A2" office:value-type="string">
            <text:p text:style-name="P199"><text:span text:style-name="T95">Returns the panelchildren of this panel.</text:span> </text:p>
          </table:table-cell>
          <table:table-cell table:style-name="Table381.C2" office:value-type="string">
            <text:p text:style-name="P200"><text:span text:style-name="Source_20_Text">org.zkoss.zul.Panelchildren</text:span></text:p>
            <text:p text:style-name="P200"><text:span text:style-name="Source_20_Text"/></text:p>
          </table:table-cell>
        </table:table-row>
        <table:table-row>
          <table:table-cell table:style-name="Table381.A2" office:value-type="string">
            <text:p text:style-name="P67"><text:span text:style-name="T163">getRealSclass()</text:span></text:p>
          </table:table-cell>
          <table:table-cell table:style-name="Table381.A2" office:value-type="string">
            <text:p text:style-name="P199"/>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Standard"><text:span text:style-name="T39">insertBefore(org.zkoss.zk.ui.Component child, </text:span></text:p>
            <text:p text:style-name="P67"><text:span text:style-name="T39">org.zkoss.zk.ui.Component insertBefore) </text:span></text:p>
          </table:table-cell>
          <table:table-cell table:style-name="Table381.A2" office:value-type="string">
            <text:p text:style-name="P202"/>
          </table:table-cell>
          <table:table-cell table:style-name="Table381.C2" office:value-type="string">
            <text:p text:style-name="P137"><text:span text:style-name="T90">boolean</text:span></text:p>
          </table:table-cell>
        </table:table-row>
        <table:table-row>
          <table:table-cell table:style-name="Table381.A2" office:value-type="string">
            <text:p text:style-name="Text_20_body"><text:span text:style-name="T39">onChildRemoved(org.zkoss.zk.ui.Component child)</text:span></text:p>
          </table:table-cell>
          <table:table-cell table:style-name="Table381.A2" office:value-type="string">
            <text:p text:style-name="P202"/>
          </table:table-cell>
          <table:table-cell table:style-name="Table381.C2" office:value-type="string">
            <text:p text:style-name="P137"><text:span text:style-name="T90">void</text:span></text:p>
          </table:table-cell>
        </table:table-row>
        <table:table-row>
          <table:table-cell table:style-name="Table381.A2" office:value-type="string">
            <text:p text:style-name="Text_20_body"><text:span text:style-name="T39">onClose()</text:span></text:p>
          </table:table-cell>
          <table:table-cell table:style-name="Table381.A2" office:value-type="string">
            <text:p text:style-name="P203">Process the onClose event sent when the close button is </text:p>
            <text:p text:style-name="P202">pressed.</text:p>
          </table:table-cell>
          <table:table-cell table:style-name="Table381.C2" office:value-type="string">
            <text:p text:style-name="P137"><text:span text:style-name="T90">void</text:span></text:p>
          </table:table-cell>
        </table:table-row>
        <table:table-row>
          <table:table-cell table:style-name="Table381.A2" office:value-type="string">
            <text:p text:style-name="Text_20_body"><text:span text:style-name="T39">setParent(org.zkoss.zk.ui.Component parent)</text:span></text:p>
          </table:table-cell>
          <table:table-cell table:style-name="Table381.A2" office:value-type="string">
            <text:p text:style-name="P202"/>
          </table:table-cell>
          <table:table-cell table:style-name="Table381.C2" office:value-type="string">
            <text:p text:style-name="P137"><text:span text:style-name="T90">void</text:span></text:p>
          </table:table-cell>
        </table:table-row>
      </table:table>
      <text:p text:style-name="P204"/>
      <text:p text:style-name="P204">Inherited From </text:p>
      <table:table table:name="Table382" table:style-name="Table382">
        <table:table-column table:style-name="Table382.A"/>
        <table:table-header-rows>
          <table:table-row>
            <table:table-cell table:style-name="Table382.A1" office:value-type="string">
              <text:p text:style-name="P64">Name</text:p>
            </table:table-cell>
          </table:table-row>
        </table:table-header-rows>
        <table:table-row>
          <table:table-cell table:style-name="Table382.A2" office:value-type="string">
            <text:p text:style-name="P87"><text:a xlink:type="simple" xlink:href="#XulElement">org.zkoss.zul.impl.XulElement</text:a></text:p>
          </table:table-cell>
        </table:table-row>
        <table:table-row table:style-name="Table382.3">
          <table:table-cell table:style-name="Table382.A2" office:value-type="string">
            <text:p text:style-name="P87"><text:s/><text:a xlink:type="simple" xlink:href="#HtmlBasedComponent">org.zkoss.zk.ui.HtmlBasedComponent</text:a> </text:p>
          </table:table-cell>
        </table:table-row>
        <table:table-row table:style-name="Table382.3">
          <table:table-cell table:style-name="Table382.A2" office:value-type="string">
            <text:p text:style-name="P87"><text:s/><text:a xlink:type="simple" xlink:href="#AbstractComponent">org.zkoss.zk.ui.AbstractComponent </text:a></text:p>
          </table:table-cell>
        </table:table-row>
      </table:table>
      <text:p text:style-name="Text_20_body"/>
      <text:p text:style-name="Standard"/>
      <text:p text:style-name="P68"/>
      <text:h text:style-name="Heading_20_3" text:outline-level="3"><text:bookmark-start text:name="Panelchildren"/>Panelchildren<text:bookmark-end text:name="Panelchildren"/></text:h>
      <text:p text:style-name="Text_20_body_20_indent_20_2"><text:span text:style-name="Component">Panelchildren</text:span><text:span text:style-name="T159"> is used for </text:span><text:span text:style-name="Component">Panel</text:span><text:span text:style-name="T159"> component to manage each child who will be shown in the body of </text:span><text:span text:style-name="Component">Panel</text:span><text:span text:style-name="T159">. Note that the size of </text:span><text:span text:style-name="Component">Panelchildren</text:span><text:span text:style-name="T159"> is automatically calculated by </text:span><text:span text:style-name="Component">Panel</text:span><text:span text:style-name="T159"> so both setWidth(String) and setHeight(String) are read-only.</text:span></text:p>
      <text:p text:style-name="P93"><draw:frame draw:style-name="fr1" draw:name="graphics40" text:anchor-type="paragraph" svg:x="4.856cm" svg:y="0.238cm" svg:width="6.72cm" svg:height="7.066cm" draw:z-index="99"><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text:span text:style-name="T3">&lt;panelchildren&gt;</text:span>PanelContent1<text:span text:style-name="T3">&lt;/panelchildren&gt;</text:span></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74" text:outline-level="4">Class Name</text:h>
      <text:p text:style-name="P55"><text:span text:style-name="T31">org.zkoss.zul.Panelchildren</text:span></text:p>
      <text:h text:style-name="P76" text:outline-level="4">Supported Child Components</text:h>
      <text:p text:style-name="Text_20_body_20_indent_20_2"><text:span text:style-name="Component">*ALL</text:span></text:p>
      <text:h text:style-name="P76" text:outline-level="4">Supported Events</text:h>
      <text:p text:style-name="P191"><text:span text:style-name="T151"><text:tab/>*None</text:span></text:p>
      <text:h text:style-name="P90" text:outline-level="4">Properties</text:h>
      <text:p text:style-name="P205"><text:span text:style-name="T65"><text:tab/></text:span><text:span text:style-name="T151">*None</text:span></text:p>
      <text:h text:style-name="P76" text:outline-level="4">Methods</text:h>
      <table:table table:name="Table403" table:style-name="Table403">
        <table:table-column table:style-name="Table403.A"/>
        <table:table-column table:style-name="Table403.B"/>
        <table:table-column table:style-name="Table403.C"/>
        <table:table-header-rows>
          <table:table-row>
            <table:table-cell table:style-name="Table403.A1" office:value-type="string">
              <text:p text:style-name="Table_20_Heading">Name</text:p>
            </table:table-cell>
            <table:table-cell table:style-name="Table403.A1" office:value-type="string">
              <text:p text:style-name="Table_20_Heading">Description</text:p>
            </table:table-cell>
            <table:table-cell table:style-name="Table403.C1" office:value-type="string">
              <text:p text:style-name="Table_20_Heading">Return Data Type</text:p>
            </table:table-cell>
          </table:table-row>
        </table:table-header-rows>
        <table:table-row>
          <table:table-cell table:style-name="Table403.A2" office:value-type="string">
            <text:p text:style-name="P65"><text:span text:style-name="Component">getMoldSclass() </text:span></text:p>
          </table:table-cell>
          <table:table-cell table:style-name="Table403.A2" office:value-type="string">
            <text:p text:style-name="Table_20_Contents"><text:span text:style-name="Component"/></text:p>
          </table:table-cell>
          <table:table-cell table:style-name="Table403.C2" office:value-type="string">
            <text:p text:style-name="P137"><text:span text:style-name="T98">String</text:span></text:p>
          </table:table-cell>
        </table:table-row>
        <table:table-row>
          <table:table-cell table:style-name="Table403.A2" office:value-type="string">
            <text:p text:style-name="P69"><text:span text:style-name="Component">getRealSclass() </text:span></text:p>
          </table:table-cell>
          <table:table-cell table:style-name="Table403.A2" office:value-type="string">
            <text:p text:style-name="P69"><text:span text:style-name="T159">Returns the real style class used for the content block of the panel.</text:span></text:p>
          </table:table-cell>
          <table:table-cell table:style-name="Table403.C2" office:value-type="string">
            <text:p text:style-name="P137"><text:span text:style-name="T98">String</text:span></text:p>
          </table:table-cell>
        </table:table-row>
        <table:table-row>
          <table:table-cell table:style-name="Table403.A2" office:value-type="string">
            <text:p text:style-name="P67"><text:span text:style-name="Source_20_Text">setHeight(java.lang.String height) </text:span></text:p>
          </table:table-cell>
          <table:table-cell table:style-name="Table403.A2" office:value-type="string">
            <text:p text:style-name="P206"><text:span text:style-name="T164"> </text:span><text:span text:style-name="T165">This method is unsupported.</text:span> </text:p>
          </table:table-cell>
          <table:table-cell table:style-name="Table403.C2" office:value-type="string">
            <text:p text:style-name="P137"><text:span text:style-name="T35">void</text:span></text:p>
          </table:table-cell>
        </table:table-row>
        <table:table-row>
          <table:table-cell table:style-name="Table403.A2" office:value-type="string">
            <text:p text:style-name="Standard"><text:span text:style-name="Source_20_Text">setWidth(java.lang.String width) </text:span></text:p>
          </table:table-cell>
          <table:table-cell table:style-name="Table403.A2" office:value-type="string">
            <text:p text:style-name="P207"><text:span text:style-name="T164"> </text:span><text:span text:style-name="T165">This method is unsupported.</text:span> </text:p>
          </table:table-cell>
          <table:table-cell table:style-name="Table403.C2" office:value-type="string">
            <text:p text:style-name="P137"><text:span text:style-name="Source_20_Text">void</text:span></text:p>
          </table:table-cell>
        </table:table-row>
        <table:table-row>
          <table:table-cell table:style-name="Table403.A2" office:value-type="string">
            <text:p text:style-name="Text_20_body"><text:span text:style-name="Source_20_Text">setParent(org.zkoss.zk.ui.Component parent)</text:span></text:p>
          </table:table-cell>
          <table:table-cell table:style-name="Table403.A2" office:value-type="string">
            <text:p text:style-name="Text_20_body"/>
          </table:table-cell>
          <table:table-cell table:style-name="Table403.C2" office:value-type="string">
            <text:p text:style-name="P137"><text:span text:style-name="Source_20_Text">void</text:span></text:p>
          </table:table-cell>
        </table:table-row>
      </table:table>
      <text:p text:style-name="P204"/>
      <text:p text:style-name="P204">Inherited From </text:p>
      <table:table table:name="Table404" table:style-name="Table404">
        <table:table-column table:style-name="Table404.A"/>
        <table:table-header-rows>
          <table:table-row>
            <table:table-cell table:style-name="Table404.A1" office:value-type="string">
              <text:p text:style-name="P64">Name</text:p>
            </table:table-cell>
          </table:table-row>
        </table:table-header-rows>
        <table:table-row>
          <table:table-cell table:style-name="Table404.A2" office:value-type="string">
            <text:p text:style-name="P87"><text:a xlink:type="simple" xlink:href="#XulElement">org.zkoss.zul.impl.XulElement</text:a></text:p>
          </table:table-cell>
        </table:table-row>
        <table:table-row table:style-name="Table404.3">
          <table:table-cell table:style-name="Table404.A2" office:value-type="string">
            <text:p text:style-name="P87"><text:s/><text:a xlink:type="simple" xlink:href="#HtmlBasedComponent">org.zkoss.zk.ui.HtmlBasedComponent</text:a> </text:p>
          </table:table-cell>
        </table:table-row>
        <table:table-row table:style-name="Table404.3">
          <table:table-cell table:style-name="Table404.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Popup"/>Popup<text:bookmark-end text:name="Popup"/></text:h>
      <text:p text:style-name="P208"><text:span text:style-name="T166">A container that is displayed as a popup. The popup window does not have any special frame. Popups can be displayed when an element is clicked by assigning the id of the popup to either the</text:span><text:span text:style-name="T167">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7"><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7">*ALL</text:p>
      <text:h text:style-name="P72" text:outline-level="4">Supported Events</text:h>
      <text:p text:style-name="P147">*NONE</text:p>
      <text:h text:style-name="P72" text:outline-level="4">Attributes</text:h>
      <text:p text:style-name="P147">*NONE</text:p>
      <text:h text:style-name="P185"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Portallayout</text:h>
      <text:p text:style-name="Text_20_body_20_indent"><text:span text:style-name="T101">A </text:span><text:span text:style-name="T168">portallayout</text:span><text:span text:style-name="T101"> lays out a container which can have multiple columns, and each column may contain one or more panel. </text:span><text:span text:style-name="T168">Portallayout</text:span><text:span text:style-name="T101"> provides a way to drag-and-drop </text:span><text:span text:style-name="T168">panel </text:span><text:span text:style-name="T101">into other </text:span><text:span text:style-name="T168">portalchildren</text:span><text:span text:style-name="T101"> from the same</text:span><text:span text:style-name="T168"> portallayout</text:span><text:span text:style-name="T101">.</text:span></text:p>
      <text:p text:style-name="Text_20_body_20_indent"><text:span text:style-name="T101">Use</text:span><text:span text:style-name="T168"> Portallayout</text:span><text:span text:style-name="T101"> need assign width (either present or pixel) on every </text:span><text:span text:style-name="T168">Portalchildren</text:span><text:span text:style-name="T101">, or we cannot make sure about layout look.</text:span></text:p>
      <text:p text:style-name="P120"><draw:frame draw:style-name="fr6" draw:name="graphics33" text:anchor-type="paragraph" svg:width="13.153cm" svg:height="7.893cm" draw:z-index="91"><draw:image xlink:href="../images/Portallayout.PNG" xlink:type="simple" xlink:show="embed" xlink:actuate="onLoad"/></draw:frame></text:p>
      <text:p text:style-name="Code">&lt;portallayout&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lt;/portalchildren&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74" text:outline-level="4">Class Name</text:h>
      <text:p text:style-name="P55"><text:span text:style-name="T54">org.zkoss.zkmax.zul.Portallayout</text:span></text:p>
      <text:h text:style-name="P76" text:outline-level="4">Supported Child Components</text:h>
      <text:p text:style-name="Text_20_body_20_indent_20_2"><text:a xlink:type="simple" xlink:href="#Portalchildren"><text:span text:style-name="Source_20_Text">Portalchildren</text:span></text:a></text:p>
      <text:h text:style-name="P76" text:outline-level="4">Supported Events</text:h>
      <text:p text:style-name="P121"><text:tab/></text:p>
      <table:table table:name="表格3" table:style-name="表格3">
        <table:table-column table:style-name="表格3.A"/>
        <table:table-column table:style-name="表格3.B"/>
        <table:table-header-rows>
          <table:table-row>
            <table:table-cell table:style-name="表格3.A1" office:value-type="string">
              <text:p text:style-name="P64">Name</text:p>
            </table:table-cell>
            <table:table-cell table:style-name="表格3.B1" office:value-type="string">
              <text:p text:style-name="P64">Event Type</text:p>
            </table:table-cell>
          </table:table-row>
        </table:table-header-rows>
        <table:table-row>
          <table:table-cell table:style-name="表格3.A2" office:value-type="string">
            <text:p text:style-name="P59"><text:span text:style-name="T169">onPortalMove</text:span></text:p>
          </table:table-cell>
          <table:table-cell table:style-name="表格3.B2" office:value-type="string">
            <text:p text:style-name="P77"><text:span text:style-name="T3">Event:</text:span><text:span text:style-name="T65"> <text:s/></text:span><text:a xlink:type="simple" xlink:href="#PortalMoveEvent"><text:span text:style-name="T170">org.zkoss.zkmax.event.PortalMoveEvent</text:span></text:a></text:p>
            <text:p text:style-name="P192">Represents an event caused by a portal being moved.</text:p>
          </table:table-cell>
        </table:table-row>
      </table:table>
      <text:h text:style-name="P90" text:outline-level="4">Properties</text:h>
      <text:p text:style-name="P122"><text:tab/><text:span text:style-name="T84">*None</text:span></text:p>
      <text:h text:style-name="P76" text:outline-level="4">Methods</text:h>
      <table:table table:name="Table376" table:style-name="Table376">
        <table:table-column table:style-name="Table376.A"/>
        <table:table-column table:style-name="Table376.B"/>
        <table:table-column table:style-name="Table376.C"/>
        <table:table-header-rows>
          <table:table-row>
            <table:table-cell table:style-name="Table376.A1" office:value-type="string">
              <text:p text:style-name="Table_20_Heading">Name</text:p>
            </table:table-cell>
            <table:table-cell table:style-name="Table376.A1" office:value-type="string">
              <text:p text:style-name="Table_20_Heading">Description</text:p>
            </table:table-cell>
            <table:table-cell table:style-name="Table376.C1" office:value-type="string">
              <text:p text:style-name="Table_20_Heading">Return Data Type</text:p>
            </table:table-cell>
          </table:table-row>
        </table:table-header-rows>
        <table:table-row>
          <table:table-cell table:style-name="Table376.A2" office:value-type="string">
            <text:p text:style-name="P65"><text:span text:style-name="T171">getMoldSclass() </text:span></text:p>
          </table:table-cell>
          <table:table-cell table:style-name="Table376.A2" office:value-type="string">
            <text:p text:style-name="Table_20_Contents"><text:span text:style-name="Component"/></text:p>
          </table:table-cell>
          <table:table-cell table:style-name="Table376.C2" office:value-type="string">
            <text:p text:style-name="P137"><text:span text:style-name="T98">String</text:span></text:p>
          </table:table-cell>
        </table:table-row>
        <table:table-row>
          <table:table-cell table:style-name="Table376.A2" office:value-type="string">
            <text:p text:style-name="P65"><text:span text:style-name="T172">getPanel(int col, int row) </text:span><text:span text:style-name="T173"><text:s/></text:span></text:p>
          </table:table-cell>
          <table:table-cell table:style-name="Table376.A2" office:value-type="string">
            <text:p text:style-name="P199"><text:span text:style-name="T95">Returns the specified pnael, or null if not available.</text:span> </text:p>
          </table:table-cell>
          <table:table-cell table:style-name="Table376.C2" office:value-type="string">
            <text:p text:style-name="P209"><text:span text:style-name="T174">org.zkoss.zul.Panel</text:span><text:span text:style-name="T175"> </text:span></text:p>
          </table:table-cell>
        </table:table-row>
        <table:table-row>
          <table:table-cell table:style-name="Table376.A2" office:value-type="string">
            <text:p text:style-name="P65"><text:span text:style-name="T172">getPosition(org.zkoss.zul.Panel panel) </text:span><text:span text:style-name="T173"><text:s/></text:span></text:p>
          </table:table-cell>
          <table:table-cell table:style-name="Table376.A2" office:value-type="string">
            <text:p text:style-name="P199"><text:span text:style-name="T95">Returns an int array[col, row] that indicates the specified panel located within this portal layout.</text:span> </text:p>
          </table:table-cell>
          <table:table-cell table:style-name="Table376.C2" office:value-type="string">
            <text:p text:style-name="P209">int[]</text:p>
          </table:table-cell>
        </table:table-row>
        <table:table-row>
          <table:table-cell table:style-name="Table376.A2" office:value-type="string">
            <text:p text:style-name="Text_20_body"><text:span text:style-name="T138">insertBefore(org.zkoss.zk.ui.Component child, org.zkoss.zk.ui.Component insertBefore)</text:span></text:p>
          </table:table-cell>
          <table:table-cell table:style-name="Table376.A2" office:value-type="string">
            <text:p text:style-name="P198"/>
          </table:table-cell>
          <table:table-cell table:style-name="Table376.C2" office:value-type="string">
            <text:p text:style-name="P57">boolean</text:p>
          </table:table-cell>
        </table:table-row>
        <table:table-row>
          <table:table-cell table:style-name="Table376.A2" office:value-type="string">
            <text:p text:style-name="P207"><text:span text:style-name="T172">onChildAdded(org.zkoss.zk.ui.Component child)</text:span></text:p>
          </table:table-cell>
          <table:table-cell table:style-name="Table376.A2" office:value-type="string">
            <text:p text:style-name="P198"/>
          </table:table-cell>
          <table:table-cell table:style-name="Table376.C2" office:value-type="string">
            <text:p text:style-name="P137"><text:span text:style-name="Source_20_Text">void</text:span></text:p>
          </table:table-cell>
        </table:table-row>
        <table:table-row>
          <table:table-cell table:style-name="Table376.A2" office:value-type="string">
            <text:p text:style-name="P207"><text:span text:style-name="T172">onChildRemoved(org.zkoss.zk.ui.Component child) </text:span></text:p>
          </table:table-cell>
          <table:table-cell table:style-name="Table376.A2" office:value-type="string">
            <text:p text:style-name="P202"/>
          </table:table-cell>
          <table:table-cell table:style-name="Table376.C2" office:value-type="string">
            <text:p text:style-name="P137"><text:span text:style-name="Source_20_Text">void</text:span></text:p>
          </table:table-cell>
        </table:table-row>
        <table:table-row>
          <table:table-cell table:style-name="Table376.A2" office:value-type="string">
            <text:p text:style-name="P207"><text:span text:style-name="T172">setPanel(org.zkoss.zul.Panel panel, int col, int row)</text:span><text:span text:style-name="T173"> </text:span></text:p>
          </table:table-cell>
          <table:table-cell table:style-name="Table376.A2" office:value-type="string">
            <text:p text:style-name="P210"><text:span text:style-name="T95">Sets the specified panel via the position(col and row).</text:span> </text:p>
          </table:table-cell>
          <table:table-cell table:style-name="Table376.C2" office:value-type="string">
            <text:p text:style-name="P151">boolean</text:p>
          </table:table-cell>
        </table:table-row>
      </table:table>
      <text:h text:style-name="Heading_20_4" text:outline-level="4"/>
      <text:h text:style-name="P76" text:outline-level="4">Inherited From </text:h>
      <table:table table:name="表格2" table:style-name="表格2">
        <table:table-column table:style-name="表格2.A"/>
        <table:table-header-rows>
          <table:table-row>
            <table:table-cell table:style-name="表格2.A1" office:value-type="string">
              <text:p text:style-name="P64">Inherited From</text:p>
            </table:table-cell>
          </table:table-row>
        </table:table-header-rows>
        <table:table-row table:style-name="表格2.2">
          <table:table-cell table:style-name="表格2.A2" office:value-type="string">
            <text:p text:style-name="P87"><text:a xlink:type="simple" xlink:href="#XulElement">org.zkoss.zul.impl.XulElement</text:a></text:p>
          </table:table-cell>
        </table:table-row>
        <table:table-row table:style-name="表格2.2">
          <table:table-cell table:style-name="表格2.A2" office:value-type="string">
            <text:p text:style-name="P87"><text:s/><text:a xlink:type="simple" xlink:href="#HtmlBasedComponent">org.zkoss.zk.ui.HtmlBasedComponent</text:a> </text:p>
          </table:table-cell>
        </table:table-row>
        <table:table-row table:style-name="表格2.2">
          <table:table-cell table:style-name="表格2.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Portalchildren"/>Portalchildren<text:bookmark-end text:name="Portalchildren"/></text:h>
      <text:p text:style-name="P134"><text:span text:style-name="T95">The column of </text:span><text:span text:style-name="T176">Portallayout. </text:span></text:p>
      <text:p text:style-name="P134"><text:span text:style-name="T95">Child of </text:span><text:span text:style-name="T176">Portalchildren</text:span><text:span text:style-name="T95"> can only be </text:span><text:span text:style-name="T176">Panel.</text:span></text:p>
      <text:p text:style-name="P120"><draw:frame draw:style-name="fr6" draw:name="graphics32" text:anchor-type="paragraph" svg:width="13.153cm" svg:height="7.893cm" draw:z-index="90"><draw:image xlink:href="../images/Portallayout.PNG" xlink:type="simple" xlink:show="embed" xlink:actuate="onLoad"/></draw:frame></text:p>
      <text:p text:style-name="Code">&lt;portallayout&gt;</text:p>
      <text:p text:style-name="Code"><text:tab/><text:span text:style-name="T3">&lt;portalchildren width="30%"&gt;</text:span></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text:span text:style-name="T3">&lt;/portalchildren&gt;</text:span></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74" text:outline-level="4">Class Name</text:h>
      <text:p text:style-name="P55"><text:span text:style-name="T54">org.zkoss.zkmax.zul.Portalchildren</text:span></text:p>
      <text:h text:style-name="P76" text:outline-level="4">Supported Child Components</text:h>
      <text:p text:style-name="Text_20_body_20_indent_20_2"><text:a xlink:type="simple" xlink:href="#Panel"><text:span text:style-name="Source_20_Text">Panel</text:span></text:a></text:p>
      <text:h text:style-name="P76" text:outline-level="4">Supported Events<text:tab/> </text:h>
      <text:p text:style-name="P135"><text:tab/>*None</text:p>
      <text:h text:style-name="P90" text:outline-level="4">Properties</text:h>
      <text:p text:style-name="P136"><text:tab/>*None</text:p>
      <text:h text:style-name="P76" text:outline-level="4">Methods</text:h>
      <table:table table:name="Table374" table:style-name="Table374">
        <table:table-column table:style-name="Table374.A"/>
        <table:table-column table:style-name="Table374.B"/>
        <table:table-column table:style-name="Table374.C"/>
        <table:table-header-rows>
          <table:table-row>
            <table:table-cell table:style-name="Table374.A1" office:value-type="string">
              <text:p text:style-name="Table_20_Heading">Name</text:p>
            </table:table-cell>
            <table:table-cell table:style-name="Table374.A1" office:value-type="string">
              <text:p text:style-name="Table_20_Heading">Description</text:p>
            </table:table-cell>
            <table:table-cell table:style-name="Table374.C1" office:value-type="string">
              <text:p text:style-name="Table_20_Heading">Return Data Type</text:p>
            </table:table-cell>
          </table:table-row>
        </table:table-header-rows>
        <table:table-row>
          <table:table-cell table:style-name="Table374.A2" office:value-type="string">
            <text:p text:style-name="P65"><text:span text:style-name="T97">getMoldSclass() </text:span></text:p>
          </table:table-cell>
          <table:table-cell table:style-name="Table374.A2" office:value-type="string">
            <text:p text:style-name="Table_20_Contents"><text:span text:style-name="Component"/></text:p>
          </table:table-cell>
          <table:table-cell table:style-name="Table374.C2" office:value-type="string">
            <text:p text:style-name="P137"><text:span text:style-name="T98">String</text:span></text:p>
          </table:table-cell>
        </table:table-row>
        <table:table-row>
          <table:table-cell table:style-name="Table374.A2" office:value-type="string">
            <text:p text:style-name="Text_20_body"><text:span text:style-name="T74">insertBefore(org.zkoss.zk.ui.Component child, org.zkoss.zk.ui.Component insertBefore)</text:span></text:p>
          </table:table-cell>
          <table:table-cell table:style-name="Table374.A2" office:value-type="string">
            <text:p text:style-name="Table_20_Contents"/>
          </table:table-cell>
          <table:table-cell table:style-name="Table374.C2" office:value-type="string">
            <text:p text:style-name="P57">boolean</text:p>
          </table:table-cell>
        </table:table-row>
        <table:table-row>
          <table:table-cell table:style-name="Table374.A2" office:value-type="string">
            <text:p text:style-name="P207"><text:span text:style-name="T172">onChildAdded(org.zkoss.zk.ui.Component child)</text:span></text:p>
          </table:table-cell>
          <table:table-cell table:style-name="Table374.A2" office:value-type="string">
            <text:p text:style-name="P198"/>
          </table:table-cell>
          <table:table-cell table:style-name="Table374.C2" office:value-type="string">
            <text:p text:style-name="P137"><text:span text:style-name="Source_20_Text">void</text:span></text:p>
          </table:table-cell>
        </table:table-row>
        <table:table-row>
          <table:table-cell table:style-name="Table374.A2" office:value-type="string">
            <text:p text:style-name="P207"><text:span text:style-name="T172">onChildRemoved(org.zkoss.zk.ui.Component child)</text:span></text:p>
          </table:table-cell>
          <table:table-cell table:style-name="Table374.A2" office:value-type="string">
            <text:p text:style-name="P202"/>
          </table:table-cell>
          <table:table-cell table:style-name="Table374.C2" office:value-type="string">
            <text:p text:style-name="P137"><text:span text:style-name="Source_20_Text">void</text:span></text:p>
          </table:table-cell>
        </table:table-row>
        <table:table-row>
          <table:table-cell table:style-name="Table374.A2" office:value-type="string">
            <text:p text:style-name="Text_20_body"><text:span text:style-name="T74">setParent(org.zkoss.zk.ui.Component parent)</text:span></text:p>
          </table:table-cell>
          <table:table-cell table:style-name="Table374.A2" office:value-type="string">
            <text:p text:style-name="Text_20_body"/>
          </table:table-cell>
          <table:table-cell table:style-name="Table374.C2" office:value-type="string">
            <text:p text:style-name="P137"><text:span text:style-name="Source_20_Text">void</text:span></text:p>
          </table:table-cell>
        </table:table-row>
      </table:table>
      <text:p text:style-name="Text_20_body"/>
      <text:h text:style-name="P76" text:outline-level="4">Inherited From </text:h>
      <table:table table:name="Table375" table:style-name="Table375">
        <table:table-column table:style-name="Table375.A"/>
        <table:table-header-rows>
          <table:table-row>
            <table:table-cell table:style-name="Table375.A1" office:value-type="string">
              <text:p text:style-name="P64">Inherited From</text:p>
            </table:table-cell>
          </table:table-row>
        </table:table-header-rows>
        <table:table-row table:style-name="Table375.2">
          <table:table-cell table:style-name="Table375.A2" office:value-type="string">
            <text:p text:style-name="P87"><text:a xlink:type="simple" xlink:href="#XulElement">org.zkoss.zul.impl.XulElement</text:a></text:p>
          </table:table-cell>
        </table:table-row>
        <table:table-row table:style-name="Table375.2">
          <table:table-cell table:style-name="Table375.A2" office:value-type="string">
            <text:p text:style-name="P87"><text:s/><text:a xlink:type="simple" xlink:href="#HtmlBasedComponent">org.zkoss.zk.ui.HtmlBasedComponent</text:a> </text:p>
          </table:table-cell>
        </table:table-row>
        <table:table-row table:style-name="Table375.2">
          <table:table-cell table:style-name="Table375.A2" office:value-type="string">
            <text:p text:style-name="P87"><text:s/><text:a xlink:type="simple" xlink:href="#AbstractComponent">org.zkoss.zk.ui.AbstractComponent </text:a></text:p>
          </table:table-cell>
        </table:table-row>
      </table:table>
      <text:p text:style-name="Text_20_body"/>
      <text:p text:style-name="Standard"/>
      <text:p text:style-name="P68"/>
      <text:h text:style-name="Heading_20_3" text:outline-level="3"><text:bookmark-start text:name="Progressmeter"/><text:bookmark-start text:name="Calendar11"/>Progressmeter<text:bookmark-end text:name="Progressmeter"/><text:bookmark-end text:name="Calendar11"/></text:h>
      <text:p text:style-name="P20">A progress meter is a bar that indicates how much of a task has been completed. The <text:span text:style-name="T6">value</text:span> property must be in the range between 0 and 100.</text:p>
      <text:p text:style-name="P20"><draw:frame draw:style-name="fr2" draw:name="graphics9" text:anchor-type="paragraph" svg:width="2.937cm" svg:height="0.529cm" draw:z-index="75"><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58"><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77">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78">java.lang.String </text:span></text:p>
          </table:table-cell>
        </table:table-row>
        <table:table-row table:style-name="Table334.2">
          <table:table-cell table:style-name="Table334.A2" office:value-type="string">
            <text:p text:style-name="P59"><text:span text:style-name="T177">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6" draw:name="graphics138" text:anchor-type="paragraph" svg:width="9.379cm" svg:height="2.799cm" draw:z-index="38"><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21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21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5">*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11">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66"><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213" text:outline-level="4">Supported Child Components</text:h>
      <text:p text:style-name="Text_20_body_20_indent_20_2"><text:a xlink:type="simple" xlink:href="#Row">Row</text:a></text:p>
      <text:h text:style-name="P76" text:outline-level="4">Supported Events</text:h>
      <text:p text:style-name="P145">*NONE</text:p>
      <text:h text:style-name="P90" text:outline-level="4">Properties</text:h>
      <text:p text:style-name="P145">*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0"><draw:frame draw:style-name="fr2" draw:name="graphics22" text:anchor-type="paragraph" svg:width="7.83cm" svg:height="0.686cm" draw:z-index="79"><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58"><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214">Sets whether the button (on the right of the textbox) is visible. </text:p>
          </table:table-cell>
          <table:table-cell table:style-name="Table339.C2" office:value-type="string">
            <text:p text:style-name="P59"><text:span text:style-name="T179">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215">Sets the content of the script element.</text:p>
          </table:table-cell>
          <table:table-cell table:style-name="Table339.C2" office:value-type="string">
            <text:p text:style-name="P59"><text:span text:style-name="T179">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215">Sets whether to defer the execution of the script codes.</text:p>
          </table:table-cell>
          <table:table-cell table:style-name="Table339.C2" office:value-type="string">
            <text:p text:style-name="P59"><text:span text:style-name="T179">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215">Sets the URI of the source that contains the script codes.</text:p>
          </table:table-cell>
          <table:table-cell table:style-name="Table339.C2" office:value-type="string">
            <text:p text:style-name="P59"><text:span text:style-name="T179">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215">Sets the type of this client script.</text:p>
          </table:table-cell>
          <table:table-cell table:style-name="Table339.C2" office:value-type="string">
            <text:p text:style-name="P59"><text:span text:style-name="T179">java.lang.String</text:span></text:p>
          </table:table-cell>
        </table:table-row>
      </table:table>
      <text:p text:style-name="P216"/>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217" text:outline-level="4">isChildable()</text:h>
          </table:table-cell>
          <table:table-cell table:style-name="Table340.A2" office:value-type="string">
            <text:p text:style-name="P215">Not childable.</text:p>
            <text:p text:style-name="P103"><text:span text:style-name="T3">Value:</text:span> false</text:p>
          </table:table-cell>
          <table:table-cell table:style-name="Table340.C2" office:value-type="string">
            <text:h text:style-name="P218" text:outline-level="4">boolean</text:h>
          </table:table-cell>
        </table:table-row>
        <table:table-row table:style-name="Table340.2">
          <table:table-cell table:style-name="Table340.A2" office:value-type="string">
            <text:p text:style-name="P219">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220">A slider with slid and knob</text:p>
      <text:p text:style-name="P220">A slider is used to let user specifying a value by scrolling.</text:p>
      <text:p text:style-name="P220">A slider accepts a range of value starting from 0 to 100. You could change the maximal</text:p>
      <text:p text:style-name="P221"><text:span text:style-name="T180">allowed value by the </text:span><text:span text:style-name="T181">maxpos</text:span><text:span text:style-name="T180"> property.</text:span></text:p>
      <text:p text:style-name="P93"><draw:frame draw:style-name="fr6" draw:name="graphics143" text:anchor-type="paragraph" svg:width="3.704cm" svg:height="1.402cm" draw:z-index="42"><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7">*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222"><text:span text:style-name="T182">Description:</text:span><text:span text:style-name="T183">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223"><text:span text:style-name="T182">Description:</text:span><text:span text:style-name="T183"> Denotes that user is scrolling a scrollable component.</text:span></text:p>
            <text:p text:style-name="P224">Notice that the component's content (at the server)</text:p>
            <text:p text:style-name="P225"><text:span text:style-name="T184">won't be changed until </text:span><text:span text:style-name="T58">onScroll</text:span><text:span text:style-name="T185"> is received. Thus, you</text:span></text:p>
            <text:p text:style-name="P225"><text:span text:style-name="T184">have to invoke the </text:span><text:span text:style-name="T58">getPos</text:span><text:span text:style-name="T185"> method in the </text:span><text:span text:style-name="T58">ScrollEvent</text:span></text:p>
            <text:p text:style-name="P224">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0">Space is a <text:span text:style-name="Source_20_Text">Separator</text:span> with the orient default to "horizontal".</text:p>
      <text:p text:style-name="P20">In other words, &lt;space&gt; is equivalent to <text:span text:style-name="Source_20_Text">&lt;separator orient="horizontal"&gt;</text:span> </text:p>
      <text:p text:style-name="P20"><draw:frame draw:style-name="fr1" draw:name="graphics10" text:anchor-type="paragraph" svg:x="6.417cm" svg:y="0.212cm" svg:width="2.092cm" svg:height="0.529cm" draw:z-index="76"><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58"><text:tab/> <text:s/>*NONE</text:p>
      <text:h text:style-name="P75" text:outline-level="4">Supported Events</text:h>
      <text:p text:style-name="P100"><text:tab/> <text:s/>*NONE</text:p>
      <text:h text:style-name="P90" text:outline-level="4">Properties</text:h>
      <text:h text:style-name="P226" text:outline-level="4">*NONE</text:h>
      <text:p text:style-name="P102">Methods</text:p>
      <text:p text:style-name="P102"/>
      <text:p text:style-name="P216">*NONE</text:p>
      <text:h text:style-name="P227"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1" text:outline-level="1"/>
      <text:h text:style-name="Heading_20_3" text:outline-level="3">Spinner</text:h>
      <text:p text:style-name="P228"><text:span text:style-name="T186"><text:tab/></text:span><text:span text:style-name="T187">An edit box for holding a constrained integer.</text:span><text:span text:style-name="T188"> </text:span></text:p>
      <text:p text:style-name="P173"><draw:frame draw:style-name="fr1" draw:name="graphics31" text:anchor-type="paragraph" svg:x="5.42cm" svg:y="0.397cm" svg:width="5.362cm" svg:height="1.79cm" draw:z-index="89"><draw:image xlink:href="../images/Spinner.PNG" xlink:type="simple" xlink:show="embed" xlink:actuate="onLoad"/></draw:frame></text:p>
      <text:p text:style-name="Code_20_Indent_20_2">&lt;window title="Spinner" border="normal" width="150px"&gt;</text:p>
      <text:p text:style-name="Code_20_Indent_20_2"><text:tab/>&lt;spinner /&gt;</text:p>
      <text:p text:style-name="Code_20_Indent_20_2">&lt;/window&gt;</text:p>
      <text:h text:style-name="P74" text:outline-level="4">Class Name</text:h>
      <text:p text:style-name="P55"><text:span text:style-name="T37">org.zkoss.zul.Spinner</text:span></text:p>
      <text:h text:style-name="P76" text:outline-level="4">Supported Child Components</text:h>
      <text:p text:style-name="P174"><text:span text:style-name="T6">*NONE</text:span> </text:p>
      <text:h text:style-name="P76" text:outline-level="4">Supported Events</text:h>
      <text:p text:style-name="P229"><text:span text:style-name="T173">*NONE</text:span><text:span text:style-name="T65"> </text:span></text:p>
      <text:h text:style-name="P96" text:outline-level="4">Properties</text:h>
      <table:table table:name="Table372" table:style-name="Table372">
        <table:table-column table:style-name="Table372.A"/>
        <table:table-column table:style-name="Table372.B"/>
        <table:table-column table:style-name="Table372.C"/>
        <table:table-header-rows>
          <table:table-row>
            <table:table-cell table:style-name="Table372.A1" office:value-type="string">
              <text:p text:style-name="P64">Property</text:p>
            </table:table-cell>
            <table:table-cell table:style-name="Table372.A1" office:value-type="string">
              <text:p text:style-name="P64">Description</text:p>
            </table:table-cell>
            <table:table-cell table:style-name="Table372.C1" office:value-type="string">
              <text:p text:style-name="P64">Return Data Type</text:p>
            </table:table-cell>
          </table:table-row>
        </table:table-header-rows>
        <table:table-row table:style-name="Table372.2">
          <table:table-cell table:style-name="Table372.A2" office:value-type="string">
            <text:p text:style-name="P230">step</text:p>
          </table:table-cell>
          <table:table-cell table:style-name="Table372.B2" office:value-type="string">
            <text:p text:style-name="P231"><text:span text:style-name="T95">Set the step of spinner</text:span> </text:p>
          </table:table-cell>
          <table:table-cell table:style-name="Table372.C2" office:value-type="string">
            <text:p text:style-name="P57"><text:span text:style-name="T74">integer</text:span></text:p>
          </table:table-cell>
        </table:table-row>
        <table:table-row table:style-name="Table372.2">
          <table:table-cell table:style-name="Table372.A2" office:value-type="string">
            <text:p text:style-name="P57"><text:span text:style-name="T138">val</text:span><text:span text:style-name="T189">ue</text:span></text:p>
          </table:table-cell>
          <table:table-cell table:style-name="Table372.B2" office:value-type="string">
            <text:p text:style-name="P231">Sets the text value. </text:p>
          </table:table-cell>
          <table:table-cell table:style-name="Table372.C2" office:value-type="string">
            <text:p text:style-name="P57"><text:span text:style-name="T74">integer</text:span></text:p>
          </table:table-cell>
        </table:table-row>
        <table:table-row table:style-name="Table372.2">
          <table:table-cell table:style-name="Table372.A2" office:value-type="string">
            <text:p text:style-name="P57"><text:span text:style-name="T172">ButtonVisible</text:span></text:p>
          </table:table-cell>
          <table:table-cell table:style-name="Table372.B2" office:value-type="string">
            <text:p text:style-name="P231"><text:span text:style-name="T95">Sets whether the button (on the right of the textbox) is visible.</text:span> </text:p>
          </table:table-cell>
          <table:table-cell table:style-name="Table372.C2" office:value-type="string">
            <text:p text:style-name="P197">boolean</text:p>
          </table:table-cell>
        </table:table-row>
      </table:table>
      <text:p text:style-name="P63"/>
      <text:h text:style-name="P213" text:outline-level="4">Methods</text:h>
      <table:table table:name="表格1" table:style-name="表格1">
        <table:table-column table:style-name="表格1.A"/>
        <table:table-column table:style-name="表格1.B"/>
        <table:table-column table:style-name="表格1.C"/>
        <table:table-header-rows>
          <table:table-row>
            <table:table-cell table:style-name="表格1.A1" office:value-type="string">
              <text:p text:style-name="Table_20_Heading">Name</text:p>
            </table:table-cell>
            <table:table-cell table:style-name="表格1.A1" office:value-type="string">
              <text:p text:style-name="Table_20_Heading">Description</text:p>
            </table:table-cell>
            <table:table-cell table:style-name="表格1.C1" office:value-type="string">
              <text:p text:style-name="Table_20_Heading">Return Data Type</text:p>
            </table:table-cell>
          </table:table-row>
        </table:table-header-rows>
        <table:table-row>
          <table:table-cell table:style-name="表格1.A2" office:value-type="string">
            <text:p text:style-name="P67"><text:span text:style-name="T172">coerceFromString(java.lang.String value)</text:span></text:p>
          </table:table-cell>
          <table:table-cell table:style-name="表格1.A2" office:value-type="string">
            <text:p text:style-name="P206"><text:span text:style-name="T190">Coerces the value passed to </text:span><text:span text:style-name="T191">InputElement.setText(java.lang.String)</text:span><text:span text:style-name="T190">.</text:span><text:span text:style-name="T192"> </text:span></text:p>
          </table:table-cell>
          <table:table-cell table:style-name="表格1.C2" office:value-type="string">
            <text:p text:style-name="P137"><text:span text:style-name="T193">java.lang.Object</text:span></text:p>
          </table:table-cell>
        </table:table-row>
        <table:table-row>
          <table:table-cell table:style-name="表格1.A2" office:value-type="string">
            <text:p text:style-name="P67"><text:span text:style-name="T172"><text:line-break/>coerceToString(java.lang.Object value)</text:span></text:p>
          </table:table-cell>
          <table:table-cell table:style-name="表格1.A2" office:value-type="string">
            <text:p text:style-name="P206"><text:span text:style-name="T190">Coerces the value passed to </text:span><text:span text:style-name="T191">InputElement.setText(java.lang.String)</text:span><text:span text:style-name="T190">.</text:span><text:span text:style-name="T192"> </text:span></text:p>
          </table:table-cell>
          <table:table-cell table:style-name="表格1.C2" office:value-type="string">
            <text:p text:style-name="P137"><text:span text:style-name="T193">java.lang.Object</text:span></text:p>
          </table:table-cell>
        </table:table-row>
        <table:table-row>
          <table:table-cell table:style-name="表格1.A2" office:value-type="string">
            <text:p text:style-name="P67"><text:span text:style-name="T172">getMoldSclass()</text:span></text:p>
          </table:table-cell>
          <table:table-cell table:style-name="表格1.A2" office:value-type="string">
            <text:p text:style-name="P198"/>
          </table:table-cell>
          <table:table-cell table:style-name="表格1.C2" office:value-type="string">
            <text:p text:style-name="P232">String</text:p>
          </table:table-cell>
        </table:table-row>
        <table:table-row>
          <table:table-cell table:style-name="表格1.A2" office:value-type="string">
            <text:p text:style-name="P67"><text:span text:style-name="T172">setConstraint(java.lang.String constr) </text:span></text:p>
          </table:table-cell>
          <table:table-cell table:style-name="表格1.A2" office:value-type="string">
            <text:p text:style-name="Table_20_Contents"/>
          </table:table-cell>
          <table:table-cell table:style-name="表格1.C2" office:value-type="string">
            <text:p text:style-name="P232">void</text:p>
          </table:table-cell>
        </table:table-row>
      </table:table>
      <text:h text:style-name="P76" text:outline-level="4">Inherited From </text:h>
      <table:table table:name="Table373" table:style-name="Table373">
        <table:table-column table:style-name="Table373.A"/>
        <table:table-header-rows>
          <table:table-row>
            <table:table-cell table:style-name="Table373.A1" office:value-type="string">
              <text:p text:style-name="P64">Inherited From</text:p>
            </table:table-cell>
          </table:table-row>
        </table:table-header-rows>
        <table:table-row>
          <table:table-cell table:style-name="Table373.A2" office:value-type="string">
            <text:p text:style-name="P87"><text:a xlink:type="simple" xlink:href="#NumberInputElement"><text:span text:style-name="Source_20_Text">org.zkoss.zul.NumberInputElement</text:span></text:a></text:p>
          </table:table-cell>
        </table:table-row>
        <table:table-row>
          <table:table-cell table:style-name="Table373.A2" office:value-type="string">
            <text:p text:style-name="P87"><text:a xlink:type="simple" xlink:href="#FormatInputElement"><text:span text:style-name="Source_20_Text">org.zkoss.zul.FormatInputElement</text:span></text:a></text:p>
          </table:table-cell>
        </table:table-row>
        <table:table-row>
          <table:table-cell table:style-name="Table373.A2" office:value-type="string">
            <text:p text:style-name="P87"><text:a xlink:type="simple" xlink:href="#InputElement"><text:span text:style-name="Source_20_Text">org.zkoss.zul.InputElement</text:span></text:a></text:p>
          </table:table-cell>
        </table:table-row>
        <table:table-row>
          <table:table-cell table:style-name="Table373.A2" office:value-type="string">
            <text:p text:style-name="P87"><text:a xlink:type="simple" xlink:href="#XulElement"><text:span text:style-name="Source_20_Text">org.zkoss.zul.imp.XulElement</text:span></text:a></text:p>
          </table:table-cell>
        </table:table-row>
        <table:table-row table:style-name="Table373.6">
          <table:table-cell table:style-name="Table373.A2" office:value-type="string">
            <text:p text:style-name="P87"><text:s/><text:a xlink:type="simple" xlink:href="#HtmlBasedComponent"><text:span text:style-name="Source_20_Text">org.zkoss.zk.ui.HtmlBasedComponent</text:span></text:a> </text:p>
          </table:table-cell>
        </table:table-row>
        <table:table-row table:style-name="Table373.6">
          <table:table-cell table:style-name="Table373.A2" office:value-type="string">
            <text:p text:style-name="P87"><text:s/><text:a xlink:type="simple" xlink:href="#AbstractComponent"><text:span text:style-name="Source_20_Text">org.zkoss.zk.ui.AbstractComponent </text:span></text:a></text:p>
          </table:table-cell>
        </table:table-row>
      </table:table>
      <text:p text:style-name="Text_20_body"/>
      <text:h text:style-name="P138" text:outline-level="3"/>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3"><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94">org.zkoss.zk.ui.event.OpenEvent</text:span></text:a></text:p>
            <text:p text:style-name="Table_20_Contents"><text:span text:style-name="T195"/></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6"><text:span text:style-name="T141">Space is a </text:span><text:span text:style-name="T142">Separator</text:span><text:span text:style-name="T141"> with the orient default to "</text:span><text:span text:style-name="T142">horizontal</text:span><text:span text:style-name="T141">".</text:span></text:p>
      <text:p text:style-name="P146"><text:span text:style-name="T141">In other words, </text:span><text:span text:style-name="T142">&lt;space&gt;</text:span><text:span text:style-name="T141"> is equivalent to </text:span><text:span text:style-name="T142">&lt;separator orient="horizontal"&gt; </text:span></text:p>
      <text:p text:style-name="P93"><draw:frame draw:style-name="fr2" draw:name="graphics145" text:anchor-type="paragraph" svg:width="8.096cm" svg:height="4.551cm" draw:z-index="44"><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7">*NONE </text:p>
      <text:h text:style-name="P72" text:outline-level="4">Supported Events</text:h>
      <text:p text:style-name="P147">*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231">the spacing.</text:p>
            <text:p text:style-name="P69"><text:span text:style-name="T196">Values</text:span><text:span text:style-name="T192">: the spacing (</text:span><text:span text:style-name="T197">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33"><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34">the orient. <text:s/></text:p>
            <text:p text:style-name="P77"><text:span text:style-name="T196">Values</text:span><text:span text:style-name="T192">:</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7"><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6"><text:span text:style-name="T57">An element which should appear before or after an element inside a box (Box, Vbox and Hbox).</text:span></text:p>
      <text:p text:style-name="P146"><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8" draw:name="graphics146" text:anchor-type="paragraph" svg:width="16.999cm" svg:height="4.066cm" draw:z-index="45"><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7">*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14">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55"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33"><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7">*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6"><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7">*NONE </text:p>
      <text:h text:style-name="P72" text:outline-level="4">Supported Events</text:h>
      <text:p text:style-name="P147">*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98"/></text:a></text:p>
      <text:p text:style-name="P123"><draw:frame draw:style-name="fr2" draw:name="graphics148" text:anchor-type="paragraph" svg:width="10.769cm" svg:height="1.667cm" draw:z-index="47"><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74">*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76">Description: </text:p>
            <text:p text:style-name="P177">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76">Description: </text:p>
            <text:p text:style-name="P177">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35"/>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h text:style-name="Heading_20_3" text:outline-level="3"/>
      <text:h text:style-name="P138" text:outline-level="3"/>
      <text:h text:style-name="Heading_20_3" text:outline-level="3"><text:bookmark-start text:name="TableChildren"/>TableChildren<text:bookmark-end text:name="TableChildren"/></text:h>
      <text:p text:style-name="P128">The cell of Tablelayout. The child component of Tablechildren only can be Panel.</text:p>
      <text:p text:style-name="P120"><draw:frame draw:style-name="fr6" draw:name="graphics30" text:anchor-type="paragraph" svg:width="16.379cm" svg:height="5.48cm" draw:z-index="88"><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74" text:outline-level="4">Class Name</text:h>
      <text:p text:style-name="P55"><text:span text:style-name="T54">org.zkoss.zkex.zul.Tablelayout</text:span></text:p>
      <text:h text:style-name="P76" text:outline-level="4">Supported Child Components</text:h>
      <text:p text:style-name="P216">*None</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370" table:style-name="Table370">
        <table:table-column table:style-name="Table370.A"/>
        <table:table-column table:style-name="Table370.B"/>
        <table:table-column table:style-name="Table370.C"/>
        <table:table-header-rows>
          <table:table-row>
            <table:table-cell table:style-name="Table370.A1" office:value-type="string">
              <text:p text:style-name="Table_20_Heading">Name</text:p>
            </table:table-cell>
            <table:table-cell table:style-name="Table370.A1" office:value-type="string">
              <text:p text:style-name="Table_20_Heading">Description</text:p>
            </table:table-cell>
            <table:table-cell table:style-name="Table370.C1" office:value-type="string">
              <text:p text:style-name="Table_20_Heading">Return Data Type</text:p>
            </table:table-cell>
          </table:table-row>
        </table:table-header-rows>
      </table:table>
      <text:h text:style-name="Heading_20_4" text:outline-level="4"/>
      <text:h text:style-name="P76" text:outline-level="4">Inherited From </text:h>
      <table:table table:name="Table371" table:style-name="Table371">
        <table:table-column table:style-name="Table371.A"/>
        <table:table-header-rows>
          <table:table-row>
            <table:table-cell table:style-name="Table371.A1" office:value-type="string">
              <text:p text:style-name="P64">Inherited From</text:p>
            </table:table-cell>
          </table:table-row>
        </table:table-header-rows>
        <table:table-row table:style-name="Table371.2">
          <table:table-cell table:style-name="Table371.A2" office:value-type="string">
            <text:p text:style-name="P87"><text:s/><text:a xlink:type="simple" xlink:href="#HtmlBasedComponent">org.zkoss.zk.ui.HtmlBasedComponent</text:a> </text:p>
          </table:table-cell>
        </table:table-row>
        <table:table-row table:style-name="Table371.2">
          <table:table-cell table:style-name="Table371.A2" office:value-type="string">
            <text:p text:style-name="P87"><text:s/><text:a xlink:type="simple" xlink:href="#AbstractComponent">org.zkoss.zk.ui.AbstractComponent </text:a></text:p>
          </table:table-cell>
        </table:table-row>
      </table:table>
      <text:p text:style-name="Text_20_body"/>
      <text:h text:style-name="P138" text:outline-level="3"/>
      <text:h text:style-name="Heading_20_3" text:outline-level="3">TableLayout</text:h>
      <text:p text:style-name="P128">Tablelayout lay outs a container as an HTML table whose columns can be specified, and rowspan and colspan of its child can also be specified to create complex layouts within the table.</text:p>
      <text:p text:style-name="P120"><draw:frame draw:style-name="fr6" draw:name="graphics29" text:anchor-type="paragraph" svg:width="16.379cm" svg:height="5.48cm" draw:z-index="87"><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74" text:outline-level="4">Class Name</text:h>
      <text:p text:style-name="P55"><text:span text:style-name="T54">org.zkoss.zkex.zul.Tablelayout</text:span></text:p>
      <text:h text:style-name="P76" text:outline-level="4">Supported Child Components</text:h>
      <text:p text:style-name="Text_20_body_20_indent_20_2"><text:a xlink:type="simple" xlink:href="#Center"><text:span text:style-name="Source_20_Text">Tablechildren</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368" table:style-name="Table368">
        <table:table-column table:style-name="Table368.A"/>
        <table:table-column table:style-name="Table368.B"/>
        <table:table-column table:style-name="Table368.C"/>
        <table:table-header-rows>
          <table:table-row>
            <table:table-cell table:style-name="Table368.A1" office:value-type="string">
              <text:p text:style-name="Table_20_Heading">Name</text:p>
            </table:table-cell>
            <table:table-cell table:style-name="Table368.A1" office:value-type="string">
              <text:p text:style-name="Table_20_Heading">Description</text:p>
            </table:table-cell>
            <table:table-cell table:style-name="Table368.C1" office:value-type="string">
              <text:p text:style-name="Table_20_Heading">Return Data Type</text:p>
            </table:table-cell>
          </table:table-row>
        </table:table-header-rows>
        <table:table-row>
          <table:table-cell table:style-name="Table368.A2" office:value-type="string">
            <text:p text:style-name="Text_20_body"><text:span text:style-name="Source_20_Text">getColumns()</text:span></text:p>
          </table:table-cell>
          <table:table-cell table:style-name="Table368.A2" office:value-type="string">
            <text:p text:style-name="Table_20_Contents">Returns number of rows to span this header.</text:p>
          </table:table-cell>
          <table:table-cell table:style-name="Table368.C2" office:value-type="string">
            <text:p text:style-name="Table_20_Contents"><text:span text:style-name="T35">int</text:span></text:p>
          </table:table-cell>
        </table:table-row>
        <table:table-row>
          <table:table-cell table:style-name="Table368.A2" office:value-type="string">
            <text:p text:style-name="Text_20_body"><text:span text:style-name="Source_20_Text">insertBefore(org.zkoss.zk.ui.Component child, org.zkoss.zk.ui.Component insertBefore)</text:span></text:p>
          </table:table-cell>
          <table:table-cell table:style-name="Table368.A2" office:value-type="string">
            <text:p text:style-name="Table_20_Contents"/>
          </table:table-cell>
          <table:table-cell table:style-name="Table368.C2" office:value-type="string">
            <text:p text:style-name="Table_20_Contents"/>
          </table:table-cell>
        </table:table-row>
      </table:table>
      <text:h text:style-name="Heading_20_4" text:outline-level="4"/>
      <text:h text:style-name="P76" text:outline-level="4">Inherited From </text:h>
      <table:table table:name="Table369" table:style-name="Table369">
        <table:table-column table:style-name="Table369.A"/>
        <table:table-header-rows>
          <table:table-row>
            <table:table-cell table:style-name="Table369.A1" office:value-type="string">
              <text:p text:style-name="P64">Inherited From</text:p>
            </table:table-cell>
          </table:table-row>
        </table:table-header-rows>
        <table:table-row table:style-name="Table369.2">
          <table:table-cell table:style-name="Table369.A2" office:value-type="string">
            <text:p text:style-name="P87"><text:s/><text:a xlink:type="simple" xlink:href="#HtmlBasedComponent">org.zkoss.zk.ui.HtmlBasedComponent</text:a> </text:p>
          </table:table-cell>
        </table:table-row>
        <table:table-row table:style-name="Table369.2">
          <table:table-cell table:style-name="Table369.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98"/></text:a></text:p>
      <text:p text:style-name="P123"><draw:frame draw:style-name="fr2" draw:name="graphics149" text:anchor-type="paragraph" svg:width="10.927cm" svg:height="4.524cm" draw:z-index="48"><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76">Description: </text:p>
            <text:p text:style-name="P177">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36"><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35"/>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98"/></text:a></text:p>
      <text:p text:style-name="P123"><draw:frame draw:style-name="fr2" draw:name="graphics150"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74">*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
      <text:h text:style-name="P76" text:outline-level="4">Properties</text:h>
      <text:p text:style-name="P121"><text:tab/><text:span text:style-name="T65">*NONE</text:span></text:p>
      <text:p text:style-name="P237"/>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35"/>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98"/></text:a></text:p>
      <text:p text:style-name="P123"><draw:frame draw:style-name="fr2" draw:name="graphics151"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74"><text:a xlink:type="simple" xlink:href="#Tabpanel"><text:span text:style-name="Source_20_Text">Tabpanel</text:span></text:a></text:p>
      <text:p text:style-name="P228"/>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37"/>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35"/>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98"/></text:a></text:p>
      <text:p text:style-name="P123"><draw:frame draw:style-name="fr2" draw:name="graphics152"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74"><text:a xlink:type="simple" xlink:href="#Tab"><text:span text:style-name="Source_20_Text">Tab</text:span></text:a></text:p>
      <text:p text:style-name="P228"/>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37"/>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35"/>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2"><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74">*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75"><text:span text:style-name="T3">Description:</text:span> </text:p>
            <text:p text:style-name="P175">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76">Description: </text:p>
            <text:p text:style-name="P17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76">Description: </text:p>
            <text:p text:style-name="P175"><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76">Description: </text:p>
            <text:p text:style-name="P17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76">Description: </text:p>
            <text:p text:style-name="P17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76">Description: </text:p>
            <text:p text:style-name="P177">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76">Description: </text:p>
            <text:p text:style-name="P177">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38">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38">&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39">An edit box for holding a time (a java.util.Date Object , but only Hour &amp; Minute are used.</text:p>
      <text:p text:style-name="P20"><draw:frame draw:style-name="fr2" draw:name="graphics23" text:anchor-type="paragraph" svg:width="8.2cm" svg:height="1.826cm" draw:z-index="80"><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214">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99">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20">Date</text:span><text:span text:style-name="T121">).</text:span></text:p>
          </table:table-cell>
          <table:table-cell table:style-name="Table342.C2" office:value-type="string">
            <text:p text:style-name="P59"><text:span text:style-name="T199">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40"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41">Timer is a special component that is invisible. It fires one or more org.zkoss.zk.ui.event.Event after a specified delay. </text:p>
      <text:p text:style-name="P241"/>
      <text:p text:style-name="P241">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74">*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76">Description: </text:p>
            <text:p text:style-name="P177">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38">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42">Sets whether the timer shall send Event repeatedly. </text:p>
            <text:p text:style-name="P242">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98">org.zkoss.zul.Button</text:span></text:a><text:span text:style-name="T49">, </text:span><text:a xlink:type="simple" xlink:href="#Toolbarbutton"><text:span text:style-name="T198">org.zkoss.zul.Toolbarbutton</text:span></text:a></text:p>
      <text:p text:style-name="P123"><draw:frame draw:style-name="fr2" draw:name="graphics154" text:anchor-type="paragraph" svg:width="8.123cm" svg:height="2.884cm" draw:z-index="53"><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74">*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221.A2" office:value-type="string">
            <text:p text:style-name="P243">onRightClick</text:p>
          </table:table-cell>
          <table:table-cell table:style-name="Table221.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21.A2" office:value-type="string">
            <text:p text:style-name="P243">onDoubleClick</text:p>
          </table:table-cell>
          <table:table-cell table:style-name="Table221.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44">*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98">org.zkoss.zul.Button</text:span></text:a><text:span text:style-name="T49">, </text:span><text:a xlink:type="simple" xlink:href="#Toolbar"><text:span text:style-name="T198">org.zkoss.zul.Toolbar</text:span></text:a></text:p>
      <text:p text:style-name="P123"><draw:frame draw:style-name="fr2" draw:name="graphics155" text:anchor-type="paragraph" svg:width="8.123cm" svg:height="2.646cm" draw:z-index="54"><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74">*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224.A2" office:value-type="string">
            <text:p text:style-name="P243">onRightClick</text:p>
          </table:table-cell>
          <table:table-cell table:style-name="Table224.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45">Sets the direction of image, if normal then text first, otherwise image first.</text:p>
            <text:p text:style-name="P69"><text:span text:style-name="T2">Check </text:span><text:a xlink:type="simple" xlink:href="#Button"><text:span text:style-name="T200">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43"><text:span text:style-name="T201">Sets the href, </text:span><text:span text:style-name="T202">If </text:span><text:span text:style-name="T35">null</text:span><text:span text:style-name="T203">, </text:span><text:span text:style-name="T202">the button has no function unless you specify the </text:span><text:span text:style-name="T204">onClick</text:span><text:span text:style-name="T202">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200">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98"/></text:a></text:p>
      <text:p text:style-name="P123"><draw:frame draw:style-name="fr2" draw:name="graphics156" text:anchor-type="paragraph" svg:width="13.573cm" svg:height="4.551cm" draw:z-index="55"><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205">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76">Description: </text:p>
            <text:p text:style-name="P177">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36">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35"/>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98"/></text:a></text:p>
      <text:p text:style-name="P123"><draw:frame draw:style-name="fr2" draw:name="graphics157" text:anchor-type="paragraph" svg:width="10.821cm" svg:height="3.731cm" draw:z-index="56"><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74">*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77"><text:a xlink:type="simple" xlink:href="#MouseEvent"><text:span text:style-name="Source_20_Text">org.zkoss.zk.ui.event.MouseEvent</text:span></text:a></text:p>
            <text:p text:style-name="P176">Description: </text:p>
            <text:p text:style-name="P246">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
      <text:p text:style-name="P13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47">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35"/>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98"/></text:a></text:p>
      <text:p text:style-name="P123"><draw:frame draw:style-name="fr2" draw:name="graphics158" text:anchor-type="paragraph" svg:width="12.144cm" svg:height="5.98cm" draw:z-index="57"><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74"><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76">Description: </text:p>
            <text:p text:style-name="P177">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76">Description: </text:p>
            <text:p text:style-name="P177">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35"/>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48"><draw:frame draw:style-name="fr2" draw:name="graphics159" text:anchor-type="paragraph" svg:width="10.795cm" svg:height="2.566cm" draw:z-index="58"><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74">*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35"/>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98"/></text:a></text:p>
      <text:p text:style-name="P123"><draw:frame draw:style-name="fr2" draw:name="graphics160"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74"><text:a xlink:type="simple" xlink:href="#Treecol"><text:span text:style-name="Source_20_Text">Treecol</text:span></text:a></text:p>
      <text:p text:style-name="P174"><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76">Description: </text:p>
            <text:p text:style-name="P177">Notifies the parent of a group of headers that the widths</text:p>
            <text:p text:style-name="P177">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35"/>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200">.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98"/></text:a></text:p>
      <text:p text:style-name="P123"><draw:frame draw:style-name="fr2" draw:name="graphics161" text:anchor-type="paragraph" svg:width="13.573cm" svg:height="4.551cm" draw:z-index="60"><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74"><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35"/>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98"/></text:a></text:p>
      <text:p text:style-name="P123"><draw:frame draw:style-name="fr2" draw:name="graphics162" text:anchor-type="paragraph" svg:width="10.848cm" svg:height="3.175cm" draw:z-index="61"><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74">*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35"/>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41">For a branch node, an +/- button will appear at the beginning of the row, such that user could open and close the item by clicking on the +/- button.</text:p>
      <text:p text:style-name="Text_20_body_20_indent_20_2"><text:a xlink:type="simple" xlink:href="#Toolbar"><text:span text:style-name="T198"/></text:a></text:p>
      <text:p text:style-name="P123"><draw:frame draw:style-name="fr2" draw:name="graphics163" text:anchor-type="paragraph" svg:width="10.821cm" svg:height="3.731cm" draw:z-index="62"><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76">Description: </text:p>
            <text:p text:style-name="P177">Denotes user has opened or closed a component. </text:p>
            <text:p text:style-name="P177">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36">Sets whether this item is selected. </text:p>
            <text:p text:style-name="P236">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35"/>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98"/></text:a></text:p>
      <text:p text:style-name="P123"><draw:frame draw:style-name="fr2" draw:name="graphics164"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13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35"/>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4"><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94">org.zkoss.zk.ui.event.OpenEvent</text:span></text:a></text:p>
            <text:p text:style-name="Table_20_Contents"><text:span text:style-name="T195"/></text:p>
            <text:p text:style-name="Table_20_Contents"><text:span text:style-name="T206">Description: </text:span><text:span text:style-name="T207">When a layout is collapsed or opened by a user, the </text:span><text:span text:style-name="T36">onOpen</text:span><text:span text:style-name="T207">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49">A window is an owner of an ID space. Any component contained in a window, including itself, could be found by use of the getFellow method, if it is assigned with an identifier.</text:p>
        </text:list-item>
        <text:list-item>
          <text:p text:style-name="P249">A window could be overlapped, popup, and embedded.</text:p>
        </text:list-item>
        <text:list-item>
          <text:p text:style-name="P249">A window could be a modal dialog.</text:p>
        </text:list-item>
      </text:list>
      <text:p text:style-name="P93"><draw:frame draw:style-name="fr2" draw:name="graphics167" text:anchor-type="paragraph" svg:width="16.999cm" svg:height="1.252cm" draw:z-index="66"><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192">Denotes the close button is pressed by a user, and the</text:p>
            <text:p text:style-name="P192">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192">client sends this event after opening or closing the</text:p>
            <text:p text:style-name="P192">component.</text:p>
            <text:p text:style-name="P192">It is useful to implement load-on-demand by listening to</text:p>
            <text:p text:style-name="P77"><text:span text:style-name="T65">the </text:span><text:span text:style-name="T39">onOpen</text:span><text:span text:style-name="T65"> event, and creating components when the</text:span></text:p>
            <text:p text:style-name="P192">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192">Denotes the close button is pressed by a user, and the</text:p>
            <text:p text:style-name="P192">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43"><text:span text:style-name="T106">border </text:span></text:p>
          </table:table-cell>
          <table:table-cell table:style-name="Table264.A2" office:value-type="string">
            <text:p text:style-name="P250">Sets the border </text:p>
            <text:p text:style-name="P143"><text:span text:style-name="T208">Values: </text:span><text:span text:style-name="T209">none</text:span><text:span text:style-name="T210"> | </text:span><text:span text:style-name="T209">normal</text:span><text:span text:style-name="T210">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208">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04"/>
      <text:p text:style-name="P204">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51"><text:span text:style-name="T211">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213"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52"/>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51"><text:span text:style-name="T211">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213"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51"><text:span text:style-name="T211">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51"><text:span text:style-name="T211">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51"><text:span text:style-name="T211">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213"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51"><text:span text:style-name="T211">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213"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51"><text:span text:style-name="T211">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53"/>
      <text:p text:style-name="Text_20_body_20_indent_20_2">Represents a key pressed by the user. </text:p>
      <text:h text:style-name="P74" text:outline-level="4">Class Name</text:h>
      <text:p text:style-name="P251"><text:span text:style-name="T211">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51"><text:span text:style-name="T211">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51"><text:span text:style-name="T211">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43"><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43"><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p text:style-name="Standard"/>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51"><text:span text:style-name="T211">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51"><text:span text:style-name="T211">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51"><text:span text:style-name="T211">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PortalMoveEvent"/>PortalMoveEvent<text:bookmark-end text:name="PortalMoveEvent"/></text:h>
      <text:p text:style-name="P54">Represents an event caused by a <text:span text:style-name="T6">portal</text:span> being moved.</text:p>
      <text:p text:style-name="P93"/>
      <text:h text:style-name="P74" text:outline-level="4">Class Name</text:h>
      <text:p text:style-name="P251"><text:span text:style-name="T211">org.zkoss.zkmax.event.PortalMoveEvent</text:span></text:p>
      <text:h text:style-name="P76" text:outline-level="4">Methods</text:h>
      <table:table table:name="Table377" table:style-name="Table377">
        <table:table-column table:style-name="Table377.A"/>
        <table:table-column table:style-name="Table377.B"/>
        <table:table-column table:style-name="Table377.C"/>
        <table:table-header-rows>
          <table:table-row>
            <table:table-cell table:style-name="Table377.A1" office:value-type="string">
              <text:p text:style-name="P64">Name</text:p>
            </table:table-cell>
            <table:table-cell table:style-name="Table377.A1" office:value-type="string">
              <text:p text:style-name="Table_20_Heading">Description</text:p>
            </table:table-cell>
            <table:table-cell table:style-name="Table377.C1" office:value-type="string">
              <text:p text:style-name="P64">Data Type</text:p>
            </table:table-cell>
          </table:table-row>
        </table:table-header-rows>
        <table:table-row>
          <table:table-cell table:style-name="Table377.A2" office:value-type="string">
            <text:p text:style-name="P69"><text:span text:style-name="Source_20_Text">getDragged</text:span></text:p>
          </table:table-cell>
          <table:table-cell table:style-name="Table377.A2" office:value-type="string">
            <text:p text:style-name="Table_20_Contents"><text:span text:style-name="T74">Returns the panel being dragged.</text:span></text:p>
          </table:table-cell>
          <table:table-cell table:style-name="Table377.C2" office:value-type="string">
            <text:p text:style-name="P57"><text:span text:style-name="T74">org.zkoss.zul.Panel</text:span></text:p>
          </table:table-cell>
        </table:table-row>
        <table:table-row>
          <table:table-cell table:style-name="Table377.A2" office:value-type="string">
            <text:p text:style-name="P69"><text:span text:style-name="Source_20_Text">getFrom</text:span></text:p>
          </table:table-cell>
          <table:table-cell table:style-name="Table377.A2" office:value-type="string">
            <text:p text:style-name="P25">Returns the portalchildren from the dragged panel.</text:p>
          </table:table-cell>
          <table:table-cell table:style-name="Table377.C2" office:value-type="string">
            <text:p text:style-name="P197">org.zkoss.zkmax.zul.Portalchildren</text:p>
          </table:table-cell>
        </table:table-row>
        <table:table-row>
          <table:table-cell table:style-name="Table377.A2" office:value-type="string">
            <text:p text:style-name="P69"><text:span text:style-name="Source_20_Text">getTo</text:span></text:p>
          </table:table-cell>
          <table:table-cell table:style-name="Table377.A2" office:value-type="string">
            <text:p text:style-name="P206"><text:span text:style-name="T212">Returns the portalchildren where the dragged panel drops to.</text:span><text:span text:style-name="T74"> </text:span></text:p>
          </table:table-cell>
          <table:table-cell table:style-name="Table377.C2" office:value-type="string">
            <text:p text:style-name="P197">org.zkoss.zkmax.zul.Portalchildren</text:p>
          </table:table-cell>
        </table:table-row>
      </table:table>
      <text:h text:style-name="P76" text:outline-level="4"/>
      <text:h text:style-name="P254" text:outline-level="4">Inherited From </text:h>
      <table:table table:name="Table378" table:style-name="Table378">
        <table:table-column table:style-name="Table378.A"/>
        <table:table-header-rows>
          <table:table-row>
            <table:table-cell table:style-name="Table378.A1" office:value-type="string">
              <text:p text:style-name="P64">Inherited From</text:p>
            </table:table-cell>
          </table:table-row>
        </table:table-header-rows>
        <table:table-row>
          <table:table-cell table:style-name="Table378.A2" office:value-type="string">
            <text:p text:style-name="P73"><text:a xlink:type="simple" xlink:href="#Event"><text:span text:style-name="T44">org.zkoss.zk.ui.event.Event </text:span></text:a></text:p>
          </table:table-cell>
        </table:table-row>
      </table:table>
      <text:p text:style-name="P252"/>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98">org.zkoss.zul.Slider</text:span></text:a><text:span text:style-name="T49">.</text:span></text:p>
      <text:h text:style-name="P74" text:outline-level="4">Class Name</text:h>
      <text:p text:style-name="P251"><text:span text:style-name="T211">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213"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51"><text:span text:style-name="T211">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51"><text:span text:style-name="T211">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51"><text:span text:style-name="T211">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5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5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55">Returns the width of the component after re-sized.</text:p>
          </table:table-cell>
          <table:table-cell table:style-name="Table298.C2" office:value-type="string">
            <text:p text:style-name="P57"><text:span text:style-name="Source_20_Text">int</text:span></text:p>
          </table:table-cell>
        </table:table-row>
      </table:table>
      <text:h text:style-name="P25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5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51"><text:span text:style-name="T211">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58"><text:span text:style-name="T61">getMedia()</text:span></text:p>
          </table:table-cell>
          <table:table-cell table:style-name="Table300.A2" office:value-type="string">
            <text:p text:style-name="P259">Returns the first media being uploaded, or null if no file is uploaded.</text:p>
          </table:table-cell>
          <table:table-cell table:style-name="Table300.C2" office:value-type="string">
            <text:p text:style-name="P260"><text:span text:style-name="T61">org.zkoss.util.media.Media</text:span></text:p>
          </table:table-cell>
        </table:table-row>
        <table:table-row>
          <table:table-cell table:style-name="Table300.A2" office:value-type="string">
            <text:p text:style-name="P258"><text:span text:style-name="T61">getMedias()</text:span></text:p>
          </table:table-cell>
          <table:table-cell table:style-name="Table300.A2" office:value-type="string">
            <text:p text:style-name="P259">Returns the array of media being uploaded, or null if the user uploaded no file at all.</text:p>
          </table:table-cell>
          <table:table-cell table:style-name="Table300.C2" office:value-type="string">
            <text:p text:style-name="P26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98">org.zkoss.zul.Window</text:span></text:a><text:span text:style-name="T49">.</text:span></text:p>
      <text:h text:style-name="P74" text:outline-level="4">Class Name</text:h>
      <text:p text:style-name="P251"><text:span text:style-name="T211">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213"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51"><text:span text:style-name="T211">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61"><text:span text:style-name="T61">AddListDataListener</text:span></text:p>
            <text:p text:style-name="P26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61"><text:span text:style-name="Source_20_Text">RemoveListDataListener</text:span></text:p>
            <text:p text:style-name="P26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51"><text:span text:style-name="T211">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62"><text:span text:style-name="T37">validate(org.zkoss.zk.ui.Component comp, java.lang.Object </text:span></text:p>
            <text:p text:style-name="P262"><text:span text:style-name="T37">value)</text:span></text:p>
            <text:p text:style-name="P77"><text:span text:style-name="Source_20_Text"/></text:p>
          </table:table-cell>
          <table:table-cell table:style-name="Table306.A2" office:value-type="string">
            <text:p text:style-name="P26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200">Constraint</text:span></text:a><text:span text:style-name="T2">.</text:span></text:p>
      <text:h text:style-name="P74" text:outline-level="4">Interface Name</text:h>
      <text:p text:style-name="P251"><text:span text:style-name="T211">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62"><text:span text:style-name="T37">getConstraint()</text:span></text:p>
            <text:p text:style-name="P77"><text:span text:style-name="Source_20_Text"/></text:p>
          </table:table-cell>
          <table:table-cell table:style-name="Table307.A2" office:value-type="string">
            <text:p text:style-name="P263">Returns the constraint, or null if no constraint at all.</text:p>
          </table:table-cell>
          <table:table-cell table:style-name="Table307.C2" office:value-type="string">
            <text:p text:style-name="P264"><text:span text:style-name="T211">org.zkoss.zul.Constraint</text:span></text:p>
          </table:table-cell>
        </table:table-row>
        <table:table-row>
          <table:table-cell table:style-name="Table307.A2" office:value-type="string">
            <text:p text:style-name="P262"><text:span text:style-name="Source_20_Text">SetConstraint</text:span></text:p>
            <text:p text:style-name="P262"><text:span text:style-name="Source_20_Text">(Constraint constr)</text:span></text:p>
          </table:table-cell>
          <table:table-cell table:style-name="Table307.A2" office:value-type="string">
            <text:p text:style-name="P263">Sets the constraint.</text:p>
          </table:table-cell>
          <table:table-cell table:style-name="Table307.C2" office:value-type="string">
            <text:p text:style-name="P57"><text:span text:style-name="Source_20_Text">void</text:span></text:p>
          </table:table-cell>
        </table:table-row>
      </table:table>
      <text:h text:style-name="P213" text:outline-level="4"/>
      <text:p text:style-name="Standard"/>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9" draw:name="graphics3" text:anchor-type="paragraph" svg:width="7.514cm" svg:height="2.381cm" draw:z-index="85"><draw:image xlink:href="../images/fileupload.png" xlink:type="simple" xlink:show="embed" xlink:actuate="onLoad"/></draw:frame></text:p>
      <text:p text:style-name="Code_20_Indent_20_2">&lt;image id="img"/&gt;</text:p>
      <text:p text:style-name="Code_20_Indent_20_2">Upload your hot shot:</text:p>
      <text:p text:style-name="P265">&lt;fileupload onUpload="img.setContent(event.media)"/&gt;</text:p>
      <text:h text:style-name="P74" text:outline-level="4">Class Name</text:h>
      <text:p text:style-name="P251"><text:span text:style-name="T211">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66" text:outline-level="4"/>
      <text:p text:style-name="P26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6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213">Listbox</text:span></text:a><text:span text:style-name="T2">.</text:span></text:p>
      <text:h text:style-name="P74" text:outline-level="4">Interface Name</text:h>
      <text:p text:style-name="P268"><text:span text:style-name="T211"><text:tab/> org.zkoss.zul.Listitem</text:span><text:span text:style-name="T214">Renderer</text:span></text:p>
      <text:p text:style-name="P269"><text:span text:style-name="T215"/></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62"><text:span text:style-name="T37">render(Listitem item, java.lang.Object data)</text:span></text:p>
            <text:p text:style-name="P77"><text:span text:style-name="Source_20_Text"/></text:p>
          </table:table-cell>
          <table:table-cell table:style-name="Table311.A2" office:value-type="string">
            <text:p text:style-name="P263">Renders the data to the specified list item.</text:p>
          </table:table-cell>
          <table:table-cell table:style-name="Table311.C2" office:value-type="string">
            <text:p text:style-name="P264"><text:span text:style-name="T211">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51"><text:span text:style-name="T211">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61"><text:span text:style-name="T61">AddListDataListener</text:span></text:p>
            <text:p text:style-name="P26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6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6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6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p text:style-name="Standard"/>
      <text:p text:style-name="Standard"/>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7"><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51"><text:span text:style-name="T211">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7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6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6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6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6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6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213" text:outline-level="4"/>
      <text:p text:style-name="Standard"/>
      <text:p text:style-name="P68"/>
      <text:h text:style-name="Heading_20_3" text:outline-level="3"><text:bookmark-start text:name="RendererCtrl"/>RendererCtrl<text:bookmark-end text:name="RendererCtrl"/></text:h>
      <text:p text:style-name="P27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71"><text:tab/>A typical use is to start a transaction and use it for rendering all items from the same request. </text:p>
      <text:h text:style-name="P74" text:outline-level="4">Interface Name</text:h>
      <text:p text:style-name="P268"><text:span text:style-name="T211"><text:tab/>org.zkoss.zul.</text:span><text:span text:style-name="T214">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72"><text:span text:style-name="T110">doCatch(java.lang.Throwable ex)</text:span></text:p>
            <text:p text:style-name="P272"><text:span text:style-name="T216"/></text:p>
          </table:table-cell>
          <table:table-cell table:style-name="Table315.A2" office:value-type="string">
            <text:p text:style-name="P84">Called if any exception occurs when rendering items.</text:p>
          </table:table-cell>
          <table:table-cell table:style-name="Table315.C2" office:value-type="string">
            <text:p text:style-name="P264"><text:span text:style-name="T211">void</text:span></text:p>
          </table:table-cell>
        </table:table-row>
        <table:table-row>
          <table:table-cell table:style-name="Table315.A2" office:value-type="string">
            <text:p text:style-name="P272"><text:span text:style-name="T216">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64"><text:span text:style-name="T211">void</text:span></text:p>
          </table:table-cell>
        </table:table-row>
        <table:table-row>
          <table:table-cell table:style-name="Table315.A2" office:value-type="string">
            <text:p text:style-name="P272"><text:span text:style-name="T216">doTry()</text:span></text:p>
          </table:table-cell>
          <table:table-cell table:style-name="Table315.A2" office:value-type="string">
            <text:p text:style-name="P84">Called before rendering any item.</text:p>
          </table:table-cell>
          <table:table-cell table:style-name="Table315.C2" office:value-type="string">
            <text:p text:style-name="P264"><text:span text:style-name="T211">void</text:span></text:p>
          </table:table-cell>
        </table:table-row>
      </table:table>
      <text:p text:style-name="Standard"/>
      <text:p text:style-name="Standard"/>
      <text:p text:style-name="P68"/>
      <text:h text:style-name="Heading_20_3" text:outline-level="3"><text:bookmark-start text:name="SimpleConstraint"/>SimpleConstraint<text:bookmark-end text:name="SimpleConstraint"/></text:h>
      <text:p text:style-name="P271"><text:tab/>A simple constraint that you could build based the predefined constants.</text:p>
      <text:h text:style-name="P74" text:outline-level="4">Interface Name</text:h>
      <text:p text:style-name="P268"><text:span text:style-name="T211"><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62"><text:span text:style-name="T37">getClientValidation()</text:span></text:p>
            <text:p text:style-name="P77"/>
          </table:table-cell>
          <table:table-cell table:style-name="Table316.A2" office:value-type="string">
            <text:p text:style-name="P26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62"><text:span text:style-name="T37">getErrorMessage(org.zkoss.zk.ui.Component comp)</text:span></text:p>
          </table:table-cell>
          <table:table-cell table:style-name="Table358.A2" office:value-type="string">
            <text:p text:style-name="P26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62"><text:span text:style-name="Source_20_Text">getInstance(java.lang.String flags)</text:span></text:p>
          </table:table-cell>
          <table:table-cell table:style-name="Table358.A2" office:value-type="string">
            <text:p text:style-name="P26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62"><text:span text:style-name="Source_20_Text">isClientComplete()</text:span></text:p>
          </table:table-cell>
          <table:table-cell table:style-name="Table358.A2" office:value-type="string">
            <text:p text:style-name="P26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62"><text:span text:style-name="Source_20_Text">validate(org.zkoss.zk.ui.Component comp, java.lang.Object value)</text:span></text:p>
          </table:table-cell>
          <table:table-cell table:style-name="Table358.A2" office:value-type="string">
            <text:p text:style-name="P263">Verifies whether the value is acceptable.</text:p>
          </table:table-cell>
          <table:table-cell table:style-name="Table358.C2" office:value-type="string">
            <text:p text:style-name="P57"><text:span text:style-name="Source_20_Text">void</text:span></text:p>
          </table:table-cell>
        </table:table-row>
      </table:table>
      <text:p text:style-name="Standard"/>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51"><text:span text:style-name="T211">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6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6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73"><text:span text:style-name="Source_20_Text">sort(java.util.Comparator cmpr, boolean ascending)</text:span></text:p>
          </table:table-cell>
          <table:table-cell table:style-name="Table317.A2" office:value-type="string">
            <text:p text:style-name="P26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74"><text:s text:c="10"/></text:p>
      <text:h text:style-name="Heading_20_1" text:outline-level="1">5. The XHTML Components</text:h>
      <text:h text:style-name="P275" text:outline-level="2">Overview</text:h>
      <text:list text:style-name="L10">
        <text:list-item>
          <text:p text:style-name="P276">All XHTML components are packed in the <text:span text:style-name="T6">org.zkoss.zhtml</text:span> package.</text:p>
        </text:list-item>
        <text:list-item>
          <text:p text:style-name="P276">The XML name space is <text:span text:style-name="T6">http://www.w3.org/1999/xhtml</text:span></text:p>
        </text:list-item>
        <text:list-item>
          <text:p text:style-name="P276">The extensions include <text:span text:style-name="T6">htm</text:span>, <text:span text:style-name="T6">html</text:span>, <text:span text:style-name="T6">xhtml</text:span> and <text:span text:style-name="T6">zhtml</text:span><text:span text:style-name="T9">.</text:span></text:p>
        </text:list-item>
        <text:list-item>
          <text:p text:style-name="P27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0">A XHTML component is a thin wrapper <text:s/>that encapsulates a native HTML tag. It is different from a XUL component or other none-native component in several ways.</text:p>
      <text:list text:style-name="L11">
        <text:list-item>
          <text:p text:style-name="P278">By implementing the <text:span text:style-name="T6">org.zkoss.zk.ui.ext.RawId</text:span> interface, the universal identifier (<text:span text:style-name="T6">getUuid</text:span>) is the same as the identifier (getId).</text:p>
        </text:list-item>
        <text:list-item>
          <text:p text:style-name="P27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8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80">com<text:span text:style-name="T2">press</text:span></text:p>
          </table:table-cell>
          <table:table-cell table:style-name="Table1.B2" office:value-type="string">
            <text:p text:style-name="P28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8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8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8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8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80">com<text:span text:style-name="T2">press</text:span></text:p>
          </table:table-cell>
          <table:table-cell table:style-name="Table2.B2" office:value-type="string">
            <text:p text:style-name="P28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8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8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8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80">com<text:span text:style-name="T2">press</text:span></text:p>
          </table:table-cell>
          <table:table-cell table:style-name="Table4.B2" office:value-type="string">
            <text:p text:style-name="P28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0">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0">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0">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8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8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8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click-filter-delay&gt;0&lt;/click-filter-delay&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click-filter-delay</text:span> Element</text:h>
      <text:p text:style-name="Text_20_body_20_indent_20_2">[Default: 0]</text:p>
      <text:p text:style-name="Text_20_body_20_indent_20_2">It specifies the time, in milliseconds, to filter out consecutive click events. If two click events (inc<text:span text:style-name="T2">luding</text:span> <text:span text:style-name="T6">onOK</text:span> and <text:span text:style-name="T6">onCancel</text:span>) come too close (within the specified delay), the second one will be removed to avoid the denial-of-service attack.</text:p>
      <text:p text:style-name="Text_20_body_20_indent_20_2">A non-positive val<text:span text:style-name="T2">ue turns off this feature.</text:span></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8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p text:style-name="Tip">Not<text:span text:style-name="T2">e: When working with Opera, ZK always keeps the desktop (until the number of desktops exceed the allowed maximal number), since Opera is smart enough to preserve the most updated content and always reuses the cached page.</text:span></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9" text:note-class="footnote"><text:note-citation>9</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extendlet-check-period&gt;10&lt;/extendlet-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9">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extendlet-check-period</text:span> Element</text:h>
      <text:p text:style-name="Text_20_body_20_indent_20_2">[Default: -1 <text:span text:style-name="T17">(never expired)</text:span>]</text:p>
      <text:p text:style-name="Text_20_body_20_indent_20_2">It specifies the time, in seconds,<text:span text:style-name="T2"> to wait before checking whether a resource loaded by an extendlet is modified. An extendlet is a processor to load the resources usually located in classpath, such as <text:s/></text:span><text:span text:style-name="T5">~./zul/desktop.dsp</text:span><text:span text:style-name="T2">.</text:span></text:p>
      <text:p text:style-name="P23">Resources located in classpath are usually packed as a JAR file, so they are immutable and not need to check if modified. However, in a development environment, you might want to check if they are deployed without reloading the JAR files.</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repeat-uuid</text:span> Element</text:h>
      <text:p text:style-name="Text_20_body_20_indent_20_2">[Default: false]</text:p>
      <text:p text:style-name="Text_20_body_20_indent_20_2">It specifies whether to use the same UUID sequence for desktops for each reboot.</text:p>
      <text:p text:style-name="Text_20_body_20_indent_20_2">By default, it is turned off so the desktop's UUID is com<text:span text:style-name="T2">pletely different after reboot. It helps to avoid the consistency between the browser and the server. However, it is useful to turn this option on if you want to debug and test the application.</text:span></text:p>
      <text:h text:style-name="Heading_20_4" text:outline-level="4">The <text:span text:style-name="T6">theme-uri</text:span> Element</text:h>
      <text:p text:style-name="Text_20_body_20_indent_20_2">[Def<text:span text:style-name="T2">ault: </text:span><text:span text:style-name="T19">none</text:span><text:span text:style-name="T18">]</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85">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85">Each JAR could specify a <text:span text:style-name="T6">lang-addon.xml</text:span> file (under the <text:span text:style-name="T6">metainfo/zk</text:span> directory), so you could specify style sheets there if you have more than one style sheets.</text:p>
        </text:list-item>
        <text:list-item>
          <text:p text:style-name="P285"><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9">none</text:span><text:span text:style-name="T18">]</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0">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86">If you pre<text:span text:style-name="T2">fer the implementation based on</text:span> Apache JSP 2.1 EL<text:span text:style-name="T2">, you have to specify </text:span><text:span text:style-name="T217">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87">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87">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8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8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0">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18">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18">cifies whether to keep the session alive, when receiving the </text:span><text:span text:style-name="T25">onTimer</text:span><text:span text:style-name="T18">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9">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0">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8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8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0">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6">embed</text:span><text:span text:style-name="T2"> Element</text:span></text:h>
      <text:p text:style-name="P23">[Optional][Multiple]</text:p>
      <text:p text:style-name="P23">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23">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2"> specify multiple </text:span><text:span text:style-name="T5">embed</text:span><text:span text:style-name="T2"> elements and their content be concatenated together.</text:span></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18">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0">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0">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0">Specify a preference with the <text:span text:style-name="T6">preference</text:span> element depicted above. The name and value are application specific and you can specify whatever value you like. Mupltie To avoid name conflict, it is suggested to prefix the name with your domain name, such as <text:span text:style-name="T6">com.friend.some.another</text:span>.</text:p>
      <text:p text:style-name="P20">The preferences are application-level. They are shared by a single ZK application (<text:span text:style-name="T6">org.zkoss.zk.ui.WebApp</text:span>).</text:p>
      <text:p text:style-name="P20">They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 <text:span text:style-name="T6">library-property</text:span> Element</text:h>
      <text:p text:style-name="Code_20_Indent">&lt;library-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library-property&gt;</text:p>
      <text:p text:style-name="Text_20_body_20_indent">Species a <text:span text:style-name="T2">library-level property with the </text:span><text:span text:style-name="T5">library-property</text:span><text:span text:style-name="T2"> element. The above example is equivalent to</text:span></text:p>
      <text:p text:style-name="P41">org.zkoss.lang.Library.setProperty("any name", "any value");</text:p>
      <text:p text:style-name="P20">The library properties are shared by all Java codes that use the same set of ZK libraries. If you installed ZK libraries in WEB-INF/ib of a ZK application, the library properties are shared only within the application.</text:p>
      <text:p text:style-name="P20">The library properties are easier to access than the preferences since they are static members (of <text:span text:style-name="T6">org.zkoss.lang.Library</text:span>). However, their scope depends on the installation.</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text:span text:style-name="T2">Specifies a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Variable" style:family="text">
      <style:text-properties fo:font-style="italic" style:font-style-asian="italic" style:font-style-complex="italic"/>
    </style:style>
    <style:style style:name="Component" style:family="text" style:parent-style-name="Variable">
      <style:text-properties style:font-name="Courier New2" fo:font-size="12pt" fo:font-style="normal" style:font-name-asian="Courier New3" style:font-size-asian="12pt" style:font-style-asian="normal"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9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9-02-23T14:58:28</dc:date>
    <meta:printed-by>Tom Yeh</meta:printed-by>
    <meta:print-date>2005-12-05T14:19:55</meta:print-date>
    <meta:keyword>ZK ZUL ZHTML</meta:keyword>
    <dc:language>en-US</dc:language>
    <meta:editing-cycles>3493</meta:editing-cycles>
    <meta:editing-duration>P12DT0H58M50S</meta:editing-duration>
    <meta:user-defined meta:name="Info 1"/>
    <meta:user-defined meta:name="Info 2"/>
    <meta:user-defined meta:name="Info 3"/>
    <meta:user-defined meta:name="Info 4"/>
    <meta:document-statistic meta:table-count="417" meta:image-count="104" meta:object-count="0" meta:page-count="392" meta:paragraph-count="10362" meta:word-count="46093" meta:character-count="331152"/>
  </office:meta>
</office:document-meta>
</file>